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2.88395833333333cm"/>
    </style:style>
    <style:style style:name="co7" style:family="table-column">
      <style:table-column-properties fo:break-before="auto" style:column-width="2.69875cm"/>
    </style:style>
    <style:style style:name="co8" style:family="table-column">
      <style:table-column-properties fo:break-before="auto" style:column-width="3.095625cm"/>
    </style:style>
    <style:style style:name="co9" style:family="table-column">
      <style:table-column-properties fo:break-before="auto" style:column-width="3.28083333333333cm"/>
    </style:style>
    <style:style style:name="co10" style:family="table-column">
      <style:table-column-properties fo:break-before="auto" style:column-width="1.37583333333333cm"/>
    </style:style>
    <style:style style:name="co11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alculations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number-columns-spanned="4" table:number-rows-spanned="1" table:style-name="ce2">
            <text:p>Average Charge</text:p>
          </table:table-cell>
          <table:covered-table-cell table:number-columns-repeated="3"/>
          <table:table-cell table:style-name="Default_1"/>
          <table:table-cell table:number-columns-repeated="16379"/>
        </table:table-row>
        <table:table-row table:style-name="ro1">
          <table:table-cell table:style-name="Default_1"/>
          <table:table-cell office:value-type="string" table:style-name="Default_1">
            <text:p>Exhaustive</text:p>
          </table:table-cell>
          <table:table-cell office:value-type="string" table:style-name="Default_1">
            <text:p>Quick</text:p>
          </table:table-cell>
          <table:table-cell office:value-type="string" table:style-name="Default_1">
            <text:p>MILP</text:p>
          </table:table-cell>
          <table:table-cell office:value-type="string" table:style-name="Default_1">
            <text:p>QM</text:p>
          </table:table-cell>
          <table:table-cell table:number-columns-repeated="16379"/>
        </table:table-row>
        <table:table-row table:style-name="ro1">
          <table:table-cell office:value-type="string" table:style-name="Default_1">
            <text:p>Mean</text:p>
          </table:table-cell>
          <table:table-cell office:value-type="float" office:value="185.44295573372779" table:formula="of:=AVERAGE(['sa-exhaustive-charge'.B:.B];['sa-exhaustive-charge'.D:.D];['sa-exhaustive-charge'.F:.F];['sa-exhaustive-charge'.H:.H];['sa-exhaustive-charge'.J:.J];['sa-exhaustive-charge'.L:.L];['sa-exhaustive-charge'.N:.N];['sa-exhaustive-charge'.P:.P];['sa-exhaustive-charge'.R:.R];['sa-exhaustive-charge'.T:.T];['sa-exhaustive-charge'.V:.V];['sa-exhaustive-charge'.X:.X];['sa-exhaustive-charge'.Z:.Z];['sa-exhaustive-charge'.AB:.AB];['sa-exhaustive-charge'.AD:.AD];['sa-exhaustive-charge'.AF:.AF];['sa-exhaustive-charge'.AH:.AH];['sa-exhaustive-charge'.AJ:.AJ];['sa-exhaustive-charge'.AL:.AL];['sa-exhaustive-charge'.AN:.AN];['sa-exhaustive-charge'.AP:.AP];['sa-exhaustive-charge'.AR:.AR];['sa-exhaustive-charge'.AT:.AT];['sa-exhaustive-charge'.AV:.AV];['sa-exhaustive-charge'.AX:.AX];['sa-exhaustive-charge'.AZ:.AZ];['sa-exhaustive-charge'.BB:.BB];['sa-exhaustive-charge'.BD:.BD];['sa-exhaustive-charge'.BF:.BF];['sa-exhaustive-charge'.BH:.BH];['sa-exhaustive-charge'.BJ:.BJ];['sa-exhaustive-charge'.BL:.BL];['sa-exhaustive-charge'.BN:.BN];['sa-exhaustive-charge'.BP:.BP];['sa-exhaustive-charge'.BR:.BR])" table:style-name="Default_1">
            <text:p>185.4429557</text:p>
          </table:table-cell>
          <table:table-cell office:value-type="float" office:value="191.93790206952715" table:formula="of:=AVERAGE(['sa-quick-charge'.B:.B];['sa-quick-charge'.D:.D];['sa-quick-charge'.F:.F];['sa-quick-charge'.H:.H];['sa-quick-charge'.J:.J];['sa-quick-charge'.L:.L];['sa-quick-charge'.N:.N];['sa-quick-charge'.P:.P];['sa-quick-charge'.R:.R];['sa-quick-charge'.T:.T];['sa-quick-charge'.V:.V];['sa-quick-charge'.X:.X];['sa-quick-charge'.Z:.Z];['sa-quick-charge'.AB:.AB];['sa-quick-charge'.AD:.AD];['sa-quick-charge'.AF:.AF];['sa-quick-charge'.AH:.AH];['sa-quick-charge'.AJ:.AJ];['sa-quick-charge'.AL:.AL];['sa-quick-charge'.AN:.AN];['sa-quick-charge'.AP:.AP];['sa-quick-charge'.AR:.AR];['sa-quick-charge'.AT:.AT];['sa-quick-charge'.AV:.AV];['sa-quick-charge'.AX:.AX];['sa-quick-charge'.AZ:.AZ];['sa-quick-charge'.BB:.BB];['sa-quick-charge'.BD:.BD];['sa-quick-charge'.BF:.BF];['sa-quick-charge'.BH:.BH];['sa-quick-charge'.BJ:.BJ];['sa-quick-charge'.BL:.BL];['sa-quick-charge'.BN:.BN];['sa-quick-charge'.BP:.BP];['sa-quick-charge'.BR:.BR])" table:style-name="Default_1">
            <text:p>191.9379021</text:p>
          </table:table-cell>
          <table:table-cell office:value-type="float" office:value="181.32671597630014" table:formula="of:=AVERAGE(['milp-charge'.B:.B];['milp-charge'.D:.D];['milp-charge'.F:.F];['milp-charge'.H:.H];['milp-charge'.J:.J];['milp-charge'.L:.L];['milp-charge'.N:.N];['milp-charge'.P:.P];['milp-charge'.R:.R];['milp-charge'.T:.T];['milp-charge'.V:.V];['milp-charge'.X:.X];['milp-charge'.Z:.Z];['milp-charge'.AB:.AB];['milp-charge'.AD:.AD];['milp-charge'.AF:.AF];['milp-charge'.AH:.AH];['milp-charge'.AJ:.AJ];['milp-charge'.AL:.AL];['milp-charge'.AN:.AN];['milp-charge'.AP:.AP];['milp-charge'.AR:.AR];['milp-charge'.AT:.AT];['milp-charge'.AV:.AV];['milp-charge'.AX:.AX];['milp-charge'.AZ:.AZ];['milp-charge'.BB:.BB];['milp-charge'.BD:.BD];['milp-charge'.BF:.BF];['milp-charge'.BH:.BH];['milp-charge'.BJ:.BJ];['milp-charge'.BL:.BL];['milp-charge'.BN:.BN];['milp-charge'.BP:.BP];['milp-charge'.BR:.BR])" table:style-name="Default_1">
            <text:p>181.326716</text:p>
          </table:table-cell>
          <table:table-cell office:value-type="float" office:value="248.86444390770612" table:formula="of:=AVERAGE(['qm-charge'.B:.B];['qm-charge'.D:.D];['qm-charge'.F:.F];['qm-charge'.H:.H];['qm-charge'.J:.J];['qm-charge'.L:.L];['qm-charge'.N:.N];['qm-charge'.P:.P];['qm-charge'.R:.R];['qm-charge'.T:.T];['qm-charge'.V:.V];['qm-charge'.X:.X];['qm-charge'.Z:.Z];['qm-charge'.AB:.AB];['qm-charge'.AD:.AD];['qm-charge'.AF:.AF];['qm-charge'.AH:.AH];['qm-charge'.AJ:.AJ];['qm-charge'.AL:.AL];['qm-charge'.AN:.AN];['qm-charge'.AP:.AP];['qm-charge'.AR:.AR];['qm-charge'.AT:.AT];['qm-charge'.AV:.AV];['qm-charge'.AX:.AX];['qm-charge'.AZ:.AZ];['qm-charge'.BB:.BB];['qm-charge'.BD:.BD];['qm-charge'.BF:.BF];['qm-charge'.BH:.BH];['qm-charge'.BJ:.BJ];['qm-charge'.BL:.BL];['qm-charge'.BN:.BN];['qm-charge'.BP:.BP];['qm-charge'.BR:.BR])" table:style-name="Default_1">
            <text:p>248.8644439</text:p>
          </table:table-cell>
          <table:table-cell table:number-columns-repeated="16379"/>
        </table:table-row>
        <table:table-row table:style-name="ro1">
          <table:table-cell office:value-type="string" table:style-name="Default_1">
            <text:p>Min</text:p>
          </table:table-cell>
          <table:table-cell office:value-type="float" office:value="91.272080000000003" table:formula="of:=MIN(['sa-exhaustive-charge'.B:.B];['sa-exhaustive-charge'.D:.D];['sa-exhaustive-charge'.F:.F];['sa-exhaustive-charge'.H:.H];['sa-exhaustive-charge'.J:.J];['sa-exhaustive-charge'.L:.L];['sa-exhaustive-charge'.N:.N];['sa-exhaustive-charge'.P:.P];['sa-exhaustive-charge'.R:.R];['sa-exhaustive-charge'.T:.T];['sa-exhaustive-charge'.V:.V];['sa-exhaustive-charge'.X:.X];['sa-exhaustive-charge'.Z:.Z];['sa-exhaustive-charge'.AB:.AB];['sa-exhaustive-charge'.AD:.AD];['sa-exhaustive-charge'.AF:.AF];['sa-exhaustive-charge'.AH:.AH];['sa-exhaustive-charge'.AJ:.AJ];['sa-exhaustive-charge'.AL:.AL];['sa-exhaustive-charge'.AN:.AN];['sa-exhaustive-charge'.AP:.AP];['sa-exhaustive-charge'.AR:.AR];['sa-exhaustive-charge'.AT:.AT];['sa-exhaustive-charge'.AV:.AV];['sa-exhaustive-charge'.AX:.AX];['sa-exhaustive-charge'.AZ:.AZ];['sa-exhaustive-charge'.BB:.BB];['sa-exhaustive-charge'.BD:.BD];['sa-exhaustive-charge'.BF:.BF];['sa-exhaustive-charge'.BH:.BH];['sa-exhaustive-charge'.BJ:.BJ];['sa-exhaustive-charge'.BL:.BL];['sa-exhaustive-charge'.BN:.BN];['sa-exhaustive-charge'.BP:.BP];['sa-exhaustive-charge'.BR:.BR])" table:style-name="Default_1">
            <text:p>91.27208</text:p>
          </table:table-cell>
          <table:table-cell office:value-type="float" office:value="96.995909999999995" table:formula="of:=MIN(['sa-quick-charge'.B:.B];['sa-quick-charge'.D:.D];['sa-quick-charge'.F:.F];['sa-quick-charge'.H:.H];['sa-quick-charge'.J:.J];['sa-quick-charge'.L:.L];['sa-quick-charge'.N:.N];['sa-quick-charge'.P:.P];['sa-quick-charge'.R:.R];['sa-quick-charge'.T:.T];['sa-quick-charge'.V:.V];['sa-quick-charge'.X:.X];['sa-quick-charge'.Z:.Z];['sa-quick-charge'.AB:.AB];['sa-quick-charge'.AD:.AD];['sa-quick-charge'.AF:.AF];['sa-quick-charge'.AH:.AH];['sa-quick-charge'.AJ:.AJ];['sa-quick-charge'.AL:.AL];['sa-quick-charge'.AN:.AN];['sa-quick-charge'.AP:.AP];['sa-quick-charge'.AR:.AR];['sa-quick-charge'.AT:.AT];['sa-quick-charge'.AV:.AV];['sa-quick-charge'.AX:.AX];['sa-quick-charge'.AZ:.AZ];['sa-quick-charge'.BB:.BB];['sa-quick-charge'.BD:.BD];['sa-quick-charge'.BF:.BF];['sa-quick-charge'.BH:.BH];['sa-quick-charge'.BJ:.BJ];['sa-quick-charge'.BL:.BL];['sa-quick-charge'.BN:.BN];['sa-quick-charge'.BP:.BP];['sa-quick-charge'.BR:.BR])" table:style-name="Default_1">
            <text:p>96.99591</text:p>
          </table:table-cell>
          <table:table-cell office:value-type="float" office:value="96.999999999946397" table:formula="of:=MIN(['milp-charge'.B:.B];['milp-charge'.D:.D];['milp-charge'.F:.F];['milp-charge'.H:.H];['milp-charge'.J:.J];['milp-charge'.L:.L];['milp-charge'.N:.N];['milp-charge'.P:.P];['milp-charge'.R:.R];['milp-charge'.T:.T];['milp-charge'.V:.V];['milp-charge'.X:.X];['milp-charge'.Z:.Z];['milp-charge'.AB:.AB];['milp-charge'.AD:.AD];['milp-charge'.AF:.AF];['milp-charge'.AH:.AH];['milp-charge'.AJ:.AJ];['milp-charge'.AL:.AL];['milp-charge'.AN:.AN];['milp-charge'.AP:.AP];['milp-charge'.AR:.AR];['milp-charge'.AT:.AT];['milp-charge'.AV:.AV];['milp-charge'.AX:.AX];['milp-charge'.AZ:.AZ];['milp-charge'.BB:.BB];['milp-charge'.BD:.BD];['milp-charge'.BF:.BF];['milp-charge'.BH:.BH];['milp-charge'.BJ:.BJ];['milp-charge'.BL:.BL];['milp-charge'.BN:.BN];['milp-charge'.BP:.BP];['milp-charge'.BR:.BR])" table:style-name="Default_1">
            <text:p>97</text:p>
          </table:table-cell>
          <table:table-cell office:value-type="float" office:value="0" table:formula="of:=MIN(['qm-charge'.B:.B];['qm-charge'.D:.D];['qm-charge'.F:.F];['qm-charge'.H:.H];['qm-charge'.J:.J];['qm-charge'.L:.L];['qm-charge'.N:.N];['qm-charge'.P:.P];['qm-charge'.R:.R];['qm-charge'.T:.T];['qm-charge'.V:.V];['qm-charge'.X:.X];['qm-charge'.Z:.Z];['qm-charge'.AB:.AB];['qm-charge'.AD:.AD];['qm-charge'.AF:.AF];['qm-charge'.AH:.AH];['qm-charge'.AJ:.AJ];['qm-charge'.AL:.AL];['qm-charge'.AN:.AN];['qm-charge'.AP:.AP];['qm-charge'.AR:.AR];['qm-charge'.AT:.AT];['qm-charge'.AV:.AV];['qm-charge'.AX:.AX];['qm-charge'.AZ:.AZ];['qm-charge'.BB:.BB];['qm-charge'.BD:.BD];['qm-charge'.BF:.BF];['qm-charge'.BH:.BH];['qm-charge'.BJ:.BJ];['qm-charge'.BL:.BL];['qm-charge'.BN:.BN];['qm-charge'.BP:.BP];['qm-charge'.BR:.BR])" table:style-name="Default_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Default_1">
            <text:p>Max</text:p>
          </table:table-cell>
          <table:table-cell office:value-type="float" office:value="387.97" table:formula="of:=MAX(['sa-exhaustive-charge'.B:.B];['sa-exhaustive-charge'.D:.D];['sa-exhaustive-charge'.F:.F];['sa-exhaustive-charge'.H:.H];['sa-exhaustive-charge'.J:.J];['sa-exhaustive-charge'.L:.L];['sa-exhaustive-charge'.N:.N];['sa-exhaustive-charge'.P:.P];['sa-exhaustive-charge'.R:.R];['sa-exhaustive-charge'.T:.T];['sa-exhaustive-charge'.V:.V];['sa-exhaustive-charge'.X:.X];['sa-exhaustive-charge'.Z:.Z];['sa-exhaustive-charge'.AB:.AB];['sa-exhaustive-charge'.AD:.AD];['sa-exhaustive-charge'.AF:.AF];['sa-exhaustive-charge'.AH:.AH];['sa-exhaustive-charge'.AJ:.AJ];['sa-exhaustive-charge'.AL:.AL];['sa-exhaustive-charge'.AN:.AN];['sa-exhaustive-charge'.AP:.AP];['sa-exhaustive-charge'.AR:.AR];['sa-exhaustive-charge'.AT:.AT];['sa-exhaustive-charge'.AV:.AV];['sa-exhaustive-charge'.AX:.AX];['sa-exhaustive-charge'.AZ:.AZ];['sa-exhaustive-charge'.BB:.BB];['sa-exhaustive-charge'.BD:.BD];['sa-exhaustive-charge'.BF:.BF];['sa-exhaustive-charge'.BH:.BH];['sa-exhaustive-charge'.BJ:.BJ];['sa-exhaustive-charge'.BL:.BL];['sa-exhaustive-charge'.BN:.BN];['sa-exhaustive-charge'.BP:.BP];['sa-exhaustive-charge'.BR:.BR])" table:style-name="Default_1">
            <text:p>387.97</text:p>
          </table:table-cell>
          <table:table-cell office:value-type="float" office:value="388" table:formula="of:=MAX(['sa-quick-charge'.B:.B];['sa-quick-charge'.D:.D];['sa-quick-charge'.F:.F];['sa-quick-charge'.H:.H];['sa-quick-charge'.J:.J];['sa-quick-charge'.L:.L];['sa-quick-charge'.N:.N];['sa-quick-charge'.P:.P];['sa-quick-charge'.R:.R];['sa-quick-charge'.T:.T];['sa-quick-charge'.V:.V];['sa-quick-charge'.X:.X];['sa-quick-charge'.Z:.Z];['sa-quick-charge'.AB:.AB];['sa-quick-charge'.AD:.AD];['sa-quick-charge'.AF:.AF];['sa-quick-charge'.AH:.AH];['sa-quick-charge'.AJ:.AJ];['sa-quick-charge'.AL:.AL];['sa-quick-charge'.AN:.AN];['sa-quick-charge'.AP:.AP];['sa-quick-charge'.AR:.AR];['sa-quick-charge'.AT:.AT];['sa-quick-charge'.AV:.AV];['sa-quick-charge'.AX:.AX];['sa-quick-charge'.AZ:.AZ];['sa-quick-charge'.BB:.BB];['sa-quick-charge'.BD:.BD];['sa-quick-charge'.BF:.BF];['sa-quick-charge'.BH:.BH];['sa-quick-charge'.BJ:.BJ];['sa-quick-charge'.BL:.BL];['sa-quick-charge'.BN:.BN];['sa-quick-charge'.BP:.BP];['sa-quick-charge'.BR:.BR])" table:style-name="Default_1">
            <text:p>388</text:p>
          </table:table-cell>
          <table:table-cell office:value-type="float" office:value="382.92999999994902" table:formula="of:=MAX(['milp-charge'.B:.B];['milp-charge'.D:.D];['milp-charge'.F:.F];['milp-charge'.H:.H];['milp-charge'.J:.J];['milp-charge'.L:.L];['milp-charge'.N:.N];['milp-charge'.P:.P];['milp-charge'.R:.R];['milp-charge'.T:.T];['milp-charge'.V:.V];['milp-charge'.X:.X];['milp-charge'.Z:.Z];['milp-charge'.AB:.AB];['milp-charge'.AD:.AD];['milp-charge'.AF:.AF];['milp-charge'.AH:.AH];['milp-charge'.AJ:.AJ];['milp-charge'.AL:.AL];['milp-charge'.AN:.AN];['milp-charge'.AP:.AP];['milp-charge'.AR:.AR];['milp-charge'.AT:.AT];['milp-charge'.AV:.AV];['milp-charge'.AX:.AX];['milp-charge'.AZ:.AZ];['milp-charge'.BB:.BB];['milp-charge'.BD:.BD];['milp-charge'.BF:.BF];['milp-charge'.BH:.BH];['milp-charge'.BJ:.BJ];['milp-charge'.BL:.BL];['milp-charge'.BN:.BN];['milp-charge'.BP:.BP];['milp-charge'.BR:.BR])" table:style-name="Default_1">
            <text:p>382.93</text:p>
          </table:table-cell>
          <table:table-cell office:value-type="float" office:value="349.2" table:formula="of:=MAX(['qm-charge'.B:.B];['qm-charge'.D:.D];['qm-charge'.F:.F];['qm-charge'.H:.H];['qm-charge'.J:.J];['qm-charge'.L:.L];['qm-charge'.N:.N];['qm-charge'.P:.P];['qm-charge'.R:.R];['qm-charge'.T:.T];['qm-charge'.V:.V];['qm-charge'.X:.X];['qm-charge'.Z:.Z];['qm-charge'.AB:.AB];['qm-charge'.AD:.AD];['qm-charge'.AF:.AF];['qm-charge'.AH:.AH];['qm-charge'.AJ:.AJ];['qm-charge'.AL:.AL];['qm-charge'.AN:.AN];['qm-charge'.AP:.AP];['qm-charge'.AR:.AR];['qm-charge'.AT:.AT];['qm-charge'.AV:.AV];['qm-charge'.AX:.AX];['qm-charge'.AZ:.AZ];['qm-charge'.BB:.BB];['qm-charge'.BD:.BD];['qm-charge'.BF:.BF];['qm-charge'.BH:.BH];['qm-charge'.BJ:.BJ];['qm-charge'.BL:.BL];['qm-charge'.BN:.BN];['qm-charge'.BP:.BP];['qm-charge'.BR:.BR])" table:style-name="Default_1">
            <text:p>349.2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sa-exhaustive-charge" table:style-name="ta1"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7" table:default-cell-style-name="ce1"/>
        <table:table-column table:style-name="co5" table:default-cell-style-name="ce1"/>
        <table:table-column table:style-name="co7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7" table:default-cell-style-name="ce1"/>
        <table:table-column table:style-name="co5" table:default-cell-style-name="ce1"/>
        <table:table-column table:style-name="co7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7" table:default-cell-style-name="ce1"/>
        <table:table-column table:style-name="co5" table:default-cell-style-name="ce1"/>
        <table:table-column table:style-name="co7" table:default-cell-style-name="ce1"/>
        <table:table-column table:style-name="co4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5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7" table:default-cell-style-name="ce1"/>
        <table:table-column table:style-name="co5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5" table:default-cell-style-name="ce1"/>
        <table:table-column table:style-name="co7" table:default-cell-style-name="ce1"/>
        <table:table-column table:style-name="co5" table:default-cell-style-name="ce1"/>
        <table:table-column table:style-name="co2" table:number-columns-repeated="16314" table:default-cell-style-name="ce1"/>
        <table:table-row table:style-name="ro1">
          <table:table-cell office:value-type="string" table:style-name="Default_1">
            <text:p>time0</text:p>
          </table:table-cell>
          <table:table-cell office:value-type="string" table:style-name="Default_1">
            <text:p>eta0</text:p>
          </table:table-cell>
          <table:table-cell office:value-type="string" table:style-name="Default_1">
            <text:p>time1</text:p>
          </table:table-cell>
          <table:table-cell office:value-type="string" table:style-name="Default_1">
            <text:p>eta1</text:p>
          </table:table-cell>
          <table:table-cell office:value-type="string" table:style-name="Default_1">
            <text:p>time2</text:p>
          </table:table-cell>
          <table:table-cell office:value-type="string" table:style-name="Default_1">
            <text:p>eta2</text:p>
          </table:table-cell>
          <table:table-cell office:value-type="string" table:style-name="Default_1">
            <text:p>time3</text:p>
          </table:table-cell>
          <table:table-cell office:value-type="string" table:style-name="Default_1">
            <text:p>eta3</text:p>
          </table:table-cell>
          <table:table-cell office:value-type="string" table:style-name="Default_1">
            <text:p>time4</text:p>
          </table:table-cell>
          <table:table-cell office:value-type="string" table:style-name="Default_1">
            <text:p>eta4</text:p>
          </table:table-cell>
          <table:table-cell office:value-type="string" table:style-name="Default_1">
            <text:p>time5</text:p>
          </table:table-cell>
          <table:table-cell office:value-type="string" table:style-name="Default_1">
            <text:p>eta5</text:p>
          </table:table-cell>
          <table:table-cell office:value-type="string" table:style-name="Default_1">
            <text:p>time6</text:p>
          </table:table-cell>
          <table:table-cell office:value-type="string" table:style-name="Default_1">
            <text:p>eta6</text:p>
          </table:table-cell>
          <table:table-cell office:value-type="string" table:style-name="Default_1">
            <text:p>time7</text:p>
          </table:table-cell>
          <table:table-cell office:value-type="string" table:style-name="Default_1">
            <text:p>eta7</text:p>
          </table:table-cell>
          <table:table-cell office:value-type="string" table:style-name="Default_1">
            <text:p>time8</text:p>
          </table:table-cell>
          <table:table-cell office:value-type="string" table:style-name="Default_1">
            <text:p>eta8</text:p>
          </table:table-cell>
          <table:table-cell office:value-type="string" table:style-name="Default_1">
            <text:p>time9</text:p>
          </table:table-cell>
          <table:table-cell office:value-type="string" table:style-name="Default_1">
            <text:p>eta9</text:p>
          </table:table-cell>
          <table:table-cell office:value-type="string" table:style-name="Default_1">
            <text:p>time10</text:p>
          </table:table-cell>
          <table:table-cell office:value-type="string" table:style-name="Default_1">
            <text:p>eta10</text:p>
          </table:table-cell>
          <table:table-cell office:value-type="string" table:style-name="Default_1">
            <text:p>time11</text:p>
          </table:table-cell>
          <table:table-cell office:value-type="string" table:style-name="Default_1">
            <text:p>eta11</text:p>
          </table:table-cell>
          <table:table-cell office:value-type="string" table:style-name="Default_1">
            <text:p>time12</text:p>
          </table:table-cell>
          <table:table-cell office:value-type="string" table:style-name="Default_1">
            <text:p>eta12</text:p>
          </table:table-cell>
          <table:table-cell office:value-type="string" table:style-name="Default_1">
            <text:p>time13</text:p>
          </table:table-cell>
          <table:table-cell office:value-type="string" table:style-name="Default_1">
            <text:p>eta13</text:p>
          </table:table-cell>
          <table:table-cell office:value-type="string" table:style-name="Default_1">
            <text:p>time14</text:p>
          </table:table-cell>
          <table:table-cell office:value-type="string" table:style-name="Default_1">
            <text:p>eta14</text:p>
          </table:table-cell>
          <table:table-cell office:value-type="string" table:style-name="Default_1">
            <text:p>time15</text:p>
          </table:table-cell>
          <table:table-cell office:value-type="string" table:style-name="Default_1">
            <text:p>eta15</text:p>
          </table:table-cell>
          <table:table-cell office:value-type="string" table:style-name="Default_1">
            <text:p>time16</text:p>
          </table:table-cell>
          <table:table-cell office:value-type="string" table:style-name="Default_1">
            <text:p>eta16</text:p>
          </table:table-cell>
          <table:table-cell office:value-type="string" table:style-name="Default_1">
            <text:p>time17</text:p>
          </table:table-cell>
          <table:table-cell office:value-type="string" table:style-name="Default_1">
            <text:p>eta17</text:p>
          </table:table-cell>
          <table:table-cell office:value-type="string" table:style-name="Default_1">
            <text:p>time18</text:p>
          </table:table-cell>
          <table:table-cell office:value-type="string" table:style-name="Default_1">
            <text:p>eta18</text:p>
          </table:table-cell>
          <table:table-cell office:value-type="string" table:style-name="Default_1">
            <text:p>time19</text:p>
          </table:table-cell>
          <table:table-cell office:value-type="string" table:style-name="Default_1">
            <text:p>eta19</text:p>
          </table:table-cell>
          <table:table-cell office:value-type="string" table:style-name="Default_1">
            <text:p>time20</text:p>
          </table:table-cell>
          <table:table-cell office:value-type="string" table:style-name="Default_1">
            <text:p>eta20</text:p>
          </table:table-cell>
          <table:table-cell office:value-type="string" table:style-name="Default_1">
            <text:p>time21</text:p>
          </table:table-cell>
          <table:table-cell office:value-type="string" table:style-name="Default_1">
            <text:p>eta21</text:p>
          </table:table-cell>
          <table:table-cell office:value-type="string" table:style-name="Default_1">
            <text:p>time22</text:p>
          </table:table-cell>
          <table:table-cell office:value-type="string" table:style-name="Default_1">
            <text:p>eta22</text:p>
          </table:table-cell>
          <table:table-cell office:value-type="string" table:style-name="Default_1">
            <text:p>time23</text:p>
          </table:table-cell>
          <table:table-cell office:value-type="string" table:style-name="Default_1">
            <text:p>eta23</text:p>
          </table:table-cell>
          <table:table-cell office:value-type="string" table:style-name="Default_1">
            <text:p>time24</text:p>
          </table:table-cell>
          <table:table-cell office:value-type="string" table:style-name="Default_1">
            <text:p>eta24</text:p>
          </table:table-cell>
          <table:table-cell office:value-type="string" table:style-name="Default_1">
            <text:p>time25</text:p>
          </table:table-cell>
          <table:table-cell office:value-type="string" table:style-name="Default_1">
            <text:p>eta25</text:p>
          </table:table-cell>
          <table:table-cell office:value-type="string" table:style-name="Default_1">
            <text:p>time26</text:p>
          </table:table-cell>
          <table:table-cell office:value-type="string" table:style-name="Default_1">
            <text:p>eta26</text:p>
          </table:table-cell>
          <table:table-cell office:value-type="string" table:style-name="Default_1">
            <text:p>time27</text:p>
          </table:table-cell>
          <table:table-cell office:value-type="string" table:style-name="Default_1">
            <text:p>eta27</text:p>
          </table:table-cell>
          <table:table-cell office:value-type="string" table:style-name="Default_1">
            <text:p>time28</text:p>
          </table:table-cell>
          <table:table-cell office:value-type="string" table:style-name="Default_1">
            <text:p>eta28</text:p>
          </table:table-cell>
          <table:table-cell office:value-type="string" table:style-name="Default_1">
            <text:p>time29</text:p>
          </table:table-cell>
          <table:table-cell office:value-type="string" table:style-name="Default_1">
            <text:p>eta29</text:p>
          </table:table-cell>
          <table:table-cell office:value-type="string" table:style-name="Default_1">
            <text:p>time30</text:p>
          </table:table-cell>
          <table:table-cell office:value-type="string" table:style-name="Default_1">
            <text:p>eta30</text:p>
          </table:table-cell>
          <table:table-cell office:value-type="string" table:style-name="Default_1">
            <text:p>time31</text:p>
          </table:table-cell>
          <table:table-cell office:value-type="string" table:style-name="Default_1">
            <text:p>eta31</text:p>
          </table:table-cell>
          <table:table-cell office:value-type="string" table:style-name="Default_1">
            <text:p>time32</text:p>
          </table:table-cell>
          <table:table-cell office:value-type="string" table:style-name="Default_1">
            <text:p>eta32</text:p>
          </table:table-cell>
          <table:table-cell office:value-type="string" table:style-name="Default_1">
            <text:p>time33</text:p>
          </table:table-cell>
          <table:table-cell office:value-type="string" table:style-name="Default_1">
            <text:p>eta33</text:p>
          </table:table-cell>
          <table:table-cell office:value-type="string" table:style-name="Default_1">
            <text:p>time34</text:p>
          </table:table-cell>
          <table:table-cell office:value-type="string" table:style-name="Default_1">
            <text:p>eta34</text:p>
          </table:table-cell>
          <table:table-cell table:number-columns-repeated="16314"/>
        </table:table-row>
        <table:table-row table:style-name="ro1">
          <table:table-cell office:value-type="float" office:value="7.4749430000000002E-4" table:style-name="Default_1">
            <text:p>0.000747494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6.9670789999999995E-4" table:style-name="Default_1">
            <text:p>0.000696708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1.3211614000000001E-5" table:style-name="Default_1">
            <text:p>1.32116E-05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5.9682150000000005E-4" table:style-name="Default_1">
            <text:p>0.000596822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1.4316346999999999E-4" table:style-name="Default_1">
            <text:p>0.000143163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1.7571800999999999E-4" table:style-name="Default_1">
            <text:p>0.000175718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3.2808587999999997E-5" table:style-name="Default_1">
            <text:p>3.28086E-05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8.6563866000000003E-4" table:style-name="Default_1">
            <text:p>0.000865639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1.3359274E-4" table:style-name="Default_1">
            <text:p>0.000133593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3.5251530000000002E-5" table:style-name="Default_1">
            <text:p>3.52515E-05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1.10211564E-4" table:style-name="Default_1">
            <text:p>0.000110212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1.6526462E-4" table:style-name="Default_1">
            <text:p>0.000165265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5.4454134E-4" table:style-name="Default_1">
            <text:p>0.000544541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2.1384945E-4" table:style-name="Default_1">
            <text:p>0.000213849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3.3349859999999999E-4" table:style-name="Default_1">
            <text:p>0.000333499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1.1637414E-4" table:style-name="Default_1">
            <text:p>0.000116374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3.7918914999999999E-4" table:style-name="Default_1">
            <text:p>0.000379189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8.1913829999999996E-4" table:style-name="Default_1">
            <text:p>0.000819138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1.6049036E-5" table:style-name="Default_1">
            <text:p>1.6049E-05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6.0200610000000002E-4" table:style-name="Default_1">
            <text:p>0.000602006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4.7763344000000002E-4" table:style-name="Default_1">
            <text:p>0.000477633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2.5871472E-4" table:style-name="Default_1">
            <text:p>0.000258715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5.4197248000000001E-5" table:style-name="Default_1">
            <text:p>5.41972E-05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2.3184647000000001E-4" table:style-name="Default_1">
            <text:p>0.000231846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8.7281583999999999E-4" table:style-name="Default_1">
            <text:p>0.000872816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7.1737519999999998E-4" table:style-name="Default_1">
            <text:p>0.000717375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4.0157905000000002E-4" table:style-name="Default_1">
            <text:p>0.000401579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8.6919153999999996E-4" table:style-name="Default_1">
            <text:p>0.000869192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2.8028500000000001E-5" table:style-name="Default_1">
            <text:p>2.80285E-05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2.9109161999999998E-6" table:style-name="Default_1">
            <text:p>2.91092E-06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2.5307919999999998E-4" table:style-name="Default_1">
            <text:p>0.000253079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3.9584943E-4" table:style-name="Default_1">
            <text:p>0.000395849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5.2188744000000004E-4" table:style-name="Default_1">
            <text:p>0.000521887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3.9893977000000002E-4" table:style-name="Default_1">
            <text:p>0.00039894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4.0094578000000002E-4" table:style-name="Default_1">
            <text:p>0.000400946</text:p>
          </table:table-cell>
          <table:table-cell office:value-type="float" office:value="349.19997999999998" table:style-name="Default_1">
            <text:p>349.19998</text:p>
          </table:table-cell>
          <table:table-cell table:number-columns-repeated="16314"/>
        </table:table-row>
        <table:table-row table:style-name="ro1">
          <table:table-cell office:value-type="float" office:value="8.6979799999999997E-4" table:style-name="Default_1">
            <text:p>0.000869798</text:p>
          </table:table-cell>
          <table:table-cell office:value-type="float" office:value="349.20364000000001" table:style-name="Default_1">
            <text:p>349.20364</text:p>
          </table:table-cell>
          <table:table-cell office:value-type="float" office:value="8.6241240000000004E-4" table:style-name="Default_1">
            <text:p>0.000862412</text:p>
          </table:table-cell>
          <table:table-cell office:value-type="float" office:value="349.20496000000003" table:style-name="Default_1">
            <text:p>349.20496</text:p>
          </table:table-cell>
          <table:table-cell office:value-type="float" office:value="1.8333818E-4" table:style-name="Default_1">
            <text:p>0.000183338</text:p>
          </table:table-cell>
          <table:table-cell office:value-type="float" office:value="349.20508000000001" table:style-name="Default_1">
            <text:p>349.20508</text:p>
          </table:table-cell>
          <table:table-cell office:value-type="float" office:value="9.3176719999999997E-4" table:style-name="Default_1">
            <text:p>0.000931767</text:p>
          </table:table-cell>
          <table:table-cell office:value-type="float" office:value="349.21001999999999" table:style-name="Default_1">
            <text:p>349.21002</text:p>
          </table:table-cell>
          <table:table-cell office:value-type="float" office:value="3.1029374999999999E-4" table:style-name="Default_1">
            <text:p>0.000310294</text:p>
          </table:table-cell>
          <table:table-cell office:value-type="float" office:value="349.20499999999998" table:style-name="Default_1">
            <text:p>349.205</text:p>
          </table:table-cell>
          <table:table-cell office:value-type="float" office:value="2.8777837999999998E-4" table:style-name="Default_1">
            <text:p>0.000287778</text:p>
          </table:table-cell>
          <table:table-cell office:value-type="float" office:value="349.20334000000003" table:style-name="Default_1">
            <text:p>349.20334</text:p>
          </table:table-cell>
          <table:table-cell office:value-type="float" office:value="4.3653406000000001E-4" table:style-name="Default_1">
            <text:p>0.000436534</text:p>
          </table:table-cell>
          <table:table-cell office:value-type="float" office:value="349.21210000000002" table:style-name="Default_1">
            <text:p>349.2121</text:p>
          </table:table-cell>
          <table:table-cell office:value-type="float" office:value="9.8581459999999999E-4" table:style-name="Default_1">
            <text:p>0.000985815</text:p>
          </table:table-cell>
          <table:table-cell office:value-type="float" office:value="349.20357999999999" table:style-name="Default_1">
            <text:p>349.20358</text:p>
          </table:table-cell>
          <table:table-cell office:value-type="float" office:value="2.7159476E-4" table:style-name="Default_1">
            <text:p>0.000271595</text:p>
          </table:table-cell>
          <table:table-cell office:value-type="float" office:value="349.20413000000002" table:style-name="Default_1">
            <text:p>349.20413</text:p>
          </table:table-cell>
          <table:table-cell office:value-type="float" office:value="1.4652603999999999E-4" table:style-name="Default_1">
            <text:p>0.000146526</text:p>
          </table:table-cell>
          <table:table-cell office:value-type="float" office:value="349.20330000000001" table:style-name="Default_1">
            <text:p>349.2033</text:p>
          </table:table-cell>
          <table:table-cell office:value-type="float" office:value="2.3047041E-4" table:style-name="Default_1">
            <text:p>0.00023047</text:p>
          </table:table-cell>
          <table:table-cell office:value-type="float" office:value="349.20357999999999" table:style-name="Default_1">
            <text:p>349.20358</text:p>
          </table:table-cell>
          <table:table-cell office:value-type="float" office:value="8.5944020000000001E-4" table:style-name="Default_1">
            <text:p>0.00085944</text:p>
          </table:table-cell>
          <table:table-cell office:value-type="float" office:value="349.2208" table:style-name="Default_1">
            <text:p>349.2208</text:p>
          </table:table-cell>
          <table:table-cell office:value-type="float" office:value="6.7698659999999996E-4" table:style-name="Default_1">
            <text:p>0.000676987</text:p>
          </table:table-cell>
          <table:table-cell office:value-type="float" office:value="349.20395000000002" table:style-name="Default_1">
            <text:p>349.20395</text:p>
          </table:table-cell>
          <table:table-cell office:value-type="float" office:value="4.8898544999999999E-4" table:style-name="Default_1">
            <text:p>0.000488985</text:p>
          </table:table-cell>
          <table:table-cell office:value-type="float" office:value="349.20821999999998" table:style-name="Default_1">
            <text:p>349.20822</text:p>
          </table:table-cell>
          <table:table-cell office:value-type="float" office:value="8.1462259999999997E-4" table:style-name="Default_1">
            <text:p>0.000814623</text:p>
          </table:table-cell>
          <table:table-cell office:value-type="float" office:value="349.63828000000001" table:style-name="Default_1">
            <text:p>349.63828</text:p>
          </table:table-cell>
          <table:table-cell office:value-type="float" office:value="5.4089782999999997E-4" table:style-name="Default_1">
            <text:p>0.000540898</text:p>
          </table:table-cell>
          <table:table-cell office:value-type="float" office:value="349.21269999999998" table:style-name="Default_1">
            <text:p>349.2127</text:p>
          </table:table-cell>
          <table:table-cell office:value-type="float" office:value="6.7498966000000004E-4" table:style-name="Default_1">
            <text:p>0.00067499</text:p>
          </table:table-cell>
          <table:table-cell office:value-type="float" office:value="349.20886000000002" table:style-name="Default_1">
            <text:p>349.20886</text:p>
          </table:table-cell>
          <table:table-cell office:value-type="float" office:value="9.6591590000000001E-4" table:style-name="Default_1">
            <text:p>0.000965916</text:p>
          </table:table-cell>
          <table:table-cell office:value-type="float" office:value="349.20438000000001" table:style-name="Default_1">
            <text:p>349.20438</text:p>
          </table:table-cell>
          <table:table-cell office:value-type="float" office:value="1.7030246E-4" table:style-name="Default_1">
            <text:p>0.000170302</text:p>
          </table:table-cell>
          <table:table-cell office:value-type="float" office:value="349.34048000000001" table:style-name="Default_1">
            <text:p>349.34048</text:p>
          </table:table-cell>
          <table:table-cell office:value-type="float" office:value="8.3269609999999999E-4" table:style-name="Default_1">
            <text:p>0.000832696</text:p>
          </table:table-cell>
          <table:table-cell office:value-type="float" office:value="349.20690000000002" table:style-name="Default_1">
            <text:p>349.2069</text:p>
          </table:table-cell>
          <table:table-cell office:value-type="float" office:value="5.8964130000000001E-4" table:style-name="Default_1">
            <text:p>0.000589641</text:p>
          </table:table-cell>
          <table:table-cell office:value-type="float" office:value="349.20334000000003" table:style-name="Default_1">
            <text:p>349.20334</text:p>
          </table:table-cell>
          <table:table-cell office:value-type="float" office:value="4.4961722000000002E-4" table:style-name="Default_1">
            <text:p>0.000449617</text:p>
          </table:table-cell>
          <table:table-cell office:value-type="float" office:value="349.20571999999999" table:style-name="Default_1">
            <text:p>349.20572</text:p>
          </table:table-cell>
          <table:table-cell office:value-type="float" office:value="3.8898998E-4" table:style-name="Default_1">
            <text:p>0.00038899</text:p>
          </table:table-cell>
          <table:table-cell office:value-type="float" office:value="349.21001999999999" table:style-name="Default_1">
            <text:p>349.21002</text:p>
          </table:table-cell>
          <table:table-cell office:value-type="float" office:value="3.4460018000000001E-4" table:style-name="Default_1">
            <text:p>0.0003446</text:p>
          </table:table-cell>
          <table:table-cell office:value-type="float" office:value="349.30270000000002" table:style-name="Default_1">
            <text:p>349.3027</text:p>
          </table:table-cell>
          <table:table-cell office:value-type="float" office:value="9.8346739999999994E-4" table:style-name="Default_1">
            <text:p>0.000983467</text:p>
          </table:table-cell>
          <table:table-cell office:value-type="float" office:value="349.20330000000001" table:style-name="Default_1">
            <text:p>349.2033</text:p>
          </table:table-cell>
          <table:table-cell office:value-type="float" office:value="8.8367413000000001E-4" table:style-name="Default_1">
            <text:p>0.000883674</text:p>
          </table:table-cell>
          <table:table-cell office:value-type="float" office:value="349.20496000000003" table:style-name="Default_1">
            <text:p>349.20496</text:p>
          </table:table-cell>
          <table:table-cell office:value-type="float" office:value="8.5418750000000002E-4" table:style-name="Default_1">
            <text:p>0.000854188</text:p>
          </table:table-cell>
          <table:table-cell office:value-type="float" office:value="349.21355999999997" table:style-name="Default_1">
            <text:p>349.21356</text:p>
          </table:table-cell>
          <table:table-cell office:value-type="float" office:value="9.7246310000000005E-4" table:style-name="Default_1">
            <text:p>0.000972463</text:p>
          </table:table-cell>
          <table:table-cell office:value-type="float" office:value="349.20310000000001" table:style-name="Default_1">
            <text:p>349.2031</text:p>
          </table:table-cell>
          <table:table-cell office:value-type="float" office:value="1.4627805999999999E-4" table:style-name="Default_1">
            <text:p>0.000146278</text:p>
          </table:table-cell>
          <table:table-cell office:value-type="float" office:value="349.20352000000003" table:style-name="Default_1">
            <text:p>349.20352</text:p>
          </table:table-cell>
          <table:table-cell office:value-type="float" office:value="1.1774069E-4" table:style-name="Default_1">
            <text:p>0.000117741</text:p>
          </table:table-cell>
          <table:table-cell office:value-type="float" office:value="349.20343000000003" table:style-name="Default_1">
            <text:p>349.20343</text:p>
          </table:table-cell>
          <table:table-cell office:value-type="float" office:value="8.6732010000000002E-4" table:style-name="Default_1">
            <text:p>0.00086732</text:p>
          </table:table-cell>
          <table:table-cell office:value-type="float" office:value="349.21839999999997" table:style-name="Default_1">
            <text:p>349.2184</text:p>
          </table:table-cell>
          <table:table-cell office:value-type="float" office:value="5.3629070000000005E-4" table:style-name="Default_1">
            <text:p>0.000536291</text:p>
          </table:table-cell>
          <table:table-cell office:value-type="float" office:value="349.20420000000001" table:style-name="Default_1">
            <text:p>349.2042</text:p>
          </table:table-cell>
          <table:table-cell office:value-type="float" office:value="6.4029630000000004E-4" table:style-name="Default_1">
            <text:p>0.000640296</text:p>
          </table:table-cell>
          <table:table-cell office:value-type="float" office:value="349.20352000000003" table:style-name="Default_1">
            <text:p>349.20352</text:p>
          </table:table-cell>
          <table:table-cell office:value-type="float" office:value="6.2169009999999997E-4" table:style-name="Default_1">
            <text:p>0.00062169</text:p>
          </table:table-cell>
          <table:table-cell office:value-type="float" office:value="349.20666999999997" table:style-name="Default_1">
            <text:p>349.20667</text:p>
          </table:table-cell>
          <table:table-cell office:value-type="float" office:value="7.7733955999999998E-4" table:style-name="Default_1">
            <text:p>0.00077734</text:p>
          </table:table-cell>
          <table:table-cell office:value-type="float" office:value="349.21127000000001" table:style-name="Default_1">
            <text:p>349.21127</text:p>
          </table:table-cell>
          <table:table-cell table:number-columns-repeated="16314"/>
        </table:table-row>
        <table:table-row table:style-name="ro1">
          <table:table-cell office:value-type="float" office:value="5.3336344000000002" table:style-name="Default_1">
            <text:p>5.3336344</text:p>
          </table:table-cell>
          <table:table-cell office:value-type="float" office:value="176.40362999999999" table:style-name="Default_1">
            <text:p>176.40363</text:p>
          </table:table-cell>
          <table:table-cell office:value-type="float" office:value="5.6666664999999998" table:style-name="Default_1">
            <text:p>5.6666665</text:p>
          </table:table-cell>
          <table:table-cell office:value-type="float" office:value="165.60495" table:style-name="Default_1">
            <text:p>165.60495</text:p>
          </table:table-cell>
          <table:table-cell office:value-type="float" office:value="6" table:style-name="Default_1">
            <text:p>6</text:p>
          </table:table-cell>
          <table:table-cell office:value-type="float" office:value="154.80507" table:style-name="Default_1">
            <text:p>154.80507</text:p>
          </table:table-cell>
          <table:table-cell office:value-type="float" office:value="5.0000020000000003" table:style-name="Default_1">
            <text:p>5.000002</text:p>
          </table:table-cell>
          <table:table-cell office:value-type="float" office:value="187.21001999999999" table:style-name="Default_1">
            <text:p>187.21002</text:p>
          </table:table-cell>
          <table:table-cell office:value-type="float" office:value="5.3333335000000002" table:style-name="Default_1">
            <text:p>5.3333335</text:p>
          </table:table-cell>
          <table:table-cell office:value-type="float" office:value="176.40496999999999" table:style-name="Default_1">
            <text:p>176.40497</text:p>
          </table:table-cell>
          <table:table-cell office:value-type="float" office:value="5.6668349999999998" table:style-name="Default_1">
            <text:p>5.666835</text:p>
          </table:table-cell>
          <table:table-cell office:value-type="float" office:value="165.60333" table:style-name="Default_1">
            <text:p>165.60333</text:p>
          </table:table-cell>
          <table:table-cell office:value-type="float" office:value="6" table:style-name="Default_1">
            <text:p>6</text:p>
          </table:table-cell>
          <table:table-cell office:value-type="float" office:value="154.81209000000001" table:style-name="Default_1">
            <text:p>154.81209</text:p>
          </table:table-cell>
          <table:table-cell office:value-type="float" office:value="5.224952" table:style-name="Default_1">
            <text:p>5.224952</text:p>
          </table:table-cell>
          <table:table-cell office:value-type="float" office:value="187.20357999999999" table:style-name="Default_1">
            <text:p>187.20358</text:p>
          </table:table-cell>
          <table:table-cell office:value-type="float" office:value="5.3333335000000002" table:style-name="Default_1">
            <text:p>5.3333335</text:p>
          </table:table-cell>
          <table:table-cell office:value-type="float" office:value="176.40411" table:style-name="Default_1">
            <text:p>176.40411</text:p>
          </table:table-cell>
          <table:table-cell office:value-type="float" office:value="5.6666664999999998" table:style-name="Default_1">
            <text:p>5.6666665</text:p>
          </table:table-cell>
          <table:table-cell office:value-type="float" office:value="165.60329999999999" table:style-name="Default_1">
            <text:p>165.6033</text:p>
          </table:table-cell>
          <table:table-cell office:value-type="float" office:value="6" table:style-name="Default_1">
            <text:p>6</text:p>
          </table:table-cell>
          <table:table-cell office:value-type="float" office:value="154.80357000000001" table:style-name="Default_1">
            <text:p>154.80357</text:p>
          </table:table-cell>
          <table:table-cell office:value-type="float" office:value="5" table:style-name="Default_1">
            <text:p>5</text:p>
          </table:table-cell>
          <table:table-cell office:value-type="float" office:value="187.2208" table:style-name="Default_1">
            <text:p>187.2208</text:p>
          </table:table-cell>
          <table:table-cell office:value-type="float" office:value="5.3333335000000002" table:style-name="Default_1">
            <text:p>5.3333335</text:p>
          </table:table-cell>
          <table:table-cell office:value-type="float" office:value="176.40393" table:style-name="Default_1">
            <text:p>176.40393</text:p>
          </table:table-cell>
          <table:table-cell office:value-type="float" office:value="5.6666664999999998" table:style-name="Default_1">
            <text:p>5.6666665</text:p>
          </table:table-cell>
          <table:table-cell office:value-type="float" office:value="165.60821999999999" table:style-name="Default_1">
            <text:p>165.60822</text:p>
          </table:table-cell>
          <table:table-cell office:value-type="float" office:value="6" table:style-name="Default_1">
            <text:p>6</text:p>
          </table:table-cell>
          <table:table-cell office:value-type="float" office:value="155.23827" table:style-name="Default_1">
            <text:p>155.23827</text:p>
          </table:table-cell>
          <table:table-cell office:value-type="float" office:value="5" table:style-name="Default_1">
            <text:p>5</text:p>
          </table:table-cell>
          <table:table-cell office:value-type="float" office:value="187.21270000000001" table:style-name="Default_1">
            <text:p>187.2127</text:p>
          </table:table-cell>
          <table:table-cell office:value-type="float" office:value="5.3333335000000002" table:style-name="Default_1">
            <text:p>5.3333335</text:p>
          </table:table-cell>
          <table:table-cell office:value-type="float" office:value="176.40884" table:style-name="Default_1">
            <text:p>176.40884</text:p>
          </table:table-cell>
          <table:table-cell office:value-type="float" office:value="5.6877016999999999" table:style-name="Default_1">
            <text:p>5.6877017</text:p>
          </table:table-cell>
          <table:table-cell office:value-type="float" office:value="165.60436999999999" table:style-name="Default_1">
            <text:p>165.60437</text:p>
          </table:table-cell>
          <table:table-cell office:value-type="float" office:value="6.3008800000000003" table:style-name="Default_1">
            <text:p>6.30088</text:p>
          </table:table-cell>
          <table:table-cell office:value-type="float" office:value="154.94048000000001" table:style-name="Default_1">
            <text:p>154.94048</text:p>
          </table:table-cell>
          <table:table-cell office:value-type="float" office:value="5" table:style-name="Default_1">
            <text:p>5</text:p>
          </table:table-cell>
          <table:table-cell office:value-type="float" office:value="187.20690999999999" table:style-name="Default_1">
            <text:p>187.20691</text:p>
          </table:table-cell>
          <table:table-cell office:value-type="float" office:value="5.3333335000000002" table:style-name="Default_1">
            <text:p>5.3333335</text:p>
          </table:table-cell>
          <table:table-cell office:value-type="float" office:value="176.40332000000001" table:style-name="Default_1">
            <text:p>176.40332</text:p>
          </table:table-cell>
          <table:table-cell office:value-type="float" office:value="5.6666664999999998" table:style-name="Default_1">
            <text:p>5.6666665</text:p>
          </table:table-cell>
          <table:table-cell office:value-type="float" office:value="165.60570999999999" table:style-name="Default_1">
            <text:p>165.60571</text:p>
          </table:table-cell>
          <table:table-cell office:value-type="float" office:value="6.0004654000000004" table:style-name="Default_1">
            <text:p>6.0004654</text:p>
          </table:table-cell>
          <table:table-cell office:value-type="float" office:value="154.81001000000001" table:style-name="Default_1">
            <text:p>154.81001</text:p>
          </table:table-cell>
          <table:table-cell office:value-type="float" office:value="6.2829733000000001" table:style-name="Default_1">
            <text:p>6.2829733</text:p>
          </table:table-cell>
          <table:table-cell office:value-type="float" office:value="187.30269999999999" table:style-name="Default_1">
            <text:p>187.3027</text:p>
          </table:table-cell>
          <table:table-cell office:value-type="float" office:value="8.9038400000000006" table:style-name="Default_1">
            <text:p>8.90384</text:p>
          </table:table-cell>
          <table:table-cell office:value-type="float" office:value="176.40329" table:style-name="Default_1">
            <text:p>176.40329</text:p>
          </table:table-cell>
          <table:table-cell office:value-type="float" office:value="5.6666664999999998" table:style-name="Default_1">
            <text:p>5.6666665</text:p>
          </table:table-cell>
          <table:table-cell office:value-type="float" office:value="165.60495" table:style-name="Default_1">
            <text:p>165.60495</text:p>
          </table:table-cell>
          <table:table-cell office:value-type="float" office:value="6" table:style-name="Default_1">
            <text:p>6</text:p>
          </table:table-cell>
          <table:table-cell office:value-type="float" office:value="154.81354999999999" table:style-name="Default_1">
            <text:p>154.81355</text:p>
          </table:table-cell>
          <table:table-cell office:value-type="float" office:value="18.783144" table:style-name="Default_1">
            <text:p>18.783144</text:p>
          </table:table-cell>
          <table:table-cell office:value-type="float" office:value="187.20310000000001" table:style-name="Default_1">
            <text:p>187.2031</text:p>
          </table:table-cell>
          <table:table-cell office:value-type="float" office:value="5.3333335000000002" table:style-name="Default_1">
            <text:p>5.3333335</text:p>
          </table:table-cell>
          <table:table-cell office:value-type="float" office:value="176.40350000000001" table:style-name="Default_1">
            <text:p>176.4035</text:p>
          </table:table-cell>
          <table:table-cell office:value-type="float" office:value="21.842587999999999" table:style-name="Default_1">
            <text:p>21.842588</text:p>
          </table:table-cell>
          <table:table-cell office:value-type="float" office:value="165.60342" table:style-name="Default_1">
            <text:p>165.60342</text:p>
          </table:table-cell>
          <table:table-cell office:value-type="float" office:value="6" table:style-name="Default_1">
            <text:p>6</text:p>
          </table:table-cell>
          <table:table-cell office:value-type="float" office:value="154.8184" table:style-name="Default_1">
            <text:p>154.8184</text:p>
          </table:table-cell>
          <table:table-cell office:value-type="float" office:value="5" table:style-name="Default_1">
            <text:p>5</text:p>
          </table:table-cell>
          <table:table-cell office:value-type="float" office:value="187.20419999999999" table:style-name="Default_1">
            <text:p>187.2042</text:p>
          </table:table-cell>
          <table:table-cell office:value-type="float" office:value="5.3333335000000002" table:style-name="Default_1">
            <text:p>5.3333335</text:p>
          </table:table-cell>
          <table:table-cell office:value-type="float" office:value="176.40350000000001" table:style-name="Default_1">
            <text:p>176.4035</text:p>
          </table:table-cell>
          <table:table-cell office:value-type="float" office:value="5.6666664999999998" table:style-name="Default_1">
            <text:p>5.6666665</text:p>
          </table:table-cell>
          <table:table-cell office:value-type="float" office:value="165.60666000000001" table:style-name="Default_1">
            <text:p>165.60666</text:p>
          </table:table-cell>
          <table:table-cell office:value-type="float" office:value="6" table:style-name="Default_1">
            <text:p>6</text:p>
          </table:table-cell>
          <table:table-cell office:value-type="float" office:value="154.81126" table:style-name="Default_1">
            <text:p>154.81126</text:p>
          </table:table-cell>
          <table:table-cell table:number-columns-repeated="16314"/>
        </table:table-row>
        <table:table-row table:style-name="ro1">
          <table:table-cell office:value-type="float" office:value="5.3337909999999997" table:style-name="Default_1">
            <text:p>5.333791</text:p>
          </table:table-cell>
          <table:table-cell office:value-type="float" office:value="176.40362999999999" table:style-name="Default_1">
            <text:p>176.40363</text:p>
          </table:table-cell>
          <table:table-cell office:value-type="float" office:value="5.6676663999999999" table:style-name="Default_1">
            <text:p>5.6676664</text:p>
          </table:table-cell>
          <table:table-cell office:value-type="float" office:value="165.60495" table:style-name="Default_1">
            <text:p>165.60495</text:p>
          </table:table-cell>
          <table:table-cell office:value-type="float" office:value="6.0010000000000003" table:style-name="Default_1">
            <text:p>6.001</text:p>
          </table:table-cell>
          <table:table-cell office:value-type="float" office:value="154.80507" table:style-name="Default_1">
            <text:p>154.80507</text:p>
          </table:table-cell>
          <table:table-cell office:value-type="float" office:value="5.0003520000000004" table:style-name="Default_1">
            <text:p>5.000352</text:p>
          </table:table-cell>
          <table:table-cell office:value-type="float" office:value="187.21001999999999" table:style-name="Default_1">
            <text:p>187.21002</text:p>
          </table:table-cell>
          <table:table-cell office:value-type="float" office:value="5.3343334000000002" table:style-name="Default_1">
            <text:p>5.3343334</text:p>
          </table:table-cell>
          <table:table-cell office:value-type="float" office:value="176.40496999999999" table:style-name="Default_1">
            <text:p>176.40497</text:p>
          </table:table-cell>
          <table:table-cell office:value-type="float" office:value="5.6669619999999998" table:style-name="Default_1">
            <text:p>5.666962</text:p>
          </table:table-cell>
          <table:table-cell office:value-type="float" office:value="165.60333" table:style-name="Default_1">
            <text:p>165.60333</text:p>
          </table:table-cell>
          <table:table-cell office:value-type="float" office:value="6.0010000000000003" table:style-name="Default_1">
            <text:p>6.001</text:p>
          </table:table-cell>
          <table:table-cell office:value-type="float" office:value="154.81209000000001" table:style-name="Default_1">
            <text:p>154.81209</text:p>
          </table:table-cell>
          <table:table-cell office:value-type="float" office:value="6.8778461999999996" table:style-name="Default_1">
            <text:p>6.8778462</text:p>
          </table:table-cell>
          <table:table-cell office:value-type="float" office:value="236.79040000000001" table:style-name="Default_1">
            <text:p>236.7904</text:p>
          </table:table-cell>
          <table:table-cell office:value-type="float" office:value="10.541667" table:style-name="Default_1">
            <text:p>10.541667</text:p>
          </table:table-cell>
          <table:table-cell office:value-type="float" office:value="176.40411" table:style-name="Default_1">
            <text:p>176.40411</text:p>
          </table:table-cell>
          <table:table-cell office:value-type="float" office:value="10.875" table:style-name="Default_1">
            <text:p>10.875</text:p>
          </table:table-cell>
          <table:table-cell office:value-type="float" office:value="165.60329999999999" table:style-name="Default_1">
            <text:p>165.6033</text:p>
          </table:table-cell>
          <table:table-cell office:value-type="float" office:value="11.208333" table:style-name="Default_1">
            <text:p>11.208333</text:p>
          </table:table-cell>
          <table:table-cell office:value-type="float" office:value="154.80357000000001" table:style-name="Default_1">
            <text:p>154.80357</text:p>
          </table:table-cell>
          <table:table-cell office:value-type="float" office:value="5.0010000000000003" table:style-name="Default_1">
            <text:p>5.001</text:p>
          </table:table-cell>
          <table:table-cell office:value-type="float" office:value="187.2208" table:style-name="Default_1">
            <text:p>187.2208</text:p>
          </table:table-cell>
          <table:table-cell office:value-type="float" office:value="5.3343334000000002" table:style-name="Default_1">
            <text:p>5.3343334</text:p>
          </table:table-cell>
          <table:table-cell office:value-type="float" office:value="176.40393" table:style-name="Default_1">
            <text:p>176.40393</text:p>
          </table:table-cell>
          <table:table-cell office:value-type="float" office:value="5.6676663999999999" table:style-name="Default_1">
            <text:p>5.6676664</text:p>
          </table:table-cell>
          <table:table-cell office:value-type="float" office:value="165.60821999999999" table:style-name="Default_1">
            <text:p>165.60822</text:p>
          </table:table-cell>
          <table:table-cell office:value-type="float" office:value="6.0010000000000003" table:style-name="Default_1">
            <text:p>6.001</text:p>
          </table:table-cell>
          <table:table-cell office:value-type="float" office:value="155.23827" table:style-name="Default_1">
            <text:p>155.23827</text:p>
          </table:table-cell>
          <table:table-cell office:value-type="float" office:value="5.375" table:style-name="Default_1">
            <text:p>5.375</text:p>
          </table:table-cell>
          <table:table-cell office:value-type="float" office:value="187.21270000000001" table:style-name="Default_1">
            <text:p>187.2127</text:p>
          </table:table-cell>
          <table:table-cell office:value-type="float" office:value="5.7083335000000002" table:style-name="Default_1">
            <text:p>5.7083335</text:p>
          </table:table-cell>
          <table:table-cell office:value-type="float" office:value="176.40884" table:style-name="Default_1">
            <text:p>176.40884</text:p>
          </table:table-cell>
          <table:table-cell office:value-type="float" office:value="5.8998455999999999" table:style-name="Default_1">
            <text:p>5.8998456</text:p>
          </table:table-cell>
          <table:table-cell office:value-type="float" office:value="171.96869000000001" table:style-name="Default_1">
            <text:p>171.96869</text:p>
          </table:table-cell>
          <table:table-cell office:value-type="float" office:value="6.3502865000000002" table:style-name="Default_1">
            <text:p>6.3502865</text:p>
          </table:table-cell>
          <table:table-cell office:value-type="float" office:value="154.94048000000001" table:style-name="Default_1">
            <text:p>154.94048</text:p>
          </table:table-cell>
          <table:table-cell office:value-type="float" office:value="5.0010000000000003" table:style-name="Default_1">
            <text:p>5.001</text:p>
          </table:table-cell>
          <table:table-cell office:value-type="float" office:value="187.20690999999999" table:style-name="Default_1">
            <text:p>187.20691</text:p>
          </table:table-cell>
          <table:table-cell office:value-type="float" office:value="5.3343334000000002" table:style-name="Default_1">
            <text:p>5.3343334</text:p>
          </table:table-cell>
          <table:table-cell office:value-type="float" office:value="176.40332000000001" table:style-name="Default_1">
            <text:p>176.40332</text:p>
          </table:table-cell>
          <table:table-cell office:value-type="float" office:value="5.6676663999999999" table:style-name="Default_1">
            <text:p>5.6676664</text:p>
          </table:table-cell>
          <table:table-cell office:value-type="float" office:value="165.60570999999999" table:style-name="Default_1">
            <text:p>165.60571</text:p>
          </table:table-cell>
          <table:table-cell office:value-type="float" office:value="6.0007250000000001" table:style-name="Default_1">
            <text:p>6.000725</text:p>
          </table:table-cell>
          <table:table-cell office:value-type="float" office:value="154.81001000000001" table:style-name="Default_1">
            <text:p>154.81001</text:p>
          </table:table-cell>
          <table:table-cell office:value-type="float" office:value="8.5376349999999999" table:style-name="Default_1">
            <text:p>8.537635</text:p>
          </table:table-cell>
          <table:table-cell office:value-type="float" office:value="254.94255000000001" table:style-name="Default_1">
            <text:p>254.94255</text:p>
          </table:table-cell>
          <table:table-cell office:value-type="float" office:value="9.0816999999999997" table:style-name="Default_1">
            <text:p>9.0817</text:p>
          </table:table-cell>
          <table:table-cell office:value-type="float" office:value="176.40329" table:style-name="Default_1">
            <text:p>176.40329</text:p>
          </table:table-cell>
          <table:table-cell office:value-type="float" office:value="9.9166670000000003" table:style-name="Default_1">
            <text:p>9.916667</text:p>
          </table:table-cell>
          <table:table-cell office:value-type="float" office:value="165.60495" table:style-name="Default_1">
            <text:p>165.60495</text:p>
          </table:table-cell>
          <table:table-cell office:value-type="float" office:value="10.25" table:style-name="Default_1">
            <text:p>10.25</text:p>
          </table:table-cell>
          <table:table-cell office:value-type="float" office:value="154.81354999999999" table:style-name="Default_1">
            <text:p>154.81355</text:p>
          </table:table-cell>
          <table:table-cell office:value-type="float" office:value="19.346776999999999" table:style-name="Default_1">
            <text:p>19.346777</text:p>
          </table:table-cell>
          <table:table-cell office:value-type="float" office:value="187.20310000000001" table:style-name="Default_1">
            <text:p>187.2031</text:p>
          </table:table-cell>
          <table:table-cell office:value-type="float" office:value="22.324999999999999" table:style-name="Default_1">
            <text:p>22.325</text:p>
          </table:table-cell>
          <table:table-cell office:value-type="float" office:value="176.40350000000001" table:style-name="Default_1">
            <text:p>176.4035</text:p>
          </table:table-cell>
          <table:table-cell office:value-type="float" office:value="22.444769999999998" table:style-name="Default_1">
            <text:p>22.44477</text:p>
          </table:table-cell>
          <table:table-cell office:value-type="float" office:value="165.60342" table:style-name="Default_1">
            <text:p>165.60342</text:p>
          </table:table-cell>
          <table:table-cell office:value-type="float" office:value="22.991667" table:style-name="Default_1">
            <text:p>22.991667</text:p>
          </table:table-cell>
          <table:table-cell office:value-type="float" office:value="154.8184" table:style-name="Default_1">
            <text:p>154.8184</text:p>
          </table:table-cell>
          <table:table-cell office:value-type="float" office:value="5.0010000000000003" table:style-name="Default_1">
            <text:p>5.001</text:p>
          </table:table-cell>
          <table:table-cell office:value-type="float" office:value="187.20419999999999" table:style-name="Default_1">
            <text:p>187.2042</text:p>
          </table:table-cell>
          <table:table-cell office:value-type="float" office:value="5.3343334000000002" table:style-name="Default_1">
            <text:p>5.3343334</text:p>
          </table:table-cell>
          <table:table-cell office:value-type="float" office:value="176.40350000000001" table:style-name="Default_1">
            <text:p>176.4035</text:p>
          </table:table-cell>
          <table:table-cell office:value-type="float" office:value="5.6676663999999999" table:style-name="Default_1">
            <text:p>5.6676664</text:p>
          </table:table-cell>
          <table:table-cell office:value-type="float" office:value="165.60666000000001" table:style-name="Default_1">
            <text:p>165.60666</text:p>
          </table:table-cell>
          <table:table-cell office:value-type="float" office:value="6.0010000000000003" table:style-name="Default_1">
            <text:p>6.001</text:p>
          </table:table-cell>
          <table:table-cell office:value-type="float" office:value="154.81126" table:style-name="Default_1">
            <text:p>154.81126</text:p>
          </table:table-cell>
          <table:table-cell table:number-columns-repeated="16314"/>
        </table:table-row>
        <table:table-row table:style-name="ro1">
          <table:table-cell office:value-type="float" office:value="6.016667" table:style-name="Default_1">
            <text:p>6.016667</text:p>
          </table:table-cell>
          <table:table-cell office:value-type="float" office:value="154.26363000000001" table:style-name="Default_1">
            <text:p>154.26363</text:p>
          </table:table-cell>
          <table:table-cell office:value-type="float" office:value="7.5314912999999999" table:style-name="Default_1">
            <text:p>7.5314913</text:p>
          </table:table-cell>
          <table:table-cell office:value-type="float" office:value="143.46494999999999" table:style-name="Default_1">
            <text:p>143.46495</text:p>
          </table:table-cell>
          <table:table-cell office:value-type="float" office:value="6.6833334000000004" table:style-name="Default_1">
            <text:p>6.6833334</text:p>
          </table:table-cell>
          <table:table-cell office:value-type="float" office:value="132.66506999999999" table:style-name="Default_1">
            <text:p>132.66507</text:p>
          </table:table-cell>
          <table:table-cell office:value-type="float" office:value="5.3166665999999996" table:style-name="Default_1">
            <text:p>5.3166666</text:p>
          </table:table-cell>
          <table:table-cell office:value-type="float" office:value="176.95003" table:style-name="Default_1">
            <text:p>176.95003</text:p>
          </table:table-cell>
          <table:table-cell office:value-type="float" office:value="5.65" table:style-name="Default_1">
            <text:p>5.65</text:p>
          </table:table-cell>
          <table:table-cell office:value-type="float" office:value="166.14497" table:style-name="Default_1">
            <text:p>166.14497</text:p>
          </table:table-cell>
          <table:table-cell office:value-type="float" office:value="5.983333" table:style-name="Default_1">
            <text:p>5.983333</text:p>
          </table:table-cell>
          <table:table-cell office:value-type="float" office:value="155.34334000000001" table:style-name="Default_1">
            <text:p>155.34334</text:p>
          </table:table-cell>
          <table:table-cell office:value-type="float" office:value="6.3166665999999996" table:style-name="Default_1">
            <text:p>6.3166666</text:p>
          </table:table-cell>
          <table:table-cell office:value-type="float" office:value="144.5521" table:style-name="Default_1">
            <text:p>144.5521</text:p>
          </table:table-cell>
          <table:table-cell office:value-type="float" office:value="12.385139000000001" table:style-name="Default_1">
            <text:p>12.385139</text:p>
          </table:table-cell>
          <table:table-cell office:value-type="float" office:value="221.40038999999999" table:style-name="Default_1">
            <text:p>221.40039</text:p>
          </table:table-cell>
          <table:table-cell office:value-type="float" office:value="11.016666000000001" table:style-name="Default_1">
            <text:p>11.016666</text:p>
          </table:table-cell>
          <table:table-cell office:value-type="float" office:value="161.01412999999999" table:style-name="Default_1">
            <text:p>161.01413</text:p>
          </table:table-cell>
          <table:table-cell office:value-type="float" office:value="11.35" table:style-name="Default_1">
            <text:p>11.35</text:p>
          </table:table-cell>
          <table:table-cell office:value-type="float" office:value="150.21329" table:style-name="Default_1">
            <text:p>150.21329</text:p>
          </table:table-cell>
          <table:table-cell office:value-type="float" office:value="12.67488" table:style-name="Default_1">
            <text:p>12.67488</text:p>
          </table:table-cell>
          <table:table-cell office:value-type="float" office:value="139.41355999999999" table:style-name="Default_1">
            <text:p>139.41356</text:p>
          </table:table-cell>
          <table:table-cell office:value-type="float" office:value="6.7991239999999999" table:style-name="Default_1">
            <text:p>6.799124</text:p>
          </table:table-cell>
          <table:table-cell office:value-type="float" office:value="133.49078" table:style-name="Default_1">
            <text:p>133.49078</text:p>
          </table:table-cell>
          <table:table-cell office:value-type="float" office:value="7.5366200000000001" table:style-name="Default_1">
            <text:p>7.53662</text:p>
          </table:table-cell>
          <table:table-cell office:value-type="float" office:value="122.67393" table:style-name="Default_1">
            <text:p>122.67393</text:p>
          </table:table-cell>
          <table:table-cell office:value-type="float" office:value="7.3250000000000002" table:style-name="Default_1">
            <text:p>7.325</text:p>
          </table:table-cell>
          <table:table-cell office:value-type="float" office:value="111.87821" table:style-name="Default_1">
            <text:p>111.87821</text:p>
          </table:table-cell>
          <table:table-cell office:value-type="float" office:value="7.6583332999999998" table:style-name="Default_1">
            <text:p>7.6583333</text:p>
          </table:table-cell>
          <table:table-cell office:value-type="float" office:value="101.50826000000001" table:style-name="Default_1">
            <text:p>101.50826</text:p>
          </table:table-cell>
          <table:table-cell office:value-type="float" office:value="5.8083334000000004" table:style-name="Default_1">
            <text:p>5.8083334</text:p>
          </table:table-cell>
          <table:table-cell office:value-type="float" office:value="173.17269999999999" table:style-name="Default_1">
            <text:p>173.1727</text:p>
          </table:table-cell>
          <table:table-cell office:value-type="float" office:value="6.3249636000000002" table:style-name="Default_1">
            <text:p>6.3249636</text:p>
          </table:table-cell>
          <table:table-cell office:value-type="float" office:value="162.36884000000001" table:style-name="Default_1">
            <text:p>162.36884</text:p>
          </table:table-cell>
          <table:table-cell office:value-type="float" office:value="6.7802540000000002" table:style-name="Default_1">
            <text:p>6.780254</text:p>
          </table:table-cell>
          <table:table-cell office:value-type="float" office:value="157.92868000000001" table:style-name="Default_1">
            <text:p>157.92868</text:p>
          </table:table-cell>
          <table:table-cell office:value-type="float" office:value="7.1402225000000001" table:style-name="Default_1">
            <text:p>7.1402225</text:p>
          </table:table-cell>
          <table:table-cell office:value-type="float" office:value="140.90047000000001" table:style-name="Default_1">
            <text:p>140.90047</text:p>
          </table:table-cell>
          <table:table-cell office:value-type="float" office:value="5.2249999999999996" table:style-name="Default_1">
            <text:p>5.225</text:p>
          </table:table-cell>
          <table:table-cell office:value-type="float" office:value="179.91692" table:style-name="Default_1">
            <text:p>179.91692</text:p>
          </table:table-cell>
          <table:table-cell office:value-type="float" office:value="5.5583334000000004" table:style-name="Default_1">
            <text:p>5.5583334</text:p>
          </table:table-cell>
          <table:table-cell office:value-type="float" office:value="169.11332999999999" table:style-name="Default_1">
            <text:p>169.11333</text:p>
          </table:table-cell>
          <table:table-cell office:value-type="float" office:value="5.891667" table:style-name="Default_1">
            <text:p>5.891667</text:p>
          </table:table-cell>
          <table:table-cell office:value-type="float" office:value="158.31569999999999" table:style-name="Default_1">
            <text:p>158.3157</text:p>
          </table:table-cell>
          <table:table-cell office:value-type="float" office:value="6.2249999999999996" table:style-name="Default_1">
            <text:p>6.225</text:p>
          </table:table-cell>
          <table:table-cell office:value-type="float" office:value="147.52001999999999" table:style-name="Default_1">
            <text:p>147.52002</text:p>
          </table:table-cell>
          <table:table-cell office:value-type="float" office:value="9.7333339999999993" table:style-name="Default_1">
            <text:p>9.733334</text:p>
          </table:table-cell>
          <table:table-cell office:value-type="float" office:value="239.28254999999999" table:style-name="Default_1">
            <text:p>239.28255</text:p>
          </table:table-cell>
          <table:table-cell office:value-type="float" office:value="10.066667000000001" table:style-name="Default_1">
            <text:p>10.066667</text:p>
          </table:table-cell>
          <table:table-cell office:value-type="float" office:value="160.74329" table:style-name="Default_1">
            <text:p>160.74329</text:p>
          </table:table-cell>
          <table:table-cell office:value-type="float" office:value="10.4" table:style-name="Default_1">
            <text:p>10.4</text:p>
          </table:table-cell>
          <table:table-cell office:value-type="float" office:value="149.94497999999999" table:style-name="Default_1">
            <text:p>149.94498</text:p>
          </table:table-cell>
          <table:table-cell office:value-type="float" office:value="12.120115" table:style-name="Default_1">
            <text:p>12.120115</text:p>
          </table:table-cell>
          <table:table-cell office:value-type="float" office:value="139.15355" table:style-name="Default_1">
            <text:p>139.15355</text:p>
          </table:table-cell>
          <table:table-cell office:value-type="float" office:value="23" table:style-name="Default_1">
            <text:p>23</text:p>
          </table:table-cell>
          <table:table-cell office:value-type="float" office:value="154.53309999999999" table:style-name="Default_1">
            <text:p>154.5331</text:p>
          </table:table-cell>
          <table:table-cell office:value-type="float" office:value="23" table:style-name="Default_1">
            <text:p>23</text:p>
          </table:table-cell>
          <table:table-cell office:value-type="float" office:value="154.53352000000001" table:style-name="Default_1">
            <text:p>154.53352</text:p>
          </table:table-cell>
          <table:table-cell office:value-type="float" office:value="23.00055" table:style-name="Default_1">
            <text:p>23.00055</text:p>
          </table:table-cell>
          <table:table-cell office:value-type="float" office:value="154.5334" table:style-name="Default_1">
            <text:p>154.5334</text:p>
          </table:table-cell>
          <table:table-cell office:value-type="float" office:value="23.000382999999999" table:style-name="Default_1">
            <text:p>23.000383</text:p>
          </table:table-cell>
          <table:table-cell office:value-type="float" office:value="154.54841999999999" table:style-name="Default_1">
            <text:p>154.54842</text:p>
          </table:table-cell>
          <table:table-cell office:value-type="float" office:value="6.55" table:style-name="Default_1">
            <text:p>6.55</text:p>
          </table:table-cell>
          <table:table-cell office:value-type="float" office:value="136.98419000000001" table:style-name="Default_1">
            <text:p>136.98419</text:p>
          </table:table-cell>
          <table:table-cell office:value-type="float" office:value="7.0648736999999997" table:style-name="Default_1">
            <text:p>7.0648737</text:p>
          </table:table-cell>
          <table:table-cell office:value-type="float" office:value="126.18351" table:style-name="Default_1">
            <text:p>126.18351</text:p>
          </table:table-cell>
          <table:table-cell office:value-type="float" office:value="7.2166667000000002" table:style-name="Default_1">
            <text:p>7.2166667</text:p>
          </table:table-cell>
          <table:table-cell office:value-type="float" office:value="115.38665" table:style-name="Default_1">
            <text:p>115.38665</text:p>
          </table:table-cell>
          <table:table-cell office:value-type="float" office:value="7.9741625999999997" table:style-name="Default_1">
            <text:p>7.9741626</text:p>
          </table:table-cell>
          <table:table-cell office:value-type="float" office:value="104.591255" table:style-name="Default_1">
            <text:p>104.591255</text:p>
          </table:table-cell>
          <table:table-cell table:number-columns-repeated="16314"/>
        </table:table-row>
        <table:table-row table:style-name="ro1">
          <table:table-cell office:value-type="float" office:value="8.0749999999999993" table:style-name="Default_1">
            <text:p>8.075</text:p>
          </table:table-cell>
          <table:table-cell office:value-type="float" office:value="216.01361" table:style-name="Default_1">
            <text:p>216.01361</text:p>
          </table:table-cell>
          <table:table-cell office:value-type="float" office:value="7.6291869999999999" table:style-name="Default_1">
            <text:p>7.629187</text:p>
          </table:table-cell>
          <table:table-cell office:value-type="float" office:value="143.46494999999999" table:style-name="Default_1">
            <text:p>143.46495</text:p>
          </table:table-cell>
          <table:table-cell office:value-type="float" office:value="8.7416669999999996" table:style-name="Default_1">
            <text:p>8.741667</text:p>
          </table:table-cell>
          <table:table-cell office:value-type="float" office:value="132.66506999999999" table:style-name="Default_1">
            <text:p>132.66507</text:p>
          </table:table-cell>
          <table:table-cell office:value-type="float" office:value="9.7416669999999996" table:style-name="Default_1">
            <text:p>9.741667</text:p>
          </table:table-cell>
          <table:table-cell office:value-type="float" office:value="309.7" table:style-name="Default_1">
            <text:p>309.7</text:p>
          </table:table-cell>
          <table:table-cell office:value-type="float" office:value="10.074999999999999" table:style-name="Default_1">
            <text:p>10.075</text:p>
          </table:table-cell>
          <table:table-cell office:value-type="float" office:value="298.89496000000003" table:style-name="Default_1">
            <text:p>298.89496</text:p>
          </table:table-cell>
          <table:table-cell office:value-type="float" office:value="10.408334" table:style-name="Default_1">
            <text:p>10.408334</text:p>
          </table:table-cell>
          <table:table-cell office:value-type="float" office:value="288.09334999999999" table:style-name="Default_1">
            <text:p>288.09335</text:p>
          </table:table-cell>
          <table:table-cell office:value-type="float" office:value="10.741667" table:style-name="Default_1">
            <text:p>10.741667</text:p>
          </table:table-cell>
          <table:table-cell office:value-type="float" office:value="277.3021" table:style-name="Default_1">
            <text:p>277.3021</text:p>
          </table:table-cell>
          <table:table-cell office:value-type="float" office:value="12.535584" table:style-name="Default_1">
            <text:p>12.535584</text:p>
          </table:table-cell>
          <table:table-cell office:value-type="float" office:value="221.40038999999999" table:style-name="Default_1">
            <text:p>221.40039</text:p>
          </table:table-cell>
          <table:table-cell office:value-type="float" office:value="13.116667" table:style-name="Default_1">
            <text:p>13.116667</text:p>
          </table:table-cell>
          <table:table-cell office:value-type="float" office:value="224.01414" table:style-name="Default_1">
            <text:p>224.01414</text:p>
          </table:table-cell>
          <table:table-cell office:value-type="float" office:value="13.45" table:style-name="Default_1">
            <text:p>13.45</text:p>
          </table:table-cell>
          <table:table-cell office:value-type="float" office:value="213.21326999999999" table:style-name="Default_1">
            <text:p>213.21327</text:p>
          </table:table-cell>
          <table:table-cell office:value-type="float" office:value="13.135515" table:style-name="Default_1">
            <text:p>13.135515</text:p>
          </table:table-cell>
          <table:table-cell office:value-type="float" office:value="139.41355999999999" table:style-name="Default_1">
            <text:p>139.41356</text:p>
          </table:table-cell>
          <table:table-cell office:value-type="float" office:value="8.6949780000000008" table:style-name="Default_1">
            <text:p>8.694978</text:p>
          </table:table-cell>
          <table:table-cell office:value-type="float" office:value="190.3664" table:style-name="Default_1">
            <text:p>190.3664</text:p>
          </table:table-cell>
          <table:table-cell office:value-type="float" office:value="9.4163230000000002" table:style-name="Default_1">
            <text:p>9.416323</text:p>
          </table:table-cell>
          <table:table-cell office:value-type="float" office:value="122.67393" table:style-name="Default_1">
            <text:p>122.67393</text:p>
          </table:table-cell>
          <table:table-cell office:value-type="float" office:value="9.783334" table:style-name="Default_1">
            <text:p>9.783334</text:p>
          </table:table-cell>
          <table:table-cell office:value-type="float" office:value="185.62823" table:style-name="Default_1">
            <text:p>185.62823</text:p>
          </table:table-cell>
          <table:table-cell office:value-type="float" office:value="10.116667" table:style-name="Default_1">
            <text:p>10.116667</text:p>
          </table:table-cell>
          <table:table-cell office:value-type="float" office:value="175.25827000000001" table:style-name="Default_1">
            <text:p>175.25827</text:p>
          </table:table-cell>
          <table:table-cell office:value-type="float" office:value="6.358333" table:style-name="Default_1">
            <text:p>6.358333</text:p>
          </table:table-cell>
          <table:table-cell office:value-type="float" office:value="173.17269999999999" table:style-name="Default_1">
            <text:p>173.1727</text:p>
          </table:table-cell>
          <table:table-cell office:value-type="float" office:value="6.4772480000000003" table:style-name="Default_1">
            <text:p>6.477248</text:p>
          </table:table-cell>
          <table:table-cell office:value-type="float" office:value="162.36884000000001" table:style-name="Default_1">
            <text:p>162.36884</text:p>
          </table:table-cell>
          <table:table-cell office:value-type="float" office:value="6.8443269999999998" table:style-name="Default_1">
            <text:p>6.844327</text:p>
          </table:table-cell>
          <table:table-cell office:value-type="float" office:value="157.92868000000001" table:style-name="Default_1">
            <text:p>157.92868</text:p>
          </table:table-cell>
          <table:table-cell office:value-type="float" office:value="7.3043639999999996" table:style-name="Default_1">
            <text:p>7.304364</text:p>
          </table:table-cell>
          <table:table-cell office:value-type="float" office:value="140.90047000000001" table:style-name="Default_1">
            <text:p>140.90047</text:p>
          </table:table-cell>
          <table:table-cell office:value-type="float" office:value="5.7416669999999996" table:style-name="Default_1">
            <text:p>5.741667</text:p>
          </table:table-cell>
          <table:table-cell office:value-type="float" office:value="179.91692" table:style-name="Default_1">
            <text:p>179.91692</text:p>
          </table:table-cell>
          <table:table-cell office:value-type="float" office:value="6.0750000000000002" table:style-name="Default_1">
            <text:p>6.075</text:p>
          </table:table-cell>
          <table:table-cell office:value-type="float" office:value="169.11332999999999" table:style-name="Default_1">
            <text:p>169.11333</text:p>
          </table:table-cell>
          <table:table-cell office:value-type="float" office:value="6.1437710000000001" table:style-name="Default_1">
            <text:p>6.143771</text:p>
          </table:table-cell>
          <table:table-cell office:value-type="float" office:value="387.97" table:style-name="Default_1">
            <text:p>387.97</text:p>
          </table:table-cell>
          <table:table-cell office:value-type="float" office:value="6.7416669999999996" table:style-name="Default_1">
            <text:p>6.741667</text:p>
          </table:table-cell>
          <table:table-cell office:value-type="float" office:value="147.52001999999999" table:style-name="Default_1">
            <text:p>147.52002</text:p>
          </table:table-cell>
          <table:table-cell office:value-type="float" office:value="11.75" table:style-name="Default_1">
            <text:p>11.75</text:p>
          </table:table-cell>
          <table:table-cell office:value-type="float" office:value="239.28254999999999" table:style-name="Default_1">
            <text:p>239.28255</text:p>
          </table:table-cell>
          <table:table-cell office:value-type="float" office:value="12.083333" table:style-name="Default_1">
            <text:p>12.083333</text:p>
          </table:table-cell>
          <table:table-cell office:value-type="float" office:value="160.74329" table:style-name="Default_1">
            <text:p>160.74329</text:p>
          </table:table-cell>
          <table:table-cell office:value-type="float" office:value="12.416667" table:style-name="Default_1">
            <text:p>12.416667</text:p>
          </table:table-cell>
          <table:table-cell office:value-type="float" office:value="149.94497999999999" table:style-name="Default_1">
            <text:p>149.94498</text:p>
          </table:table-cell>
          <table:table-cell office:value-type="float" office:value="12.731334" table:style-name="Default_1">
            <text:p>12.731334</text:p>
          </table:table-cell>
          <table:table-cell office:value-type="float" office:value="157.49010000000001" table:style-name="Default_1">
            <text:p>157.4901</text:p>
          </table:table-cell>
          <table:table-cell office:value-type="float" office:value="23.001000000000001" table:style-name="Default_1">
            <text:p>23.001</text:p>
          </table:table-cell>
          <table:table-cell office:value-type="float" office:value="154.53309999999999" table:style-name="Default_1">
            <text:p>154.5331</text:p>
          </table:table-cell>
          <table:table-cell office:value-type="float" office:value="23.001000000000001" table:style-name="Default_1">
            <text:p>23.001</text:p>
          </table:table-cell>
          <table:table-cell office:value-type="float" office:value="154.53352000000001" table:style-name="Default_1">
            <text:p>154.53352</text:p>
          </table:table-cell>
          <table:table-cell office:value-type="float" office:value="23.000893000000001" table:style-name="Default_1">
            <text:p>23.000893</text:p>
          </table:table-cell>
          <table:table-cell office:value-type="float" office:value="154.5334" table:style-name="Default_1">
            <text:p>154.5334</text:p>
          </table:table-cell>
          <table:table-cell office:value-type="float" office:value="23.00076" table:style-name="Default_1">
            <text:p>23.00076</text:p>
          </table:table-cell>
          <table:table-cell office:value-type="float" office:value="154.54841999999999" table:style-name="Default_1">
            <text:p>154.54842</text:p>
          </table:table-cell>
          <table:table-cell office:value-type="float" office:value="7.3833330000000004" table:style-name="Default_1">
            <text:p>7.383333</text:p>
          </table:table-cell>
          <table:table-cell office:value-type="float" office:value="136.98419000000001" table:style-name="Default_1">
            <text:p>136.98419</text:p>
          </table:table-cell>
          <table:table-cell office:value-type="float" office:value="7.2697396000000003" table:style-name="Default_1">
            <text:p>7.2697396</text:p>
          </table:table-cell>
          <table:table-cell office:value-type="float" office:value="312.80612000000002" table:style-name="Default_1">
            <text:p>312.80612</text:p>
          </table:table-cell>
          <table:table-cell office:value-type="float" office:value="8.0500000000000007" table:style-name="Default_1">
            <text:p>8.05</text:p>
          </table:table-cell>
          <table:table-cell office:value-type="float" office:value="115.38665" table:style-name="Default_1">
            <text:p>115.38665</text:p>
          </table:table-cell>
          <table:table-cell office:value-type="float" office:value="8.2452240000000003" table:style-name="Default_1">
            <text:p>8.245224</text:p>
          </table:table-cell>
          <table:table-cell office:value-type="float" office:value="351.51465000000002" table:style-name="Default_1">
            <text:p>351.51465</text:p>
          </table:table-cell>
          <table:table-cell table:number-columns-repeated="16314"/>
        </table:table-row>
        <table:table-row table:style-name="ro1">
          <table:table-cell office:value-type="float" office:value="10.558389999999999" table:style-name="Default_1">
            <text:p>10.55839</text:p>
          </table:table-cell>
          <table:table-cell office:value-type="float" office:value="201.9736" table:style-name="Default_1">
            <text:p>201.9736</text:p>
          </table:table-cell>
          <table:table-cell office:value-type="float" office:value="8.841666" table:style-name="Default_1">
            <text:p>8.841666</text:p>
          </table:table-cell>
          <table:table-cell office:value-type="float" office:value="129.42497" table:style-name="Default_1">
            <text:p>129.42497</text:p>
          </table:table-cell>
          <table:table-cell office:value-type="float" office:value="9.1750000000000007" table:style-name="Default_1">
            <text:p>9.175</text:p>
          </table:table-cell>
          <table:table-cell office:value-type="float" office:value="118.62506999999999" table:style-name="Default_1">
            <text:p>118.62507</text:p>
          </table:table-cell>
          <table:table-cell office:value-type="float" office:value="16.589281" table:style-name="Default_1">
            <text:p>16.589281</text:p>
          </table:table-cell>
          <table:table-cell office:value-type="float" office:value="123.67" table:style-name="Default_1">
            <text:p>123.67</text:p>
          </table:table-cell>
          <table:table-cell office:value-type="float" office:value="18.323017" table:style-name="Default_1">
            <text:p>18.323017</text:p>
          </table:table-cell>
          <table:table-cell office:value-type="float" office:value="112.86494399999999" table:style-name="Default_1">
            <text:p>112.864944</text:p>
          </table:table-cell>
          <table:table-cell office:value-type="float" office:value="16.975345999999998" table:style-name="Default_1">
            <text:p>16.975346</text:p>
          </table:table-cell>
          <table:table-cell office:value-type="float" office:value="102.06337000000001" table:style-name="Default_1">
            <text:p>102.06337</text:p>
          </table:table-cell>
          <table:table-cell office:value-type="float" office:value="17.986720999999999" table:style-name="Default_1">
            <text:p>17.986721</text:p>
          </table:table-cell>
          <table:table-cell office:value-type="float" office:value="91.272080000000003" table:style-name="Default_1">
            <text:p>91.27208</text:p>
          </table:table-cell>
          <table:table-cell office:value-type="float" office:value="13.275" table:style-name="Default_1">
            <text:p>13.275</text:p>
          </table:table-cell>
          <table:table-cell office:value-type="float" office:value="205.47040999999999" table:style-name="Default_1">
            <text:p>205.47041</text:p>
          </table:table-cell>
          <table:table-cell office:value-type="float" office:value="13.608333999999999" table:style-name="Default_1">
            <text:p>13.608334</text:p>
          </table:table-cell>
          <table:table-cell office:value-type="float" office:value="208.08413999999999" table:style-name="Default_1">
            <text:p>208.08414</text:p>
          </table:table-cell>
          <table:table-cell office:value-type="float" office:value="13.941667000000001" table:style-name="Default_1">
            <text:p>13.941667</text:p>
          </table:table-cell>
          <table:table-cell office:value-type="float" office:value="197.28326000000001" table:style-name="Default_1">
            <text:p>197.28326</text:p>
          </table:table-cell>
          <table:table-cell office:value-type="float" office:value="14.275" table:style-name="Default_1">
            <text:p>14.275</text:p>
          </table:table-cell>
          <table:table-cell office:value-type="float" office:value="123.48358" table:style-name="Default_1">
            <text:p>123.48358</text:p>
          </table:table-cell>
          <table:table-cell office:value-type="float" office:value="10.125031" table:style-name="Default_1">
            <text:p>10.125031</text:p>
          </table:table-cell>
          <table:table-cell office:value-type="float" office:value="172.54639" table:style-name="Default_1">
            <text:p>172.54639</text:p>
          </table:table-cell>
          <table:table-cell office:value-type="float" office:value="15.699574999999999" table:style-name="Default_1">
            <text:p>15.699575</text:p>
          </table:table-cell>
          <table:table-cell office:value-type="float" office:value="104.85392" table:style-name="Default_1">
            <text:p>104.85392</text:p>
          </table:table-cell>
          <table:table-cell office:value-type="float" office:value="17.359734" table:style-name="Default_1">
            <text:p>17.359734</text:p>
          </table:table-cell>
          <table:table-cell office:value-type="float" office:value="167.80825999999999" table:style-name="Default_1">
            <text:p>167.80826</text:p>
          </table:table-cell>
          <table:table-cell office:value-type="float" office:value="13.644506" table:style-name="Default_1">
            <text:p>13.644506</text:p>
          </table:table-cell>
          <table:table-cell office:value-type="float" office:value="157.43826000000001" table:style-name="Default_1">
            <text:p>157.43826</text:p>
          </table:table-cell>
          <table:table-cell office:value-type="float" office:value="6.7916664999999998" table:style-name="Default_1">
            <text:p>6.7916665</text:p>
          </table:table-cell>
          <table:table-cell office:value-type="float" office:value="159.13269" table:style-name="Default_1">
            <text:p>159.13269</text:p>
          </table:table-cell>
          <table:table-cell office:value-type="float" office:value="7.125" table:style-name="Default_1">
            <text:p>7.125</text:p>
          </table:table-cell>
          <table:table-cell office:value-type="float" office:value="148.32883000000001" table:style-name="Default_1">
            <text:p>148.32883</text:p>
          </table:table-cell>
          <table:table-cell office:value-type="float" office:value="7.4583335000000002" table:style-name="Default_1">
            <text:p>7.4583335</text:p>
          </table:table-cell>
          <table:table-cell office:value-type="float" office:value="143.88866999999999" table:style-name="Default_1">
            <text:p>143.88867</text:p>
          </table:table-cell>
          <table:table-cell office:value-type="float" office:value="7.7916664999999998" table:style-name="Default_1">
            <text:p>7.7916665</text:p>
          </table:table-cell>
          <table:table-cell office:value-type="float" office:value="126.860466" table:style-name="Default_1">
            <text:p>126.860466</text:p>
          </table:table-cell>
          <table:table-cell office:value-type="float" office:value="6.233333" table:style-name="Default_1">
            <text:p>6.233333</text:p>
          </table:table-cell>
          <table:table-cell office:value-type="float" office:value="163.98692" table:style-name="Default_1">
            <text:p>163.98692</text:p>
          </table:table-cell>
          <table:table-cell office:value-type="float" office:value="6.5666665999999996" table:style-name="Default_1">
            <text:p>6.5666666</text:p>
          </table:table-cell>
          <table:table-cell office:value-type="float" office:value="153.18332000000001" table:style-name="Default_1">
            <text:p>153.18332</text:p>
          </table:table-cell>
          <table:table-cell office:value-type="float" office:value="6.9525040000000002" table:style-name="Default_1">
            <text:p>6.952504</text:p>
          </table:table-cell>
          <table:table-cell office:value-type="float" office:value="372.04" table:style-name="Default_1">
            <text:p>372.04</text:p>
          </table:table-cell>
          <table:table-cell office:value-type="float" office:value="7.233333" table:style-name="Default_1">
            <text:p>7.233333</text:p>
          </table:table-cell>
          <table:table-cell office:value-type="float" office:value="131.59003000000001" table:style-name="Default_1">
            <text:p>131.59003</text:p>
          </table:table-cell>
          <table:table-cell office:value-type="float" office:value="13.849173" table:style-name="Default_1">
            <text:p>13.849173</text:p>
          </table:table-cell>
          <table:table-cell office:value-type="float" office:value="223.35254" table:style-name="Default_1">
            <text:p>223.35254</text:p>
          </table:table-cell>
          <table:table-cell office:value-type="float" office:value="12.574999999999999" table:style-name="Default_1">
            <text:p>12.575</text:p>
          </table:table-cell>
          <table:table-cell office:value-type="float" office:value="144.81327999999999" table:style-name="Default_1">
            <text:p>144.81328</text:p>
          </table:table-cell>
          <table:table-cell office:value-type="float" office:value="12.908334" table:style-name="Default_1">
            <text:p>12.908334</text:p>
          </table:table-cell>
          <table:table-cell office:value-type="float" office:value="134.01497000000001" table:style-name="Default_1">
            <text:p>134.01497</text:p>
          </table:table-cell>
          <table:table-cell office:value-type="float" office:value="13.241667" table:style-name="Default_1">
            <text:p>13.241667</text:p>
          </table:table-cell>
          <table:table-cell office:value-type="float" office:value="141.56009" table:style-name="Default_1">
            <text:p>141.56009</text:p>
          </table:table-cell>
          <table:table-cell office:value-type="float" office:value="23.991667" table:style-name="Default_1">
            <text:p>23.991667</text:p>
          </table:table-cell>
          <table:table-cell office:value-type="float" office:value="122.40309000000001" table:style-name="Default_1">
            <text:p>122.40309</text:p>
          </table:table-cell>
          <table:table-cell office:value-type="float" office:value="23.991667" table:style-name="Default_1">
            <text:p>23.991667</text:p>
          </table:table-cell>
          <table:table-cell office:value-type="float" office:value="122.40352" table:style-name="Default_1">
            <text:p>122.40352</text:p>
          </table:table-cell>
          <table:table-cell office:value-type="float" office:value="23.991667" table:style-name="Default_1">
            <text:p>23.991667</text:p>
          </table:table-cell>
          <table:table-cell office:value-type="float" office:value="122.4034" table:style-name="Default_1">
            <text:p>122.4034</text:p>
          </table:table-cell>
          <table:table-cell office:value-type="float" office:value="23.995336999999999" table:style-name="Default_1">
            <text:p>23.995337</text:p>
          </table:table-cell>
          <table:table-cell office:value-type="float" office:value="122.41840999999999" table:style-name="Default_1">
            <text:p>122.41841</text:p>
          </table:table-cell>
          <table:table-cell office:value-type="float" office:value="8.001201" table:style-name="Default_1">
            <text:p>8.001201</text:p>
          </table:table-cell>
          <table:table-cell office:value-type="float" office:value="131.04418999999999" table:style-name="Default_1">
            <text:p>131.04419</text:p>
          </table:table-cell>
          <table:table-cell office:value-type="float" office:value="7.9059010000000001" table:style-name="Default_1">
            <text:p>7.905901</text:p>
          </table:table-cell>
          <table:table-cell office:value-type="float" office:value="306.86612000000002" table:style-name="Default_1">
            <text:p>306.86612</text:p>
          </table:table-cell>
          <table:table-cell office:value-type="float" office:value="8.2534500000000008" table:style-name="Default_1">
            <text:p>8.25345</text:p>
          </table:table-cell>
          <table:table-cell office:value-type="float" office:value="109.44665000000001" table:style-name="Default_1">
            <text:p>109.44665</text:p>
          </table:table-cell>
          <table:table-cell office:value-type="float" office:value="8.5666670000000007" table:style-name="Default_1">
            <text:p>8.566667</text:p>
          </table:table-cell>
          <table:table-cell office:value-type="float" office:value="345.57465000000002" table:style-name="Default_1">
            <text:p>345.57465</text:p>
          </table:table-cell>
          <table:table-cell table:number-columns-repeated="16314"/>
        </table:table-row>
        <table:table-row table:style-name="ro1">
          <table:table-cell office:value-type="float" office:value="10.574387" table:style-name="Default_1">
            <text:p>10.574387</text:p>
          </table:table-cell>
          <table:table-cell office:value-type="float" office:value="201.9736" table:style-name="Default_1">
            <text:p>201.9736</text:p>
          </table:table-cell>
          <table:table-cell office:value-type="float" office:value="10.95" table:style-name="Default_1">
            <text:p>10.95</text:p>
          </table:table-cell>
          <table:table-cell office:value-type="float" office:value="129.42497" table:style-name="Default_1">
            <text:p>129.42497</text:p>
          </table:table-cell>
          <table:table-cell office:value-type="float" office:value="11.283334" table:style-name="Default_1">
            <text:p>11.283334</text:p>
          </table:table-cell>
          <table:table-cell office:value-type="float" office:value="181.87508" table:style-name="Default_1">
            <text:p>181.87508</text:p>
          </table:table-cell>
          <table:table-cell office:value-type="float" office:value="19.277208000000002" table:style-name="Default_1">
            <text:p>19.277208</text:p>
          </table:table-cell>
          <table:table-cell office:value-type="float" office:value="204.30781999999999" table:style-name="Default_1">
            <text:p>204.30782</text:p>
          </table:table-cell>
          <table:table-cell office:value-type="float" office:value="20.944353" table:style-name="Default_1">
            <text:p>20.944353</text:p>
          </table:table-cell>
          <table:table-cell office:value-type="float" office:value="191.50502" table:style-name="Default_1">
            <text:p>191.50502</text:p>
          </table:table-cell>
          <table:table-cell office:value-type="float" office:value="19.524965000000002" table:style-name="Default_1">
            <text:p>19.524965</text:p>
          </table:table-cell>
          <table:table-cell office:value-type="float" office:value="178.55196000000001" table:style-name="Default_1">
            <text:p>178.55196</text:p>
          </table:table-cell>
          <table:table-cell office:value-type="float" office:value="20.427872000000001" table:style-name="Default_1">
            <text:p>20.427872</text:p>
          </table:table-cell>
          <table:table-cell office:value-type="float" office:value="164.50658999999999" table:style-name="Default_1">
            <text:p>164.50659</text:p>
          </table:table-cell>
          <table:table-cell office:value-type="float" office:value="15.808332999999999" table:style-name="Default_1">
            <text:p>15.808333</text:p>
          </table:table-cell>
          <table:table-cell office:value-type="float" office:value="205.47040999999999" table:style-name="Default_1">
            <text:p>205.47041</text:p>
          </table:table-cell>
          <table:table-cell office:value-type="float" office:value="16.141666000000001" table:style-name="Default_1">
            <text:p>16.141666</text:p>
          </table:table-cell>
          <table:table-cell office:value-type="float" office:value="208.08413999999999" table:style-name="Default_1">
            <text:p>208.08414</text:p>
          </table:table-cell>
          <table:table-cell office:value-type="float" office:value="16.475000000000001" table:style-name="Default_1">
            <text:p>16.475</text:p>
          </table:table-cell>
          <table:table-cell office:value-type="float" office:value="197.28326000000001" table:style-name="Default_1">
            <text:p>197.28326</text:p>
          </table:table-cell>
          <table:table-cell office:value-type="float" office:value="16.808332" table:style-name="Default_1">
            <text:p>16.808332</text:p>
          </table:table-cell>
          <table:table-cell office:value-type="float" office:value="123.48358" table:style-name="Default_1">
            <text:p>123.48358</text:p>
          </table:table-cell>
          <table:table-cell office:value-type="float" office:value="10.575583" table:style-name="Default_1">
            <text:p>10.575583</text:p>
          </table:table-cell>
          <table:table-cell office:value-type="float" office:value="172.54639" table:style-name="Default_1">
            <text:p>172.54639</text:p>
          </table:table-cell>
          <table:table-cell office:value-type="float" office:value="17.928612000000001" table:style-name="Default_1">
            <text:p>17.928612</text:p>
          </table:table-cell>
          <table:table-cell office:value-type="float" office:value="171.72499999999999" table:style-name="Default_1">
            <text:p>171.725</text:p>
          </table:table-cell>
          <table:table-cell office:value-type="float" office:value="17.787213999999999" table:style-name="Default_1">
            <text:p>17.787214</text:p>
          </table:table-cell>
          <table:table-cell office:value-type="float" office:value="167.80825999999999" table:style-name="Default_1">
            <text:p>167.80826</text:p>
          </table:table-cell>
          <table:table-cell office:value-type="float" office:value="14.034148999999999" table:style-name="Default_1">
            <text:p>14.034149</text:p>
          </table:table-cell>
          <table:table-cell office:value-type="float" office:value="169.12755000000001" table:style-name="Default_1">
            <text:p>169.12755</text:p>
          </table:table-cell>
          <table:table-cell office:value-type="float" office:value="7.375" table:style-name="Default_1">
            <text:p>7.375</text:p>
          </table:table-cell>
          <table:table-cell office:value-type="float" office:value="159.13269" table:style-name="Default_1">
            <text:p>159.13269</text:p>
          </table:table-cell>
          <table:table-cell office:value-type="float" office:value="7.7083335000000002" table:style-name="Default_1">
            <text:p>7.7083335</text:p>
          </table:table-cell>
          <table:table-cell office:value-type="float" office:value="148.32883000000001" table:style-name="Default_1">
            <text:p>148.32883</text:p>
          </table:table-cell>
          <table:table-cell office:value-type="float" office:value="8.0416670000000003" table:style-name="Default_1">
            <text:p>8.041667</text:p>
          </table:table-cell>
          <table:table-cell office:value-type="float" office:value="143.88866999999999" table:style-name="Default_1">
            <text:p>143.88867</text:p>
          </table:table-cell>
          <table:table-cell office:value-type="float" office:value="8.375" table:style-name="Default_1">
            <text:p>8.375</text:p>
          </table:table-cell>
          <table:table-cell office:value-type="float" office:value="126.860466" table:style-name="Default_1">
            <text:p>126.860466</text:p>
          </table:table-cell>
          <table:table-cell office:value-type="float" office:value="6.858333" table:style-name="Default_1">
            <text:p>6.858333</text:p>
          </table:table-cell>
          <table:table-cell office:value-type="float" office:value="163.98692" table:style-name="Default_1">
            <text:p>163.98692</text:p>
          </table:table-cell>
          <table:table-cell office:value-type="float" office:value="7.1916665999999996" table:style-name="Default_1">
            <text:p>7.1916666</text:p>
          </table:table-cell>
          <table:table-cell office:value-type="float" office:value="153.18332000000001" table:style-name="Default_1">
            <text:p>153.18332</text:p>
          </table:table-cell>
          <table:table-cell office:value-type="float" office:value="7.4322929999999996" table:style-name="Default_1">
            <text:p>7.432293</text:p>
          </table:table-cell>
          <table:table-cell office:value-type="float" office:value="386.43369999999999" table:style-name="Default_1">
            <text:p>386.4337</text:p>
          </table:table-cell>
          <table:table-cell office:value-type="float" office:value="7.858333" table:style-name="Default_1">
            <text:p>7.858333</text:p>
          </table:table-cell>
          <table:table-cell office:value-type="float" office:value="131.59003000000001" table:style-name="Default_1">
            <text:p>131.59003</text:p>
          </table:table-cell>
          <table:table-cell office:value-type="float" office:value="14.109633000000001" table:style-name="Default_1">
            <text:p>14.109633</text:p>
          </table:table-cell>
          <table:table-cell office:value-type="float" office:value="223.35254" table:style-name="Default_1">
            <text:p>223.35254</text:p>
          </table:table-cell>
          <table:table-cell office:value-type="float" office:value="14.591666" table:style-name="Default_1">
            <text:p>14.591666</text:p>
          </table:table-cell>
          <table:table-cell office:value-type="float" office:value="144.81327999999999" table:style-name="Default_1">
            <text:p>144.81328</text:p>
          </table:table-cell>
          <table:table-cell office:value-type="float" office:value="14.925000000000001" table:style-name="Default_1">
            <text:p>14.925</text:p>
          </table:table-cell>
          <table:table-cell office:value-type="float" office:value="134.01497000000001" table:style-name="Default_1">
            <text:p>134.01497</text:p>
          </table:table-cell>
          <table:table-cell office:value-type="float" office:value="15.258333" table:style-name="Default_1">
            <text:p>15.258333</text:p>
          </table:table-cell>
          <table:table-cell office:value-type="float" office:value="202.06009" table:style-name="Default_1">
            <text:p>202.06009</text:p>
          </table:table-cell>
          <table:table-cell office:value-type="float" office:value="24" table:style-name="Default_1">
            <text:p>24</text:p>
          </table:table-cell>
          <table:table-cell office:value-type="float" office:value="122.40309000000001" table:style-name="Default_1">
            <text:p>122.40309</text:p>
          </table:table-cell>
          <table:table-cell office:value-type="float" office:value="24" table:style-name="Default_1">
            <text:p>24</text:p>
          </table:table-cell>
          <table:table-cell office:value-type="float" office:value="122.40352" table:style-name="Default_1">
            <text:p>122.40352</text:p>
          </table:table-cell>
          <table:table-cell office:value-type="float" office:value="24" table:style-name="Default_1">
            <text:p>24</text:p>
          </table:table-cell>
          <table:table-cell office:value-type="float" office:value="122.4034" table:style-name="Default_1">
            <text:p>122.4034</text:p>
          </table:table-cell>
          <table:table-cell office:value-type="float" office:value="23.999991999999999" table:style-name="Default_1">
            <text:p>23.999992</text:p>
          </table:table-cell>
          <table:table-cell office:value-type="float" office:value="122.41840999999999" table:style-name="Default_1">
            <text:p>122.41841</text:p>
          </table:table-cell>
          <table:table-cell office:value-type="float" office:value="8.0685719999999996" table:style-name="Default_1">
            <text:p>8.068572</text:p>
          </table:table-cell>
          <table:table-cell office:value-type="float" office:value="131.04418999999999" table:style-name="Default_1">
            <text:p>131.04419</text:p>
          </table:table-cell>
          <table:table-cell office:value-type="float" office:value="8.5743559999999999" table:style-name="Default_1">
            <text:p>8.574356</text:p>
          </table:table-cell>
          <table:table-cell office:value-type="float" office:value="306.86612000000002" table:style-name="Default_1">
            <text:p>306.86612</text:p>
          </table:table-cell>
          <table:table-cell office:value-type="float" office:value="8.9103919999999999" table:style-name="Default_1">
            <text:p>8.910392</text:p>
          </table:table-cell>
          <table:table-cell office:value-type="float" office:value="129.15488999999999" table:style-name="Default_1">
            <text:p>129.15489</text:p>
          </table:table-cell>
          <table:table-cell office:value-type="float" office:value="9.35" table:style-name="Default_1">
            <text:p>9.35</text:p>
          </table:table-cell>
          <table:table-cell office:value-type="float" office:value="345.57465000000002" table:style-name="Default_1">
            <text:p>345.57465</text:p>
          </table:table-cell>
          <table:table-cell table:number-columns-repeated="16314"/>
        </table:table-row>
        <table:table-row table:style-name="ro1">
          <table:table-cell office:value-type="float" office:value="11.297985000000001" table:style-name="Default_1">
            <text:p>11.297985</text:p>
          </table:table-cell>
          <table:table-cell office:value-type="float" office:value="189.55359999999999" table:style-name="Default_1">
            <text:p>189.5536</text:p>
          </table:table-cell>
          <table:table-cell office:value-type="float" office:value="11.333333" table:style-name="Default_1">
            <text:p>11.333333</text:p>
          </table:table-cell>
          <table:table-cell office:value-type="float" office:value="117.004974" table:style-name="Default_1">
            <text:p>117.004974</text:p>
          </table:table-cell>
          <table:table-cell office:value-type="float" office:value="12.963691000000001" table:style-name="Default_1">
            <text:p>12.963691</text:p>
          </table:table-cell>
          <table:table-cell office:value-type="float" office:value="169.45508000000001" table:style-name="Default_1">
            <text:p>169.45508</text:p>
          </table:table-cell>
          <table:table-cell office:value-type="float" office:value="23" table:style-name="Default_1">
            <text:p>23</text:p>
          </table:table-cell>
          <table:table-cell office:value-type="float" office:value="136.5378" table:style-name="Default_1">
            <text:p>136.5378</text:p>
          </table:table-cell>
          <table:table-cell office:value-type="float" office:value="23.000360000000001" table:style-name="Default_1">
            <text:p>23.00036</text:p>
          </table:table-cell>
          <table:table-cell office:value-type="float" office:value="134.53502" table:style-name="Default_1">
            <text:p>134.53502</text:p>
          </table:table-cell>
          <table:table-cell office:value-type="float" office:value="23.000064999999999" table:style-name="Default_1">
            <text:p>23.000065</text:p>
          </table:table-cell>
          <table:table-cell office:value-type="float" office:value="132.38197" table:style-name="Default_1">
            <text:p>132.38197</text:p>
          </table:table-cell>
          <table:table-cell office:value-type="float" office:value="23" table:style-name="Default_1">
            <text:p>23</text:p>
          </table:table-cell>
          <table:table-cell office:value-type="float" office:value="129.13657000000001" table:style-name="Default_1">
            <text:p>129.13657</text:p>
          </table:table-cell>
          <table:table-cell office:value-type="float" office:value="16.183332" table:style-name="Default_1">
            <text:p>16.183332</text:p>
          </table:table-cell>
          <table:table-cell office:value-type="float" office:value="193.32044999999999" table:style-name="Default_1">
            <text:p>193.32045</text:p>
          </table:table-cell>
          <table:table-cell office:value-type="float" office:value="16.516666000000001" table:style-name="Default_1">
            <text:p>16.516666</text:p>
          </table:table-cell>
          <table:table-cell office:value-type="float" office:value="195.93414000000001" table:style-name="Default_1">
            <text:p>195.93414</text:p>
          </table:table-cell>
          <table:table-cell office:value-type="float" office:value="17.10444" table:style-name="Default_1">
            <text:p>17.10444</text:p>
          </table:table-cell>
          <table:table-cell office:value-type="float" office:value="185.13327000000001" table:style-name="Default_1">
            <text:p>185.13327</text:p>
          </table:table-cell>
          <table:table-cell office:value-type="float" office:value="17.183332" table:style-name="Default_1">
            <text:p>17.183332</text:p>
          </table:table-cell>
          <table:table-cell office:value-type="float" office:value="111.33358" table:style-name="Default_1">
            <text:p>111.33358</text:p>
          </table:table-cell>
          <table:table-cell office:value-type="float" office:value="20.060206999999998" table:style-name="Default_1">
            <text:p>20.060207</text:p>
          </table:table-cell>
          <table:table-cell office:value-type="float" office:value="153.37637000000001" table:style-name="Default_1">
            <text:p>153.37637</text:p>
          </table:table-cell>
          <table:table-cell office:value-type="float" office:value="18.941668" table:style-name="Default_1">
            <text:p>18.941668</text:p>
          </table:table-cell>
          <table:table-cell office:value-type="float" office:value="152.55500000000001" table:style-name="Default_1">
            <text:p>152.555</text:p>
          </table:table-cell>
          <table:table-cell office:value-type="float" office:value="19.948025000000001" table:style-name="Default_1">
            <text:p>19.948025</text:p>
          </table:table-cell>
          <table:table-cell office:value-type="float" office:value="148.63824" table:style-name="Default_1">
            <text:p>148.63824</text:p>
          </table:table-cell>
          <table:table-cell office:value-type="float" office:value="19.608333999999999" table:style-name="Default_1">
            <text:p>19.608334</text:p>
          </table:table-cell>
          <table:table-cell office:value-type="float" office:value="149.95752999999999" table:style-name="Default_1">
            <text:p>149.95753</text:p>
          </table:table-cell>
          <table:table-cell office:value-type="float" office:value="7.733333" table:style-name="Default_1">
            <text:p>7.733333</text:p>
          </table:table-cell>
          <table:table-cell office:value-type="float" office:value="147.52269999999999" table:style-name="Default_1">
            <text:p>147.5227</text:p>
          </table:table-cell>
          <table:table-cell office:value-type="float" office:value="8.0666670000000007" table:style-name="Default_1">
            <text:p>8.066667</text:p>
          </table:table-cell>
          <table:table-cell office:value-type="float" office:value="136.71884" table:style-name="Default_1">
            <text:p>136.71884</text:p>
          </table:table-cell>
          <table:table-cell office:value-type="float" office:value="8.5105660000000007" table:style-name="Default_1">
            <text:p>8.510566</text:p>
          </table:table-cell>
          <table:table-cell office:value-type="float" office:value="132.27869000000001" table:style-name="Default_1">
            <text:p>132.27869</text:p>
          </table:table-cell>
          <table:table-cell office:value-type="float" office:value="9.1996739999999999" table:style-name="Default_1">
            <text:p>9.199674</text:p>
          </table:table-cell>
          <table:table-cell office:value-type="float" office:value="115.25046" table:style-name="Default_1">
            <text:p>115.25046</text:p>
          </table:table-cell>
          <table:table-cell office:value-type="float" office:value="7.5818934000000002" table:style-name="Default_1">
            <text:p>7.5818934</text:p>
          </table:table-cell>
          <table:table-cell office:value-type="float" office:value="152.37690000000001" table:style-name="Default_1">
            <text:p>152.3769</text:p>
          </table:table-cell>
          <table:table-cell office:value-type="float" office:value="7.55" table:style-name="Default_1">
            <text:p>7.55</text:p>
          </table:table-cell>
          <table:table-cell office:value-type="float" office:value="141.57329999999999" table:style-name="Default_1">
            <text:p>141.5733</text:p>
          </table:table-cell>
          <table:table-cell office:value-type="float" office:value="7.8833330000000004" table:style-name="Default_1">
            <text:p>7.883333</text:p>
          </table:table-cell>
          <table:table-cell office:value-type="float" office:value="374.82369999999997" table:style-name="Default_1">
            <text:p>374.8237</text:p>
          </table:table-cell>
          <table:table-cell office:value-type="float" office:value="8.216666" table:style-name="Default_1">
            <text:p>8.216666</text:p>
          </table:table-cell>
          <table:table-cell office:value-type="float" office:value="119.980034" table:style-name="Default_1">
            <text:p>119.980034</text:p>
          </table:table-cell>
          <table:table-cell office:value-type="float" office:value="15.62293" table:style-name="Default_1">
            <text:p>15.62293</text:p>
          </table:table-cell>
          <table:table-cell office:value-type="float" office:value="209.58252999999999" table:style-name="Default_1">
            <text:p>209.58253</text:p>
          </table:table-cell>
          <table:table-cell office:value-type="float" office:value="15.016666000000001" table:style-name="Default_1">
            <text:p>15.016666</text:p>
          </table:table-cell>
          <table:table-cell office:value-type="float" office:value="131.04327000000001" table:style-name="Default_1">
            <text:p>131.04327</text:p>
          </table:table-cell>
          <table:table-cell office:value-type="float" office:value="15.35" table:style-name="Default_1">
            <text:p>15.35</text:p>
          </table:table-cell>
          <table:table-cell office:value-type="float" office:value="120.24496499999999" table:style-name="Default_1">
            <text:p>120.244965</text:p>
          </table:table-cell>
          <table:table-cell office:value-type="float" office:value="15.683332999999999" table:style-name="Default_1">
            <text:p>15.683333</text:p>
          </table:table-cell>
          <table:table-cell office:value-type="float" office:value="188.29007999999999" table:style-name="Default_1">
            <text:p>188.29008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8.8166670000000007" table:style-name="Default_1">
            <text:p>8.816667</text:p>
          </table:table-cell>
          <table:table-cell office:value-type="float" office:value="115.9242" table:style-name="Default_1">
            <text:p>115.9242</text:p>
          </table:table-cell>
          <table:table-cell office:value-type="float" office:value="9.15" table:style-name="Default_1">
            <text:p>9.15</text:p>
          </table:table-cell>
          <table:table-cell office:value-type="float" office:value="291.74612000000002" table:style-name="Default_1">
            <text:p>291.74612</text:p>
          </table:table-cell>
          <table:table-cell office:value-type="float" office:value="9.4833339999999993" table:style-name="Default_1">
            <text:p>9.483334</text:p>
          </table:table-cell>
          <table:table-cell office:value-type="float" office:value="114.034874" table:style-name="Default_1">
            <text:p>114.034874</text:p>
          </table:table-cell>
          <table:table-cell office:value-type="float" office:value="9.8166670000000007" table:style-name="Default_1">
            <text:p>9.816667</text:p>
          </table:table-cell>
          <table:table-cell office:value-type="float" office:value="330.45465000000002" table:style-name="Default_1">
            <text:p>330.45465</text:p>
          </table:table-cell>
          <table:table-cell table:number-columns-repeated="16314"/>
        </table:table-row>
        <table:table-row table:style-name="ro1">
          <table:table-cell office:value-type="float" office:value="12.316732999999999" table:style-name="Default_1">
            <text:p>12.316733</text:p>
          </table:table-cell>
          <table:table-cell office:value-type="float" office:value="189.55359999999999" table:style-name="Default_1">
            <text:p>189.5536</text:p>
          </table:table-cell>
          <table:table-cell office:value-type="float" office:value="13.45" table:style-name="Default_1">
            <text:p>13.45</text:p>
          </table:table-cell>
          <table:table-cell office:value-type="float" office:value="117.004974" table:style-name="Default_1">
            <text:p>117.004974</text:p>
          </table:table-cell>
          <table:table-cell office:value-type="float" office:value="13.3529825" table:style-name="Default_1">
            <text:p>13.3529825</text:p>
          </table:table-cell>
          <table:table-cell office:value-type="float" office:value="169.45508000000001" table:style-name="Default_1">
            <text:p>169.45508</text:p>
          </table:table-cell>
          <table:table-cell office:value-type="float" office:value="23.001000000000001" table:style-name="Default_1">
            <text:p>23.001</text:p>
          </table:table-cell>
          <table:table-cell office:value-type="float" office:value="136.5378" table:style-name="Default_1">
            <text:p>136.5378</text:p>
          </table:table-cell>
          <table:table-cell office:value-type="float" office:value="23.000872000000001" table:style-name="Default_1">
            <text:p>23.000872</text:p>
          </table:table-cell>
          <table:table-cell office:value-type="float" office:value="134.53502" table:style-name="Default_1">
            <text:p>134.53502</text:p>
          </table:table-cell>
          <table:table-cell office:value-type="float" office:value="23.00093" table:style-name="Default_1">
            <text:p>23.00093</text:p>
          </table:table-cell>
          <table:table-cell office:value-type="float" office:value="132.38197" table:style-name="Default_1">
            <text:p>132.38197</text:p>
          </table:table-cell>
          <table:table-cell office:value-type="float" office:value="23.001000000000001" table:style-name="Default_1">
            <text:p>23.001</text:p>
          </table:table-cell>
          <table:table-cell office:value-type="float" office:value="129.13657000000001" table:style-name="Default_1">
            <text:p>129.13657</text:p>
          </table:table-cell>
          <table:table-cell office:value-type="float" office:value="18.291665999999999" table:style-name="Default_1">
            <text:p>18.291666</text:p>
          </table:table-cell>
          <table:table-cell office:value-type="float" office:value="193.32044999999999" table:style-name="Default_1">
            <text:p>193.32045</text:p>
          </table:table-cell>
          <table:table-cell office:value-type="float" office:value="18.625" table:style-name="Default_1">
            <text:p>18.625</text:p>
          </table:table-cell>
          <table:table-cell office:value-type="float" office:value="195.93414000000001" table:style-name="Default_1">
            <text:p>195.93414</text:p>
          </table:table-cell>
          <table:table-cell office:value-type="float" office:value="17.849968000000001" table:style-name="Default_1">
            <text:p>17.849968</text:p>
          </table:table-cell>
          <table:table-cell office:value-type="float" office:value="185.13327000000001" table:style-name="Default_1">
            <text:p>185.13327</text:p>
          </table:table-cell>
          <table:table-cell office:value-type="float" office:value="19.291665999999999" table:style-name="Default_1">
            <text:p>19.291666</text:p>
          </table:table-cell>
          <table:table-cell office:value-type="float" office:value="111.33358" table:style-name="Default_1">
            <text:p>111.33358</text:p>
          </table:table-cell>
          <table:table-cell office:value-type="float" office:value="20.10848" table:style-name="Default_1">
            <text:p>20.10848</text:p>
          </table:table-cell>
          <table:table-cell office:value-type="float" office:value="153.37637000000001" table:style-name="Default_1">
            <text:p>153.37637</text:p>
          </table:table-cell>
          <table:table-cell office:value-type="float" office:value="20.458334000000001" table:style-name="Default_1">
            <text:p>20.458334</text:p>
          </table:table-cell>
          <table:table-cell office:value-type="float" office:value="152.55500000000001" table:style-name="Default_1">
            <text:p>152.555</text:p>
          </table:table-cell>
          <table:table-cell office:value-type="float" office:value="20.024249999999999" table:style-name="Default_1">
            <text:p>20.02425</text:p>
          </table:table-cell>
          <table:table-cell office:value-type="float" office:value="148.63824" table:style-name="Default_1">
            <text:p>148.63824</text:p>
          </table:table-cell>
          <table:table-cell office:value-type="float" office:value="21.125" table:style-name="Default_1">
            <text:p>21.125</text:p>
          </table:table-cell>
          <table:table-cell office:value-type="float" office:value="149.95752999999999" table:style-name="Default_1">
            <text:p>149.95753</text:p>
          </table:table-cell>
          <table:table-cell office:value-type="float" office:value="8.5166660000000007" table:style-name="Default_1">
            <text:p>8.516666</text:p>
          </table:table-cell>
          <table:table-cell office:value-type="float" office:value="147.52269999999999" table:style-name="Default_1">
            <text:p>147.5227</text:p>
          </table:table-cell>
          <table:table-cell office:value-type="float" office:value="8.85" table:style-name="Default_1">
            <text:p>8.85</text:p>
          </table:table-cell>
          <table:table-cell office:value-type="float" office:value="136.71884" table:style-name="Default_1">
            <text:p>136.71884</text:p>
          </table:table-cell>
          <table:table-cell office:value-type="float" office:value="9.1496429999999993" table:style-name="Default_1">
            <text:p>9.149643</text:p>
          </table:table-cell>
          <table:table-cell office:value-type="float" office:value="132.27869000000001" table:style-name="Default_1">
            <text:p>132.27869</text:p>
          </table:table-cell>
          <table:table-cell office:value-type="float" office:value="9.4327900000000007" table:style-name="Default_1">
            <text:p>9.43279</text:p>
          </table:table-cell>
          <table:table-cell office:value-type="float" office:value="115.25046" table:style-name="Default_1">
            <text:p>115.25046</text:p>
          </table:table-cell>
          <table:table-cell office:value-type="float" office:value="7.661702" table:style-name="Default_1">
            <text:p>7.661702</text:p>
          </table:table-cell>
          <table:table-cell office:value-type="float" office:value="152.37690000000001" table:style-name="Default_1">
            <text:p>152.3769</text:p>
          </table:table-cell>
          <table:table-cell office:value-type="float" office:value="8.3166670000000007" table:style-name="Default_1">
            <text:p>8.316667</text:p>
          </table:table-cell>
          <table:table-cell office:value-type="float" office:value="141.57329999999999" table:style-name="Default_1">
            <text:p>141.5733</text:p>
          </table:table-cell>
          <table:table-cell office:value-type="float" office:value="8.65" table:style-name="Default_1">
            <text:p>8.65</text:p>
          </table:table-cell>
          <table:table-cell office:value-type="float" office:value="374.82369999999997" table:style-name="Default_1">
            <text:p>374.8237</text:p>
          </table:table-cell>
          <table:table-cell office:value-type="float" office:value="8.9833339999999993" table:style-name="Default_1">
            <text:p>8.983334</text:p>
          </table:table-cell>
          <table:table-cell office:value-type="float" office:value="119.980034" table:style-name="Default_1">
            <text:p>119.980034</text:p>
          </table:table-cell>
          <table:table-cell office:value-type="float" office:value="16.086110999999999" table:style-name="Default_1">
            <text:p>16.086111</text:p>
          </table:table-cell>
          <table:table-cell office:value-type="float" office:value="209.58252999999999" table:style-name="Default_1">
            <text:p>209.58253</text:p>
          </table:table-cell>
          <table:table-cell office:value-type="float" office:value="17.583334000000001" table:style-name="Default_1">
            <text:p>17.583334</text:p>
          </table:table-cell>
          <table:table-cell office:value-type="float" office:value="131.04327000000001" table:style-name="Default_1">
            <text:p>131.04327</text:p>
          </table:table-cell>
          <table:table-cell office:value-type="float" office:value="17.916665999999999" table:style-name="Default_1">
            <text:p>17.916666</text:p>
          </table:table-cell>
          <table:table-cell office:value-type="float" office:value="197.24493000000001" table:style-name="Default_1">
            <text:p>197.24493</text:p>
          </table:table-cell>
          <table:table-cell office:value-type="float" office:value="18.25" table:style-name="Default_1">
            <text:p>18.25</text:p>
          </table:table-cell>
          <table:table-cell office:value-type="float" office:value="188.29007999999999" table:style-name="Default_1">
            <text:p>188.29008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9.6" table:style-name="Default_1">
            <text:p>9.6</text:p>
          </table:table-cell>
          <table:table-cell office:value-type="float" office:value="115.9242" table:style-name="Default_1">
            <text:p>115.9242</text:p>
          </table:table-cell>
          <table:table-cell office:value-type="float" office:value="9.9333329999999993" table:style-name="Default_1">
            <text:p>9.933333</text:p>
          </table:table-cell>
          <table:table-cell office:value-type="float" office:value="315.24612000000002" table:style-name="Default_1">
            <text:p>315.24612</text:p>
          </table:table-cell>
          <table:table-cell office:value-type="float" office:value="10.266666000000001" table:style-name="Default_1">
            <text:p>10.266666</text:p>
          </table:table-cell>
          <table:table-cell office:value-type="float" office:value="114.034874" table:style-name="Default_1">
            <text:p>114.034874</text:p>
          </table:table-cell>
          <table:table-cell office:value-type="float" office:value="10.6" table:style-name="Default_1">
            <text:p>10.6</text:p>
          </table:table-cell>
          <table:table-cell office:value-type="float" office:value="330.45465000000002" table:style-name="Default_1">
            <text:p>330.45465</text:p>
          </table:table-cell>
          <table:table-cell table:number-columns-repeated="16314"/>
        </table:table-row>
        <table:table-row table:style-name="ro1">
          <table:table-cell office:value-type="float" office:value="14.289631" table:style-name="Default_1">
            <text:p>14.289631</text:p>
          </table:table-cell>
          <table:table-cell office:value-type="float" office:value="175.78360000000001" table:style-name="Default_1">
            <text:p>175.7836</text:p>
          </table:table-cell>
          <table:table-cell office:value-type="float" office:value="14.589136999999999" table:style-name="Default_1">
            <text:p>14.589137</text:p>
          </table:table-cell>
          <table:table-cell office:value-type="float" office:value="103.23497" table:style-name="Default_1">
            <text:p>103.23497</text:p>
          </table:table-cell>
          <table:table-cell office:value-type="float" office:value="15.207380000000001" table:style-name="Default_1">
            <text:p>15.20738</text:p>
          </table:table-cell>
          <table:table-cell office:value-type="float" office:value="155.68510000000001" table:style-name="Default_1">
            <text:p>155.6851</text:p>
          </table:table-cell>
          <table:table-cell office:value-type="float" office:value="23.998280000000001" table:style-name="Default_1">
            <text:p>23.99828</text:p>
          </table:table-cell>
          <table:table-cell office:value-type="float" office:value="104.40779000000001" table:style-name="Default_1">
            <text:p>104.40779</text:p>
          </table:table-cell>
          <table:table-cell office:value-type="float" office:value="23.991667" table:style-name="Default_1">
            <text:p>23.991667</text:p>
          </table:table-cell>
          <table:table-cell office:value-type="float" office:value="102.40501399999999" table:style-name="Default_1">
            <text:p>102.405014</text:p>
          </table:table-cell>
          <table:table-cell office:value-type="float" office:value="23.991667" table:style-name="Default_1">
            <text:p>23.991667</text:p>
          </table:table-cell>
          <table:table-cell office:value-type="float" office:value="100.25197" table:style-name="Default_1">
            <text:p>100.25197</text:p>
          </table:table-cell>
          <table:table-cell office:value-type="float" office:value="23.992381999999999" table:style-name="Default_1">
            <text:p>23.992382</text:p>
          </table:table-cell>
          <table:table-cell office:value-type="float" office:value="97.006559999999993" table:style-name="Default_1">
            <text:p>97.00656</text:p>
          </table:table-cell>
          <table:table-cell office:value-type="float" office:value="19.748161" table:style-name="Default_1">
            <text:p>19.748161</text:p>
          </table:table-cell>
          <table:table-cell office:value-type="float" office:value="179.55042" table:style-name="Default_1">
            <text:p>179.55042</text:p>
          </table:table-cell>
          <table:table-cell office:value-type="float" office:value="19.05" table:style-name="Default_1">
            <text:p>19.05</text:p>
          </table:table-cell>
          <table:table-cell office:value-type="float" office:value="182.16417000000001" table:style-name="Default_1">
            <text:p>182.16417</text:p>
          </table:table-cell>
          <table:table-cell office:value-type="float" office:value="19.383333" table:style-name="Default_1">
            <text:p>19.383333</text:p>
          </table:table-cell>
          <table:table-cell office:value-type="float" office:value="171.36330000000001" table:style-name="Default_1">
            <text:p>171.3633</text:p>
          </table:table-cell>
          <table:table-cell office:value-type="float" office:value="19.716667000000001" table:style-name="Default_1">
            <text:p>19.716667</text:p>
          </table:table-cell>
          <table:table-cell office:value-type="float" office:value="97.563545000000005" table:style-name="Default_1">
            <text:p>97.563545</text:p>
          </table:table-cell>
          <table:table-cell office:value-type="float" office:value="20.725000000000001" table:style-name="Default_1">
            <text:p>20.725</text:p>
          </table:table-cell>
          <table:table-cell office:value-type="float" office:value="133.93636000000001" table:style-name="Default_1">
            <text:p>133.93636</text:p>
          </table:table-cell>
          <table:table-cell office:value-type="float" office:value="21.058332" table:style-name="Default_1">
            <text:p>21.058332</text:p>
          </table:table-cell>
          <table:table-cell office:value-type="float" office:value="133.11503999999999" table:style-name="Default_1">
            <text:p>133.11504</text:p>
          </table:table-cell>
          <table:table-cell office:value-type="float" office:value="21.391666000000001" table:style-name="Default_1">
            <text:p>21.391666</text:p>
          </table:table-cell>
          <table:table-cell office:value-type="float" office:value="129.19823" table:style-name="Default_1">
            <text:p>129.19823</text:p>
          </table:table-cell>
          <table:table-cell office:value-type="float" office:value="22.773620000000001" table:style-name="Default_1">
            <text:p>22.77362</text:p>
          </table:table-cell>
          <table:table-cell office:value-type="float" office:value="130.51751999999999" table:style-name="Default_1">
            <text:p>130.51752</text:p>
          </table:table-cell>
          <table:table-cell office:value-type="float" office:value="9" table:style-name="Default_1">
            <text:p>9</text:p>
          </table:table-cell>
          <table:table-cell office:value-type="float" office:value="131.86269999999999" table:style-name="Default_1">
            <text:p>131.8627</text:p>
          </table:table-cell>
          <table:table-cell office:value-type="float" office:value="9.3333329999999997" table:style-name="Default_1">
            <text:p>9.333333</text:p>
          </table:table-cell>
          <table:table-cell office:value-type="float" office:value="121.05886" table:style-name="Default_1">
            <text:p>121.05886</text:p>
          </table:table-cell>
          <table:table-cell office:value-type="float" office:value="9.6666670000000003" table:style-name="Default_1">
            <text:p>9.666667</text:p>
          </table:table-cell>
          <table:table-cell office:value-type="float" office:value="116.618675" table:style-name="Default_1">
            <text:p>116.618675</text:p>
          </table:table-cell>
          <table:table-cell office:value-type="float" office:value="10.159981999999999" table:style-name="Default_1">
            <text:p>10.159982</text:p>
          </table:table-cell>
          <table:table-cell office:value-type="float" office:value="99.590450000000004" table:style-name="Default_1">
            <text:p>99.59045</text:p>
          </table:table-cell>
          <table:table-cell office:value-type="float" office:value="8.4833339999999993" table:style-name="Default_1">
            <text:p>8.483334</text:p>
          </table:table-cell>
          <table:table-cell office:value-type="float" office:value="136.17689999999999" table:style-name="Default_1">
            <text:p>136.1769</text:p>
          </table:table-cell>
          <table:table-cell office:value-type="float" office:value="8.8166670000000007" table:style-name="Default_1">
            <text:p>8.816667</text:p>
          </table:table-cell>
          <table:table-cell office:value-type="float" office:value="125.37331" table:style-name="Default_1">
            <text:p>125.37331</text:p>
          </table:table-cell>
          <table:table-cell office:value-type="float" office:value="9.15" table:style-name="Default_1">
            <text:p>9.15</text:p>
          </table:table-cell>
          <table:table-cell office:value-type="float" office:value="358.62369999999999" table:style-name="Default_1">
            <text:p>358.6237</text:p>
          </table:table-cell>
          <table:table-cell office:value-type="float" office:value="9.5893359999999994" table:style-name="Default_1">
            <text:p>9.589336</text:p>
          </table:table-cell>
          <table:table-cell office:value-type="float" office:value="103.78003" table:style-name="Default_1">
            <text:p>103.78003</text:p>
          </table:table-cell>
          <table:table-cell office:value-type="float" office:value="19.557915000000001" table:style-name="Default_1">
            <text:p>19.557915</text:p>
          </table:table-cell>
          <table:table-cell office:value-type="float" office:value="193.38254000000001" table:style-name="Default_1">
            <text:p>193.38254</text:p>
          </table:table-cell>
          <table:table-cell office:value-type="float" office:value="18.083334000000001" table:style-name="Default_1">
            <text:p>18.083334</text:p>
          </table:table-cell>
          <table:table-cell office:value-type="float" office:value="114.84327999999999" table:style-name="Default_1">
            <text:p>114.84328</text:p>
          </table:table-cell>
          <table:table-cell office:value-type="float" office:value="18.739107000000001" table:style-name="Default_1">
            <text:p>18.739107</text:p>
          </table:table-cell>
          <table:table-cell office:value-type="float" office:value="181.04494" table:style-name="Default_1">
            <text:p>181.04494</text:p>
          </table:table-cell>
          <table:table-cell office:value-type="float" office:value="18.75" table:style-name="Default_1">
            <text:p>18.75</text:p>
          </table:table-cell>
          <table:table-cell office:value-type="float" office:value="172.09009" table:style-name="Default_1">
            <text:p>172.09009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0.219757" table:style-name="Default_1">
            <text:p>10.219757</text:p>
          </table:table-cell>
          <table:table-cell office:value-type="float" office:value="102.15423" table:style-name="Default_1">
            <text:p>102.15423</text:p>
          </table:table-cell>
          <table:table-cell office:value-type="float" office:value="10.358333999999999" table:style-name="Default_1">
            <text:p>10.358334</text:p>
          </table:table-cell>
          <table:table-cell office:value-type="float" office:value="301.47609999999997" table:style-name="Default_1">
            <text:p>301.4761</text:p>
          </table:table-cell>
          <table:table-cell office:value-type="float" office:value="11.009995" table:style-name="Default_1">
            <text:p>11.009995</text:p>
          </table:table-cell>
          <table:table-cell office:value-type="float" office:value="100.26487" table:style-name="Default_1">
            <text:p>100.26487</text:p>
          </table:table-cell>
          <table:table-cell office:value-type="float" office:value="11.025" table:style-name="Default_1">
            <text:p>11.025</text:p>
          </table:table-cell>
          <table:table-cell office:value-type="float" office:value="316.68466000000001" table:style-name="Default_1">
            <text:p>316.68466</text:p>
          </table:table-cell>
          <table:table-cell table:number-columns-repeated="16314"/>
        </table:table-row>
        <table:table-row table:style-name="ro1">
          <table:table-cell office:value-type="float" office:value="14.516487" table:style-name="Default_1">
            <text:p>14.516487</text:p>
          </table:table-cell>
          <table:table-cell office:value-type="float" office:value="175.78360000000001" table:style-name="Default_1">
            <text:p>175.7836</text:p>
          </table:table-cell>
          <table:table-cell office:value-type="float" office:value="15.069459999999999" table:style-name="Default_1">
            <text:p>15.06946</text:p>
          </table:table-cell>
          <table:table-cell office:value-type="float" office:value="117.64465" table:style-name="Default_1">
            <text:p>117.64465</text:p>
          </table:table-cell>
          <table:table-cell office:value-type="float" office:value="16.605440000000002" table:style-name="Default_1">
            <text:p>16.60544</text:p>
          </table:table-cell>
          <table:table-cell office:value-type="float" office:value="197.62689" table:style-name="Default_1">
            <text:p>197.62689</text:p>
          </table:table-cell>
          <table:table-cell office:value-type="float" office:value="23.999548000000001" table:style-name="Default_1">
            <text:p>23.999548</text:p>
          </table:table-cell>
          <table:table-cell office:value-type="float" office:value="104.40779000000001" table:style-name="Default_1">
            <text:p>104.40779</text:p>
          </table:table-cell>
          <table:table-cell office:value-type="float" office:value="24" table:style-name="Default_1">
            <text:p>24</text:p>
          </table:table-cell>
          <table:table-cell office:value-type="float" office:value="102.40501399999999" table:style-name="Default_1">
            <text:p>102.405014</text:p>
          </table:table-cell>
          <table:table-cell office:value-type="float" office:value="24" table:style-name="Default_1">
            <text:p>24</text:p>
          </table:table-cell>
          <table:table-cell office:value-type="float" office:value="100.25197" table:style-name="Default_1">
            <text:p>100.25197</text:p>
          </table:table-cell>
          <table:table-cell office:value-type="float" office:value="23.998642" table:style-name="Default_1">
            <text:p>23.998642</text:p>
          </table:table-cell>
          <table:table-cell office:value-type="float" office:value="97.006559999999993" table:style-name="Default_1">
            <text:p>97.00656</text:p>
          </table:table-cell>
          <table:table-cell office:value-type="float" office:value="20.184229999999999" table:style-name="Default_1">
            <text:p>20.18423</text:p>
          </table:table-cell>
          <table:table-cell office:value-type="float" office:value="192.63249999999999" table:style-name="Default_1">
            <text:p>192.6325</text:p>
          </table:table-cell>
          <table:table-cell office:value-type="float" office:value="21.116667" table:style-name="Default_1">
            <text:p>21.116667</text:p>
          </table:table-cell>
          <table:table-cell office:value-type="float" office:value="182.16417000000001" table:style-name="Default_1">
            <text:p>182.16417</text:p>
          </table:table-cell>
          <table:table-cell office:value-type="float" office:value="21.45" table:style-name="Default_1">
            <text:p>21.45</text:p>
          </table:table-cell>
          <table:table-cell office:value-type="float" office:value="171.36330000000001" table:style-name="Default_1">
            <text:p>171.3633</text:p>
          </table:table-cell>
          <table:table-cell office:value-type="float" office:value="21.783332999999999" table:style-name="Default_1">
            <text:p>21.783333</text:p>
          </table:table-cell>
          <table:table-cell office:value-type="float" office:value="159.5635" table:style-name="Default_1">
            <text:p>159.5635</text:p>
          </table:table-cell>
          <table:table-cell office:value-type="float" office:value="23" table:style-name="Default_1">
            <text:p>23</text:p>
          </table:table-cell>
          <table:table-cell office:value-type="float" office:value="133.93636000000001" table:style-name="Default_1">
            <text:p>133.93636</text:p>
          </table:table-cell>
          <table:table-cell office:value-type="float" office:value="23" table:style-name="Default_1">
            <text:p>23</text:p>
          </table:table-cell>
          <table:table-cell office:value-type="float" office:value="133.11503999999999" table:style-name="Default_1">
            <text:p>133.11504</text:p>
          </table:table-cell>
          <table:table-cell office:value-type="float" office:value="23" table:style-name="Default_1">
            <text:p>23</text:p>
          </table:table-cell>
          <table:table-cell office:value-type="float" office:value="129.19823" table:style-name="Default_1">
            <text:p>129.19823</text:p>
          </table:table-cell>
          <table:table-cell office:value-type="float" office:value="22.781320000000001" table:style-name="Default_1">
            <text:p>22.78132</text:p>
          </table:table-cell>
          <table:table-cell office:value-type="float" office:value="130.51751999999999" table:style-name="Default_1">
            <text:p>130.51752</text:p>
          </table:table-cell>
          <table:table-cell office:value-type="float" office:value="9.7666660000000007" table:style-name="Default_1">
            <text:p>9.766666</text:p>
          </table:table-cell>
          <table:table-cell office:value-type="float" office:value="131.86269999999999" table:style-name="Default_1">
            <text:p>131.8627</text:p>
          </table:table-cell>
          <table:table-cell office:value-type="float" office:value="10.1" table:style-name="Default_1">
            <text:p>10.1</text:p>
          </table:table-cell>
          <table:table-cell office:value-type="float" office:value="121.05886" table:style-name="Default_1">
            <text:p>121.05886</text:p>
          </table:table-cell>
          <table:table-cell office:value-type="float" office:value="10.433332999999999" table:style-name="Default_1">
            <text:p>10.433333</text:p>
          </table:table-cell>
          <table:table-cell office:value-type="float" office:value="116.618675" table:style-name="Default_1">
            <text:p>116.618675</text:p>
          </table:table-cell>
          <table:table-cell office:value-type="float" office:value="10.73856" table:style-name="Default_1">
            <text:p>10.73856</text:p>
          </table:table-cell>
          <table:table-cell office:value-type="float" office:value="116.947784" table:style-name="Default_1">
            <text:p>116.947784</text:p>
          </table:table-cell>
          <table:table-cell office:value-type="float" office:value="8.739179" table:style-name="Default_1">
            <text:p>8.739179</text:p>
          </table:table-cell>
          <table:table-cell office:value-type="float" office:value="369.23876999999999" table:style-name="Default_1">
            <text:p>369.23877</text:p>
          </table:table-cell>
          <table:table-cell office:value-type="float" office:value="9.5500000000000007" table:style-name="Default_1">
            <text:p>9.55</text:p>
          </table:table-cell>
          <table:table-cell office:value-type="float" office:value="125.37331" table:style-name="Default_1">
            <text:p>125.37331</text:p>
          </table:table-cell>
          <table:table-cell office:value-type="float" office:value="9.8833330000000004" table:style-name="Default_1">
            <text:p>9.883333</text:p>
          </table:table-cell>
          <table:table-cell office:value-type="float" office:value="358.62369999999999" table:style-name="Default_1">
            <text:p>358.6237</text:p>
          </table:table-cell>
          <table:table-cell office:value-type="float" office:value="9.8954810000000002" table:style-name="Default_1">
            <text:p>9.895481</text:p>
          </table:table-cell>
          <table:table-cell office:value-type="float" office:value="382.66257000000002" table:style-name="Default_1">
            <text:p>382.66257</text:p>
          </table:table-cell>
          <table:table-cell office:value-type="float" office:value="19.745612999999999" table:style-name="Default_1">
            <text:p>19.745613</text:p>
          </table:table-cell>
          <table:table-cell office:value-type="float" office:value="193.38254000000001" table:style-name="Default_1">
            <text:p>193.38254</text:p>
          </table:table-cell>
          <table:table-cell office:value-type="float" office:value="20.083334000000001" table:style-name="Default_1">
            <text:p>20.083334</text:p>
          </table:table-cell>
          <table:table-cell office:value-type="float" office:value="174.84327999999999" table:style-name="Default_1">
            <text:p>174.84328</text:p>
          </table:table-cell>
          <table:table-cell office:value-type="float" office:value="18.899713999999999" table:style-name="Default_1">
            <text:p>18.899714</text:p>
          </table:table-cell>
          <table:table-cell office:value-type="float" office:value="181.04494" table:style-name="Default_1">
            <text:p>181.04494</text:p>
          </table:table-cell>
          <table:table-cell office:value-type="float" office:value="20.75" table:style-name="Default_1">
            <text:p>20.75</text:p>
          </table:table-cell>
          <table:table-cell office:value-type="float" office:value="172.09009" table:style-name="Default_1">
            <text:p>172.09009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0.661781" table:style-name="Default_1">
            <text:p>10.661781</text:p>
          </table:table-cell>
          <table:table-cell office:value-type="float" office:value="115.41495500000001" table:style-name="Default_1">
            <text:p>115.414955</text:p>
          </table:table-cell>
          <table:table-cell office:value-type="float" office:value="11.066667000000001" table:style-name="Default_1">
            <text:p>11.066667</text:p>
          </table:table-cell>
          <table:table-cell office:value-type="float" office:value="301.47609999999997" table:style-name="Default_1">
            <text:p>301.4761</text:p>
          </table:table-cell>
          <table:table-cell office:value-type="float" office:value="11.234821" table:style-name="Default_1">
            <text:p>11.234821</text:p>
          </table:table-cell>
          <table:table-cell office:value-type="float" office:value="305.06997999999999" table:style-name="Default_1">
            <text:p>305.06998</text:p>
          </table:table-cell>
          <table:table-cell office:value-type="float" office:value="11.733333999999999" table:style-name="Default_1">
            <text:p>11.733334</text:p>
          </table:table-cell>
          <table:table-cell office:value-type="float" office:value="316.68466000000001" table:style-name="Default_1">
            <text:p>316.68466</text:p>
          </table:table-cell>
          <table:table-cell table:number-columns-repeated="16314"/>
        </table:table-row>
        <table:table-row table:style-name="ro1">
          <table:table-cell office:value-type="float" office:value="17.00628" table:style-name="Default_1">
            <text:p>17.00628</text:p>
          </table:table-cell>
          <table:table-cell office:value-type="float" office:value="162.01363000000001" table:style-name="Default_1">
            <text:p>162.01363</text:p>
          </table:table-cell>
          <table:table-cell office:value-type="float" office:value="16.841667000000001" table:style-name="Default_1">
            <text:p>16.841667</text:p>
          </table:table-cell>
          <table:table-cell office:value-type="float" office:value="103.87461999999999" table:style-name="Default_1">
            <text:p>103.87462</text:p>
          </table:table-cell>
          <table:table-cell office:value-type="float" office:value="17.175000000000001" table:style-name="Default_1">
            <text:p>17.175</text:p>
          </table:table-cell>
          <table:table-cell office:value-type="float" office:value="183.85692" table:style-name="Default_1">
            <text:p>183.85692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1.041665999999999" table:style-name="Default_1">
            <text:p>21.041666</text:p>
          </table:table-cell>
          <table:table-cell office:value-type="float" office:value="184.26250999999999" table:style-name="Default_1">
            <text:p>184.26251</text:p>
          </table:table-cell>
          <table:table-cell office:value-type="float" office:value="21.375" table:style-name="Default_1">
            <text:p>21.375</text:p>
          </table:table-cell>
          <table:table-cell office:value-type="float" office:value="173.79417000000001" table:style-name="Default_1">
            <text:p>173.79417</text:p>
          </table:table-cell>
          <table:table-cell office:value-type="float" office:value="21.708334000000001" table:style-name="Default_1">
            <text:p>21.708334</text:p>
          </table:table-cell>
          <table:table-cell office:value-type="float" office:value="162.9933" table:style-name="Default_1">
            <text:p>162.9933</text:p>
          </table:table-cell>
          <table:table-cell office:value-type="float" office:value="22.259802000000001" table:style-name="Default_1">
            <text:p>22.259802</text:p>
          </table:table-cell>
          <table:table-cell office:value-type="float" office:value="151.19351" table:style-name="Default_1">
            <text:p>151.19351</text:p>
          </table:table-cell>
          <table:table-cell office:value-type="float" office:value="23.992463999999998" table:style-name="Default_1">
            <text:p>23.992464</text:p>
          </table:table-cell>
          <table:table-cell office:value-type="float" office:value="101.80634999999999" table:style-name="Default_1">
            <text:p>101.80635</text:p>
          </table:table-cell>
          <table:table-cell office:value-type="float" office:value="23.991667" table:style-name="Default_1">
            <text:p>23.991667</text:p>
          </table:table-cell>
          <table:table-cell office:value-type="float" office:value="100.98502999999999" table:style-name="Default_1">
            <text:p>100.98503</text:p>
          </table:table-cell>
          <table:table-cell office:value-type="float" office:value="23.995562" table:style-name="Default_1">
            <text:p>23.995562</text:p>
          </table:table-cell>
          <table:table-cell office:value-type="float" office:value="97.068219999999997" table:style-name="Default_1">
            <text:p>97.06822</text:p>
          </table:table-cell>
          <table:table-cell office:value-type="float" office:value="23.994543" table:style-name="Default_1">
            <text:p>23.994543</text:p>
          </table:table-cell>
          <table:table-cell office:value-type="float" office:value="98.387510000000006" table:style-name="Default_1">
            <text:p>98.38751</text:p>
          </table:table-cell>
          <table:table-cell office:value-type="float" office:value="13.434065" table:style-name="Default_1">
            <text:p>13.434065</text:p>
          </table:table-cell>
          <table:table-cell office:value-type="float" office:value="115.93268999999999" table:style-name="Default_1">
            <text:p>115.93269</text:p>
          </table:table-cell>
          <table:table-cell office:value-type="float" office:value="12.124356000000001" table:style-name="Default_1">
            <text:p>12.124356</text:p>
          </table:table-cell>
          <table:table-cell office:value-type="float" office:value="105.12889" table:style-name="Default_1">
            <text:p>105.12889</text:p>
          </table:table-cell>
          <table:table-cell office:value-type="float" office:value="11.6098795" table:style-name="Default_1">
            <text:p>11.6098795</text:p>
          </table:table-cell>
          <table:table-cell office:value-type="float" office:value="100.68867" table:style-name="Default_1">
            <text:p>100.68867</text:p>
          </table:table-cell>
          <table:table-cell office:value-type="float" office:value="14.075885" table:style-name="Default_1">
            <text:p>14.075885</text:p>
          </table:table-cell>
          <table:table-cell office:value-type="float" office:value="101.01778" table:style-name="Default_1">
            <text:p>101.01778</text:p>
          </table:table-cell>
          <table:table-cell office:value-type="float" office:value="9.7249999999999996" table:style-name="Default_1">
            <text:p>9.725</text:p>
          </table:table-cell>
          <table:table-cell office:value-type="float" office:value="352.76873999999998" table:style-name="Default_1">
            <text:p>352.76874</text:p>
          </table:table-cell>
          <table:table-cell office:value-type="float" office:value="10.096235999999999" table:style-name="Default_1">
            <text:p>10.096236</text:p>
          </table:table-cell>
          <table:table-cell office:value-type="float" office:value="108.903305" table:style-name="Default_1">
            <text:p>108.903305</text:p>
          </table:table-cell>
          <table:table-cell office:value-type="float" office:value="10.391666000000001" table:style-name="Default_1">
            <text:p>10.391666</text:p>
          </table:table-cell>
          <table:table-cell office:value-type="float" office:value="342.15370000000001" table:style-name="Default_1">
            <text:p>342.1537</text:p>
          </table:table-cell>
          <table:table-cell office:value-type="float" office:value="10.836601" table:style-name="Default_1">
            <text:p>10.836601</text:p>
          </table:table-cell>
          <table:table-cell office:value-type="float" office:value="366.19254000000001" table:style-name="Default_1">
            <text:p>366.19254</text:p>
          </table:table-cell>
          <table:table-cell office:value-type="float" office:value="21.013892999999999" table:style-name="Default_1">
            <text:p>21.013893</text:p>
          </table:table-cell>
          <table:table-cell office:value-type="float" office:value="179.07250999999999" table:style-name="Default_1">
            <text:p>179.07251</text:p>
          </table:table-cell>
          <table:table-cell office:value-type="float" office:value="20.792484000000002" table:style-name="Default_1">
            <text:p>20.792484</text:p>
          </table:table-cell>
          <table:table-cell office:value-type="float" office:value="160.53331" table:style-name="Default_1">
            <text:p>160.53331</text:p>
          </table:table-cell>
          <table:table-cell office:value-type="float" office:value="20.858333999999999" table:style-name="Default_1">
            <text:p>20.858334</text:p>
          </table:table-cell>
          <table:table-cell office:value-type="float" office:value="166.73491000000001" table:style-name="Default_1">
            <text:p>166.73491</text:p>
          </table:table-cell>
          <table:table-cell office:value-type="float" office:value="21.191668" table:style-name="Default_1">
            <text:p>21.191668</text:p>
          </table:table-cell>
          <table:table-cell office:value-type="float" office:value="157.78005999999999" table:style-name="Default_1">
            <text:p>157.78006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1.470947000000001" table:style-name="Default_1">
            <text:p>11.470947</text:p>
          </table:table-cell>
          <table:table-cell office:value-type="float" office:value="97.324950000000001" table:style-name="Default_1">
            <text:p>97.32495</text:p>
          </table:table-cell>
          <table:table-cell office:value-type="float" office:value="11.625" table:style-name="Default_1">
            <text:p>11.625</text:p>
          </table:table-cell>
          <table:table-cell office:value-type="float" office:value="283.3861" table:style-name="Default_1">
            <text:p>283.3861</text:p>
          </table:table-cell>
          <table:table-cell office:value-type="float" office:value="11.958333" table:style-name="Default_1">
            <text:p>11.958333</text:p>
          </table:table-cell>
          <table:table-cell office:value-type="float" office:value="286.97998000000001" table:style-name="Default_1">
            <text:p>286.97998</text:p>
          </table:table-cell>
          <table:table-cell office:value-type="float" office:value="12.351336" table:style-name="Default_1">
            <text:p>12.351336</text:p>
          </table:table-cell>
          <table:table-cell office:value-type="float" office:value="298.59467000000001" table:style-name="Default_1">
            <text:p>298.59467</text:p>
          </table:table-cell>
          <table:table-cell table:number-columns-repeated="16314"/>
        </table:table-row>
        <table:table-row table:style-name="ro1">
          <table:table-cell office:value-type="float" office:value="18.388214000000001" table:style-name="Default_1">
            <text:p>18.388214</text:p>
          </table:table-cell>
          <table:table-cell office:value-type="float" office:value="203.47162" table:style-name="Default_1">
            <text:p>203.47162</text:p>
          </table:table-cell>
          <table:table-cell office:value-type="float" office:value="19.008333" table:style-name="Default_1">
            <text:p>19.008333</text:p>
          </table:table-cell>
          <table:table-cell office:value-type="float" office:value="168.87459999999999" table:style-name="Default_1">
            <text:p>168.8746</text:p>
          </table:table-cell>
          <table:table-cell office:value-type="float" office:value="19.341667000000001" table:style-name="Default_1">
            <text:p>19.341667</text:p>
          </table:table-cell>
          <table:table-cell office:value-type="float" office:value="183.85692" table:style-name="Default_1">
            <text:p>183.85692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1.333334000000001" table:style-name="Default_1">
            <text:p>21.333334</text:p>
          </table:table-cell>
          <table:table-cell office:value-type="float" office:value="184.26250999999999" table:style-name="Default_1">
            <text:p>184.26251</text:p>
          </table:table-cell>
          <table:table-cell office:value-type="float" office:value="21.666665999999999" table:style-name="Default_1">
            <text:p>21.666666</text:p>
          </table:table-cell>
          <table:table-cell office:value-type="float" office:value="173.79417000000001" table:style-name="Default_1">
            <text:p>173.79417</text:p>
          </table:table-cell>
          <table:table-cell office:value-type="float" office:value="22" table:style-name="Default_1">
            <text:p>22</text:p>
          </table:table-cell>
          <table:table-cell office:value-type="float" office:value="162.9933" table:style-name="Default_1">
            <text:p>162.9933</text:p>
          </table:table-cell>
          <table:table-cell office:value-type="float" office:value="22.294266" table:style-name="Default_1">
            <text:p>22.294266</text:p>
          </table:table-cell>
          <table:table-cell office:value-type="float" office:value="151.19351" table:style-name="Default_1">
            <text:p>151.19351</text:p>
          </table:table-cell>
          <table:table-cell office:value-type="float" office:value="23.999096000000002" table:style-name="Default_1">
            <text:p>23.999096</text:p>
          </table:table-cell>
          <table:table-cell office:value-type="float" office:value="101.80634999999999" table:style-name="Default_1">
            <text:p>101.80635</text:p>
          </table:table-cell>
          <table:table-cell office:value-type="float" office:value="24" table:style-name="Default_1">
            <text:p>24</text:p>
          </table:table-cell>
          <table:table-cell office:value-type="float" office:value="100.98502999999999" table:style-name="Default_1">
            <text:p>100.98503</text:p>
          </table:table-cell>
          <table:table-cell office:value-type="float" office:value="23.995811" table:style-name="Default_1">
            <text:p>23.995811</text:p>
          </table:table-cell>
          <table:table-cell office:value-type="float" office:value="97.068219999999997" table:style-name="Default_1">
            <text:p>97.06822</text:p>
          </table:table-cell>
          <table:table-cell office:value-type="float" office:value="23.99849" table:style-name="Default_1">
            <text:p>23.99849</text:p>
          </table:table-cell>
          <table:table-cell office:value-type="float" office:value="98.387510000000006" table:style-name="Default_1">
            <text:p>98.38751</text:p>
          </table:table-cell>
          <table:table-cell office:value-type="float" office:value="15.579447" table:style-name="Default_1">
            <text:p>15.579447</text:p>
          </table:table-cell>
          <table:table-cell office:value-type="float" office:value="180.29416000000001" table:style-name="Default_1">
            <text:p>180.29416</text:p>
          </table:table-cell>
          <table:table-cell office:value-type="float" office:value="14.787283" table:style-name="Default_1">
            <text:p>14.787283</text:p>
          </table:table-cell>
          <table:table-cell office:value-type="float" office:value="185.01669999999999" table:style-name="Default_1">
            <text:p>185.0167</text:p>
          </table:table-cell>
          <table:table-cell office:value-type="float" office:value="13.534019000000001" table:style-name="Default_1">
            <text:p>13.534019</text:p>
          </table:table-cell>
          <table:table-cell office:value-type="float" office:value="158.41287" table:style-name="Default_1">
            <text:p>158.41287</text:p>
          </table:table-cell>
          <table:table-cell office:value-type="float" office:value="16.645278999999999" table:style-name="Default_1">
            <text:p>16.645279</text:p>
          </table:table-cell>
          <table:table-cell office:value-type="float" office:value="178.09961000000001" table:style-name="Default_1">
            <text:p>178.09961</text:p>
          </table:table-cell>
          <table:table-cell office:value-type="float" office:value="10.416667" table:style-name="Default_1">
            <text:p>10.416667</text:p>
          </table:table-cell>
          <table:table-cell office:value-type="float" office:value="352.76873999999998" table:style-name="Default_1">
            <text:p>352.76874</text:p>
          </table:table-cell>
          <table:table-cell office:value-type="float" office:value="10.402390499999999" table:style-name="Default_1">
            <text:p>10.4023905</text:p>
          </table:table-cell>
          <table:table-cell office:value-type="float" office:value="387.79462000000001" table:style-name="Default_1">
            <text:p>387.79462</text:p>
          </table:table-cell>
          <table:table-cell office:value-type="float" office:value="11.083333" table:style-name="Default_1">
            <text:p>11.083333</text:p>
          </table:table-cell>
          <table:table-cell office:value-type="float" office:value="342.15370000000001" table:style-name="Default_1">
            <text:p>342.1537</text:p>
          </table:table-cell>
          <table:table-cell office:value-type="float" office:value="11.116433000000001" table:style-name="Default_1">
            <text:p>11.116433</text:p>
          </table:table-cell>
          <table:table-cell office:value-type="float" office:value="374.58749999999998" table:style-name="Default_1">
            <text:p>374.5875</text:p>
          </table:table-cell>
          <table:table-cell office:value-type="float" office:value="21.104140999999998" table:style-name="Default_1">
            <text:p>21.104141</text:p>
          </table:table-cell>
          <table:table-cell office:value-type="float" office:value="179.07250999999999" table:style-name="Default_1">
            <text:p>179.07251</text:p>
          </table:table-cell>
          <table:table-cell office:value-type="float" office:value="21.385939" table:style-name="Default_1">
            <text:p>21.385939</text:p>
          </table:table-cell>
          <table:table-cell office:value-type="float" office:value="178.33694" table:style-name="Default_1">
            <text:p>178.33694</text:p>
          </table:table-cell>
          <table:table-cell office:value-type="float" office:value="21.824999999999999" table:style-name="Default_1">
            <text:p>21.825</text:p>
          </table:table-cell>
          <table:table-cell office:value-type="float" office:value="166.73491000000001" table:style-name="Default_1">
            <text:p>166.73491</text:p>
          </table:table-cell>
          <table:table-cell office:value-type="float" office:value="22.158332999999999" table:style-name="Default_1">
            <text:p>22.158333</text:p>
          </table:table-cell>
          <table:table-cell office:value-type="float" office:value="157.78005999999999" table:style-name="Default_1">
            <text:p>157.78006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1.727767" table:style-name="Default_1">
            <text:p>11.727767</text:p>
          </table:table-cell>
          <table:table-cell office:value-type="float" office:value="331.2749" table:style-name="Default_1">
            <text:p>331.2749</text:p>
          </table:table-cell>
          <table:table-cell office:value-type="float" office:value="12.233333999999999" table:style-name="Default_1">
            <text:p>12.233334</text:p>
          </table:table-cell>
          <table:table-cell office:value-type="float" office:value="283.3861" table:style-name="Default_1">
            <text:p>283.3861</text:p>
          </table:table-cell>
          <table:table-cell office:value-type="float" office:value="12.566667000000001" table:style-name="Default_1">
            <text:p>12.566667</text:p>
          </table:table-cell>
          <table:table-cell office:value-type="float" office:value="286.97998000000001" table:style-name="Default_1">
            <text:p>286.97998</text:p>
          </table:table-cell>
          <table:table-cell office:value-type="float" office:value="12.604267" table:style-name="Default_1">
            <text:p>12.604267</text:p>
          </table:table-cell>
          <table:table-cell office:value-type="float" office:value="298.59467000000001" table:style-name="Default_1">
            <text:p>298.59467</text:p>
          </table:table-cell>
          <table:table-cell table:number-columns-repeated="16314"/>
        </table:table-row>
        <table:table-row table:style-name="ro1">
          <table:table-cell office:value-type="float" office:value="19.016666000000001" table:style-name="Default_1">
            <text:p>19.016666</text:p>
          </table:table-cell>
          <table:table-cell office:value-type="float" office:value="192.4016" table:style-name="Default_1">
            <text:p>192.4016</text:p>
          </table:table-cell>
          <table:table-cell office:value-type="float" office:value="20.237162000000001" table:style-name="Default_1">
            <text:p>20.237162</text:p>
          </table:table-cell>
          <table:table-cell office:value-type="float" office:value="157.80457999999999" table:style-name="Default_1">
            <text:p>157.80458</text:p>
          </table:table-cell>
          <table:table-cell office:value-type="float" office:value="19.683332" table:style-name="Default_1">
            <text:p>19.683332</text:p>
          </table:table-cell>
          <table:table-cell office:value-type="float" office:value="172.78695999999999" table:style-name="Default_1">
            <text:p>172.78696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3" table:style-name="Default_1">
            <text:p>23</text:p>
          </table:table-cell>
          <table:table-cell office:value-type="float" office:value="130.26253" table:style-name="Default_1">
            <text:p>130.26253</text:p>
          </table:table-cell>
          <table:table-cell office:value-type="float" office:value="23.000578000000001" table:style-name="Default_1">
            <text:p>23.000578</text:p>
          </table:table-cell>
          <table:table-cell office:value-type="float" office:value="130.59415000000001" table:style-name="Default_1">
            <text:p>130.59415</text:p>
          </table:table-cell>
          <table:table-cell office:value-type="float" office:value="23" table:style-name="Default_1">
            <text:p>23</text:p>
          </table:table-cell>
          <table:table-cell office:value-type="float" office:value="130.59329" table:style-name="Default_1">
            <text:p>130.59329</text:p>
          </table:table-cell>
          <table:table-cell office:value-type="float" office:value="23.000285999999999" table:style-name="Default_1">
            <text:p>23.000286</text:p>
          </table:table-cell>
          <table:table-cell office:value-type="float" office:value="129.59353999999999" table:style-name="Default_1">
            <text:p>129.59354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8.376045000000001" table:style-name="Default_1">
            <text:p>18.376045</text:p>
          </table:table-cell>
          <table:table-cell office:value-type="float" office:value="164.36415" table:style-name="Default_1">
            <text:p>164.36415</text:p>
          </table:table-cell>
          <table:table-cell office:value-type="float" office:value="18.282322000000001" table:style-name="Default_1">
            <text:p>18.282322</text:p>
          </table:table-cell>
          <table:table-cell office:value-type="float" office:value="169.08669" table:style-name="Default_1">
            <text:p>169.08669</text:p>
          </table:table-cell>
          <table:table-cell office:value-type="float" office:value="18.818943000000001" table:style-name="Default_1">
            <text:p>18.818943</text:p>
          </table:table-cell>
          <table:table-cell office:value-type="float" office:value="142.48285999999999" table:style-name="Default_1">
            <text:p>142.48286</text:p>
          </table:table-cell>
          <table:table-cell office:value-type="float" office:value="18.824999999999999" table:style-name="Default_1">
            <text:p>18.825</text:p>
          </table:table-cell>
          <table:table-cell office:value-type="float" office:value="162.1696" table:style-name="Default_1">
            <text:p>162.1696</text:p>
          </table:table-cell>
          <table:table-cell office:value-type="float" office:value="17.3" table:style-name="Default_1">
            <text:p>17.3</text:p>
          </table:table-cell>
          <table:table-cell office:value-type="float" office:value="129.74876" table:style-name="Default_1">
            <text:p>129.74876</text:p>
          </table:table-cell>
          <table:table-cell office:value-type="float" office:value="17.633333" table:style-name="Default_1">
            <text:p>17.633333</text:p>
          </table:table-cell>
          <table:table-cell office:value-type="float" office:value="164.77461" table:style-name="Default_1">
            <text:p>164.77461</text:p>
          </table:table-cell>
          <table:table-cell office:value-type="float" office:value="17.966667000000001" table:style-name="Default_1">
            <text:p>17.966667</text:p>
          </table:table-cell>
          <table:table-cell office:value-type="float" office:value="119.13365" table:style-name="Default_1">
            <text:p>119.13365</text:p>
          </table:table-cell>
          <table:table-cell office:value-type="float" office:value="18.905514" table:style-name="Default_1">
            <text:p>18.905514</text:p>
          </table:table-cell>
          <table:table-cell office:value-type="float" office:value="151.56752" table:style-name="Default_1">
            <text:p>151.56752</text:p>
          </table:table-cell>
          <table:table-cell office:value-type="float" office:value="22.691668" table:style-name="Default_1">
            <text:p>22.691668</text:p>
          </table:table-cell>
          <table:table-cell office:value-type="float" office:value="129.39246" table:style-name="Default_1">
            <text:p>129.39246</text:p>
          </table:table-cell>
          <table:table-cell office:value-type="float" office:value="23" table:style-name="Default_1">
            <text:p>23</text:p>
          </table:table-cell>
          <table:table-cell office:value-type="float" office:value="129.46695" table:style-name="Default_1">
            <text:p>129.46695</text:p>
          </table:table-cell>
          <table:table-cell office:value-type="float" office:value="23.000257000000001" table:style-name="Default_1">
            <text:p>23.000257</text:p>
          </table:table-cell>
          <table:table-cell office:value-type="float" office:value="128.66493" table:style-name="Default_1">
            <text:p>128.66493</text:p>
          </table:table-cell>
          <table:table-cell office:value-type="float" office:value="23" table:style-name="Default_1">
            <text:p>23</text:p>
          </table:table-cell>
          <table:table-cell office:value-type="float" office:value="130.51004" table:style-name="Default_1">
            <text:p>130.51004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2.888032000000001" table:style-name="Default_1">
            <text:p>12.888032</text:p>
          </table:table-cell>
          <table:table-cell office:value-type="float" office:value="311.56488000000002" table:style-name="Default_1">
            <text:p>311.56488</text:p>
          </table:table-cell>
          <table:table-cell office:value-type="float" office:value="12.958861000000001" table:style-name="Default_1">
            <text:p>12.958861</text:p>
          </table:table-cell>
          <table:table-cell office:value-type="float" office:value="263.67612000000003" table:style-name="Default_1">
            <text:p>263.67612</text:p>
          </table:table-cell>
          <table:table-cell office:value-type="float" office:value="13.175000000000001" table:style-name="Default_1">
            <text:p>13.175</text:p>
          </table:table-cell>
          <table:table-cell office:value-type="float" office:value="267.26996000000003" table:style-name="Default_1">
            <text:p>267.26996</text:p>
          </table:table-cell>
          <table:table-cell office:value-type="float" office:value="13.790697" table:style-name="Default_1">
            <text:p>13.790697</text:p>
          </table:table-cell>
          <table:table-cell office:value-type="float" office:value="278.88463999999999" table:style-name="Default_1">
            <text:p>278.88464</text:p>
          </table:table-cell>
          <table:table-cell table:number-columns-repeated="16314"/>
        </table:table-row>
        <table:table-row table:style-name="ro1">
          <table:table-cell office:value-type="float" office:value="21.125" table:style-name="Default_1">
            <text:p>21.125</text:p>
          </table:table-cell>
          <table:table-cell office:value-type="float" office:value="192.4016" table:style-name="Default_1">
            <text:p>192.4016</text:p>
          </table:table-cell>
          <table:table-cell office:value-type="float" office:value="20.976123999999999" table:style-name="Default_1">
            <text:p>20.976124</text:p>
          </table:table-cell>
          <table:table-cell office:value-type="float" office:value="179.97345000000001" table:style-name="Default_1">
            <text:p>179.97345</text:p>
          </table:table-cell>
          <table:table-cell office:value-type="float" office:value="21.791665999999999" table:style-name="Default_1">
            <text:p>21.791666</text:p>
          </table:table-cell>
          <table:table-cell office:value-type="float" office:value="172.78695999999999" table:style-name="Default_1">
            <text:p>172.78696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3.001000000000001" table:style-name="Default_1">
            <text:p>23.001</text:p>
          </table:table-cell>
          <table:table-cell office:value-type="float" office:value="130.26253" table:style-name="Default_1">
            <text:p>130.26253</text:p>
          </table:table-cell>
          <table:table-cell office:value-type="float" office:value="23.000820000000001" table:style-name="Default_1">
            <text:p>23.00082</text:p>
          </table:table-cell>
          <table:table-cell office:value-type="float" office:value="130.59415000000001" table:style-name="Default_1">
            <text:p>130.59415</text:p>
          </table:table-cell>
          <table:table-cell office:value-type="float" office:value="23.001000000000001" table:style-name="Default_1">
            <text:p>23.001</text:p>
          </table:table-cell>
          <table:table-cell office:value-type="float" office:value="130.59329" table:style-name="Default_1">
            <text:p>130.59329</text:p>
          </table:table-cell>
          <table:table-cell office:value-type="float" office:value="23.000661999999998" table:style-name="Default_1">
            <text:p>23.000662</text:p>
          </table:table-cell>
          <table:table-cell office:value-type="float" office:value="129.59353999999999" table:style-name="Default_1">
            <text:p>129.59354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8.464321000000002" table:style-name="Default_1">
            <text:p>18.464321</text:p>
          </table:table-cell>
          <table:table-cell office:value-type="float" office:value="164.36415" table:style-name="Default_1">
            <text:p>164.36415</text:p>
          </table:table-cell>
          <table:table-cell office:value-type="float" office:value="18.314499999999999" table:style-name="Default_1">
            <text:p>18.3145</text:p>
          </table:table-cell>
          <table:table-cell office:value-type="float" office:value="169.08669" table:style-name="Default_1">
            <text:p>169.08669</text:p>
          </table:table-cell>
          <table:table-cell office:value-type="float" office:value="18.904741000000001" table:style-name="Default_1">
            <text:p>18.904741</text:p>
          </table:table-cell>
          <table:table-cell office:value-type="float" office:value="142.48285999999999" table:style-name="Default_1">
            <text:p>142.48286</text:p>
          </table:table-cell>
          <table:table-cell office:value-type="float" office:value="19.491667" table:style-name="Default_1">
            <text:p>19.491667</text:p>
          </table:table-cell>
          <table:table-cell office:value-type="float" office:value="162.1696" table:style-name="Default_1">
            <text:p>162.1696</text:p>
          </table:table-cell>
          <table:table-cell office:value-type="float" office:value="18.100000000000001" table:style-name="Default_1">
            <text:p>18.1</text:p>
          </table:table-cell>
          <table:table-cell office:value-type="float" office:value="129.74876" table:style-name="Default_1">
            <text:p>129.74876</text:p>
          </table:table-cell>
          <table:table-cell office:value-type="float" office:value="18.433332" table:style-name="Default_1">
            <text:p>18.433332</text:p>
          </table:table-cell>
          <table:table-cell office:value-type="float" office:value="164.77461" table:style-name="Default_1">
            <text:p>164.77461</text:p>
          </table:table-cell>
          <table:table-cell office:value-type="float" office:value="18.766666000000001" table:style-name="Default_1">
            <text:p>18.766666</text:p>
          </table:table-cell>
          <table:table-cell office:value-type="float" office:value="119.13365" table:style-name="Default_1">
            <text:p>119.13365</text:p>
          </table:table-cell>
          <table:table-cell office:value-type="float" office:value="19.067257000000001" table:style-name="Default_1">
            <text:p>19.067257</text:p>
          </table:table-cell>
          <table:table-cell office:value-type="float" office:value="151.56752" table:style-name="Default_1">
            <text:p>151.56752</text:p>
          </table:table-cell>
          <table:table-cell office:value-type="float" office:value="23" table:style-name="Default_1">
            <text:p>23</text:p>
          </table:table-cell>
          <table:table-cell office:value-type="float" office:value="129.39246" table:style-name="Default_1">
            <text:p>129.39246</text:p>
          </table:table-cell>
          <table:table-cell office:value-type="float" office:value="23.001000000000001" table:style-name="Default_1">
            <text:p>23.001</text:p>
          </table:table-cell>
          <table:table-cell office:value-type="float" office:value="129.46695" table:style-name="Default_1">
            <text:p>129.46695</text:p>
          </table:table-cell>
          <table:table-cell office:value-type="float" office:value="23.00067" table:style-name="Default_1">
            <text:p>23.00067</text:p>
          </table:table-cell>
          <table:table-cell office:value-type="float" office:value="128.66493" table:style-name="Default_1">
            <text:p>128.66493</text:p>
          </table:table-cell>
          <table:table-cell office:value-type="float" office:value="23.001000000000001" table:style-name="Default_1">
            <text:p>23.001</text:p>
          </table:table-cell>
          <table:table-cell office:value-type="float" office:value="130.51004" table:style-name="Default_1">
            <text:p>130.51004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3.165525000000001" table:style-name="Default_1">
            <text:p>13.165525</text:p>
          </table:table-cell>
          <table:table-cell office:value-type="float" office:value="311.56488000000002" table:style-name="Default_1">
            <text:p>311.56488</text:p>
          </table:table-cell>
          <table:table-cell office:value-type="float" office:value="13.245272" table:style-name="Default_1">
            <text:p>13.245272</text:p>
          </table:table-cell>
          <table:table-cell office:value-type="float" office:value="263.67612000000003" table:style-name="Default_1">
            <text:p>263.67612</text:p>
          </table:table-cell>
          <table:table-cell office:value-type="float" office:value="13.841666" table:style-name="Default_1">
            <text:p>13.841666</text:p>
          </table:table-cell>
          <table:table-cell office:value-type="float" office:value="267.26996000000003" table:style-name="Default_1">
            <text:p>267.26996</text:p>
          </table:table-cell>
          <table:table-cell office:value-type="float" office:value="14.168359000000001" table:style-name="Default_1">
            <text:p>14.168359</text:p>
          </table:table-cell>
          <table:table-cell office:value-type="float" office:value="278.88463999999999" table:style-name="Default_1">
            <text:p>278.88464</text:p>
          </table:table-cell>
          <table:table-cell table:number-columns-repeated="16314"/>
        </table:table-row>
        <table:table-row table:style-name="ro1">
          <table:table-cell office:value-type="float" office:value="23" table:style-name="Default_1">
            <text:p>23</text:p>
          </table:table-cell>
          <table:table-cell office:value-type="float" office:value="131.6516" table:style-name="Default_1">
            <text:p>131.6516</text:p>
          </table:table-cell>
          <table:table-cell office:value-type="float" office:value="23.000053000000001" table:style-name="Default_1">
            <text:p>23.000053</text:p>
          </table:table-cell>
          <table:table-cell office:value-type="float" office:value="130.02347" table:style-name="Default_1">
            <text:p>130.02347</text:p>
          </table:table-cell>
          <table:table-cell office:value-type="float" office:value="23" table:style-name="Default_1">
            <text:p>23</text:p>
          </table:table-cell>
          <table:table-cell office:value-type="float" office:value="133.63693000000001" table:style-name="Default_1">
            <text:p>133.63693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3.991667" table:style-name="Default_1">
            <text:p>23.991667</text:p>
          </table:table-cell>
          <table:table-cell office:value-type="float" office:value="98.13252" table:style-name="Default_1">
            <text:p>98.13252</text:p>
          </table:table-cell>
          <table:table-cell office:value-type="float" office:value="23.991667" table:style-name="Default_1">
            <text:p>23.991667</text:p>
          </table:table-cell>
          <table:table-cell office:value-type="float" office:value="98.46414" table:style-name="Default_1">
            <text:p>98.46414</text:p>
          </table:table-cell>
          <table:table-cell office:value-type="float" office:value="23.99202" table:style-name="Default_1">
            <text:p>23.99202</text:p>
          </table:table-cell>
          <table:table-cell office:value-type="float" office:value="98.463290000000001" table:style-name="Default_1">
            <text:p>98.46329</text:p>
          </table:table-cell>
          <table:table-cell office:value-type="float" office:value="23.991667" table:style-name="Default_1">
            <text:p>23.991667</text:p>
          </table:table-cell>
          <table:table-cell office:value-type="float" office:value="97.463530000000006" table:style-name="Default_1">
            <text:p>97.46353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9.142790000000002" table:style-name="Default_1">
            <text:p>19.14279</text:p>
          </table:table-cell>
          <table:table-cell office:value-type="float" office:value="145.73412999999999" table:style-name="Default_1">
            <text:p>145.73413</text:p>
          </table:table-cell>
          <table:table-cell office:value-type="float" office:value="19.399999999999999" table:style-name="Default_1">
            <text:p>19.4</text:p>
          </table:table-cell>
          <table:table-cell office:value-type="float" office:value="150.45672999999999" table:style-name="Default_1">
            <text:p>150.45673</text:p>
          </table:table-cell>
          <table:table-cell office:value-type="float" office:value="20.32246" table:style-name="Default_1">
            <text:p>20.32246</text:p>
          </table:table-cell>
          <table:table-cell office:value-type="float" office:value="123.85284" table:style-name="Default_1">
            <text:p>123.85284</text:p>
          </table:table-cell>
          <table:table-cell office:value-type="float" office:value="20.066668" table:style-name="Default_1">
            <text:p>20.066668</text:p>
          </table:table-cell>
          <table:table-cell office:value-type="float" office:value="143.53958" table:style-name="Default_1">
            <text:p>143.53958</text:p>
          </table:table-cell>
          <table:table-cell office:value-type="float" office:value="18.541665999999999" table:style-name="Default_1">
            <text:p>18.541666</text:p>
          </table:table-cell>
          <table:table-cell office:value-type="float" office:value="115.4388" table:style-name="Default_1">
            <text:p>115.4388</text:p>
          </table:table-cell>
          <table:table-cell office:value-type="float" office:value="19.215271000000001" table:style-name="Default_1">
            <text:p>19.215271</text:p>
          </table:table-cell>
          <table:table-cell office:value-type="float" office:value="150.46458000000001" table:style-name="Default_1">
            <text:p>150.46458</text:p>
          </table:table-cell>
          <table:table-cell office:value-type="float" office:value="19.208334000000001" table:style-name="Default_1">
            <text:p>19.208334</text:p>
          </table:table-cell>
          <table:table-cell office:value-type="float" office:value="104.82362000000001" table:style-name="Default_1">
            <text:p>104.82362</text:p>
          </table:table-cell>
          <table:table-cell office:value-type="float" office:value="19.541665999999999" table:style-name="Default_1">
            <text:p>19.541666</text:p>
          </table:table-cell>
          <table:table-cell office:value-type="float" office:value="137.25755000000001" table:style-name="Default_1">
            <text:p>137.25755</text:p>
          </table:table-cell>
          <table:table-cell office:value-type="float" office:value="23.991667" table:style-name="Default_1">
            <text:p>23.991667</text:p>
          </table:table-cell>
          <table:table-cell office:value-type="float" office:value="97.262450000000001" table:style-name="Default_1">
            <text:p>97.26245</text:p>
          </table:table-cell>
          <table:table-cell office:value-type="float" office:value="23.991667" table:style-name="Default_1">
            <text:p>23.991667</text:p>
          </table:table-cell>
          <table:table-cell office:value-type="float" office:value="97.336945" table:style-name="Default_1">
            <text:p>97.336945</text:p>
          </table:table-cell>
          <table:table-cell office:value-type="float" office:value="23.991667" table:style-name="Default_1">
            <text:p>23.991667</text:p>
          </table:table-cell>
          <table:table-cell office:value-type="float" office:value="96.534930000000003" table:style-name="Default_1">
            <text:p>96.53493</text:p>
          </table:table-cell>
          <table:table-cell office:value-type="float" office:value="23.991667" table:style-name="Default_1">
            <text:p>23.991667</text:p>
          </table:table-cell>
          <table:table-cell office:value-type="float" office:value="98.380035000000007" table:style-name="Default_1">
            <text:p>98.380035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4.21237" table:style-name="Default_1">
            <text:p>14.21237</text:p>
          </table:table-cell>
          <table:table-cell office:value-type="float" office:value="292.66489999999999" table:style-name="Default_1">
            <text:p>292.6649</text:p>
          </table:table-cell>
          <table:table-cell office:value-type="float" office:value="14.091666" table:style-name="Default_1">
            <text:p>14.091666</text:p>
          </table:table-cell>
          <table:table-cell office:value-type="float" office:value="244.77611999999999" table:style-name="Default_1">
            <text:p>244.77612</text:p>
          </table:table-cell>
          <table:table-cell office:value-type="float" office:value="14.712698" table:style-name="Default_1">
            <text:p>14.712698</text:p>
          </table:table-cell>
          <table:table-cell office:value-type="float" office:value="248.36993000000001" table:style-name="Default_1">
            <text:p>248.36993</text:p>
          </table:table-cell>
          <table:table-cell office:value-type="float" office:value="15.35397" table:style-name="Default_1">
            <text:p>15.35397</text:p>
          </table:table-cell>
          <table:table-cell office:value-type="float" office:value="259.98464999999999" table:style-name="Default_1">
            <text:p>259.98465</text:p>
          </table:table-cell>
          <table:table-cell table:number-columns-repeated="16314"/>
        </table:table-row>
        <table:table-row table:style-name="ro1">
          <table:table-cell office:value-type="float" office:value="23.001000000000001" table:style-name="Default_1">
            <text:p>23.001</text:p>
          </table:table-cell>
          <table:table-cell office:value-type="float" office:value="131.6516" table:style-name="Default_1">
            <text:p>131.6516</text:p>
          </table:table-cell>
          <table:table-cell office:value-type="float" office:value="23.000306999999999" table:style-name="Default_1">
            <text:p>23.000307</text:p>
          </table:table-cell>
          <table:table-cell office:value-type="float" office:value="130.02347" table:style-name="Default_1">
            <text:p>130.02347</text:p>
          </table:table-cell>
          <table:table-cell office:value-type="float" office:value="23.001000000000001" table:style-name="Default_1">
            <text:p>23.001</text:p>
          </table:table-cell>
          <table:table-cell office:value-type="float" office:value="133.63693000000001" table:style-name="Default_1">
            <text:p>133.63693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4" table:style-name="Default_1">
            <text:p>24</text:p>
          </table:table-cell>
          <table:table-cell office:value-type="float" office:value="98.13252" table:style-name="Default_1">
            <text:p>98.13252</text:p>
          </table:table-cell>
          <table:table-cell office:value-type="float" office:value="24" table:style-name="Default_1">
            <text:p>24</text:p>
          </table:table-cell>
          <table:table-cell office:value-type="float" office:value="98.46414" table:style-name="Default_1">
            <text:p>98.46414</text:p>
          </table:table-cell>
          <table:table-cell office:value-type="float" office:value="23.999414000000002" table:style-name="Default_1">
            <text:p>23.999414</text:p>
          </table:table-cell>
          <table:table-cell office:value-type="float" office:value="98.463290000000001" table:style-name="Default_1">
            <text:p>98.46329</text:p>
          </table:table-cell>
          <table:table-cell office:value-type="float" office:value="24" table:style-name="Default_1">
            <text:p>24</text:p>
          </table:table-cell>
          <table:table-cell office:value-type="float" office:value="97.463530000000006" table:style-name="Default_1">
            <text:p>97.46353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9.29712" table:style-name="Default_1">
            <text:p>19.29712</text:p>
          </table:table-cell>
          <table:table-cell office:value-type="float" office:value="145.73412999999999" table:style-name="Default_1">
            <text:p>145.73413</text:p>
          </table:table-cell>
          <table:table-cell office:value-type="float" office:value="20.05" table:style-name="Default_1">
            <text:p>20.05</text:p>
          </table:table-cell>
          <table:table-cell office:value-type="float" office:value="150.45672999999999" table:style-name="Default_1">
            <text:p>150.45673</text:p>
          </table:table-cell>
          <table:table-cell office:value-type="float" office:value="20.342371" table:style-name="Default_1">
            <text:p>20.342371</text:p>
          </table:table-cell>
          <table:table-cell office:value-type="float" office:value="123.85284" table:style-name="Default_1">
            <text:p>123.85284</text:p>
          </table:table-cell>
          <table:table-cell office:value-type="float" office:value="20.716667000000001" table:style-name="Default_1">
            <text:p>20.716667</text:p>
          </table:table-cell>
          <table:table-cell office:value-type="float" office:value="143.53958" table:style-name="Default_1">
            <text:p>143.53958</text:p>
          </table:table-cell>
          <table:table-cell office:value-type="float" office:value="19.258333" table:style-name="Default_1">
            <text:p>19.258333</text:p>
          </table:table-cell>
          <table:table-cell office:value-type="float" office:value="136.93880999999999" table:style-name="Default_1">
            <text:p>136.93881</text:p>
          </table:table-cell>
          <table:table-cell office:value-type="float" office:value="19.421268000000001" table:style-name="Default_1">
            <text:p>19.421268</text:p>
          </table:table-cell>
          <table:table-cell office:value-type="float" office:value="150.46458000000001" table:style-name="Default_1">
            <text:p>150.46458</text:p>
          </table:table-cell>
          <table:table-cell office:value-type="float" office:value="19.925000000000001" table:style-name="Default_1">
            <text:p>19.925</text:p>
          </table:table-cell>
          <table:table-cell office:value-type="float" office:value="104.82362000000001" table:style-name="Default_1">
            <text:p>104.82362</text:p>
          </table:table-cell>
          <table:table-cell office:value-type="float" office:value="20.258333" table:style-name="Default_1">
            <text:p>20.258333</text:p>
          </table:table-cell>
          <table:table-cell office:value-type="float" office:value="137.25755000000001" table:style-name="Default_1">
            <text:p>137.25755</text:p>
          </table:table-cell>
          <table:table-cell office:value-type="float" office:value="24" table:style-name="Default_1">
            <text:p>24</text:p>
          </table:table-cell>
          <table:table-cell office:value-type="float" office:value="97.262450000000001" table:style-name="Default_1">
            <text:p>97.26245</text:p>
          </table:table-cell>
          <table:table-cell office:value-type="float" office:value="24" table:style-name="Default_1">
            <text:p>24</text:p>
          </table:table-cell>
          <table:table-cell office:value-type="float" office:value="97.336945" table:style-name="Default_1">
            <text:p>97.336945</text:p>
          </table:table-cell>
          <table:table-cell office:value-type="float" office:value="24" table:style-name="Default_1">
            <text:p>24</text:p>
          </table:table-cell>
          <table:table-cell office:value-type="float" office:value="96.534930000000003" table:style-name="Default_1">
            <text:p>96.53493</text:p>
          </table:table-cell>
          <table:table-cell office:value-type="float" office:value="24" table:style-name="Default_1">
            <text:p>24</text:p>
          </table:table-cell>
          <table:table-cell office:value-type="float" office:value="98.380035000000007" table:style-name="Default_1">
            <text:p>98.380035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4.313499" table:style-name="Default_1">
            <text:p>14.313499</text:p>
          </table:table-cell>
          <table:table-cell office:value-type="float" office:value="292.66489999999999" table:style-name="Default_1">
            <text:p>292.6649</text:p>
          </table:table-cell>
          <table:table-cell office:value-type="float" office:value="14.775" table:style-name="Default_1">
            <text:p>14.775</text:p>
          </table:table-cell>
          <table:table-cell office:value-type="float" office:value="244.77611999999999" table:style-name="Default_1">
            <text:p>244.77612</text:p>
          </table:table-cell>
          <table:table-cell office:value-type="float" office:value="15.10047" table:style-name="Default_1">
            <text:p>15.10047</text:p>
          </table:table-cell>
          <table:table-cell office:value-type="float" office:value="248.36993000000001" table:style-name="Default_1">
            <text:p>248.36993</text:p>
          </table:table-cell>
          <table:table-cell office:value-type="float" office:value="15.372064" table:style-name="Default_1">
            <text:p>15.372064</text:p>
          </table:table-cell>
          <table:table-cell office:value-type="float" office:value="259.98464999999999" table:style-name="Default_1">
            <text:p>259.98465</text:p>
          </table:table-cell>
          <table:table-cell table:number-columns-repeated="16314"/>
        </table:table-row>
        <table:table-row table:style-name="ro1">
          <table:table-cell office:value-type="float" office:value="23.991667" table:style-name="Default_1">
            <text:p>23.991667</text:p>
          </table:table-cell>
          <table:table-cell office:value-type="float" office:value="99.521590000000003" table:style-name="Default_1">
            <text:p>99.52159</text:p>
          </table:table-cell>
          <table:table-cell office:value-type="float" office:value="23.992815" table:style-name="Default_1">
            <text:p>23.992815</text:p>
          </table:table-cell>
          <table:table-cell office:value-type="float" office:value="97.893460000000005" table:style-name="Default_1">
            <text:p>97.89346</text:p>
          </table:table-cell>
          <table:table-cell office:value-type="float" office:value="23.991667" table:style-name="Default_1">
            <text:p>23.991667</text:p>
          </table:table-cell>
          <table:table-cell office:value-type="float" office:value="101.50693" table:style-name="Default_1">
            <text:p>101.50693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0.066668" table:style-name="Default_1">
            <text:p>20.066668</text:p>
          </table:table-cell>
          <table:table-cell office:value-type="float" office:value="134.39411999999999" table:style-name="Default_1">
            <text:p>134.39412</text:p>
          </table:table-cell>
          <table:table-cell office:value-type="float" office:value="20.399999999999999" table:style-name="Default_1">
            <text:p>20.4</text:p>
          </table:table-cell>
          <table:table-cell office:value-type="float" office:value="139.11671000000001" table:style-name="Default_1">
            <text:p>139.11671</text:p>
          </table:table-cell>
          <table:table-cell office:value-type="float" office:value="20.733333999999999" table:style-name="Default_1">
            <text:p>20.733334</text:p>
          </table:table-cell>
          <table:table-cell office:value-type="float" office:value="112.51282500000001" table:style-name="Default_1">
            <text:p>112.512825</text:p>
          </table:table-cell>
          <table:table-cell office:value-type="float" office:value="21.066668" table:style-name="Default_1">
            <text:p>21.066668</text:p>
          </table:table-cell>
          <table:table-cell office:value-type="float" office:value="132.19956999999999" table:style-name="Default_1">
            <text:p>132.19957</text:p>
          </table:table-cell>
          <table:table-cell office:value-type="float" office:value="19.441668" table:style-name="Default_1">
            <text:p>19.441668</text:p>
          </table:table-cell>
          <table:table-cell office:value-type="float" office:value="130.99878000000001" table:style-name="Default_1">
            <text:p>130.99878</text:p>
          </table:table-cell>
          <table:table-cell office:value-type="float" office:value="19.783246999999999" table:style-name="Default_1">
            <text:p>19.783247</text:p>
          </table:table-cell>
          <table:table-cell office:value-type="float" office:value="144.52461" table:style-name="Default_1">
            <text:p>144.52461</text:p>
          </table:table-cell>
          <table:table-cell office:value-type="float" office:value="20.212152" table:style-name="Default_1">
            <text:p>20.212152</text:p>
          </table:table-cell>
          <table:table-cell office:value-type="float" office:value="98.883589999999998" table:style-name="Default_1">
            <text:p>98.88359</text:p>
          </table:table-cell>
          <table:table-cell office:value-type="float" office:value="20.441668" table:style-name="Default_1">
            <text:p>20.441668</text:p>
          </table:table-cell>
          <table:table-cell office:value-type="float" office:value="131.31752" table:style-name="Default_1">
            <text:p>131.31752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5.253970000000001" table:style-name="Default_1">
            <text:p>15.25397</text:p>
          </table:table-cell>
          <table:table-cell office:value-type="float" office:value="273.49486999999999" table:style-name="Default_1">
            <text:p>273.49487</text:p>
          </table:table-cell>
          <table:table-cell office:value-type="float" office:value="15.662592" table:style-name="Default_1">
            <text:p>15.662592</text:p>
          </table:table-cell>
          <table:table-cell office:value-type="float" office:value="225.60611" table:style-name="Default_1">
            <text:p>225.60611</text:p>
          </table:table-cell>
          <table:table-cell office:value-type="float" office:value="16.151627000000001" table:style-name="Default_1">
            <text:p>16.151627</text:p>
          </table:table-cell>
          <table:table-cell office:value-type="float" office:value="229.19995" table:style-name="Default_1">
            <text:p>229.19995</text:p>
          </table:table-cell>
          <table:table-cell office:value-type="float" office:value="16.033332999999999" table:style-name="Default_1">
            <text:p>16.033333</text:p>
          </table:table-cell>
          <table:table-cell office:value-type="float" office:value="240.81467000000001" table:style-name="Default_1">
            <text:p>240.81467</text:p>
          </table:table-cell>
          <table:table-cell table:number-columns-repeated="16314"/>
        </table:table-row>
        <table:table-row table:style-name="ro1">
          <table:table-cell office:value-type="float" office:value="24" table:style-name="Default_1">
            <text:p>24</text:p>
          </table:table-cell>
          <table:table-cell office:value-type="float" office:value="99.521590000000003" table:style-name="Default_1">
            <text:p>99.52159</text:p>
          </table:table-cell>
          <table:table-cell office:value-type="float" office:value="23.996047999999998" table:style-name="Default_1">
            <text:p>23.996048</text:p>
          </table:table-cell>
          <table:table-cell office:value-type="float" office:value="97.893460000000005" table:style-name="Default_1">
            <text:p>97.89346</text:p>
          </table:table-cell>
          <table:table-cell office:value-type="float" office:value="24" table:style-name="Default_1">
            <text:p>24</text:p>
          </table:table-cell>
          <table:table-cell office:value-type="float" office:value="101.50693" table:style-name="Default_1">
            <text:p>101.50693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0.466667000000001" table:style-name="Default_1">
            <text:p>20.466667</text:p>
          </table:table-cell>
          <table:table-cell office:value-type="float" office:value="134.39411999999999" table:style-name="Default_1">
            <text:p>134.39412</text:p>
          </table:table-cell>
          <table:table-cell office:value-type="float" office:value="20.8" table:style-name="Default_1">
            <text:p>20.8</text:p>
          </table:table-cell>
          <table:table-cell office:value-type="float" office:value="139.11671000000001" table:style-name="Default_1">
            <text:p>139.11671</text:p>
          </table:table-cell>
          <table:table-cell office:value-type="float" office:value="21.133333" table:style-name="Default_1">
            <text:p>21.133333</text:p>
          </table:table-cell>
          <table:table-cell office:value-type="float" office:value="112.51282500000001" table:style-name="Default_1">
            <text:p>112.512825</text:p>
          </table:table-cell>
          <table:table-cell office:value-type="float" office:value="21.466667000000001" table:style-name="Default_1">
            <text:p>21.466667</text:p>
          </table:table-cell>
          <table:table-cell office:value-type="float" office:value="132.19956999999999" table:style-name="Default_1">
            <text:p>132.19957</text:p>
          </table:table-cell>
          <table:table-cell office:value-type="float" office:value="19.816668" table:style-name="Default_1">
            <text:p>19.816668</text:p>
          </table:table-cell>
          <table:table-cell office:value-type="float" office:value="130.99878000000001" table:style-name="Default_1">
            <text:p>130.99878</text:p>
          </table:table-cell>
          <table:table-cell office:value-type="float" office:value="19.959078000000002" table:style-name="Default_1">
            <text:p>19.959078</text:p>
          </table:table-cell>
          <table:table-cell office:value-type="float" office:value="144.52461" table:style-name="Default_1">
            <text:p>144.52461</text:p>
          </table:table-cell>
          <table:table-cell office:value-type="float" office:value="20.324809999999999" table:style-name="Default_1">
            <text:p>20.32481</text:p>
          </table:table-cell>
          <table:table-cell office:value-type="float" office:value="98.883589999999998" table:style-name="Default_1">
            <text:p>98.88359</text:p>
          </table:table-cell>
          <table:table-cell office:value-type="float" office:value="20.816668" table:style-name="Default_1">
            <text:p>20.816668</text:p>
          </table:table-cell>
          <table:table-cell office:value-type="float" office:value="131.31752" table:style-name="Default_1">
            <text:p>131.31752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5.523579" table:style-name="Default_1">
            <text:p>15.523579</text:p>
          </table:table-cell>
          <table:table-cell office:value-type="float" office:value="273.49486999999999" table:style-name="Default_1">
            <text:p>273.49487</text:p>
          </table:table-cell>
          <table:table-cell office:value-type="float" office:value="15.6975" table:style-name="Default_1">
            <text:p>15.6975</text:p>
          </table:table-cell>
          <table:table-cell office:value-type="float" office:value="225.60611" table:style-name="Default_1">
            <text:p>225.60611</text:p>
          </table:table-cell>
          <table:table-cell office:value-type="float" office:value="16.191547" table:style-name="Default_1">
            <text:p>16.191547</text:p>
          </table:table-cell>
          <table:table-cell office:value-type="float" office:value="229.19995" table:style-name="Default_1">
            <text:p>229.19995</text:p>
          </table:table-cell>
          <table:table-cell office:value-type="float" office:value="16.691668" table:style-name="Default_1">
            <text:p>16.691668</text:p>
          </table:table-cell>
          <table:table-cell office:value-type="float" office:value="240.81467000000001" table:style-name="Default_1">
            <text:p>240.81467</text:p>
          </table:table-cell>
          <table:table-cell table:number-columns-repeated="16314"/>
        </table:table-row>
        <table:table-row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1.840696000000001" table:style-name="Default_1">
            <text:p>21.840696</text:p>
          </table:table-cell>
          <table:table-cell office:value-type="float" office:value="132.50415000000001" table:style-name="Default_1">
            <text:p>132.50415</text:p>
          </table:table-cell>
          <table:table-cell office:value-type="float" office:value="21.686861" table:style-name="Default_1">
            <text:p>21.686861</text:p>
          </table:table-cell>
          <table:table-cell office:value-type="float" office:value="137.22667999999999" table:style-name="Default_1">
            <text:p>137.22668</text:p>
          </table:table-cell>
          <table:table-cell office:value-type="float" office:value="22.105255" table:style-name="Default_1">
            <text:p>22.105255</text:p>
          </table:table-cell>
          <table:table-cell office:value-type="float" office:value="110.622795" table:style-name="Default_1">
            <text:p>110.622795</text:p>
          </table:table-cell>
          <table:table-cell office:value-type="float" office:value="21.524999999999999" table:style-name="Default_1">
            <text:p>21.525</text:p>
          </table:table-cell>
          <table:table-cell office:value-type="float" office:value="130.30959999999999" table:style-name="Default_1">
            <text:p>130.3096</text:p>
          </table:table-cell>
          <table:table-cell office:value-type="float" office:value="21.700074999999998" table:style-name="Default_1">
            <text:p>21.700075</text:p>
          </table:table-cell>
          <table:table-cell office:value-type="float" office:value="129.37880000000001" table:style-name="Default_1">
            <text:p>129.3788</text:p>
          </table:table-cell>
          <table:table-cell office:value-type="float" office:value="20.2" table:style-name="Default_1">
            <text:p>20.2</text:p>
          </table:table-cell>
          <table:table-cell office:value-type="float" office:value="142.90457000000001" table:style-name="Default_1">
            <text:p>142.90457</text:p>
          </table:table-cell>
          <table:table-cell office:value-type="float" office:value="21.240566000000001" table:style-name="Default_1">
            <text:p>21.240566</text:p>
          </table:table-cell>
          <table:table-cell office:value-type="float" office:value="97.263620000000003" table:style-name="Default_1">
            <text:p>97.26362</text:p>
          </table:table-cell>
          <table:table-cell office:value-type="float" office:value="20.866667" table:style-name="Default_1">
            <text:p>20.866667</text:p>
          </table:table-cell>
          <table:table-cell office:value-type="float" office:value="129.69754" table:style-name="Default_1">
            <text:p>129.69754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6.25" table:style-name="Default_1">
            <text:p>16.25</text:p>
          </table:table-cell>
          <table:table-cell office:value-type="float" office:value="255.40487999999999" table:style-name="Default_1">
            <text:p>255.40488</text:p>
          </table:table-cell>
          <table:table-cell office:value-type="float" office:value="16.583334000000001" table:style-name="Default_1">
            <text:p>16.583334</text:p>
          </table:table-cell>
          <table:table-cell office:value-type="float" office:value="207.51607999999999" table:style-name="Default_1">
            <text:p>207.51608</text:p>
          </table:table-cell>
          <table:table-cell office:value-type="float" office:value="16.916665999999999" table:style-name="Default_1">
            <text:p>16.916666</text:p>
          </table:table-cell>
          <table:table-cell office:value-type="float" office:value="211.10999000000001" table:style-name="Default_1">
            <text:p>211.10999</text:p>
          </table:table-cell>
          <table:table-cell office:value-type="float" office:value="17.745749" table:style-name="Default_1">
            <text:p>17.745749</text:p>
          </table:table-cell>
          <table:table-cell office:value-type="float" office:value="222.72470000000001" table:style-name="Default_1">
            <text:p>222.7247</text:p>
          </table:table-cell>
          <table:table-cell table:number-columns-repeated="16314"/>
        </table:table-row>
        <table:table-row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2.119693999999999" table:style-name="Default_1">
            <text:p>22.119694</text:p>
          </table:table-cell>
          <table:table-cell office:value-type="float" office:value="132.50415000000001" table:style-name="Default_1">
            <text:p>132.50415</text:p>
          </table:table-cell>
          <table:table-cell office:value-type="float" office:value="22.615037999999998" table:style-name="Default_1">
            <text:p>22.615038</text:p>
          </table:table-cell>
          <table:table-cell office:value-type="float" office:value="137.22667999999999" table:style-name="Default_1">
            <text:p>137.22668</text:p>
          </table:table-cell>
          <table:table-cell office:value-type="float" office:value="22.753489999999999" table:style-name="Default_1">
            <text:p>22.75349</text:p>
          </table:table-cell>
          <table:table-cell office:value-type="float" office:value="130.06985" table:style-name="Default_1">
            <text:p>130.06985</text:p>
          </table:table-cell>
          <table:table-cell office:value-type="float" office:value="23" table:style-name="Default_1">
            <text:p>23</text:p>
          </table:table-cell>
          <table:table-cell office:value-type="float" office:value="130.30959999999999" table:style-name="Default_1">
            <text:p>130.3096</text:p>
          </table:table-cell>
          <table:table-cell office:value-type="float" office:value="22.794716000000001" table:style-name="Default_1">
            <text:p>22.794716</text:p>
          </table:table-cell>
          <table:table-cell office:value-type="float" office:value="129.37880000000001" table:style-name="Default_1">
            <text:p>129.3788</text:p>
          </table:table-cell>
          <table:table-cell office:value-type="float" office:value="23" table:style-name="Default_1">
            <text:p>23</text:p>
          </table:table-cell>
          <table:table-cell office:value-type="float" office:value="142.90457000000001" table:style-name="Default_1">
            <text:p>142.90457</text:p>
          </table:table-cell>
          <table:table-cell office:value-type="float" office:value="22.330544" table:style-name="Default_1">
            <text:p>22.330544</text:p>
          </table:table-cell>
          <table:table-cell office:value-type="float" office:value="129.96294" table:style-name="Default_1">
            <text:p>129.96294</text:p>
          </table:table-cell>
          <table:table-cell office:value-type="float" office:value="23" table:style-name="Default_1">
            <text:p>23</text:p>
          </table:table-cell>
          <table:table-cell office:value-type="float" office:value="129.69754" table:style-name="Default_1">
            <text:p>129.69754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7.024999999999999" table:style-name="Default_1">
            <text:p>17.025</text:p>
          </table:table-cell>
          <table:table-cell office:value-type="float" office:value="255.40487999999999" table:style-name="Default_1">
            <text:p>255.40488</text:p>
          </table:table-cell>
          <table:table-cell office:value-type="float" office:value="17.358333999999999" table:style-name="Default_1">
            <text:p>17.358334</text:p>
          </table:table-cell>
          <table:table-cell office:value-type="float" office:value="207.51607999999999" table:style-name="Default_1">
            <text:p>207.51608</text:p>
          </table:table-cell>
          <table:table-cell office:value-type="float" office:value="17.691668" table:style-name="Default_1">
            <text:p>17.691668</text:p>
          </table:table-cell>
          <table:table-cell office:value-type="float" office:value="211.10999000000001" table:style-name="Default_1">
            <text:p>211.10999</text:p>
          </table:table-cell>
          <table:table-cell office:value-type="float" office:value="17.935403999999998" table:style-name="Default_1">
            <text:p>17.935404</text:p>
          </table:table-cell>
          <table:table-cell office:value-type="float" office:value="222.72470000000001" table:style-name="Default_1">
            <text:p>222.7247</text:p>
          </table:table-cell>
          <table:table-cell table:number-columns-repeated="16314"/>
        </table:table-row>
        <table:table-row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3.991667" table:style-name="Default_1">
            <text:p>23.991667</text:p>
          </table:table-cell>
          <table:table-cell office:value-type="float" office:value="100.374146" table:style-name="Default_1">
            <text:p>100.374146</text:p>
          </table:table-cell>
          <table:table-cell office:value-type="float" office:value="23.991667" table:style-name="Default_1">
            <text:p>23.991667</text:p>
          </table:table-cell>
          <table:table-cell office:value-type="float" office:value="105.09668000000001" table:style-name="Default_1">
            <text:p>105.09668</text:p>
          </table:table-cell>
          <table:table-cell office:value-type="float" office:value="23.991667" table:style-name="Default_1">
            <text:p>23.991667</text:p>
          </table:table-cell>
          <table:table-cell office:value-type="float" office:value="97.939850000000007" table:style-name="Default_1">
            <text:p>97.93985</text:p>
          </table:table-cell>
          <table:table-cell office:value-type="float" office:value="23.991667" table:style-name="Default_1">
            <text:p>23.991667</text:p>
          </table:table-cell>
          <table:table-cell office:value-type="float" office:value="98.179596000000004" table:style-name="Default_1">
            <text:p>98.179596</text:p>
          </table:table-cell>
          <table:table-cell office:value-type="float" office:value="23.991667" table:style-name="Default_1">
            <text:p>23.991667</text:p>
          </table:table-cell>
          <table:table-cell office:value-type="float" office:value="97.248795000000001" table:style-name="Default_1">
            <text:p>97.248795</text:p>
          </table:table-cell>
          <table:table-cell office:value-type="float" office:value="23.991667" table:style-name="Default_1">
            <text:p>23.991667</text:p>
          </table:table-cell>
          <table:table-cell office:value-type="float" office:value="110.77457" table:style-name="Default_1">
            <text:p>110.77457</text:p>
          </table:table-cell>
          <table:table-cell office:value-type="float" office:value="23.991667" table:style-name="Default_1">
            <text:p>23.991667</text:p>
          </table:table-cell>
          <table:table-cell office:value-type="float" office:value="97.832930000000005" table:style-name="Default_1">
            <text:p>97.83293</text:p>
          </table:table-cell>
          <table:table-cell office:value-type="float" office:value="23.991667" table:style-name="Default_1">
            <text:p>23.991667</text:p>
          </table:table-cell>
          <table:table-cell office:value-type="float" office:value="97.567535000000007" table:style-name="Default_1">
            <text:p>97.567535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7.524999999999999" table:style-name="Default_1">
            <text:p>17.525</text:p>
          </table:table-cell>
          <table:table-cell office:value-type="float" office:value="239.20488" table:style-name="Default_1">
            <text:p>239.20488</text:p>
          </table:table-cell>
          <table:table-cell office:value-type="float" office:value="18.288332" table:style-name="Default_1">
            <text:p>18.288332</text:p>
          </table:table-cell>
          <table:table-cell office:value-type="float" office:value="191.31609" table:style-name="Default_1">
            <text:p>191.31609</text:p>
          </table:table-cell>
          <table:table-cell office:value-type="float" office:value="18.191668" table:style-name="Default_1">
            <text:p>18.191668</text:p>
          </table:table-cell>
          <table:table-cell office:value-type="float" office:value="194.90998999999999" table:style-name="Default_1">
            <text:p>194.90999</text:p>
          </table:table-cell>
          <table:table-cell office:value-type="float" office:value="18.524999999999999" table:style-name="Default_1">
            <text:p>18.525</text:p>
          </table:table-cell>
          <table:table-cell office:value-type="float" office:value="206.5247" table:style-name="Default_1">
            <text:p>206.5247</text:p>
          </table:table-cell>
          <table:table-cell table:number-columns-repeated="16314"/>
        </table:table-row>
        <table:table-row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4" table:style-name="Default_1">
            <text:p>24</text:p>
          </table:table-cell>
          <table:table-cell office:value-type="float" office:value="100.374146" table:style-name="Default_1">
            <text:p>100.374146</text:p>
          </table:table-cell>
          <table:table-cell office:value-type="float" office:value="24" table:style-name="Default_1">
            <text:p>24</text:p>
          </table:table-cell>
          <table:table-cell office:value-type="float" office:value="105.09668000000001" table:style-name="Default_1">
            <text:p>105.09668</text:p>
          </table:table-cell>
          <table:table-cell office:value-type="float" office:value="24" table:style-name="Default_1">
            <text:p>24</text:p>
          </table:table-cell>
          <table:table-cell office:value-type="float" office:value="97.939850000000007" table:style-name="Default_1">
            <text:p>97.93985</text:p>
          </table:table-cell>
          <table:table-cell office:value-type="float" office:value="24" table:style-name="Default_1">
            <text:p>24</text:p>
          </table:table-cell>
          <table:table-cell office:value-type="float" office:value="98.179596000000004" table:style-name="Default_1">
            <text:p>98.179596</text:p>
          </table:table-cell>
          <table:table-cell office:value-type="float" office:value="24" table:style-name="Default_1">
            <text:p>24</text:p>
          </table:table-cell>
          <table:table-cell office:value-type="float" office:value="97.248795000000001" table:style-name="Default_1">
            <text:p>97.248795</text:p>
          </table:table-cell>
          <table:table-cell office:value-type="float" office:value="24" table:style-name="Default_1">
            <text:p>24</text:p>
          </table:table-cell>
          <table:table-cell office:value-type="float" office:value="110.77457" table:style-name="Default_1">
            <text:p>110.77457</text:p>
          </table:table-cell>
          <table:table-cell office:value-type="float" office:value="24" table:style-name="Default_1">
            <text:p>24</text:p>
          </table:table-cell>
          <table:table-cell office:value-type="float" office:value="97.832930000000005" table:style-name="Default_1">
            <text:p>97.83293</text:p>
          </table:table-cell>
          <table:table-cell office:value-type="float" office:value="24" table:style-name="Default_1">
            <text:p>24</text:p>
          </table:table-cell>
          <table:table-cell office:value-type="float" office:value="97.567535000000007" table:style-name="Default_1">
            <text:p>97.567535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8.3" table:style-name="Default_1">
            <text:p>18.3</text:p>
          </table:table-cell>
          <table:table-cell office:value-type="float" office:value="239.20488" table:style-name="Default_1">
            <text:p>239.20488</text:p>
          </table:table-cell>
          <table:table-cell office:value-type="float" office:value="18.421125" table:style-name="Default_1">
            <text:p>18.421125</text:p>
          </table:table-cell>
          <table:table-cell office:value-type="float" office:value="191.31609" table:style-name="Default_1">
            <text:p>191.31609</text:p>
          </table:table-cell>
          <table:table-cell office:value-type="float" office:value="18.966667000000001" table:style-name="Default_1">
            <text:p>18.966667</text:p>
          </table:table-cell>
          <table:table-cell office:value-type="float" office:value="194.90998999999999" table:style-name="Default_1">
            <text:p>194.90999</text:p>
          </table:table-cell>
          <table:table-cell office:value-type="float" office:value="19.3" table:style-name="Default_1">
            <text:p>19.3</text:p>
          </table:table-cell>
          <table:table-cell office:value-type="float" office:value="206.5247" table:style-name="Default_1">
            <text:p>206.5247</text:p>
          </table:table-cell>
          <table:table-cell table:number-columns-repeated="16314"/>
        </table:table-row>
        <table:table-row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8.920981999999999" table:style-name="Default_1">
            <text:p>18.920982</text:p>
          </table:table-cell>
          <table:table-cell office:value-type="float" office:value="223.00488000000001" table:style-name="Default_1">
            <text:p>223.00488</text:p>
          </table:table-cell>
          <table:table-cell office:value-type="float" office:value="19.133333" table:style-name="Default_1">
            <text:p>19.133333</text:p>
          </table:table-cell>
          <table:table-cell office:value-type="float" office:value="175.11609000000001" table:style-name="Default_1">
            <text:p>175.11609</text:p>
          </table:table-cell>
          <table:table-cell office:value-type="float" office:value="19.466667000000001" table:style-name="Default_1">
            <text:p>19.466667</text:p>
          </table:table-cell>
          <table:table-cell office:value-type="float" office:value="178.70999" table:style-name="Default_1">
            <text:p>178.70999</text:p>
          </table:table-cell>
          <table:table-cell office:value-type="float" office:value="19.810310000000001" table:style-name="Default_1">
            <text:p>19.81031</text:p>
          </table:table-cell>
          <table:table-cell office:value-type="float" office:value="190.32470000000001" table:style-name="Default_1">
            <text:p>190.3247</text:p>
          </table:table-cell>
          <table:table-cell table:number-columns-repeated="16314"/>
        </table:table-row>
        <table:table-row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8.999777000000002" table:style-name="Default_1">
            <text:p>18.999777</text:p>
          </table:table-cell>
          <table:table-cell office:value-type="float" office:value="223.00488000000001" table:style-name="Default_1">
            <text:p>223.00488</text:p>
          </table:table-cell>
          <table:table-cell office:value-type="float" office:value="19.808332" table:style-name="Default_1">
            <text:p>19.808332</text:p>
          </table:table-cell>
          <table:table-cell office:value-type="float" office:value="175.11609000000001" table:style-name="Default_1">
            <text:p>175.11609</text:p>
          </table:table-cell>
          <table:table-cell office:value-type="float" office:value="20.141666000000001" table:style-name="Default_1">
            <text:p>20.141666</text:p>
          </table:table-cell>
          <table:table-cell office:value-type="float" office:value="178.70999" table:style-name="Default_1">
            <text:p>178.70999</text:p>
          </table:table-cell>
          <table:table-cell office:value-type="float" office:value="20.265557999999999" table:style-name="Default_1">
            <text:p>20.265558</text:p>
          </table:table-cell>
          <table:table-cell office:value-type="float" office:value="190.32470000000001" table:style-name="Default_1">
            <text:p>190.3247</text:p>
          </table:table-cell>
          <table:table-cell table:number-columns-repeated="16314"/>
        </table:table-row>
        <table:table-row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9.75" table:style-name="Default_1">
            <text:p>19.75</text:p>
          </table:table-cell>
          <table:table-cell office:value-type="float" office:value="214.0949" table:style-name="Default_1">
            <text:p>214.0949</text:p>
          </table:table-cell>
          <table:table-cell office:value-type="float" office:value="20.083334000000001" table:style-name="Default_1">
            <text:p>20.083334</text:p>
          </table:table-cell>
          <table:table-cell office:value-type="float" office:value="166.20604" table:style-name="Default_1">
            <text:p>166.20604</text:p>
          </table:table-cell>
          <table:table-cell office:value-type="float" office:value="20.855661000000001" table:style-name="Default_1">
            <text:p>20.855661</text:p>
          </table:table-cell>
          <table:table-cell office:value-type="float" office:value="169.8" table:style-name="Default_1">
            <text:p>169.8</text:p>
          </table:table-cell>
          <table:table-cell office:value-type="float" office:value="20.75" table:style-name="Default_1">
            <text:p>20.75</text:p>
          </table:table-cell>
          <table:table-cell office:value-type="float" office:value="181.41471999999999" table:style-name="Default_1">
            <text:p>181.41472</text:p>
          </table:table-cell>
          <table:table-cell table:number-columns-repeated="16314"/>
        </table:table-row>
        <table:table-row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0.391666000000001" table:style-name="Default_1">
            <text:p>20.391666</text:p>
          </table:table-cell>
          <table:table-cell office:value-type="float" office:value="214.0949" table:style-name="Default_1">
            <text:p>214.0949</text:p>
          </table:table-cell>
          <table:table-cell office:value-type="float" office:value="20.725000000000001" table:style-name="Default_1">
            <text:p>20.725</text:p>
          </table:table-cell>
          <table:table-cell office:value-type="float" office:value="166.20604" table:style-name="Default_1">
            <text:p>166.20604</text:p>
          </table:table-cell>
          <table:table-cell office:value-type="float" office:value="21.055728999999999" table:style-name="Default_1">
            <text:p>21.055729</text:p>
          </table:table-cell>
          <table:table-cell office:value-type="float" office:value="169.8" table:style-name="Default_1">
            <text:p>169.8</text:p>
          </table:table-cell>
          <table:table-cell office:value-type="float" office:value="21.391666000000001" table:style-name="Default_1">
            <text:p>21.391666</text:p>
          </table:table-cell>
          <table:table-cell office:value-type="float" office:value="181.41471999999999" table:style-name="Default_1">
            <text:p>181.41472</text:p>
          </table:table-cell>
          <table:table-cell table:number-columns-repeated="16314"/>
        </table:table-row>
        <table:table-row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1.102829" table:style-name="Default_1">
            <text:p>21.102829</text:p>
          </table:table-cell>
          <table:table-cell office:value-type="float" office:value="201.94489999999999" table:style-name="Default_1">
            <text:p>201.9449</text:p>
          </table:table-cell>
          <table:table-cell office:value-type="float" office:value="21.128826" table:style-name="Default_1">
            <text:p>21.128826</text:p>
          </table:table-cell>
          <table:table-cell office:value-type="float" office:value="154.05605" table:style-name="Default_1">
            <text:p>154.05605</text:p>
          </table:table-cell>
          <table:table-cell office:value-type="float" office:value="21.433332" table:style-name="Default_1">
            <text:p>21.433332</text:p>
          </table:table-cell>
          <table:table-cell office:value-type="float" office:value="157.65001000000001" table:style-name="Default_1">
            <text:p>157.65001</text:p>
          </table:table-cell>
          <table:table-cell office:value-type="float" office:value="21.766666000000001" table:style-name="Default_1">
            <text:p>21.766666</text:p>
          </table:table-cell>
          <table:table-cell office:value-type="float" office:value="169.26472000000001" table:style-name="Default_1">
            <text:p>169.26472</text:p>
          </table:table-cell>
          <table:table-cell table:number-columns-repeated="16314"/>
        </table:table-row>
        <table:table-row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1.16818" table:style-name="Default_1">
            <text:p>21.16818</text:p>
          </table:table-cell>
          <table:table-cell office:value-type="float" office:value="201.94489999999999" table:style-name="Default_1">
            <text:p>201.9449</text:p>
          </table:table-cell>
          <table:table-cell office:value-type="float" office:value="21.63109" table:style-name="Default_1">
            <text:p>21.63109</text:p>
          </table:table-cell>
          <table:table-cell office:value-type="float" office:value="169.12396000000001" table:style-name="Default_1">
            <text:p>169.12396</text:p>
          </table:table-cell>
          <table:table-cell office:value-type="float" office:value="21.966667000000001" table:style-name="Default_1">
            <text:p>21.966667</text:p>
          </table:table-cell>
          <table:table-cell office:value-type="float" office:value="157.65001000000001" table:style-name="Default_1">
            <text:p>157.65001</text:p>
          </table:table-cell>
          <table:table-cell office:value-type="float" office:value="22.3" table:style-name="Default_1">
            <text:p>22.3</text:p>
          </table:table-cell>
          <table:table-cell office:value-type="float" office:value="169.26472000000001" table:style-name="Default_1">
            <text:p>169.26472</text:p>
          </table:table-cell>
          <table:table-cell table:number-columns-repeated="16314"/>
        </table:table-row>
        <table:table-row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1.871024999999999" table:style-name="Default_1">
            <text:p>21.871025</text:p>
          </table:table-cell>
          <table:table-cell office:value-type="float" office:value="186.01490000000001" table:style-name="Default_1">
            <text:p>186.0149</text:p>
          </table:table-cell>
          <table:table-cell office:value-type="float" office:value="22.125" table:style-name="Default_1">
            <text:p>22.125</text:p>
          </table:table-cell>
          <table:table-cell office:value-type="float" office:value="153.19395" table:style-name="Default_1">
            <text:p>153.19395</text:p>
          </table:table-cell>
          <table:table-cell office:value-type="float" office:value="22.491492999999998" table:style-name="Default_1">
            <text:p>22.491493</text:p>
          </table:table-cell>
          <table:table-cell office:value-type="float" office:value="141.72" table:style-name="Default_1">
            <text:p>141.72</text:p>
          </table:table-cell>
          <table:table-cell office:value-type="float" office:value="22.875923" table:style-name="Default_1">
            <text:p>22.875923</text:p>
          </table:table-cell>
          <table:table-cell office:value-type="float" office:value="153.33472" table:style-name="Default_1">
            <text:p>153.33472</text:p>
          </table:table-cell>
          <table:table-cell table:number-columns-repeated="16314"/>
        </table:table-row>
        <table:table-row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1.985555999999999" table:style-name="Default_1">
            <text:p>21.985556</text:p>
          </table:table-cell>
          <table:table-cell office:value-type="float" office:value="186.01490000000001" table:style-name="Default_1">
            <text:p>186.0149</text:p>
          </table:table-cell>
          <table:table-cell office:value-type="float" office:value="22.324999999999999" table:style-name="Default_1">
            <text:p>22.325</text:p>
          </table:table-cell>
          <table:table-cell office:value-type="float" office:value="153.19395" table:style-name="Default_1">
            <text:p>153.19395</text:p>
          </table:table-cell>
          <table:table-cell office:value-type="float" office:value="22.526454999999999" table:style-name="Default_1">
            <text:p>22.526455</text:p>
          </table:table-cell>
          <table:table-cell office:value-type="float" office:value="141.72" table:style-name="Default_1">
            <text:p>141.72</text:p>
          </table:table-cell>
          <table:table-cell office:value-type="float" office:value="22.965707999999999" table:style-name="Default_1">
            <text:p>22.965708</text:p>
          </table:table-cell>
          <table:table-cell office:value-type="float" office:value="153.33472" table:style-name="Default_1">
            <text:p>153.33472</text:p>
          </table:table-cell>
          <table:table-cell table:number-columns-repeated="16314"/>
        </table:table-row>
        <table:table-row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3" table:style-name="Default_1">
            <text:p>23</text:p>
          </table:table-cell>
          <table:table-cell office:value-type="float" office:value="153.3449" table:style-name="Default_1">
            <text:p>153.3449</text:p>
          </table:table-cell>
          <table:table-cell office:value-type="float" office:value="23" table:style-name="Default_1">
            <text:p>23</text:p>
          </table:table-cell>
          <table:table-cell office:value-type="float" office:value="131.32397" table:style-name="Default_1">
            <text:p>131.32397</text:p>
          </table:table-cell>
          <table:table-cell office:value-type="float" office:value="23.000800999999999" table:style-name="Default_1">
            <text:p>23.000801</text:p>
          </table:table-cell>
          <table:table-cell office:value-type="float" office:value="130.64998" table:style-name="Default_1">
            <text:p>130.64998</text:p>
          </table:table-cell>
          <table:table-cell office:value-type="float" office:value="23" table:style-name="Default_1">
            <text:p>23</text:p>
          </table:table-cell>
          <table:table-cell office:value-type="float" office:value="153.06473" table:style-name="Default_1">
            <text:p>153.06473</text:p>
          </table:table-cell>
          <table:table-cell table:number-columns-repeated="16314"/>
        </table:table-row>
        <table:table-row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3.001000000000001" table:style-name="Default_1">
            <text:p>23.001</text:p>
          </table:table-cell>
          <table:table-cell office:value-type="float" office:value="153.3449" table:style-name="Default_1">
            <text:p>153.3449</text:p>
          </table:table-cell>
          <table:table-cell office:value-type="float" office:value="23.001000000000001" table:style-name="Default_1">
            <text:p>23.001</text:p>
          </table:table-cell>
          <table:table-cell office:value-type="float" office:value="131.32397" table:style-name="Default_1">
            <text:p>131.32397</text:p>
          </table:table-cell>
          <table:table-cell office:value-type="float" office:value="23.000903999999998" table:style-name="Default_1">
            <text:p>23.000904</text:p>
          </table:table-cell>
          <table:table-cell office:value-type="float" office:value="130.64998" table:style-name="Default_1">
            <text:p>130.64998</text:p>
          </table:table-cell>
          <table:table-cell office:value-type="float" office:value="23.001000000000001" table:style-name="Default_1">
            <text:p>23.001</text:p>
          </table:table-cell>
          <table:table-cell office:value-type="float" office:value="153.06473" table:style-name="Default_1">
            <text:p>153.06473</text:p>
          </table:table-cell>
          <table:table-cell table:number-columns-repeated="16314"/>
        </table:table-row>
        <table:table-row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3.991667" table:style-name="Default_1">
            <text:p>23.991667</text:p>
          </table:table-cell>
          <table:table-cell office:value-type="float" office:value="121.21489" table:style-name="Default_1">
            <text:p>121.21489</text:p>
          </table:table-cell>
          <table:table-cell office:value-type="float" office:value="23.991667" table:style-name="Default_1">
            <text:p>23.991667</text:p>
          </table:table-cell>
          <table:table-cell office:value-type="float" office:value="99.193969999999993" table:style-name="Default_1">
            <text:p>99.19397</text:p>
          </table:table-cell>
          <table:table-cell office:value-type="float" office:value="23.996925000000001" table:style-name="Default_1">
            <text:p>23.996925</text:p>
          </table:table-cell>
          <table:table-cell office:value-type="float" office:value="98.519970000000001" table:style-name="Default_1">
            <text:p>98.51997</text:p>
          </table:table-cell>
          <table:table-cell office:value-type="float" office:value="23.991667" table:style-name="Default_1">
            <text:p>23.991667</text:p>
          </table:table-cell>
          <table:table-cell office:value-type="float" office:value="120.93472" table:style-name="Default_1">
            <text:p>120.93472</text:p>
          </table:table-cell>
          <table:table-cell table:number-columns-repeated="16314"/>
        </table:table-row>
        <table:table-row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4" table:style-name="Default_1">
            <text:p>24</text:p>
          </table:table-cell>
          <table:table-cell office:value-type="float" office:value="121.21489" table:style-name="Default_1">
            <text:p>121.21489</text:p>
          </table:table-cell>
          <table:table-cell office:value-type="float" office:value="24" table:style-name="Default_1">
            <text:p>24</text:p>
          </table:table-cell>
          <table:table-cell office:value-type="float" office:value="99.193969999999993" table:style-name="Default_1">
            <text:p>99.19397</text:p>
          </table:table-cell>
          <table:table-cell office:value-type="float" office:value="23.997648000000002" table:style-name="Default_1">
            <text:p>23.997648</text:p>
          </table:table-cell>
          <table:table-cell office:value-type="float" office:value="98.519970000000001" table:style-name="Default_1">
            <text:p>98.51997</text:p>
          </table:table-cell>
          <table:table-cell office:value-type="float" office:value="24" table:style-name="Default_1">
            <text:p>24</text:p>
          </table:table-cell>
          <table:table-cell office:value-type="float" office:value="120.93472" table:style-name="Default_1">
            <text:p>120.93472</text:p>
          </table:table-cell>
          <table:table-cell table:number-columns-repeated="16314"/>
        </table:table-row>
        <table:table-row table:number-rows-repeated="640"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table:number-columns-repeated="16314"/>
        </table:table-row>
        <table:table-row table:number-rows-repeated="1047899" table:style-name="ro1">
          <table:table-cell table:number-columns-repeated="16384"/>
        </table:table-row>
      </table:table>
      <table:table table:name="milp-charge" table:style-name="ta1">
        <table:table-column table:style-name="co9" table:number-columns-repeated="55" table:default-cell-style-name="ce1"/>
        <table:table-column table:style-name="co10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0" table:default-cell-style-name="ce1"/>
        <table:table-column table:style-name="co9" table:number-columns-repeated="8" table:default-cell-style-name="ce1"/>
        <table:table-column table:style-name="co2" table:number-columns-repeated="16314" table:default-cell-style-name="ce1"/>
        <table:table-row table:style-name="ro1">
          <table:table-cell office:value-type="string" table:style-name="Default_1">
            <text:p>time0</text:p>
          </table:table-cell>
          <table:table-cell office:value-type="string" table:style-name="Default_1">
            <text:p>eta0</text:p>
          </table:table-cell>
          <table:table-cell office:value-type="string" table:style-name="Default_1">
            <text:p>time1</text:p>
          </table:table-cell>
          <table:table-cell office:value-type="string" table:style-name="Default_1">
            <text:p>eta1</text:p>
          </table:table-cell>
          <table:table-cell office:value-type="string" table:style-name="Default_1">
            <text:p>time2</text:p>
          </table:table-cell>
          <table:table-cell office:value-type="string" table:style-name="Default_1">
            <text:p>eta2</text:p>
          </table:table-cell>
          <table:table-cell office:value-type="string" table:style-name="Default_1">
            <text:p>time3</text:p>
          </table:table-cell>
          <table:table-cell office:value-type="string" table:style-name="Default_1">
            <text:p>eta3</text:p>
          </table:table-cell>
          <table:table-cell office:value-type="string" table:style-name="Default_1">
            <text:p>time4</text:p>
          </table:table-cell>
          <table:table-cell office:value-type="string" table:style-name="Default_1">
            <text:p>eta4</text:p>
          </table:table-cell>
          <table:table-cell office:value-type="string" table:style-name="Default_1">
            <text:p>time5</text:p>
          </table:table-cell>
          <table:table-cell office:value-type="string" table:style-name="Default_1">
            <text:p>eta5</text:p>
          </table:table-cell>
          <table:table-cell office:value-type="string" table:style-name="Default_1">
            <text:p>time6</text:p>
          </table:table-cell>
          <table:table-cell office:value-type="string" table:style-name="Default_1">
            <text:p>eta6</text:p>
          </table:table-cell>
          <table:table-cell office:value-type="string" table:style-name="Default_1">
            <text:p>time7</text:p>
          </table:table-cell>
          <table:table-cell office:value-type="string" table:style-name="Default_1">
            <text:p>eta7</text:p>
          </table:table-cell>
          <table:table-cell office:value-type="string" table:style-name="Default_1">
            <text:p>time8</text:p>
          </table:table-cell>
          <table:table-cell office:value-type="string" table:style-name="Default_1">
            <text:p>eta8</text:p>
          </table:table-cell>
          <table:table-cell office:value-type="string" table:style-name="Default_1">
            <text:p>time9</text:p>
          </table:table-cell>
          <table:table-cell office:value-type="string" table:style-name="Default_1">
            <text:p>eta9</text:p>
          </table:table-cell>
          <table:table-cell office:value-type="string" table:style-name="Default_1">
            <text:p>time10</text:p>
          </table:table-cell>
          <table:table-cell office:value-type="string" table:style-name="Default_1">
            <text:p>eta10</text:p>
          </table:table-cell>
          <table:table-cell office:value-type="string" table:style-name="Default_1">
            <text:p>time11</text:p>
          </table:table-cell>
          <table:table-cell office:value-type="string" table:style-name="Default_1">
            <text:p>eta11</text:p>
          </table:table-cell>
          <table:table-cell office:value-type="string" table:style-name="Default_1">
            <text:p>time12</text:p>
          </table:table-cell>
          <table:table-cell office:value-type="string" table:style-name="Default_1">
            <text:p>eta12</text:p>
          </table:table-cell>
          <table:table-cell office:value-type="string" table:style-name="Default_1">
            <text:p>time13</text:p>
          </table:table-cell>
          <table:table-cell office:value-type="string" table:style-name="Default_1">
            <text:p>eta13</text:p>
          </table:table-cell>
          <table:table-cell office:value-type="string" table:style-name="Default_1">
            <text:p>time14</text:p>
          </table:table-cell>
          <table:table-cell office:value-type="string" table:style-name="Default_1">
            <text:p>eta14</text:p>
          </table:table-cell>
          <table:table-cell office:value-type="string" table:style-name="Default_1">
            <text:p>time15</text:p>
          </table:table-cell>
          <table:table-cell office:value-type="string" table:style-name="Default_1">
            <text:p>eta15</text:p>
          </table:table-cell>
          <table:table-cell office:value-type="string" table:style-name="Default_1">
            <text:p>time16</text:p>
          </table:table-cell>
          <table:table-cell office:value-type="string" table:style-name="Default_1">
            <text:p>eta16</text:p>
          </table:table-cell>
          <table:table-cell office:value-type="string" table:style-name="Default_1">
            <text:p>time17</text:p>
          </table:table-cell>
          <table:table-cell office:value-type="string" table:style-name="Default_1">
            <text:p>eta17</text:p>
          </table:table-cell>
          <table:table-cell office:value-type="string" table:style-name="Default_1">
            <text:p>time18</text:p>
          </table:table-cell>
          <table:table-cell office:value-type="string" table:style-name="Default_1">
            <text:p>eta18</text:p>
          </table:table-cell>
          <table:table-cell office:value-type="string" table:style-name="Default_1">
            <text:p>time19</text:p>
          </table:table-cell>
          <table:table-cell office:value-type="string" table:style-name="Default_1">
            <text:p>eta19</text:p>
          </table:table-cell>
          <table:table-cell office:value-type="string" table:style-name="Default_1">
            <text:p>time20</text:p>
          </table:table-cell>
          <table:table-cell office:value-type="string" table:style-name="Default_1">
            <text:p>eta20</text:p>
          </table:table-cell>
          <table:table-cell office:value-type="string" table:style-name="Default_1">
            <text:p>time21</text:p>
          </table:table-cell>
          <table:table-cell office:value-type="string" table:style-name="Default_1">
            <text:p>eta21</text:p>
          </table:table-cell>
          <table:table-cell office:value-type="string" table:style-name="Default_1">
            <text:p>time22</text:p>
          </table:table-cell>
          <table:table-cell office:value-type="string" table:style-name="Default_1">
            <text:p>eta22</text:p>
          </table:table-cell>
          <table:table-cell office:value-type="string" table:style-name="Default_1">
            <text:p>time23</text:p>
          </table:table-cell>
          <table:table-cell office:value-type="string" table:style-name="Default_1">
            <text:p>eta23</text:p>
          </table:table-cell>
          <table:table-cell office:value-type="string" table:style-name="Default_1">
            <text:p>time24</text:p>
          </table:table-cell>
          <table:table-cell office:value-type="string" table:style-name="Default_1">
            <text:p>eta24</text:p>
          </table:table-cell>
          <table:table-cell office:value-type="string" table:style-name="Default_1">
            <text:p>time25</text:p>
          </table:table-cell>
          <table:table-cell office:value-type="string" table:style-name="Default_1">
            <text:p>eta25</text:p>
          </table:table-cell>
          <table:table-cell office:value-type="string" table:style-name="Default_1">
            <text:p>time26</text:p>
          </table:table-cell>
          <table:table-cell office:value-type="string" table:style-name="Default_1">
            <text:p>eta26</text:p>
          </table:table-cell>
          <table:table-cell office:value-type="string" table:style-name="Default_1">
            <text:p>time27</text:p>
          </table:table-cell>
          <table:table-cell office:value-type="string" table:style-name="Default_1">
            <text:p>eta27</text:p>
          </table:table-cell>
          <table:table-cell office:value-type="string" table:style-name="Default_1">
            <text:p>time28</text:p>
          </table:table-cell>
          <table:table-cell office:value-type="string" table:style-name="Default_1">
            <text:p>eta28</text:p>
          </table:table-cell>
          <table:table-cell office:value-type="string" table:style-name="Default_1">
            <text:p>time29</text:p>
          </table:table-cell>
          <table:table-cell office:value-type="string" table:style-name="Default_1">
            <text:p>eta29</text:p>
          </table:table-cell>
          <table:table-cell office:value-type="string" table:style-name="Default_1">
            <text:p>time30</text:p>
          </table:table-cell>
          <table:table-cell office:value-type="string" table:style-name="Default_1">
            <text:p>eta30</text:p>
          </table:table-cell>
          <table:table-cell office:value-type="string" table:style-name="Default_1">
            <text:p>time31</text:p>
          </table:table-cell>
          <table:table-cell office:value-type="string" table:style-name="Default_1">
            <text:p>eta31</text:p>
          </table:table-cell>
          <table:table-cell office:value-type="string" table:style-name="Default_1">
            <text:p>time32</text:p>
          </table:table-cell>
          <table:table-cell office:value-type="string" table:style-name="Default_1">
            <text:p>eta32</text:p>
          </table:table-cell>
          <table:table-cell office:value-type="string" table:style-name="Default_1">
            <text:p>time33</text:p>
          </table:table-cell>
          <table:table-cell office:value-type="string" table:style-name="Default_1">
            <text:p>eta33</text:p>
          </table:table-cell>
          <table:table-cell office:value-type="string" table:style-name="Default_1">
            <text:p>time34</text:p>
          </table:table-cell>
          <table:table-cell office:value-type="string" table:style-name="Default_1">
            <text:p>eta34</text:p>
          </table:table-cell>
          <table:table-cell table:number-columns-repeated="16314"/>
        </table:table-row>
        <table:table-row table:number-rows-repeated="2" table:style-name="ro1">
          <table:table-cell office:value-type="float" office:value="0" table:style-name="Default_1">
            <text:p>0</text:p>
          </table:table-cell>
          <table:table-cell office:value-type="float" office:value="349.2" table:style-name="Default_1">
            <text:p>349.2</text:p>
          </table:table-cell>
          <table:table-cell office:value-type="float" office:value="0" table:style-name="Default_1">
            <text:p>0</text:p>
          </table:table-cell>
          <table:table-cell office:value-type="float" office:value="349.2" table:style-name="Default_1">
            <text:p>349.2</text:p>
          </table:table-cell>
          <table:table-cell office:value-type="float" office:value="0" table:style-name="Default_1">
            <text:p>0</text:p>
          </table:table-cell>
          <table:table-cell office:value-type="float" office:value="349.2" table:style-name="Default_1">
            <text:p>349.2</text:p>
          </table:table-cell>
          <table:table-cell office:value-type="float" office:value="0" table:style-name="Default_1">
            <text:p>0</text:p>
          </table:table-cell>
          <table:table-cell office:value-type="float" office:value="349.2" table:style-name="Default_1">
            <text:p>349.2</text:p>
          </table:table-cell>
          <table:table-cell office:value-type="float" office:value="0" table:style-name="Default_1">
            <text:p>0</text:p>
          </table:table-cell>
          <table:table-cell office:value-type="float" office:value="349.2" table:style-name="Default_1">
            <text:p>349.2</text:p>
          </table:table-cell>
          <table:table-cell office:value-type="float" office:value="0" table:style-name="Default_1">
            <text:p>0</text:p>
          </table:table-cell>
          <table:table-cell office:value-type="float" office:value="349.2" table:style-name="Default_1">
            <text:p>349.2</text:p>
          </table:table-cell>
          <table:table-cell office:value-type="float" office:value="0" table:style-name="Default_1">
            <text:p>0</text:p>
          </table:table-cell>
          <table:table-cell office:value-type="float" office:value="349.2" table:style-name="Default_1">
            <text:p>349.2</text:p>
          </table:table-cell>
          <table:table-cell office:value-type="float" office:value="0" table:style-name="Default_1">
            <text:p>0</text:p>
          </table:table-cell>
          <table:table-cell office:value-type="float" office:value="349.2" table:style-name="Default_1">
            <text:p>349.2</text:p>
          </table:table-cell>
          <table:table-cell office:value-type="float" office:value="0" table:style-name="Default_1">
            <text:p>0</text:p>
          </table:table-cell>
          <table:table-cell office:value-type="float" office:value="349.2" table:style-name="Default_1">
            <text:p>349.2</text:p>
          </table:table-cell>
          <table:table-cell office:value-type="float" office:value="0" table:style-name="Default_1">
            <text:p>0</text:p>
          </table:table-cell>
          <table:table-cell office:value-type="float" office:value="349.2" table:style-name="Default_1">
            <text:p>349.2</text:p>
          </table:table-cell>
          <table:table-cell office:value-type="float" office:value="0" table:style-name="Default_1">
            <text:p>0</text:p>
          </table:table-cell>
          <table:table-cell office:value-type="float" office:value="349.2" table:style-name="Default_1">
            <text:p>349.2</text:p>
          </table:table-cell>
          <table:table-cell office:value-type="float" office:value="0" table:style-name="Default_1">
            <text:p>0</text:p>
          </table:table-cell>
          <table:table-cell office:value-type="float" office:value="349.2" table:style-name="Default_1">
            <text:p>349.2</text:p>
          </table:table-cell>
          <table:table-cell office:value-type="float" office:value="0" table:style-name="Default_1">
            <text:p>0</text:p>
          </table:table-cell>
          <table:table-cell office:value-type="float" office:value="349.2" table:style-name="Default_1">
            <text:p>349.2</text:p>
          </table:table-cell>
          <table:table-cell office:value-type="float" office:value="0" table:style-name="Default_1">
            <text:p>0</text:p>
          </table:table-cell>
          <table:table-cell office:value-type="float" office:value="349.2" table:style-name="Default_1">
            <text:p>349.2</text:p>
          </table:table-cell>
          <table:table-cell office:value-type="float" office:value="0" table:style-name="Default_1">
            <text:p>0</text:p>
          </table:table-cell>
          <table:table-cell office:value-type="float" office:value="349.2" table:style-name="Default_1">
            <text:p>349.2</text:p>
          </table:table-cell>
          <table:table-cell office:value-type="float" office:value="0" table:style-name="Default_1">
            <text:p>0</text:p>
          </table:table-cell>
          <table:table-cell office:value-type="float" office:value="349.2" table:style-name="Default_1">
            <text:p>349.2</text:p>
          </table:table-cell>
          <table:table-cell office:value-type="float" office:value="0" table:style-name="Default_1">
            <text:p>0</text:p>
          </table:table-cell>
          <table:table-cell office:value-type="float" office:value="349.2" table:style-name="Default_1">
            <text:p>349.2</text:p>
          </table:table-cell>
          <table:table-cell office:value-type="float" office:value="0" table:style-name="Default_1">
            <text:p>0</text:p>
          </table:table-cell>
          <table:table-cell office:value-type="float" office:value="349.2" table:style-name="Default_1">
            <text:p>349.2</text:p>
          </table:table-cell>
          <table:table-cell office:value-type="float" office:value="0" table:style-name="Default_1">
            <text:p>0</text:p>
          </table:table-cell>
          <table:table-cell office:value-type="float" office:value="349.2" table:style-name="Default_1">
            <text:p>349.2</text:p>
          </table:table-cell>
          <table:table-cell office:value-type="float" office:value="0" table:style-name="Default_1">
            <text:p>0</text:p>
          </table:table-cell>
          <table:table-cell office:value-type="float" office:value="349.2" table:style-name="Default_1">
            <text:p>349.2</text:p>
          </table:table-cell>
          <table:table-cell office:value-type="float" office:value="0" table:style-name="Default_1">
            <text:p>0</text:p>
          </table:table-cell>
          <table:table-cell office:value-type="float" office:value="349.2" table:style-name="Default_1">
            <text:p>349.2</text:p>
          </table:table-cell>
          <table:table-cell office:value-type="float" office:value="0" table:style-name="Default_1">
            <text:p>0</text:p>
          </table:table-cell>
          <table:table-cell office:value-type="float" office:value="349.2" table:style-name="Default_1">
            <text:p>349.2</text:p>
          </table:table-cell>
          <table:table-cell office:value-type="float" office:value="0" table:style-name="Default_1">
            <text:p>0</text:p>
          </table:table-cell>
          <table:table-cell office:value-type="float" office:value="349.2" table:style-name="Default_1">
            <text:p>349.2</text:p>
          </table:table-cell>
          <table:table-cell office:value-type="float" office:value="0" table:style-name="Default_1">
            <text:p>0</text:p>
          </table:table-cell>
          <table:table-cell office:value-type="float" office:value="349.2" table:style-name="Default_1">
            <text:p>349.2</text:p>
          </table:table-cell>
          <table:table-cell office:value-type="float" office:value="0" table:style-name="Default_1">
            <text:p>0</text:p>
          </table:table-cell>
          <table:table-cell office:value-type="float" office:value="349.2" table:style-name="Default_1">
            <text:p>349.2</text:p>
          </table:table-cell>
          <table:table-cell office:value-type="float" office:value="0" table:style-name="Default_1">
            <text:p>0</text:p>
          </table:table-cell>
          <table:table-cell office:value-type="float" office:value="349.2" table:style-name="Default_1">
            <text:p>349.2</text:p>
          </table:table-cell>
          <table:table-cell office:value-type="float" office:value="0" table:style-name="Default_1">
            <text:p>0</text:p>
          </table:table-cell>
          <table:table-cell office:value-type="float" office:value="349.2" table:style-name="Default_1">
            <text:p>349.2</text:p>
          </table:table-cell>
          <table:table-cell office:value-type="float" office:value="0" table:style-name="Default_1">
            <text:p>0</text:p>
          </table:table-cell>
          <table:table-cell office:value-type="float" office:value="349.2" table:style-name="Default_1">
            <text:p>349.2</text:p>
          </table:table-cell>
          <table:table-cell office:value-type="float" office:value="0" table:style-name="Default_1">
            <text:p>0</text:p>
          </table:table-cell>
          <table:table-cell office:value-type="float" office:value="349.2" table:style-name="Default_1">
            <text:p>349.2</text:p>
          </table:table-cell>
          <table:table-cell office:value-type="float" office:value="0" table:style-name="Default_1">
            <text:p>0</text:p>
          </table:table-cell>
          <table:table-cell office:value-type="float" office:value="349.2" table:style-name="Default_1">
            <text:p>349.2</text:p>
          </table:table-cell>
          <table:table-cell office:value-type="float" office:value="0" table:style-name="Default_1">
            <text:p>0</text:p>
          </table:table-cell>
          <table:table-cell office:value-type="float" office:value="349.2" table:style-name="Default_1">
            <text:p>349.2</text:p>
          </table:table-cell>
          <table:table-cell office:value-type="float" office:value="0" table:style-name="Default_1">
            <text:p>0</text:p>
          </table:table-cell>
          <table:table-cell office:value-type="float" office:value="349.2" table:style-name="Default_1">
            <text:p>349.2</text:p>
          </table:table-cell>
          <table:table-cell office:value-type="float" office:value="0" table:style-name="Default_1">
            <text:p>0</text:p>
          </table:table-cell>
          <table:table-cell office:value-type="float" office:value="349.2" table:style-name="Default_1">
            <text:p>349.2</text:p>
          </table:table-cell>
          <table:table-cell office:value-type="float" office:value="0" table:style-name="Default_1">
            <text:p>0</text:p>
          </table:table-cell>
          <table:table-cell office:value-type="float" office:value="349.2" table:style-name="Default_1">
            <text:p>349.2</text:p>
          </table:table-cell>
          <table:table-cell office:value-type="float" office:value="0" table:style-name="Default_1">
            <text:p>0</text:p>
          </table:table-cell>
          <table:table-cell office:value-type="float" office:value="349.2" table:style-name="Default_1">
            <text:p>349.2</text:p>
          </table:table-cell>
          <table:table-cell table:number-columns-repeated="16314"/>
        </table:table-row>
        <table:table-row table:style-name="ro1">
          <table:table-cell office:value-type="float" office:value="5.3333333333333304" table:style-name="Default_1">
            <text:p>5.333333333</text:p>
          </table:table-cell>
          <table:table-cell office:value-type="float" office:value="176.4" table:style-name="Default_1">
            <text:p>176.4</text:p>
          </table:table-cell>
          <table:table-cell office:value-type="float" office:value="5.6666666666666696" table:style-name="Default_1">
            <text:p>5.666666667</text:p>
          </table:table-cell>
          <table:table-cell office:value-type="float" office:value="165.6" table:style-name="Default_1">
            <text:p>165.6</text:p>
          </table:table-cell>
          <table:table-cell office:value-type="float" office:value="6" table:style-name="Default_1">
            <text:p>6</text:p>
          </table:table-cell>
          <table:table-cell office:value-type="float" office:value="154.80000000000001" table:style-name="Default_1">
            <text:p>154.8</text:p>
          </table:table-cell>
          <table:table-cell office:value-type="float" office:value="5" table:style-name="Default_1">
            <text:p>5</text:p>
          </table:table-cell>
          <table:table-cell office:value-type="float" office:value="187.2" table:style-name="Default_1">
            <text:p>187.2</text:p>
          </table:table-cell>
          <table:table-cell office:value-type="float" office:value="5.3333333333333304" table:style-name="Default_1">
            <text:p>5.333333333</text:p>
          </table:table-cell>
          <table:table-cell office:value-type="float" office:value="176.4" table:style-name="Default_1">
            <text:p>176.4</text:p>
          </table:table-cell>
          <table:table-cell office:value-type="float" office:value="5.6666666666666696" table:style-name="Default_1">
            <text:p>5.666666667</text:p>
          </table:table-cell>
          <table:table-cell office:value-type="float" office:value="165.6" table:style-name="Default_1">
            <text:p>165.6</text:p>
          </table:table-cell>
          <table:table-cell office:value-type="float" office:value="6" table:style-name="Default_1">
            <text:p>6</text:p>
          </table:table-cell>
          <table:table-cell office:value-type="float" office:value="154.80000000000001" table:style-name="Default_1">
            <text:p>154.8</text:p>
          </table:table-cell>
          <table:table-cell office:value-type="float" office:value="5" table:style-name="Default_1">
            <text:p>5</text:p>
          </table:table-cell>
          <table:table-cell office:value-type="float" office:value="187.2" table:style-name="Default_1">
            <text:p>187.2</text:p>
          </table:table-cell>
          <table:table-cell office:value-type="float" office:value="6" table:style-name="Default_1">
            <text:p>6</text:p>
          </table:table-cell>
          <table:table-cell office:value-type="float" office:value="176.4" table:style-name="Default_1">
            <text:p>176.4</text:p>
          </table:table-cell>
          <table:table-cell office:value-type="float" office:value="5.6666666666666696" table:style-name="Default_1">
            <text:p>5.666666667</text:p>
          </table:table-cell>
          <table:table-cell office:value-type="float" office:value="165.6" table:style-name="Default_1">
            <text:p>165.6</text:p>
          </table:table-cell>
          <table:table-cell office:value-type="float" office:value="6.80833333333333" table:style-name="Default_1">
            <text:p>6.808333333</text:p>
          </table:table-cell>
          <table:table-cell office:value-type="float" office:value="154.80000000000001" table:style-name="Default_1">
            <text:p>154.8</text:p>
          </table:table-cell>
          <table:table-cell office:value-type="float" office:value="5" table:style-name="Default_1">
            <text:p>5</text:p>
          </table:table-cell>
          <table:table-cell office:value-type="float" office:value="187.2" table:style-name="Default_1">
            <text:p>187.2</text:p>
          </table:table-cell>
          <table:table-cell office:value-type="float" office:value="5.3333333333333304" table:style-name="Default_1">
            <text:p>5.333333333</text:p>
          </table:table-cell>
          <table:table-cell office:value-type="float" office:value="176.4" table:style-name="Default_1">
            <text:p>176.4</text:p>
          </table:table-cell>
          <table:table-cell office:value-type="float" office:value="5.6666666666666696" table:style-name="Default_1">
            <text:p>5.666666667</text:p>
          </table:table-cell>
          <table:table-cell office:value-type="float" office:value="165.6" table:style-name="Default_1">
            <text:p>165.6</text:p>
          </table:table-cell>
          <table:table-cell office:value-type="float" office:value="6" table:style-name="Default_1">
            <text:p>6</text:p>
          </table:table-cell>
          <table:table-cell office:value-type="float" office:value="154.80000000000001" table:style-name="Default_1">
            <text:p>154.8</text:p>
          </table:table-cell>
          <table:table-cell office:value-type="float" office:value="5" table:style-name="Default_1">
            <text:p>5</text:p>
          </table:table-cell>
          <table:table-cell office:value-type="float" office:value="187.2" table:style-name="Default_1">
            <text:p>187.2</text:p>
          </table:table-cell>
          <table:table-cell office:value-type="float" office:value="5.3333333333333304" table:style-name="Default_1">
            <text:p>5.333333333</text:p>
          </table:table-cell>
          <table:table-cell office:value-type="float" office:value="176.4" table:style-name="Default_1">
            <text:p>176.4</text:p>
          </table:table-cell>
          <table:table-cell office:value-type="float" office:value="6" table:style-name="Default_1">
            <text:p>6</text:p>
          </table:table-cell>
          <table:table-cell office:value-type="float" office:value="165.6" table:style-name="Default_1">
            <text:p>165.6</text:p>
          </table:table-cell>
          <table:table-cell office:value-type="float" office:value="6" table:style-name="Default_1">
            <text:p>6</text:p>
          </table:table-cell>
          <table:table-cell office:value-type="float" office:value="154.80000000000001" table:style-name="Default_1">
            <text:p>154.8</text:p>
          </table:table-cell>
          <table:table-cell office:value-type="float" office:value="5" table:style-name="Default_1">
            <text:p>5</text:p>
          </table:table-cell>
          <table:table-cell office:value-type="float" office:value="187.2" table:style-name="Default_1">
            <text:p>187.2</text:p>
          </table:table-cell>
          <table:table-cell office:value-type="float" office:value="5.3333333333333304" table:style-name="Default_1">
            <text:p>5.333333333</text:p>
          </table:table-cell>
          <table:table-cell office:value-type="float" office:value="176.4" table:style-name="Default_1">
            <text:p>176.4</text:p>
          </table:table-cell>
          <table:table-cell office:value-type="float" office:value="5.6666666666666696" table:style-name="Default_1">
            <text:p>5.666666667</text:p>
          </table:table-cell>
          <table:table-cell office:value-type="float" office:value="165.6" table:style-name="Default_1">
            <text:p>165.6</text:p>
          </table:table-cell>
          <table:table-cell office:value-type="float" office:value="6" table:style-name="Default_1">
            <text:p>6</text:p>
          </table:table-cell>
          <table:table-cell office:value-type="float" office:value="154.80000000000001" table:style-name="Default_1">
            <text:p>154.8</text:p>
          </table:table-cell>
          <table:table-cell office:value-type="float" office:value="7.88333333333334" table:style-name="Default_1">
            <text:p>7.883333333</text:p>
          </table:table-cell>
          <table:table-cell office:value-type="float" office:value="187.2" table:style-name="Default_1">
            <text:p>187.2</text:p>
          </table:table-cell>
          <table:table-cell office:value-type="float" office:value="6" table:style-name="Default_1">
            <text:p>6</text:p>
          </table:table-cell>
          <table:table-cell office:value-type="float" office:value="176.4" table:style-name="Default_1">
            <text:p>176.4</text:p>
          </table:table-cell>
          <table:table-cell office:value-type="float" office:value="6.80833333333333" table:style-name="Default_1">
            <text:p>6.808333333</text:p>
          </table:table-cell>
          <table:table-cell office:value-type="float" office:value="165.6" table:style-name="Default_1">
            <text:p>165.6</text:p>
          </table:table-cell>
          <table:table-cell office:value-type="float" office:value="6.9770695970695904" table:style-name="Default_1">
            <text:p>6.977069597</text:p>
          </table:table-cell>
          <table:table-cell office:value-type="float" office:value="154.80000000000001" table:style-name="Default_1">
            <text:p>154.8</text:p>
          </table:table-cell>
          <table:table-cell office:value-type="float" office:value="5.6666666666666696" table:style-name="Default_1">
            <text:p>5.666666667</text:p>
          </table:table-cell>
          <table:table-cell office:value-type="float" office:value="187.2" table:style-name="Default_1">
            <text:p>187.2</text:p>
          </table:table-cell>
          <table:table-cell office:value-type="float" office:value="5.6666666666666696" table:style-name="Default_1">
            <text:p>5.666666667</text:p>
          </table:table-cell>
          <table:table-cell office:value-type="float" office:value="176.4" table:style-name="Default_1">
            <text:p>176.4</text:p>
          </table:table-cell>
          <table:table-cell office:value-type="float" office:value="6" table:style-name="Default_1">
            <text:p>6</text:p>
          </table:table-cell>
          <table:table-cell office:value-type="float" office:value="165.6" table:style-name="Default_1">
            <text:p>165.6</text:p>
          </table:table-cell>
          <table:table-cell office:value-type="float" office:value="6.7416666666666698" table:style-name="Default_1">
            <text:p>6.741666667</text:p>
          </table:table-cell>
          <table:table-cell office:value-type="float" office:value="154.80000000000001" table:style-name="Default_1">
            <text:p>154.8</text:p>
          </table:table-cell>
          <table:table-cell office:value-type="float" office:value="5" table:style-name="Default_1">
            <text:p>5</text:p>
          </table:table-cell>
          <table:table-cell office:value-type="float" office:value="187.2" table:style-name="Default_1">
            <text:p>187.2</text:p>
          </table:table-cell>
          <table:table-cell office:value-type="float" office:value="5.3333333333333304" table:style-name="Default_1">
            <text:p>5.333333333</text:p>
          </table:table-cell>
          <table:table-cell office:value-type="float" office:value="176.4" table:style-name="Default_1">
            <text:p>176.4</text:p>
          </table:table-cell>
          <table:table-cell office:value-type="float" office:value="5.6666666666666696" table:style-name="Default_1">
            <text:p>5.666666667</text:p>
          </table:table-cell>
          <table:table-cell office:value-type="float" office:value="165.6" table:style-name="Default_1">
            <text:p>165.6</text:p>
          </table:table-cell>
          <table:table-cell office:value-type="float" office:value="6" table:style-name="Default_1">
            <text:p>6</text:p>
          </table:table-cell>
          <table:table-cell office:value-type="float" office:value="154.80000000000001" table:style-name="Default_1">
            <text:p>154.8</text:p>
          </table:table-cell>
          <table:table-cell table:number-columns-repeated="16314"/>
        </table:table-row>
        <table:table-row table:style-name="ro1">
          <table:table-cell office:value-type="float" office:value="5.3333333333333304" table:style-name="Default_1">
            <text:p>5.333333333</text:p>
          </table:table-cell>
          <table:table-cell office:value-type="float" office:value="176.4" table:style-name="Default_1">
            <text:p>176.4</text:p>
          </table:table-cell>
          <table:table-cell office:value-type="float" office:value="5.6666666666666696" table:style-name="Default_1">
            <text:p>5.666666667</text:p>
          </table:table-cell>
          <table:table-cell office:value-type="float" office:value="165.6" table:style-name="Default_1">
            <text:p>165.6</text:p>
          </table:table-cell>
          <table:table-cell office:value-type="float" office:value="6" table:style-name="Default_1">
            <text:p>6</text:p>
          </table:table-cell>
          <table:table-cell office:value-type="float" office:value="154.80000000000001" table:style-name="Default_1">
            <text:p>154.8</text:p>
          </table:table-cell>
          <table:table-cell office:value-type="float" office:value="5" table:style-name="Default_1">
            <text:p>5</text:p>
          </table:table-cell>
          <table:table-cell office:value-type="float" office:value="187.2" table:style-name="Default_1">
            <text:p>187.2</text:p>
          </table:table-cell>
          <table:table-cell office:value-type="float" office:value="5.3333333333333304" table:style-name="Default_1">
            <text:p>5.333333333</text:p>
          </table:table-cell>
          <table:table-cell office:value-type="float" office:value="176.4" table:style-name="Default_1">
            <text:p>176.4</text:p>
          </table:table-cell>
          <table:table-cell office:value-type="float" office:value="5.6666666666666696" table:style-name="Default_1">
            <text:p>5.666666667</text:p>
          </table:table-cell>
          <table:table-cell office:value-type="float" office:value="165.6" table:style-name="Default_1">
            <text:p>165.6</text:p>
          </table:table-cell>
          <table:table-cell office:value-type="float" office:value="6" table:style-name="Default_1">
            <text:p>6</text:p>
          </table:table-cell>
          <table:table-cell office:value-type="float" office:value="154.80000000000001" table:style-name="Default_1">
            <text:p>154.8</text:p>
          </table:table-cell>
          <table:table-cell office:value-type="float" office:value="5.3333333333333401" table:style-name="Default_1">
            <text:p>5.333333333</text:p>
          </table:table-cell>
          <table:table-cell office:value-type="float" office:value="197.2" table:style-name="Default_1">
            <text:p>197.2</text:p>
          </table:table-cell>
          <table:table-cell office:value-type="float" office:value="6.7416666666666698" table:style-name="Default_1">
            <text:p>6.741666667</text:p>
          </table:table-cell>
          <table:table-cell office:value-type="float" office:value="198.65" table:style-name="Default_1">
            <text:p>198.65</text:p>
          </table:table-cell>
          <table:table-cell office:value-type="float" office:value="6" table:style-name="Default_1">
            <text:p>6</text:p>
          </table:table-cell>
          <table:table-cell office:value-type="float" office:value="175.6" table:style-name="Default_1">
            <text:p>175.6</text:p>
          </table:table-cell>
          <table:table-cell office:value-type="float" office:value="6.80833333333333" table:style-name="Default_1">
            <text:p>6.808333333</text:p>
          </table:table-cell>
          <table:table-cell office:value-type="float" office:value="154.80000000000001" table:style-name="Default_1">
            <text:p>154.8</text:p>
          </table:table-cell>
          <table:table-cell office:value-type="float" office:value="5" table:style-name="Default_1">
            <text:p>5</text:p>
          </table:table-cell>
          <table:table-cell office:value-type="float" office:value="187.2" table:style-name="Default_1">
            <text:p>187.2</text:p>
          </table:table-cell>
          <table:table-cell office:value-type="float" office:value="5.3333333333333304" table:style-name="Default_1">
            <text:p>5.333333333</text:p>
          </table:table-cell>
          <table:table-cell office:value-type="float" office:value="176.4" table:style-name="Default_1">
            <text:p>176.4</text:p>
          </table:table-cell>
          <table:table-cell office:value-type="float" office:value="5.6666666666666696" table:style-name="Default_1">
            <text:p>5.666666667</text:p>
          </table:table-cell>
          <table:table-cell office:value-type="float" office:value="165.6" table:style-name="Default_1">
            <text:p>165.6</text:p>
          </table:table-cell>
          <table:table-cell office:value-type="float" office:value="6" table:style-name="Default_1">
            <text:p>6</text:p>
          </table:table-cell>
          <table:table-cell office:value-type="float" office:value="154.80000000000001" table:style-name="Default_1">
            <text:p>154.8</text:p>
          </table:table-cell>
          <table:table-cell office:value-type="float" office:value="5" table:style-name="Default_1">
            <text:p>5</text:p>
          </table:table-cell>
          <table:table-cell office:value-type="float" office:value="187.2" table:style-name="Default_1">
            <text:p>187.2</text:p>
          </table:table-cell>
          <table:table-cell office:value-type="float" office:value="5.6666666666666696" table:style-name="Default_1">
            <text:p>5.666666667</text:p>
          </table:table-cell>
          <table:table-cell office:value-type="float" office:value="186.4" table:style-name="Default_1">
            <text:p>186.4</text:p>
          </table:table-cell>
          <table:table-cell office:value-type="float" office:value="6" table:style-name="Default_1">
            <text:p>6</text:p>
          </table:table-cell>
          <table:table-cell office:value-type="float" office:value="165.6" table:style-name="Default_1">
            <text:p>165.6</text:p>
          </table:table-cell>
          <table:table-cell office:value-type="float" office:value="6.24466666666157" table:style-name="Default_1">
            <text:p>6.244666667</text:p>
          </table:table-cell>
          <table:table-cell office:value-type="float" office:value="162.13999999984699" table:style-name="Default_1">
            <text:p>162.14</text:p>
          </table:table-cell>
          <table:table-cell office:value-type="float" office:value="5" table:style-name="Default_1">
            <text:p>5</text:p>
          </table:table-cell>
          <table:table-cell office:value-type="float" office:value="187.2" table:style-name="Default_1">
            <text:p>187.2</text:p>
          </table:table-cell>
          <table:table-cell office:value-type="float" office:value="5.3333333333333304" table:style-name="Default_1">
            <text:p>5.333333333</text:p>
          </table:table-cell>
          <table:table-cell office:value-type="float" office:value="176.4" table:style-name="Default_1">
            <text:p>176.4</text:p>
          </table:table-cell>
          <table:table-cell office:value-type="float" office:value="5.6666666666666696" table:style-name="Default_1">
            <text:p>5.666666667</text:p>
          </table:table-cell>
          <table:table-cell office:value-type="float" office:value="165.6" table:style-name="Default_1">
            <text:p>165.6</text:p>
          </table:table-cell>
          <table:table-cell office:value-type="float" office:value="6" table:style-name="Default_1">
            <text:p>6</text:p>
          </table:table-cell>
          <table:table-cell office:value-type="float" office:value="154.80000000000001" table:style-name="Default_1">
            <text:p>154.8</text:p>
          </table:table-cell>
          <table:table-cell office:value-type="float" office:value="9.1279999999946995" table:style-name="Default_1">
            <text:p>9.128</text:p>
          </table:table-cell>
          <table:table-cell office:value-type="float" office:value="224.539999999841" table:style-name="Default_1">
            <text:p>224.54</text:p>
          </table:table-cell>
          <table:table-cell office:value-type="float" office:value="6" table:style-name="Default_1">
            <text:p>6</text:p>
          </table:table-cell>
          <table:table-cell office:value-type="float" office:value="176.4" table:style-name="Default_1">
            <text:p>176.4</text:p>
          </table:table-cell>
          <table:table-cell office:value-type="float" office:value="9.3906666666648793" table:style-name="Default_1">
            <text:p>9.390666667</text:p>
          </table:table-cell>
          <table:table-cell office:value-type="float" office:value="243.06999999994599" table:style-name="Default_1">
            <text:p>243.07</text:p>
          </table:table-cell>
          <table:table-cell office:value-type="float" office:value="9.4094029303978193" table:style-name="Default_1">
            <text:p>9.40940293</text:p>
          </table:table-cell>
          <table:table-cell office:value-type="float" office:value="227.76999999984699" table:style-name="Default_1">
            <text:p>227.77</text:p>
          </table:table-cell>
          <table:table-cell office:value-type="float" office:value="5.6666666666666696" table:style-name="Default_1">
            <text:p>5.666666667</text:p>
          </table:table-cell>
          <table:table-cell office:value-type="float" office:value="187.2" table:style-name="Default_1">
            <text:p>187.2</text:p>
          </table:table-cell>
          <table:table-cell office:value-type="float" office:value="5.6666666666666696" table:style-name="Default_1">
            <text:p>5.666666667</text:p>
          </table:table-cell>
          <table:table-cell office:value-type="float" office:value="176.4" table:style-name="Default_1">
            <text:p>176.4</text:p>
          </table:table-cell>
          <table:table-cell office:value-type="float" office:value="6" table:style-name="Default_1">
            <text:p>6</text:p>
          </table:table-cell>
          <table:table-cell office:value-type="float" office:value="165.6" table:style-name="Default_1">
            <text:p>165.6</text:p>
          </table:table-cell>
          <table:table-cell office:value-type="float" office:value="6.7416666666666698" table:style-name="Default_1">
            <text:p>6.741666667</text:p>
          </table:table-cell>
          <table:table-cell office:value-type="float" office:value="154.80000000000001" table:style-name="Default_1">
            <text:p>154.8</text:p>
          </table:table-cell>
          <table:table-cell office:value-type="float" office:value="5" table:style-name="Default_1">
            <text:p>5</text:p>
          </table:table-cell>
          <table:table-cell office:value-type="float" office:value="187.2" table:style-name="Default_1">
            <text:p>187.2</text:p>
          </table:table-cell>
          <table:table-cell office:value-type="float" office:value="5.3333333333333304" table:style-name="Default_1">
            <text:p>5.333333333</text:p>
          </table:table-cell>
          <table:table-cell office:value-type="float" office:value="176.4" table:style-name="Default_1">
            <text:p>176.4</text:p>
          </table:table-cell>
          <table:table-cell office:value-type="float" office:value="5.6666666666666696" table:style-name="Default_1">
            <text:p>5.666666667</text:p>
          </table:table-cell>
          <table:table-cell office:value-type="float" office:value="165.6" table:style-name="Default_1">
            <text:p>165.6</text:p>
          </table:table-cell>
          <table:table-cell office:value-type="float" office:value="6" table:style-name="Default_1">
            <text:p>6</text:p>
          </table:table-cell>
          <table:table-cell office:value-type="float" office:value="154.80000000000001" table:style-name="Default_1">
            <text:p>154.8</text:p>
          </table:table-cell>
          <table:table-cell table:number-columns-repeated="16314"/>
        </table:table-row>
        <table:table-row table:style-name="ro1">
          <table:table-cell office:value-type="float" office:value="6.7416666666762497" table:style-name="Default_1">
            <text:p>6.741666667</text:p>
          </table:table-cell>
          <table:table-cell office:value-type="float" office:value="154.26" table:style-name="Default_1">
            <text:p>154.26</text:p>
          </table:table-cell>
          <table:table-cell office:value-type="float" office:value="6.80833333333333" table:style-name="Default_1">
            <text:p>6.808333333</text:p>
          </table:table-cell>
          <table:table-cell office:value-type="float" office:value="143.46" table:style-name="Default_1">
            <text:p>143.46</text:p>
          </table:table-cell>
          <table:table-cell office:value-type="float" office:value="7.9423333333352799" table:style-name="Default_1">
            <text:p>7.942333333</text:p>
          </table:table-cell>
          <table:table-cell office:value-type="float" office:value="132.66" table:style-name="Default_1">
            <text:p>132.66</text:p>
          </table:table-cell>
          <table:table-cell office:value-type="float" office:value="5.4236373626374199" table:style-name="Default_1">
            <text:p>5.423637363</text:p>
          </table:table-cell>
          <table:table-cell office:value-type="float" office:value="176.94" table:style-name="Default_1">
            <text:p>176.94</text:p>
          </table:table-cell>
          <table:table-cell office:value-type="float" office:value="5.7857252747253298" table:style-name="Default_1">
            <text:p>5.785725275</text:p>
          </table:table-cell>
          <table:table-cell office:value-type="float" office:value="166.14" table:style-name="Default_1">
            <text:p>166.14</text:p>
          </table:table-cell>
          <table:table-cell office:value-type="float" office:value="8.7662637362637899" table:style-name="Default_1">
            <text:p>8.766263736</text:p>
          </table:table-cell>
          <table:table-cell office:value-type="float" office:value="155.34" table:style-name="Default_1">
            <text:p>155.34</text:p>
          </table:table-cell>
          <table:table-cell office:value-type="float" office:value="6.375" table:style-name="Default_1">
            <text:p>6.375</text:p>
          </table:table-cell>
          <table:table-cell office:value-type="float" office:value="144.54" table:style-name="Default_1">
            <text:p>144.54</text:p>
          </table:table-cell>
          <table:table-cell office:value-type="float" office:value="10.982000000001801" table:style-name="Default_1">
            <text:p>10.982</text:p>
          </table:table-cell>
          <table:table-cell office:value-type="float" office:value="181.81" table:style-name="Default_1">
            <text:p>181.81</text:p>
          </table:table-cell>
          <table:table-cell office:value-type="float" office:value="11.4" table:style-name="Default_1">
            <text:p>11.4</text:p>
          </table:table-cell>
          <table:table-cell office:value-type="float" office:value="183.260000000052" table:style-name="Default_1">
            <text:p>183.26</text:p>
          </table:table-cell>
          <table:table-cell office:value-type="float" office:value="12.4916666666702" table:style-name="Default_1">
            <text:p>12.49166667</text:p>
          </table:table-cell>
          <table:table-cell office:value-type="float" office:value="160.21" table:style-name="Default_1">
            <text:p>160.21</text:p>
          </table:table-cell>
          <table:table-cell office:value-type="float" office:value="13.174999999997" table:style-name="Default_1">
            <text:p>13.175</text:p>
          </table:table-cell>
          <table:table-cell office:value-type="float" office:value="139.41" table:style-name="Default_1">
            <text:p>139.41</text:p>
          </table:table-cell>
          <table:table-cell office:value-type="float" office:value="6.9323333333224202" table:style-name="Default_1">
            <text:p>6.932333333</text:p>
          </table:table-cell>
          <table:table-cell office:value-type="float" office:value="133.47" table:style-name="Default_1">
            <text:p>133.47</text:p>
          </table:table-cell>
          <table:table-cell office:value-type="float" office:value="7.0226666666671296" table:style-name="Default_1">
            <text:p>7.022666667</text:p>
          </table:table-cell>
          <table:table-cell office:value-type="float" office:value="122.67" table:style-name="Default_1">
            <text:p>122.67</text:p>
          </table:table-cell>
          <table:table-cell office:value-type="float" office:value="7.7606666666631297" table:style-name="Default_1">
            <text:p>7.760666667</text:p>
          </table:table-cell>
          <table:table-cell office:value-type="float" office:value="111.87" table:style-name="Default_1">
            <text:p>111.87</text:p>
          </table:table-cell>
          <table:table-cell office:value-type="float" office:value="9.4750000000015397" table:style-name="Default_1">
            <text:p>9.475</text:p>
          </table:table-cell>
          <table:table-cell office:value-type="float" office:value="101.07" table:style-name="Default_1">
            <text:p>101.07</text:p>
          </table:table-cell>
          <table:table-cell office:value-type="float" office:value="6" table:style-name="Default_1">
            <text:p>6</text:p>
          </table:table-cell>
          <table:table-cell office:value-type="float" office:value="173.16" table:style-name="Default_1">
            <text:p>173.16</text:p>
          </table:table-cell>
          <table:table-cell office:value-type="float" office:value="6.24466666666157" table:style-name="Default_1">
            <text:p>6.244666667</text:p>
          </table:table-cell>
          <table:table-cell office:value-type="float" office:value="172.36" table:style-name="Default_1">
            <text:p>172.36</text:p>
          </table:table-cell>
          <table:table-cell office:value-type="float" office:value="6.8083333333333398" table:style-name="Default_1">
            <text:p>6.808333333</text:p>
          </table:table-cell>
          <table:table-cell office:value-type="float" office:value="151.56" table:style-name="Default_1">
            <text:p>151.56</text:p>
          </table:table-cell>
          <table:table-cell office:value-type="float" office:value="6.97233333332915" table:style-name="Default_1">
            <text:p>6.972333333</text:p>
          </table:table-cell>
          <table:table-cell office:value-type="float" office:value="148.099999999847" table:style-name="Default_1">
            <text:p>148.1</text:p>
          </table:table-cell>
          <table:table-cell office:value-type="float" office:value="5.3333333333333304" table:style-name="Default_1">
            <text:p>5.333333333</text:p>
          </table:table-cell>
          <table:table-cell office:value-type="float" office:value="179.91" table:style-name="Default_1">
            <text:p>179.91</text:p>
          </table:table-cell>
          <table:table-cell office:value-type="float" office:value="6" table:style-name="Default_1">
            <text:p>6</text:p>
          </table:table-cell>
          <table:table-cell office:value-type="float" office:value="169.11" table:style-name="Default_1">
            <text:p>169.11</text:p>
          </table:table-cell>
          <table:table-cell office:value-type="float" office:value="6.0000000000000098" table:style-name="Default_1">
            <text:p>6</text:p>
          </table:table-cell>
          <table:table-cell office:value-type="float" office:value="158.31" table:style-name="Default_1">
            <text:p>158.31</text:p>
          </table:table-cell>
          <table:table-cell office:value-type="float" office:value="6.7416666666666698" table:style-name="Default_1">
            <text:p>6.741666667</text:p>
          </table:table-cell>
          <table:table-cell office:value-type="float" office:value="147.51" table:style-name="Default_1">
            <text:p>147.51</text:p>
          </table:table-cell>
          <table:table-cell office:value-type="float" office:value="9.93333333333333" table:style-name="Default_1">
            <text:p>9.933333333</text:p>
          </table:table-cell>
          <table:table-cell office:value-type="float" office:value="208.879999999841" table:style-name="Default_1">
            <text:p>208.88</text:p>
          </table:table-cell>
          <table:table-cell office:value-type="float" office:value="11.4" table:style-name="Default_1">
            <text:p>11.4</text:p>
          </table:table-cell>
          <table:table-cell office:value-type="float" office:value="160.74" table:style-name="Default_1">
            <text:p>160.74</text:p>
          </table:table-cell>
          <table:table-cell office:value-type="float" office:value="10.982000000001801" table:style-name="Default_1">
            <text:p>10.982</text:p>
          </table:table-cell>
          <table:table-cell office:value-type="float" office:value="227.409999999946" table:style-name="Default_1">
            <text:p>227.41</text:p>
          </table:table-cell>
          <table:table-cell office:value-type="float" office:value="11.6666666666667" table:style-name="Default_1">
            <text:p>11.66666667</text:p>
          </table:table-cell>
          <table:table-cell office:value-type="float" office:value="212.10999999984699" table:style-name="Default_1">
            <text:p>212.11</text:p>
          </table:table-cell>
          <table:table-cell office:value-type="float" office:value="23" table:style-name="Default_1">
            <text:p>23</text:p>
          </table:table-cell>
          <table:table-cell office:value-type="float" office:value="154.53" table:style-name="Default_1">
            <text:p>154.53</text:p>
          </table:table-cell>
          <table:table-cell office:value-type="float" office:value="23" table:style-name="Default_1">
            <text:p>23</text:p>
          </table:table-cell>
          <table:table-cell office:value-type="float" office:value="154.53" table:style-name="Default_1">
            <text:p>154.53</text:p>
          </table:table-cell>
          <table:table-cell office:value-type="float" office:value="23" table:style-name="Default_1">
            <text:p>23</text:p>
          </table:table-cell>
          <table:table-cell office:value-type="float" office:value="154.53" table:style-name="Default_1">
            <text:p>154.53</text:p>
          </table:table-cell>
          <table:table-cell office:value-type="float" office:value="23" table:style-name="Default_1">
            <text:p>23</text:p>
          </table:table-cell>
          <table:table-cell office:value-type="float" office:value="154.53" table:style-name="Default_1">
            <text:p>154.53</text:p>
          </table:table-cell>
          <table:table-cell office:value-type="float" office:value="6.80833333333333" table:style-name="Default_1">
            <text:p>6.808333333</text:p>
          </table:table-cell>
          <table:table-cell office:value-type="float" office:value="136.97999999999999" table:style-name="Default_1">
            <text:p>136.98</text:p>
          </table:table-cell>
          <table:table-cell office:value-type="float" office:value="7.0226666666671296" table:style-name="Default_1">
            <text:p>7.022666667</text:p>
          </table:table-cell>
          <table:table-cell office:value-type="float" office:value="126.18" table:style-name="Default_1">
            <text:p>126.18</text:p>
          </table:table-cell>
          <table:table-cell office:value-type="float" office:value="7.62733333333333" table:style-name="Default_1">
            <text:p>7.627333333</text:p>
          </table:table-cell>
          <table:table-cell office:value-type="float" office:value="115.38" table:style-name="Default_1">
            <text:p>115.38</text:p>
          </table:table-cell>
          <table:table-cell office:value-type="float" office:value="7.55" table:style-name="Default_1">
            <text:p>7.55</text:p>
          </table:table-cell>
          <table:table-cell office:value-type="float" office:value="104.58" table:style-name="Default_1">
            <text:p>104.58</text:p>
          </table:table-cell>
          <table:table-cell table:number-columns-repeated="16314"/>
        </table:table-row>
        <table:table-row table:style-name="ro1">
          <table:table-cell office:value-type="float" office:value="6.8083333333333398" table:style-name="Default_1">
            <text:p>6.808333333</text:p>
          </table:table-cell>
          <table:table-cell office:value-type="float" office:value="156.25999999971299" table:style-name="Default_1">
            <text:p>156.26</text:p>
          </table:table-cell>
          <table:table-cell office:value-type="float" office:value="6.9323333333224202" table:style-name="Default_1">
            <text:p>6.932333333</text:p>
          </table:table-cell>
          <table:table-cell office:value-type="float" office:value="147.17999999967299" table:style-name="Default_1">
            <text:p>147.18</text:p>
          </table:table-cell>
          <table:table-cell office:value-type="float" office:value="8.7006666666809291" table:style-name="Default_1">
            <text:p>8.700666667</text:p>
          </table:table-cell>
          <table:table-cell office:value-type="float" office:value="155.41000000036999" table:style-name="Default_1">
            <text:p>155.41</text:p>
          </table:table-cell>
          <table:table-cell office:value-type="float" office:value="5.65" table:style-name="Default_1">
            <text:p>5.65</text:p>
          </table:table-cell>
          <table:table-cell office:value-type="float" office:value="382.92999999994902" table:style-name="Default_1">
            <text:p>382.93</text:p>
          </table:table-cell>
          <table:table-cell office:value-type="float" office:value="6" table:style-name="Default_1">
            <text:p>6</text:p>
          </table:table-cell>
          <table:table-cell office:value-type="float" office:value="361.12999999994901" table:style-name="Default_1">
            <text:p>361.13</text:p>
          </table:table-cell>
          <table:table-cell office:value-type="float" office:value="8.9926263736263703" table:style-name="Default_1">
            <text:p>8.992626374</text:p>
          </table:table-cell>
          <table:table-cell office:value-type="float" office:value="361.32999999994598" table:style-name="Default_1">
            <text:p>361.33</text:p>
          </table:table-cell>
          <table:table-cell office:value-type="float" office:value="6.60136263736256" table:style-name="Default_1">
            <text:p>6.601362637</text:p>
          </table:table-cell>
          <table:table-cell office:value-type="float" office:value="350.52999999992898" table:style-name="Default_1">
            <text:p>350.53</text:p>
          </table:table-cell>
          <table:table-cell office:value-type="float" office:value="11.4" table:style-name="Default_1">
            <text:p>11.4</text:p>
          </table:table-cell>
          <table:table-cell office:value-type="float" office:value="194.34999999994699" table:style-name="Default_1">
            <text:p>194.35</text:p>
          </table:table-cell>
          <table:table-cell office:value-type="float" office:value="11.4" table:style-name="Default_1">
            <text:p>11.4</text:p>
          </table:table-cell>
          <table:table-cell office:value-type="float" office:value="183.260000000052" table:style-name="Default_1">
            <text:p>183.26</text:p>
          </table:table-cell>
          <table:table-cell office:value-type="float" office:value="13.175000000000001" table:style-name="Default_1">
            <text:p>13.175</text:p>
          </table:table-cell>
          <table:table-cell office:value-type="float" office:value="180.709999999893" table:style-name="Default_1">
            <text:p>180.71</text:p>
          </table:table-cell>
          <table:table-cell office:value-type="float" office:value="13.508333333333301" table:style-name="Default_1">
            <text:p>13.50833333</text:p>
          </table:table-cell>
          <table:table-cell office:value-type="float" office:value="149.410000000091" table:style-name="Default_1">
            <text:p>149.41</text:p>
          </table:table-cell>
          <table:table-cell office:value-type="float" office:value="6.97233333332915" table:style-name="Default_1">
            <text:p>6.972333333</text:p>
          </table:table-cell>
          <table:table-cell office:value-type="float" office:value="134.67000000020201" table:style-name="Default_1">
            <text:p>134.67</text:p>
          </table:table-cell>
          <table:table-cell office:value-type="float" office:value="7.125" table:style-name="Default_1">
            <text:p>7.125</text:p>
          </table:table-cell>
          <table:table-cell office:value-type="float" office:value="125.739999999986" table:style-name="Default_1">
            <text:p>125.74</text:p>
          </table:table-cell>
          <table:table-cell office:value-type="float" office:value="7.85899999999494" table:style-name="Default_1">
            <text:p>7.859</text:p>
          </table:table-cell>
          <table:table-cell office:value-type="float" office:value="114.819999999955" table:style-name="Default_1">
            <text:p>114.82</text:p>
          </table:table-cell>
          <table:table-cell office:value-type="float" office:value="9.9333333333333407" table:style-name="Default_1">
            <text:p>9.933333333</text:p>
          </table:table-cell>
          <table:table-cell office:value-type="float" office:value="114.81999999995401" table:style-name="Default_1">
            <text:p>114.82</text:p>
          </table:table-cell>
          <table:table-cell office:value-type="float" office:value="6" table:style-name="Default_1">
            <text:p>6</text:p>
          </table:table-cell>
          <table:table-cell office:value-type="float" office:value="173.16" table:style-name="Default_1">
            <text:p>173.16</text:p>
          </table:table-cell>
          <table:table-cell office:value-type="float" office:value="6.69166666666667" table:style-name="Default_1">
            <text:p>6.691666667</text:p>
          </table:table-cell>
          <table:table-cell office:value-type="float" office:value="185.770000000153" table:style-name="Default_1">
            <text:p>185.77</text:p>
          </table:table-cell>
          <table:table-cell office:value-type="float" office:value="6.8083333333333398" table:style-name="Default_1">
            <text:p>6.808333333</text:p>
          </table:table-cell>
          <table:table-cell office:value-type="float" office:value="151.56" table:style-name="Default_1">
            <text:p>151.56</text:p>
          </table:table-cell>
          <table:table-cell office:value-type="float" office:value="7.0226666666671296" table:style-name="Default_1">
            <text:p>7.022666667</text:p>
          </table:table-cell>
          <table:table-cell office:value-type="float" office:value="149.609999999986" table:style-name="Default_1">
            <text:p>149.61</text:p>
          </table:table-cell>
          <table:table-cell office:value-type="float" office:value="5.3333333333333304" table:style-name="Default_1">
            <text:p>5.333333333</text:p>
          </table:table-cell>
          <table:table-cell office:value-type="float" office:value="179.91" table:style-name="Default_1">
            <text:p>179.91</text:p>
          </table:table-cell>
          <table:table-cell office:value-type="float" office:value="6" table:style-name="Default_1">
            <text:p>6</text:p>
          </table:table-cell>
          <table:table-cell office:value-type="float" office:value="169.11" table:style-name="Default_1">
            <text:p>169.11</text:p>
          </table:table-cell>
          <table:table-cell office:value-type="float" office:value="6.0000000000000098" table:style-name="Default_1">
            <text:p>6</text:p>
          </table:table-cell>
          <table:table-cell office:value-type="float" office:value="158.31" table:style-name="Default_1">
            <text:p>158.31</text:p>
          </table:table-cell>
          <table:table-cell office:value-type="float" office:value="6.7416666666666698" table:style-name="Default_1">
            <text:p>6.741666667</text:p>
          </table:table-cell>
          <table:table-cell office:value-type="float" office:value="147.51" table:style-name="Default_1">
            <text:p>147.51</text:p>
          </table:table-cell>
          <table:table-cell office:value-type="float" office:value="9.93333333333333" table:style-name="Default_1">
            <text:p>9.933333333</text:p>
          </table:table-cell>
          <table:table-cell office:value-type="float" office:value="208.879999999841" table:style-name="Default_1">
            <text:p>208.88</text:p>
          </table:table-cell>
          <table:table-cell office:value-type="float" office:value="11.6666666666667" table:style-name="Default_1">
            <text:p>11.66666667</text:p>
          </table:table-cell>
          <table:table-cell office:value-type="float" office:value="168.74" table:style-name="Default_1">
            <text:p>168.74</text:p>
          </table:table-cell>
          <table:table-cell office:value-type="float" office:value="10.982000000001801" table:style-name="Default_1">
            <text:p>10.982</text:p>
          </table:table-cell>
          <table:table-cell office:value-type="float" office:value="227.409999999946" table:style-name="Default_1">
            <text:p>227.41</text:p>
          </table:table-cell>
          <table:table-cell office:value-type="float" office:value="11.6666666666667" table:style-name="Default_1">
            <text:p>11.66666667</text:p>
          </table:table-cell>
          <table:table-cell office:value-type="float" office:value="212.10999999984699" table:style-name="Default_1">
            <text:p>212.11</text:p>
          </table:table-cell>
          <table:table-cell office:value-type="float" office:value="23" table:style-name="Default_1">
            <text:p>23</text:p>
          </table:table-cell>
          <table:table-cell office:value-type="float" office:value="154.53" table:style-name="Default_1">
            <text:p>154.53</text:p>
          </table:table-cell>
          <table:table-cell office:value-type="float" office:value="23" table:style-name="Default_1">
            <text:p>23</text:p>
          </table:table-cell>
          <table:table-cell office:value-type="float" office:value="154.53" table:style-name="Default_1">
            <text:p>154.53</text:p>
          </table:table-cell>
          <table:table-cell office:value-type="float" office:value="23" table:style-name="Default_1">
            <text:p>23</text:p>
          </table:table-cell>
          <table:table-cell office:value-type="float" office:value="154.53" table:style-name="Default_1">
            <text:p>154.53</text:p>
          </table:table-cell>
          <table:table-cell office:value-type="float" office:value="23" table:style-name="Default_1">
            <text:p>23</text:p>
          </table:table-cell>
          <table:table-cell office:value-type="float" office:value="154.53" table:style-name="Default_1">
            <text:p>154.53</text:p>
          </table:table-cell>
          <table:table-cell office:value-type="float" office:value="6.80833333333333" table:style-name="Default_1">
            <text:p>6.808333333</text:p>
          </table:table-cell>
          <table:table-cell office:value-type="float" office:value="136.97999999999999" table:style-name="Default_1">
            <text:p>136.98</text:p>
          </table:table-cell>
          <table:table-cell office:value-type="float" office:value="7.0226666666671296" table:style-name="Default_1">
            <text:p>7.022666667</text:p>
          </table:table-cell>
          <table:table-cell office:value-type="float" office:value="126.18" table:style-name="Default_1">
            <text:p>126.18</text:p>
          </table:table-cell>
          <table:table-cell office:value-type="float" office:value="7.7166666666652404" table:style-name="Default_1">
            <text:p>7.716666667</text:p>
          </table:table-cell>
          <table:table-cell office:value-type="float" office:value="118.059999999957" table:style-name="Default_1">
            <text:p>118.06</text:p>
          </table:table-cell>
          <table:table-cell office:value-type="float" office:value="7.7923846153845" table:style-name="Default_1">
            <text:p>7.792384615</text:p>
          </table:table-cell>
          <table:table-cell office:value-type="float" office:value="325.14999999989902" table:style-name="Default_1">
            <text:p>325.15</text:p>
          </table:table-cell>
          <table:table-cell table:number-columns-repeated="16314"/>
        </table:table-row>
        <table:table-row table:style-name="ro1">
          <table:table-cell office:value-type="float" office:value="9.1750000000000007" table:style-name="Default_1">
            <text:p>9.175</text:p>
          </table:table-cell>
          <table:table-cell office:value-type="float" office:value="142.219999999713" table:style-name="Default_1">
            <text:p>142.22</text:p>
          </table:table-cell>
          <table:table-cell office:value-type="float" office:value="8.8499999999999908" table:style-name="Default_1">
            <text:p>8.85</text:p>
          </table:table-cell>
          <table:table-cell office:value-type="float" office:value="133.13999999967299" table:style-name="Default_1">
            <text:p>133.14</text:p>
          </table:table-cell>
          <table:table-cell office:value-type="float" office:value="9.1750000000000007" table:style-name="Default_1">
            <text:p>9.175</text:p>
          </table:table-cell>
          <table:table-cell office:value-type="float" office:value="141.37000000037" table:style-name="Default_1">
            <text:p>141.37</text:p>
          </table:table-cell>
          <table:table-cell office:value-type="float" office:value="17.024999999999999" table:style-name="Default_1">
            <text:p>17.025</text:p>
          </table:table-cell>
          <table:table-cell office:value-type="float" office:value="196.90000000000299" table:style-name="Default_1">
            <text:p>196.9</text:p>
          </table:table-cell>
          <table:table-cell office:value-type="float" office:value="15.8166666666667" table:style-name="Default_1">
            <text:p>15.81666667</text:p>
          </table:table-cell>
          <table:table-cell office:value-type="float" office:value="175.10000000000699" table:style-name="Default_1">
            <text:p>175.1</text:p>
          </table:table-cell>
          <table:table-cell office:value-type="float" office:value="17.175000000000001" table:style-name="Default_1">
            <text:p>17.175</text:p>
          </table:table-cell>
          <table:table-cell office:value-type="float" office:value="175.29999999991699" table:style-name="Default_1">
            <text:p>175.3</text:p>
          </table:table-cell>
          <table:table-cell office:value-type="float" office:value="17.175000000000001" table:style-name="Default_1">
            <text:p>17.175</text:p>
          </table:table-cell>
          <table:table-cell office:value-type="float" office:value="164.499999999946" table:style-name="Default_1">
            <text:p>164.5</text:p>
          </table:table-cell>
          <table:table-cell office:value-type="float" office:value="13.841666666666701" table:style-name="Default_1">
            <text:p>13.84166667</text:p>
          </table:table-cell>
          <table:table-cell office:value-type="float" office:value="178.41999999994701" table:style-name="Default_1">
            <text:p>178.42</text:p>
          </table:table-cell>
          <table:table-cell office:value-type="float" office:value="13.841666666666701" table:style-name="Default_1">
            <text:p>13.84166667</text:p>
          </table:table-cell>
          <table:table-cell office:value-type="float" office:value="167.330000000052" table:style-name="Default_1">
            <text:p>167.33</text:p>
          </table:table-cell>
          <table:table-cell office:value-type="float" office:value="14.094666666653" table:style-name="Default_1">
            <text:p>14.09466667</text:p>
          </table:table-cell>
          <table:table-cell office:value-type="float" office:value="164.77999999990899" table:style-name="Default_1">
            <text:p>164.78</text:p>
          </table:table-cell>
          <table:table-cell office:value-type="float" office:value="14.774999999975901" table:style-name="Default_1">
            <text:p>14.775</text:p>
          </table:table-cell>
          <table:table-cell office:value-type="float" office:value="133.480000000102" table:style-name="Default_1">
            <text:p>133.48</text:p>
          </table:table-cell>
          <table:table-cell office:value-type="float" office:value="10.1143333333351" table:style-name="Default_1">
            <text:p>10.11433333</text:p>
          </table:table-cell>
          <table:table-cell office:value-type="float" office:value="116.850000000202" table:style-name="Default_1">
            <text:p>116.85</text:p>
          </table:table-cell>
          <table:table-cell office:value-type="float" office:value="10.392333333335101" table:style-name="Default_1">
            <text:p>10.39233333</text:p>
          </table:table-cell>
          <table:table-cell office:value-type="float" office:value="107.91999999999901" table:style-name="Default_1">
            <text:p>107.92</text:p>
          </table:table-cell>
          <table:table-cell office:value-type="float" office:value="10.5889304029304" table:style-name="Default_1">
            <text:p>10.5889304</text:p>
          </table:table-cell>
          <table:table-cell office:value-type="float" office:value="97" table:style-name="Default_1">
            <text:p>97</text:p>
          </table:table-cell>
          <table:table-cell office:value-type="float" office:value="10.6666666666667" table:style-name="Default_1">
            <text:p>10.66666667</text:p>
          </table:table-cell>
          <table:table-cell office:value-type="float" office:value="97" table:style-name="Default_1">
            <text:p>97</text:p>
          </table:table-cell>
          <table:table-cell office:value-type="float" office:value="7.0226666666671296" table:style-name="Default_1">
            <text:p>7.022666667</text:p>
          </table:table-cell>
          <table:table-cell office:value-type="float" office:value="159.12" table:style-name="Default_1">
            <text:p>159.12</text:p>
          </table:table-cell>
          <table:table-cell office:value-type="float" office:value="7.125" table:style-name="Default_1">
            <text:p>7.125</text:p>
          </table:table-cell>
          <table:table-cell office:value-type="float" office:value="171.73000000015301" table:style-name="Default_1">
            <text:p>171.73</text:p>
          </table:table-cell>
          <table:table-cell office:value-type="float" office:value="7.7166666666666703" table:style-name="Default_1">
            <text:p>7.716666667</text:p>
          </table:table-cell>
          <table:table-cell office:value-type="float" office:value="137.52000000000001" table:style-name="Default_1">
            <text:p>137.52</text:p>
          </table:table-cell>
          <table:table-cell office:value-type="float" office:value="7.88333333333334" table:style-name="Default_1">
            <text:p>7.883333333</text:p>
          </table:table-cell>
          <table:table-cell office:value-type="float" office:value="135.56999999998601" table:style-name="Default_1">
            <text:p>135.57</text:p>
          </table:table-cell>
          <table:table-cell office:value-type="float" office:value="6.8083333333333398" table:style-name="Default_1">
            <text:p>6.808333333</text:p>
          </table:table-cell>
          <table:table-cell office:value-type="float" office:value="163.98" table:style-name="Default_1">
            <text:p>163.98</text:p>
          </table:table-cell>
          <table:table-cell office:value-type="float" office:value="6.8083333333333398" table:style-name="Default_1">
            <text:p>6.808333333</text:p>
          </table:table-cell>
          <table:table-cell office:value-type="float" office:value="153.18" table:style-name="Default_1">
            <text:p>153.18</text:p>
          </table:table-cell>
          <table:table-cell office:value-type="float" office:value="7.0226666666671296" table:style-name="Default_1">
            <text:p>7.022666667</text:p>
          </table:table-cell>
          <table:table-cell office:value-type="float" office:value="142.38" table:style-name="Default_1">
            <text:p>142.38</text:p>
          </table:table-cell>
          <table:table-cell office:value-type="float" office:value="7.2333333333333298" table:style-name="Default_1">
            <text:p>7.233333333</text:p>
          </table:table-cell>
          <table:table-cell office:value-type="float" office:value="131.58000000000001" table:style-name="Default_1">
            <text:p>131.58</text:p>
          </table:table-cell>
          <table:table-cell office:value-type="float" office:value="13.5416666666667" table:style-name="Default_1">
            <text:p>13.54166667</text:p>
          </table:table-cell>
          <table:table-cell office:value-type="float" office:value="192.949999999841" table:style-name="Default_1">
            <text:p>192.95</text:p>
          </table:table-cell>
          <table:table-cell office:value-type="float" office:value="12.574999999999999" table:style-name="Default_1">
            <text:p>12.575</text:p>
          </table:table-cell>
          <table:table-cell office:value-type="float" office:value="152.81000000004499" table:style-name="Default_1">
            <text:p>152.81</text:p>
          </table:table-cell>
          <table:table-cell office:value-type="float" office:value="13.175000000000001" table:style-name="Default_1">
            <text:p>13.175</text:p>
          </table:table-cell>
          <table:table-cell office:value-type="float" office:value="211.47999999994599" table:style-name="Default_1">
            <text:p>211.48</text:p>
          </table:table-cell>
          <table:table-cell office:value-type="float" office:value="13.841666666666701" table:style-name="Default_1">
            <text:p>13.84166667</text:p>
          </table:table-cell>
          <table:table-cell office:value-type="float" office:value="196.17999999984701" table:style-name="Default_1">
            <text:p>196.18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122.4" table:style-name="Default_1">
            <text:p>122.4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122.4" table:style-name="Default_1">
            <text:p>122.4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122.4" table:style-name="Default_1">
            <text:p>122.4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122.4" table:style-name="Default_1">
            <text:p>122.4</text:p>
          </table:table-cell>
          <table:table-cell office:value-type="float" office:value="7.7923846153845" table:style-name="Default_1">
            <text:p>7.792384615</text:p>
          </table:table-cell>
          <table:table-cell office:value-type="float" office:value="131.04" table:style-name="Default_1">
            <text:p>131.04</text:p>
          </table:table-cell>
          <table:table-cell office:value-type="float" office:value="8.03743956043939" table:style-name="Default_1">
            <text:p>8.03743956</text:p>
          </table:table-cell>
          <table:table-cell office:value-type="float" office:value="120.24" table:style-name="Default_1">
            <text:p>120.24</text:p>
          </table:table-cell>
          <table:table-cell office:value-type="float" office:value="8.8499999999999908" table:style-name="Default_1">
            <text:p>8.85</text:p>
          </table:table-cell>
          <table:table-cell office:value-type="float" office:value="112.119999999957" table:style-name="Default_1">
            <text:p>112.12</text:p>
          </table:table-cell>
          <table:table-cell office:value-type="float" office:value="8.85" table:style-name="Default_1">
            <text:p>8.85</text:p>
          </table:table-cell>
          <table:table-cell office:value-type="float" office:value="319.20999999989903" table:style-name="Default_1">
            <text:p>319.21</text:p>
          </table:table-cell>
          <table:table-cell table:number-columns-repeated="16314"/>
        </table:table-row>
        <table:table-row table:style-name="ro1">
          <table:table-cell office:value-type="float" office:value="9.1750000000000007" table:style-name="Default_1">
            <text:p>9.175</text:p>
          </table:table-cell>
          <table:table-cell office:value-type="float" office:value="142.219999999713" table:style-name="Default_1">
            <text:p>142.22</text:p>
          </table:table-cell>
          <table:table-cell office:value-type="float" office:value="9.0766666666681708" table:style-name="Default_1">
            <text:p>9.076666667</text:p>
          </table:table-cell>
          <table:table-cell office:value-type="float" office:value="139.939999999718" table:style-name="Default_1">
            <text:p>139.94</text:p>
          </table:table-cell>
          <table:table-cell office:value-type="float" office:value="9.93333333333333" table:style-name="Default_1">
            <text:p>9.933333333</text:p>
          </table:table-cell>
          <table:table-cell office:value-type="float" office:value="164.12000000037" table:style-name="Default_1">
            <text:p>164.12</text:p>
          </table:table-cell>
          <table:table-cell office:value-type="float" office:value="17.024999999999999" table:style-name="Default_1">
            <text:p>17.025</text:p>
          </table:table-cell>
          <table:table-cell office:value-type="float" office:value="196.90000000000299" table:style-name="Default_1">
            <text:p>196.9</text:p>
          </table:table-cell>
          <table:table-cell office:value-type="float" office:value="16.183333333331301" table:style-name="Default_1">
            <text:p>16.18333333</text:p>
          </table:table-cell>
          <table:table-cell office:value-type="float" office:value="186.09999999994599" table:style-name="Default_1">
            <text:p>186.1</text:p>
          </table:table-cell>
          <table:table-cell office:value-type="float" office:value="17.175000000000001" table:style-name="Default_1">
            <text:p>17.175</text:p>
          </table:table-cell>
          <table:table-cell office:value-type="float" office:value="175.29999999991699" table:style-name="Default_1">
            <text:p>175.3</text:p>
          </table:table-cell>
          <table:table-cell office:value-type="float" office:value="17.175000000000001" table:style-name="Default_1">
            <text:p>17.175</text:p>
          </table:table-cell>
          <table:table-cell office:value-type="float" office:value="164.499999999946" table:style-name="Default_1">
            <text:p>164.5</text:p>
          </table:table-cell>
          <table:table-cell office:value-type="float" office:value="13.841666666666701" table:style-name="Default_1">
            <text:p>13.84166667</text:p>
          </table:table-cell>
          <table:table-cell office:value-type="float" office:value="178.41999999994701" table:style-name="Default_1">
            <text:p>178.42</text:p>
          </table:table-cell>
          <table:table-cell office:value-type="float" office:value="14.094666666653" table:style-name="Default_1">
            <text:p>14.09466667</text:p>
          </table:table-cell>
          <table:table-cell office:value-type="float" office:value="174.91999999964199" table:style-name="Default_1">
            <text:p>174.92</text:p>
          </table:table-cell>
          <table:table-cell office:value-type="float" office:value="14.774999999975901" table:style-name="Default_1">
            <text:p>14.775</text:p>
          </table:table-cell>
          <table:table-cell office:value-type="float" office:value="185.18999999959601" table:style-name="Default_1">
            <text:p>185.19</text:p>
          </table:table-cell>
          <table:table-cell office:value-type="float" office:value="14.835333333311" table:style-name="Default_1">
            <text:p>14.83533333</text:p>
          </table:table-cell>
          <table:table-cell office:value-type="float" office:value="135.290000000156" table:style-name="Default_1">
            <text:p>135.29</text:p>
          </table:table-cell>
          <table:table-cell office:value-type="float" office:value="10.392333333335101" table:style-name="Default_1">
            <text:p>10.39233333</text:p>
          </table:table-cell>
          <table:table-cell office:value-type="float" office:value="125.190000000203" table:style-name="Default_1">
            <text:p>125.19</text:p>
          </table:table-cell>
          <table:table-cell office:value-type="float" office:value="10.982000000001801" table:style-name="Default_1">
            <text:p>10.982</text:p>
          </table:table-cell>
          <table:table-cell office:value-type="float" office:value="125.61" table:style-name="Default_1">
            <text:p>125.61</text:p>
          </table:table-cell>
          <table:table-cell office:value-type="float" office:value="12.946930402930301" table:style-name="Default_1">
            <text:p>12.9469304</text:p>
          </table:table-cell>
          <table:table-cell office:value-type="float" office:value="167.74" table:style-name="Default_1">
            <text:p>167.74</text:p>
          </table:table-cell>
          <table:table-cell office:value-type="float" office:value="10.744402930402901" table:style-name="Default_1">
            <text:p>10.74440293</text:p>
          </table:table-cell>
          <table:table-cell office:value-type="float" office:value="167.740000000002" table:style-name="Default_1">
            <text:p>167.74</text:p>
          </table:table-cell>
          <table:table-cell office:value-type="float" office:value="7.0226666666671296" table:style-name="Default_1">
            <text:p>7.022666667</text:p>
          </table:table-cell>
          <table:table-cell office:value-type="float" office:value="159.12" table:style-name="Default_1">
            <text:p>159.12</text:p>
          </table:table-cell>
          <table:table-cell office:value-type="float" office:value="7.62733333333333" table:style-name="Default_1">
            <text:p>7.627333333</text:p>
          </table:table-cell>
          <table:table-cell office:value-type="float" office:value="186.80000000015301" table:style-name="Default_1">
            <text:p>186.8</text:p>
          </table:table-cell>
          <table:table-cell office:value-type="float" office:value="7.7166666666666703" table:style-name="Default_1">
            <text:p>7.716666667</text:p>
          </table:table-cell>
          <table:table-cell office:value-type="float" office:value="137.52000000000001" table:style-name="Default_1">
            <text:p>137.52</text:p>
          </table:table-cell>
          <table:table-cell office:value-type="float" office:value="7.9423333333352799" table:style-name="Default_1">
            <text:p>7.942333333</text:p>
          </table:table-cell>
          <table:table-cell office:value-type="float" office:value="137.34000000004499" table:style-name="Default_1">
            <text:p>137.34</text:p>
          </table:table-cell>
          <table:table-cell office:value-type="float" office:value="6.8083333333333398" table:style-name="Default_1">
            <text:p>6.808333333</text:p>
          </table:table-cell>
          <table:table-cell office:value-type="float" office:value="163.98" table:style-name="Default_1">
            <text:p>163.98</text:p>
          </table:table-cell>
          <table:table-cell office:value-type="float" office:value="6.8083333333333398" table:style-name="Default_1">
            <text:p>6.808333333</text:p>
          </table:table-cell>
          <table:table-cell office:value-type="float" office:value="153.18" table:style-name="Default_1">
            <text:p>153.18</text:p>
          </table:table-cell>
          <table:table-cell office:value-type="float" office:value="7.0226666666671296" table:style-name="Default_1">
            <text:p>7.022666667</text:p>
          </table:table-cell>
          <table:table-cell office:value-type="float" office:value="142.38" table:style-name="Default_1">
            <text:p>142.38</text:p>
          </table:table-cell>
          <table:table-cell office:value-type="float" office:value="7.7166666666666703" table:style-name="Default_1">
            <text:p>7.716666667</text:p>
          </table:table-cell>
          <table:table-cell office:value-type="float" office:value="146.08000000000001" table:style-name="Default_1">
            <text:p>146.08</text:p>
          </table:table-cell>
          <table:table-cell office:value-type="float" office:value="13.841666666666701" table:style-name="Default_1">
            <text:p>13.84166667</text:p>
          </table:table-cell>
          <table:table-cell office:value-type="float" office:value="201.949999999841" table:style-name="Default_1">
            <text:p>201.95</text:p>
          </table:table-cell>
          <table:table-cell office:value-type="float" office:value="14.37866666667" table:style-name="Default_1">
            <text:p>14.37866667</text:p>
          </table:table-cell>
          <table:table-cell office:value-type="float" office:value="206.920000000144" table:style-name="Default_1">
            <text:p>206.92</text:p>
          </table:table-cell>
          <table:table-cell office:value-type="float" office:value="13.175000000000001" table:style-name="Default_1">
            <text:p>13.175</text:p>
          </table:table-cell>
          <table:table-cell office:value-type="float" office:value="211.47999999994599" table:style-name="Default_1">
            <text:p>211.48</text:p>
          </table:table-cell>
          <table:table-cell office:value-type="float" office:value="13.841666666666701" table:style-name="Default_1">
            <text:p>13.84166667</text:p>
          </table:table-cell>
          <table:table-cell office:value-type="float" office:value="196.17999999984701" table:style-name="Default_1">
            <text:p>196.18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122.4" table:style-name="Default_1">
            <text:p>122.4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122.4" table:style-name="Default_1">
            <text:p>122.4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122.4" table:style-name="Default_1">
            <text:p>122.4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122.4" table:style-name="Default_1">
            <text:p>122.4</text:p>
          </table:table-cell>
          <table:table-cell office:value-type="float" office:value="8.03743956043939" table:style-name="Default_1">
            <text:p>8.03743956</text:p>
          </table:table-cell>
          <table:table-cell office:value-type="float" office:value="354.03999999994602" table:style-name="Default_1">
            <text:p>354.04</text:p>
          </table:table-cell>
          <table:table-cell office:value-type="float" office:value="8.2824945054942507" table:style-name="Default_1">
            <text:p>8.282494505</text:p>
          </table:table-cell>
          <table:table-cell office:value-type="float" office:value="343.23999999992202" table:style-name="Default_1">
            <text:p>343.24</text:p>
          </table:table-cell>
          <table:table-cell office:value-type="float" office:value="8.8499999999999908" table:style-name="Default_1">
            <text:p>8.85</text:p>
          </table:table-cell>
          <table:table-cell office:value-type="float" office:value="112.119999999957" table:style-name="Default_1">
            <text:p>112.12</text:p>
          </table:table-cell>
          <table:table-cell office:value-type="float" office:value="8.85" table:style-name="Default_1">
            <text:p>8.85</text:p>
          </table:table-cell>
          <table:table-cell office:value-type="float" office:value="319.20999999989903" table:style-name="Default_1">
            <text:p>319.21</text:p>
          </table:table-cell>
          <table:table-cell table:number-columns-repeated="16314"/>
        </table:table-row>
        <table:table-row table:style-name="ro1">
          <table:table-cell office:value-type="float" office:value="12.3423333333338" table:style-name="Default_1">
            <text:p>12.34233333</text:p>
          </table:table-cell>
          <table:table-cell office:value-type="float" office:value="129.79999999971301" table:style-name="Default_1">
            <text:p>129.8</text:p>
          </table:table-cell>
          <table:table-cell office:value-type="float" office:value="12.2916666666667" table:style-name="Default_1">
            <text:p>12.29166667</text:p>
          </table:table-cell>
          <table:table-cell office:value-type="float" office:value="127.519999999718" table:style-name="Default_1">
            <text:p>127.52</text:p>
          </table:table-cell>
          <table:table-cell office:value-type="float" office:value="11.6666666666667" table:style-name="Default_1">
            <text:p>11.66666667</text:p>
          </table:table-cell>
          <table:table-cell office:value-type="float" office:value="151.70000000037001" table:style-name="Default_1">
            <text:p>151.7</text:p>
          </table:table-cell>
          <table:table-cell office:value-type="float" office:value="23" table:style-name="Default_1">
            <text:p>23</text:p>
          </table:table-cell>
          <table:table-cell office:value-type="float" office:value="129.12999999994599" table:style-name="Default_1">
            <text:p>129.13</text:p>
          </table:table-cell>
          <table:table-cell office:value-type="float" office:value="23" table:style-name="Default_1">
            <text:p>23</text:p>
          </table:table-cell>
          <table:table-cell office:value-type="float" office:value="129.12999999994599" table:style-name="Default_1">
            <text:p>129.13</text:p>
          </table:table-cell>
          <table:table-cell office:value-type="float" office:value="23" table:style-name="Default_1">
            <text:p>23</text:p>
          </table:table-cell>
          <table:table-cell office:value-type="float" office:value="129.12999999994599" table:style-name="Default_1">
            <text:p>129.13</text:p>
          </table:table-cell>
          <table:table-cell office:value-type="float" office:value="23" table:style-name="Default_1">
            <text:p>23</text:p>
          </table:table-cell>
          <table:table-cell office:value-type="float" office:value="129.12999999994599" table:style-name="Default_1">
            <text:p>129.13</text:p>
          </table:table-cell>
          <table:table-cell office:value-type="float" office:value="16.183333333333302" table:style-name="Default_1">
            <text:p>16.18333333</text:p>
          </table:table-cell>
          <table:table-cell office:value-type="float" office:value="166.269999999947" table:style-name="Default_1">
            <text:p>166.27</text:p>
          </table:table-cell>
          <table:table-cell office:value-type="float" office:value="17.024999999999999" table:style-name="Default_1">
            <text:p>17.025</text:p>
          </table:table-cell>
          <table:table-cell office:value-type="float" office:value="162.76999999964201" table:style-name="Default_1">
            <text:p>162.77</text:p>
          </table:table-cell>
          <table:table-cell office:value-type="float" office:value="18.675000000000001" table:style-name="Default_1">
            <text:p>18.675</text:p>
          </table:table-cell>
          <table:table-cell office:value-type="float" office:value="173.03999999959601" table:style-name="Default_1">
            <text:p>173.04</text:p>
          </table:table-cell>
          <table:table-cell office:value-type="float" office:value="17.183333333333302" table:style-name="Default_1">
            <text:p>17.18333333</text:p>
          </table:table-cell>
          <table:table-cell office:value-type="float" office:value="123.14000000015599" table:style-name="Default_1">
            <text:p>123.14</text:p>
          </table:table-cell>
          <table:table-cell office:value-type="float" office:value="18.675000000000001" table:style-name="Default_1">
            <text:p>18.675</text:p>
          </table:table-cell>
          <table:table-cell office:value-type="float" office:value="106.020000000203" table:style-name="Default_1">
            <text:p>106.02</text:p>
          </table:table-cell>
          <table:table-cell office:value-type="float" office:value="18.941666666666698" table:style-name="Default_1">
            <text:p>18.94166667</text:p>
          </table:table-cell>
          <table:table-cell office:value-type="float" office:value="106.44" table:style-name="Default_1">
            <text:p>106.44</text:p>
          </table:table-cell>
          <table:table-cell office:value-type="float" office:value="19.274999999999999" table:style-name="Default_1">
            <text:p>19.275</text:p>
          </table:table-cell>
          <table:table-cell office:value-type="float" office:value="148.57" table:style-name="Default_1">
            <text:p>148.57</text:p>
          </table:table-cell>
          <table:table-cell office:value-type="float" office:value="19.733333333333299" table:style-name="Default_1">
            <text:p>19.73333333</text:p>
          </table:table-cell>
          <table:table-cell office:value-type="float" office:value="148.57000000000099" table:style-name="Default_1">
            <text:p>148.57</text:p>
          </table:table-cell>
          <table:table-cell office:value-type="float" office:value="7.88333333333334" table:style-name="Default_1">
            <text:p>7.883333333</text:p>
          </table:table-cell>
          <table:table-cell office:value-type="float" office:value="147.51" table:style-name="Default_1">
            <text:p>147.51</text:p>
          </table:table-cell>
          <table:table-cell office:value-type="float" office:value="8.7006666666809291" table:style-name="Default_1">
            <text:p>8.700666667</text:p>
          </table:table-cell>
          <table:table-cell office:value-type="float" office:value="175.19000000015399" table:style-name="Default_1">
            <text:p>175.19</text:p>
          </table:table-cell>
          <table:table-cell office:value-type="float" office:value="8.7606666666685094" table:style-name="Default_1">
            <text:p>8.760666667</text:p>
          </table:table-cell>
          <table:table-cell office:value-type="float" office:value="125.91" table:style-name="Default_1">
            <text:p>125.91</text:p>
          </table:table-cell>
          <table:table-cell office:value-type="float" office:value="9.0766666666681708" table:style-name="Default_1">
            <text:p>9.076666667</text:p>
          </table:table-cell>
          <table:table-cell office:value-type="float" office:value="125.730000000045" table:style-name="Default_1">
            <text:p>125.73</text:p>
          </table:table-cell>
          <table:table-cell office:value-type="float" office:value="7.62733333333333" table:style-name="Default_1">
            <text:p>7.627333333</text:p>
          </table:table-cell>
          <table:table-cell office:value-type="float" office:value="152.37" table:style-name="Default_1">
            <text:p>152.37</text:p>
          </table:table-cell>
          <table:table-cell office:value-type="float" office:value="7.62733333333333" table:style-name="Default_1">
            <text:p>7.627333333</text:p>
          </table:table-cell>
          <table:table-cell office:value-type="float" office:value="141.57" table:style-name="Default_1">
            <text:p>141.57</text:p>
          </table:table-cell>
          <table:table-cell office:value-type="float" office:value="7.8833333333333302" table:style-name="Default_1">
            <text:p>7.883333333</text:p>
          </table:table-cell>
          <table:table-cell office:value-type="float" office:value="130.77000000000001" table:style-name="Default_1">
            <text:p>130.77</text:p>
          </table:table-cell>
          <table:table-cell office:value-type="float" office:value="8.8499999999999908" table:style-name="Default_1">
            <text:p>8.85</text:p>
          </table:table-cell>
          <table:table-cell office:value-type="float" office:value="134.469999999999" table:style-name="Default_1">
            <text:p>134.47</text:p>
          </table:table-cell>
          <table:table-cell office:value-type="float" office:value="15.6203333333267" table:style-name="Default_1">
            <text:p>15.62033333</text:p>
          </table:table-cell>
          <table:table-cell office:value-type="float" office:value="188.17999999984099" table:style-name="Default_1">
            <text:p>188.18</text:p>
          </table:table-cell>
          <table:table-cell office:value-type="float" office:value="15.108333333333301" table:style-name="Default_1">
            <text:p>15.10833333</text:p>
          </table:table-cell>
          <table:table-cell office:value-type="float" office:value="193.15000000014399" table:style-name="Default_1">
            <text:p>193.15</text:p>
          </table:table-cell>
          <table:table-cell office:value-type="float" office:value="17.024999999999999" table:style-name="Default_1">
            <text:p>17.025</text:p>
          </table:table-cell>
          <table:table-cell office:value-type="float" office:value="197.70999999994601" table:style-name="Default_1">
            <text:p>197.71</text:p>
          </table:table-cell>
          <table:table-cell office:value-type="float" office:value="17.024999999999999" table:style-name="Default_1">
            <text:p>17.025</text:p>
          </table:table-cell>
          <table:table-cell office:value-type="float" office:value="182.409999999847" table:style-name="Default_1">
            <text:p>182.41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9.1750000000000007" table:style-name="Default_1">
            <text:p>9.175</text:p>
          </table:table-cell>
          <table:table-cell office:value-type="float" office:value="338.91999999994601" table:style-name="Default_1">
            <text:p>338.92</text:p>
          </table:table-cell>
          <table:table-cell office:value-type="float" office:value="9.1750000000000007" table:style-name="Default_1">
            <text:p>9.175</text:p>
          </table:table-cell>
          <table:table-cell office:value-type="float" office:value="328.11999999992202" table:style-name="Default_1">
            <text:p>328.12</text:p>
          </table:table-cell>
          <table:table-cell office:value-type="float" office:value="9.4833333333333307" table:style-name="Default_1">
            <text:p>9.483333333</text:p>
          </table:table-cell>
          <table:table-cell office:value-type="float" office:value="97" table:style-name="Default_1">
            <text:p>97</text:p>
          </table:table-cell>
          <table:table-cell office:value-type="float" office:value="10.1" table:style-name="Default_1">
            <text:p>10.1</text:p>
          </table:table-cell>
          <table:table-cell office:value-type="float" office:value="304.08999999989902" table:style-name="Default_1">
            <text:p>304.09</text:p>
          </table:table-cell>
          <table:table-cell table:number-columns-repeated="16314"/>
        </table:table-row>
        <table:table-row table:style-name="ro1">
          <table:table-cell office:value-type="float" office:value="12.4916666666702" table:style-name="Default_1">
            <text:p>12.49166667</text:p>
          </table:table-cell>
          <table:table-cell office:value-type="float" office:value="134.279999999805" table:style-name="Default_1">
            <text:p>134.28</text:p>
          </table:table-cell>
          <table:table-cell office:value-type="float" office:value="12.3423333333338" table:style-name="Default_1">
            <text:p>12.34233333</text:p>
          </table:table-cell>
          <table:table-cell office:value-type="float" office:value="129.039999999733" table:style-name="Default_1">
            <text:p>129.04</text:p>
          </table:table-cell>
          <table:table-cell office:value-type="float" office:value="12.233333333333301" table:style-name="Default_1">
            <text:p>12.23333333</text:p>
          </table:table-cell>
          <table:table-cell office:value-type="float" office:value="168.70000000037001" table:style-name="Default_1">
            <text:p>168.7</text:p>
          </table:table-cell>
          <table:table-cell office:value-type="float" office:value="23" table:style-name="Default_1">
            <text:p>23</text:p>
          </table:table-cell>
          <table:table-cell office:value-type="float" office:value="129.12999999994599" table:style-name="Default_1">
            <text:p>129.13</text:p>
          </table:table-cell>
          <table:table-cell office:value-type="float" office:value="23" table:style-name="Default_1">
            <text:p>23</text:p>
          </table:table-cell>
          <table:table-cell office:value-type="float" office:value="129.12999999994599" table:style-name="Default_1">
            <text:p>129.13</text:p>
          </table:table-cell>
          <table:table-cell office:value-type="float" office:value="23" table:style-name="Default_1">
            <text:p>23</text:p>
          </table:table-cell>
          <table:table-cell office:value-type="float" office:value="129.12999999994599" table:style-name="Default_1">
            <text:p>129.13</text:p>
          </table:table-cell>
          <table:table-cell office:value-type="float" office:value="23" table:style-name="Default_1">
            <text:p>23</text:p>
          </table:table-cell>
          <table:table-cell office:value-type="float" office:value="129.12999999994599" table:style-name="Default_1">
            <text:p>129.13</text:p>
          </table:table-cell>
          <table:table-cell office:value-type="float" office:value="17.024999999999999" table:style-name="Default_1">
            <text:p>17.025</text:p>
          </table:table-cell>
          <table:table-cell office:value-type="float" office:value="191.51999999994601" table:style-name="Default_1">
            <text:p>191.52</text:p>
          </table:table-cell>
          <table:table-cell office:value-type="float" office:value="17.024999999999999" table:style-name="Default_1">
            <text:p>17.025</text:p>
          </table:table-cell>
          <table:table-cell office:value-type="float" office:value="162.76999999964201" table:style-name="Default_1">
            <text:p>162.77</text:p>
          </table:table-cell>
          <table:table-cell office:value-type="float" office:value="18.875" table:style-name="Default_1">
            <text:p>18.875</text:p>
          </table:table-cell>
          <table:table-cell office:value-type="float" office:value="179.03999999959601" table:style-name="Default_1">
            <text:p>179.04</text:p>
          </table:table-cell>
          <table:table-cell office:value-type="float" office:value="18.3826666666594" table:style-name="Default_1">
            <text:p>18.38266667</text:p>
          </table:table-cell>
          <table:table-cell office:value-type="float" office:value="159.11999999993799" table:style-name="Default_1">
            <text:p>159.12</text:p>
          </table:table-cell>
          <table:table-cell office:value-type="float" office:value="20.066666666647698" table:style-name="Default_1">
            <text:p>20.06666667</text:p>
          </table:table-cell>
          <table:table-cell office:value-type="float" office:value="147.769999999633" table:style-name="Default_1">
            <text:p>147.77</text:p>
          </table:table-cell>
          <table:table-cell office:value-type="float" office:value="19.274999999999999" table:style-name="Default_1">
            <text:p>19.275</text:p>
          </table:table-cell>
          <table:table-cell office:value-type="float" office:value="116.44" table:style-name="Default_1">
            <text:p>116.44</text:p>
          </table:table-cell>
          <table:table-cell office:value-type="float" office:value="19.274999999999999" table:style-name="Default_1">
            <text:p>19.275</text:p>
          </table:table-cell>
          <table:table-cell office:value-type="float" office:value="148.57" table:style-name="Default_1">
            <text:p>148.57</text:p>
          </table:table-cell>
          <table:table-cell office:value-type="float" office:value="19.733333333333299" table:style-name="Default_1">
            <text:p>19.73333333</text:p>
          </table:table-cell>
          <table:table-cell office:value-type="float" office:value="148.57000000000099" table:style-name="Default_1">
            <text:p>148.57</text:p>
          </table:table-cell>
          <table:table-cell office:value-type="float" office:value="7.88333333333334" table:style-name="Default_1">
            <text:p>7.883333333</text:p>
          </table:table-cell>
          <table:table-cell office:value-type="float" office:value="147.51" table:style-name="Default_1">
            <text:p>147.51</text:p>
          </table:table-cell>
          <table:table-cell office:value-type="float" office:value="8.7606666666685094" table:style-name="Default_1">
            <text:p>8.760666667</text:p>
          </table:table-cell>
          <table:table-cell office:value-type="float" office:value="176.98999999978099" table:style-name="Default_1">
            <text:p>176.99</text:p>
          </table:table-cell>
          <table:table-cell office:value-type="float" office:value="8.8499999999999908" table:style-name="Default_1">
            <text:p>8.85</text:p>
          </table:table-cell>
          <table:table-cell office:value-type="float" office:value="128.58999999994401" table:style-name="Default_1">
            <text:p>128.59</text:p>
          </table:table-cell>
          <table:table-cell office:value-type="float" office:value="9.1750000000000007" table:style-name="Default_1">
            <text:p>9.175</text:p>
          </table:table-cell>
          <table:table-cell office:value-type="float" office:value="128.68" table:style-name="Default_1">
            <text:p>128.68</text:p>
          </table:table-cell>
          <table:table-cell office:value-type="float" office:value="7.62733333333333" table:style-name="Default_1">
            <text:p>7.627333333</text:p>
          </table:table-cell>
          <table:table-cell office:value-type="float" office:value="152.37" table:style-name="Default_1">
            <text:p>152.37</text:p>
          </table:table-cell>
          <table:table-cell office:value-type="float" office:value="7.62733333333333" table:style-name="Default_1">
            <text:p>7.627333333</text:p>
          </table:table-cell>
          <table:table-cell office:value-type="float" office:value="141.57" table:style-name="Default_1">
            <text:p>141.57</text:p>
          </table:table-cell>
          <table:table-cell office:value-type="float" office:value="7.8833333333333302" table:style-name="Default_1">
            <text:p>7.883333333</text:p>
          </table:table-cell>
          <table:table-cell office:value-type="float" office:value="130.77000000000001" table:style-name="Default_1">
            <text:p>130.77</text:p>
          </table:table-cell>
          <table:table-cell office:value-type="float" office:value="8.8499999999999908" table:style-name="Default_1">
            <text:p>8.85</text:p>
          </table:table-cell>
          <table:table-cell office:value-type="float" office:value="134.469999999999" table:style-name="Default_1">
            <text:p>134.47</text:p>
          </table:table-cell>
          <table:table-cell office:value-type="float" office:value="16.024999999998499" table:style-name="Default_1">
            <text:p>16.025</text:p>
          </table:table-cell>
          <table:table-cell office:value-type="float" office:value="200.319999999994" table:style-name="Default_1">
            <text:p>200.32</text:p>
          </table:table-cell>
          <table:table-cell office:value-type="float" office:value="15.6203333333267" table:style-name="Default_1">
            <text:p>15.62033333</text:p>
          </table:table-cell>
          <table:table-cell office:value-type="float" office:value="208.50999999994599" table:style-name="Default_1">
            <text:p>208.51</text:p>
          </table:table-cell>
          <table:table-cell office:value-type="float" office:value="17.024999999999999" table:style-name="Default_1">
            <text:p>17.025</text:p>
          </table:table-cell>
          <table:table-cell office:value-type="float" office:value="197.70999999994601" table:style-name="Default_1">
            <text:p>197.71</text:p>
          </table:table-cell>
          <table:table-cell office:value-type="float" office:value="17.175000000000001" table:style-name="Default_1">
            <text:p>17.175</text:p>
          </table:table-cell>
          <table:table-cell office:value-type="float" office:value="186.909999999847" table:style-name="Default_1">
            <text:p>186.91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9.1750000000000007" table:style-name="Default_1">
            <text:p>9.175</text:p>
          </table:table-cell>
          <table:table-cell office:value-type="float" office:value="338.91999999994601" table:style-name="Default_1">
            <text:p>338.92</text:p>
          </table:table-cell>
          <table:table-cell office:value-type="float" office:value="9.1750000000000007" table:style-name="Default_1">
            <text:p>9.175</text:p>
          </table:table-cell>
          <table:table-cell office:value-type="float" office:value="328.11999999992202" table:style-name="Default_1">
            <text:p>328.12</text:p>
          </table:table-cell>
          <table:table-cell office:value-type="float" office:value="9.7188498168497599" table:style-name="Default_1">
            <text:p>9.718849817</text:p>
          </table:table-cell>
          <table:table-cell office:value-type="float" office:value="311.31999999994702" table:style-name="Default_1">
            <text:p>311.32</text:p>
          </table:table-cell>
          <table:table-cell office:value-type="float" office:value="10.1143333333351" table:style-name="Default_1">
            <text:p>10.11433333</text:p>
          </table:table-cell>
          <table:table-cell office:value-type="float" office:value="304.51999999995297" table:style-name="Default_1">
            <text:p>304.52</text:p>
          </table:table-cell>
          <table:table-cell table:number-columns-repeated="16314"/>
        </table:table-row>
        <table:table-row table:style-name="ro1">
          <table:table-cell office:value-type="float" office:value="13.841666666666701" table:style-name="Default_1">
            <text:p>13.84166667</text:p>
          </table:table-cell>
          <table:table-cell office:value-type="float" office:value="120.509999999805" table:style-name="Default_1">
            <text:p>120.51</text:p>
          </table:table-cell>
          <table:table-cell office:value-type="float" office:value="14.37866666667" table:style-name="Default_1">
            <text:p>14.37866667</text:p>
          </table:table-cell>
          <table:table-cell office:value-type="float" office:value="115.269999999733" table:style-name="Default_1">
            <text:p>115.27</text:p>
          </table:table-cell>
          <table:table-cell office:value-type="float" office:value="14.8353333333351" table:style-name="Default_1">
            <text:p>14.83533333</text:p>
          </table:table-cell>
          <table:table-cell office:value-type="float" office:value="154.93000000037" table:style-name="Default_1">
            <text:p>154.93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6.9999999999463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6.9999999999463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6.9999999999463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6.999999999946397" table:style-name="Default_1">
            <text:p>97</text:p>
          </table:table-cell>
          <table:table-cell office:value-type="float" office:value="19.274999999999999" table:style-name="Default_1">
            <text:p>19.275</text:p>
          </table:table-cell>
          <table:table-cell office:value-type="float" office:value="177.749999999946" table:style-name="Default_1">
            <text:p>177.75</text:p>
          </table:table-cell>
          <table:table-cell office:value-type="float" office:value="20.066666666647698" table:style-name="Default_1">
            <text:p>20.06666667</text:p>
          </table:table-cell>
          <table:table-cell office:value-type="float" office:value="149.00000000001299" table:style-name="Default_1">
            <text:p>149</text:p>
          </table:table-cell>
          <table:table-cell office:value-type="float" office:value="19.925000000000001" table:style-name="Default_1">
            <text:p>19.925</text:p>
          </table:table-cell>
          <table:table-cell office:value-type="float" office:value="165.269999999595" table:style-name="Default_1">
            <text:p>165.27</text:p>
          </table:table-cell>
          <table:table-cell office:value-type="float" office:value="19.733333333333299" table:style-name="Default_1">
            <text:p>19.73333333</text:p>
          </table:table-cell>
          <table:table-cell office:value-type="float" office:value="145.34999999993801" table:style-name="Default_1">
            <text:p>145.35</text:p>
          </table:table-cell>
          <table:table-cell office:value-type="float" office:value="21.633333333333301" table:style-name="Default_1">
            <text:p>21.63333333</text:p>
          </table:table-cell>
          <table:table-cell office:value-type="float" office:value="128.329999999633" table:style-name="Default_1">
            <text:p>128.33</text:p>
          </table:table-cell>
          <table:table-cell office:value-type="float" office:value="21.116666666666699" table:style-name="Default_1">
            <text:p>21.11666667</text:p>
          </table:table-cell>
          <table:table-cell office:value-type="float" office:value="97" table:style-name="Default_1">
            <text:p>97</text:p>
          </table:table-cell>
          <table:table-cell office:value-type="float" office:value="21.6666666666667" table:style-name="Default_1">
            <text:p>21.66666667</text:p>
          </table:table-cell>
          <table:table-cell office:value-type="float" office:value="129.13" table:style-name="Default_1">
            <text:p>129.13</text:p>
          </table:table-cell>
          <table:table-cell office:value-type="float" office:value="21.991666666666699" table:style-name="Default_1">
            <text:p>21.99166667</text:p>
          </table:table-cell>
          <table:table-cell office:value-type="float" office:value="129.13000000000099" table:style-name="Default_1">
            <text:p>129.13</text:p>
          </table:table-cell>
          <table:table-cell office:value-type="float" office:value="9.0766666666681601" table:style-name="Default_1">
            <text:p>9.076666667</text:p>
          </table:table-cell>
          <table:table-cell office:value-type="float" office:value="131.85" table:style-name="Default_1">
            <text:p>131.85</text:p>
          </table:table-cell>
          <table:table-cell office:value-type="float" office:value="9.93333333333333" table:style-name="Default_1">
            <text:p>9.933333333</text:p>
          </table:table-cell>
          <table:table-cell office:value-type="float" office:value="161.32999999978099" table:style-name="Default_1">
            <text:p>161.33</text:p>
          </table:table-cell>
          <table:table-cell office:value-type="float" office:value="10.1143333333351" table:style-name="Default_1">
            <text:p>10.11433333</text:p>
          </table:table-cell>
          <table:table-cell office:value-type="float" office:value="112.92999999995401" table:style-name="Default_1">
            <text:p>112.93</text:p>
          </table:table-cell>
          <table:table-cell office:value-type="float" office:value="10.1143333333351" table:style-name="Default_1">
            <text:p>10.11433333</text:p>
          </table:table-cell>
          <table:table-cell office:value-type="float" office:value="113.02" table:style-name="Default_1">
            <text:p>113.02</text:p>
          </table:table-cell>
          <table:table-cell office:value-type="float" office:value="9.0766666666681708" table:style-name="Default_1">
            <text:p>9.076666667</text:p>
          </table:table-cell>
          <table:table-cell office:value-type="float" office:value="136.16999999999999" table:style-name="Default_1">
            <text:p>136.17</text:p>
          </table:table-cell>
          <table:table-cell office:value-type="float" office:value="8.85" table:style-name="Default_1">
            <text:p>8.85</text:p>
          </table:table-cell>
          <table:table-cell office:value-type="float" office:value="125.37" table:style-name="Default_1">
            <text:p>125.37</text:p>
          </table:table-cell>
          <table:table-cell office:value-type="float" office:value="9.1750000000000007" table:style-name="Default_1">
            <text:p>9.175</text:p>
          </table:table-cell>
          <table:table-cell office:value-type="float" office:value="114.57" table:style-name="Default_1">
            <text:p>114.57</text:p>
          </table:table-cell>
          <table:table-cell office:value-type="float" office:value="10.1" table:style-name="Default_1">
            <text:p>10.1</text:p>
          </table:table-cell>
          <table:table-cell office:value-type="float" office:value="118.269999999999" table:style-name="Default_1">
            <text:p>118.27</text:p>
          </table:table-cell>
          <table:table-cell office:value-type="float" office:value="18.875" table:style-name="Default_1">
            <text:p>18.875</text:p>
          </table:table-cell>
          <table:table-cell office:value-type="float" office:value="184.11999999999401" table:style-name="Default_1">
            <text:p>184.12</text:p>
          </table:table-cell>
          <table:table-cell office:value-type="float" office:value="18.675000000000001" table:style-name="Default_1">
            <text:p>18.675</text:p>
          </table:table-cell>
          <table:table-cell office:value-type="float" office:value="192.309999999946" table:style-name="Default_1">
            <text:p>192.31</text:p>
          </table:table-cell>
          <table:table-cell office:value-type="float" office:value="18.675000000000001" table:style-name="Default_1">
            <text:p>18.675</text:p>
          </table:table-cell>
          <table:table-cell office:value-type="float" office:value="181.50999999994599" table:style-name="Default_1">
            <text:p>181.51</text:p>
          </table:table-cell>
          <table:table-cell office:value-type="float" office:value="18.875" table:style-name="Default_1">
            <text:p>18.875</text:p>
          </table:table-cell>
          <table:table-cell office:value-type="float" office:value="170.70999999984701" table:style-name="Default_1">
            <text:p>170.71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0.1143333333351" table:style-name="Default_1">
            <text:p>10.11433333</text:p>
          </table:table-cell>
          <table:table-cell office:value-type="float" office:value="325.14999999994598" table:style-name="Default_1">
            <text:p>325.15</text:p>
          </table:table-cell>
          <table:table-cell office:value-type="float" office:value="10.982000000001801" table:style-name="Default_1">
            <text:p>10.982</text:p>
          </table:table-cell>
          <table:table-cell office:value-type="float" office:value="314.34999999992198" table:style-name="Default_1">
            <text:p>314.35</text:p>
          </table:table-cell>
          <table:table-cell office:value-type="float" office:value="11.4" table:style-name="Default_1">
            <text:p>11.4</text:p>
          </table:table-cell>
          <table:table-cell office:value-type="float" office:value="297.549999999904" table:style-name="Default_1">
            <text:p>297.55</text:p>
          </table:table-cell>
          <table:table-cell office:value-type="float" office:value="11.4" table:style-name="Default_1">
            <text:p>11.4</text:p>
          </table:table-cell>
          <table:table-cell office:value-type="float" office:value="290.74999999995299" table:style-name="Default_1">
            <text:p>290.75</text:p>
          </table:table-cell>
          <table:table-cell table:number-columns-repeated="16314"/>
        </table:table-row>
        <table:table-row table:style-name="ro1">
          <table:table-cell office:value-type="float" office:value="13.841666666666701" table:style-name="Default_1">
            <text:p>13.84166667</text:p>
          </table:table-cell>
          <table:table-cell office:value-type="float" office:value="120.509999999805" table:style-name="Default_1">
            <text:p>120.51</text:p>
          </table:table-cell>
          <table:table-cell office:value-type="float" office:value="16.4166666666667" table:style-name="Default_1">
            <text:p>16.41666667</text:p>
          </table:table-cell>
          <table:table-cell office:value-type="float" office:value="176.40999999963401" table:style-name="Default_1">
            <text:p>176.41</text:p>
          </table:table-cell>
          <table:table-cell office:value-type="float" office:value="15.108333333333301" table:style-name="Default_1">
            <text:p>15.10833333</text:p>
          </table:table-cell>
          <table:table-cell office:value-type="float" office:value="163.120000000316" table:style-name="Default_1">
            <text:p>163.12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6.9999999999463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6.9999999999463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6.9999999999463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6.999999999946397" table:style-name="Default_1">
            <text:p>97</text:p>
          </table:table-cell>
          <table:table-cell office:value-type="float" office:value="19.441666666666698" table:style-name="Default_1">
            <text:p>19.44166667</text:p>
          </table:table-cell>
          <table:table-cell office:value-type="float" office:value="182.749999999946" table:style-name="Default_1">
            <text:p>182.75</text:p>
          </table:table-cell>
          <table:table-cell office:value-type="float" office:value="21.116666666666699" table:style-name="Default_1">
            <text:p>21.11666667</text:p>
          </table:table-cell>
          <table:table-cell office:value-type="float" office:value="180.50000000058299" table:style-name="Default_1">
            <text:p>180.5</text:p>
          </table:table-cell>
          <table:table-cell office:value-type="float" office:value="20.079333333339299" table:style-name="Default_1">
            <text:p>20.07933333</text:p>
          </table:table-cell>
          <table:table-cell office:value-type="float" office:value="169.899999999773" table:style-name="Default_1">
            <text:p>169.9</text:p>
          </table:table-cell>
          <table:table-cell office:value-type="float" office:value="19.908333333333299" table:style-name="Default_1">
            <text:p>19.90833333</text:p>
          </table:table-cell>
          <table:table-cell office:value-type="float" office:value="150.59999999993801" table:style-name="Default_1">
            <text:p>150.6</text:p>
          </table:table-cell>
          <table:table-cell office:value-type="float" office:value="21.6600000000122" table:style-name="Default_1">
            <text:p>21.66</text:p>
          </table:table-cell>
          <table:table-cell office:value-type="float" office:value="129.13" table:style-name="Default_1">
            <text:p>129.13</text:p>
          </table:table-cell>
          <table:table-cell office:value-type="float" office:value="22.187666666667099" table:style-name="Default_1">
            <text:p>22.18766667</text:p>
          </table:table-cell>
          <table:table-cell office:value-type="float" office:value="129.13000000001301" table:style-name="Default_1">
            <text:p>129.13</text:p>
          </table:table-cell>
          <table:table-cell office:value-type="float" office:value="21.6666666666667" table:style-name="Default_1">
            <text:p>21.66666667</text:p>
          </table:table-cell>
          <table:table-cell office:value-type="float" office:value="129.13" table:style-name="Default_1">
            <text:p>129.13</text:p>
          </table:table-cell>
          <table:table-cell office:value-type="float" office:value="21.991666666666699" table:style-name="Default_1">
            <text:p>21.99166667</text:p>
          </table:table-cell>
          <table:table-cell office:value-type="float" office:value="129.13000000000099" table:style-name="Default_1">
            <text:p>129.13</text:p>
          </table:table-cell>
          <table:table-cell office:value-type="float" office:value="9.0766666666681601" table:style-name="Default_1">
            <text:p>9.076666667</text:p>
          </table:table-cell>
          <table:table-cell office:value-type="float" office:value="131.85" table:style-name="Default_1">
            <text:p>131.85</text:p>
          </table:table-cell>
          <table:table-cell office:value-type="float" office:value="10.1" table:style-name="Default_1">
            <text:p>10.1</text:p>
          </table:table-cell>
          <table:table-cell office:value-type="float" office:value="166.32999999978099" table:style-name="Default_1">
            <text:p>166.33</text:p>
          </table:table-cell>
          <table:table-cell office:value-type="float" office:value="10.1143333333351" table:style-name="Default_1">
            <text:p>10.11433333</text:p>
          </table:table-cell>
          <table:table-cell office:value-type="float" office:value="112.92999999995401" table:style-name="Default_1">
            <text:p>112.93</text:p>
          </table:table-cell>
          <table:table-cell office:value-type="float" office:value="10.1143333333351" table:style-name="Default_1">
            <text:p>10.11433333</text:p>
          </table:table-cell>
          <table:table-cell office:value-type="float" office:value="113.02" table:style-name="Default_1">
            <text:p>113.02</text:p>
          </table:table-cell>
          <table:table-cell office:value-type="float" office:value="9.0766666666681708" table:style-name="Default_1">
            <text:p>9.076666667</text:p>
          </table:table-cell>
          <table:table-cell office:value-type="float" office:value="136.16999999999999" table:style-name="Default_1">
            <text:p>136.17</text:p>
          </table:table-cell>
          <table:table-cell office:value-type="float" office:value="8.85" table:style-name="Default_1">
            <text:p>8.85</text:p>
          </table:table-cell>
          <table:table-cell office:value-type="float" office:value="125.37" table:style-name="Default_1">
            <text:p>125.37</text:p>
          </table:table-cell>
          <table:table-cell office:value-type="float" office:value="9.1750000000000007" table:style-name="Default_1">
            <text:p>9.175</text:p>
          </table:table-cell>
          <table:table-cell office:value-type="float" office:value="114.57" table:style-name="Default_1">
            <text:p>114.57</text:p>
          </table:table-cell>
          <table:table-cell office:value-type="float" office:value="10.1" table:style-name="Default_1">
            <text:p>10.1</text:p>
          </table:table-cell>
          <table:table-cell office:value-type="float" office:value="118.269999999999" table:style-name="Default_1">
            <text:p>118.27</text:p>
          </table:table-cell>
          <table:table-cell office:value-type="float" office:value="18.875" table:style-name="Default_1">
            <text:p>18.875</text:p>
          </table:table-cell>
          <table:table-cell office:value-type="float" office:value="184.11999999999401" table:style-name="Default_1">
            <text:p>184.12</text:p>
          </table:table-cell>
          <table:table-cell office:value-type="float" office:value="18.675000000000001" table:style-name="Default_1">
            <text:p>18.675</text:p>
          </table:table-cell>
          <table:table-cell office:value-type="float" office:value="192.309999999946" table:style-name="Default_1">
            <text:p>192.31</text:p>
          </table:table-cell>
          <table:table-cell office:value-type="float" office:value="18.675000000000001" table:style-name="Default_1">
            <text:p>18.675</text:p>
          </table:table-cell>
          <table:table-cell office:value-type="float" office:value="181.50999999994599" table:style-name="Default_1">
            <text:p>181.51</text:p>
          </table:table-cell>
          <table:table-cell office:value-type="float" office:value="18.875" table:style-name="Default_1">
            <text:p>18.875</text:p>
          </table:table-cell>
          <table:table-cell office:value-type="float" office:value="170.70999999984701" table:style-name="Default_1">
            <text:p>170.71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0.1143333333351" table:style-name="Default_1">
            <text:p>10.11433333</text:p>
          </table:table-cell>
          <table:table-cell office:value-type="float" office:value="325.14999999994598" table:style-name="Default_1">
            <text:p>325.15</text:p>
          </table:table-cell>
          <table:table-cell office:value-type="float" office:value="10.982000000001801" table:style-name="Default_1">
            <text:p>10.982</text:p>
          </table:table-cell>
          <table:table-cell office:value-type="float" office:value="314.34999999992198" table:style-name="Default_1">
            <text:p>314.35</text:p>
          </table:table-cell>
          <table:table-cell office:value-type="float" office:value="11.4" table:style-name="Default_1">
            <text:p>11.4</text:p>
          </table:table-cell>
          <table:table-cell office:value-type="float" office:value="297.549999999904" table:style-name="Default_1">
            <text:p>297.55</text:p>
          </table:table-cell>
          <table:table-cell office:value-type="float" office:value="11.4" table:style-name="Default_1">
            <text:p>11.4</text:p>
          </table:table-cell>
          <table:table-cell office:value-type="float" office:value="290.74999999995299" table:style-name="Default_1">
            <text:p>290.75</text:p>
          </table:table-cell>
          <table:table-cell table:number-columns-repeated="16314"/>
        </table:table-row>
        <table:table-row table:style-name="ro1">
          <table:table-cell office:value-type="float" office:value="18.258666666664698" table:style-name="Default_1">
            <text:p>18.25866667</text:p>
          </table:table-cell>
          <table:table-cell office:value-type="float" office:value="106.73999999980499" table:style-name="Default_1">
            <text:p>106.74</text:p>
          </table:table-cell>
          <table:table-cell office:value-type="float" office:value="17.524999999987699" table:style-name="Default_1">
            <text:p>17.525</text:p>
          </table:table-cell>
          <table:table-cell office:value-type="float" office:value="162.639999999634" table:style-name="Default_1">
            <text:p>162.64</text:p>
          </table:table-cell>
          <table:table-cell office:value-type="float" office:value="17.175000000000001" table:style-name="Default_1">
            <text:p>17.175</text:p>
          </table:table-cell>
          <table:table-cell office:value-type="float" office:value="149.35000000031599" table:style-name="Default_1">
            <text:p>149.35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1.0416666666667" table:style-name="Default_1">
            <text:p>21.04166667</text:p>
          </table:table-cell>
          <table:table-cell office:value-type="float" office:value="174.37999999994599" table:style-name="Default_1">
            <text:p>174.38</text:p>
          </table:table-cell>
          <table:table-cell office:value-type="float" office:value="21.660000000021402" table:style-name="Default_1">
            <text:p>21.66</text:p>
          </table:table-cell>
          <table:table-cell office:value-type="float" office:value="172.13000000058301" table:style-name="Default_1">
            <text:p>172.13</text:p>
          </table:table-cell>
          <table:table-cell office:value-type="float" office:value="21.991666666666699" table:style-name="Default_1">
            <text:p>21.99166667</text:p>
          </table:table-cell>
          <table:table-cell office:value-type="float" office:value="161.529999999822" table:style-name="Default_1">
            <text:p>161.53</text:p>
          </table:table-cell>
          <table:table-cell office:value-type="float" office:value="22.0416666666667" table:style-name="Default_1">
            <text:p>22.04166667</text:p>
          </table:table-cell>
          <table:table-cell office:value-type="float" office:value="142.229999999938" table:style-name="Default_1">
            <text:p>142.23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7" table:style-name="Default_1">
            <text:p>97</text:p>
          </table:table-cell>
          <table:table-cell office:value-type="float" office:value="10.258333333333301" table:style-name="Default_1">
            <text:p>10.25833333</text:p>
          </table:table-cell>
          <table:table-cell office:value-type="float" office:value="115.92" table:style-name="Default_1">
            <text:p>115.92</text:p>
          </table:table-cell>
          <table:table-cell office:value-type="float" office:value="10.982000000001801" table:style-name="Default_1">
            <text:p>10.982</text:p>
          </table:table-cell>
          <table:table-cell office:value-type="float" office:value="150.39999999978099" table:style-name="Default_1">
            <text:p>150.4</text:p>
          </table:table-cell>
          <table:table-cell office:value-type="float" office:value="16.1635531135531" table:style-name="Default_1">
            <text:p>16.16355311</text:p>
          </table:table-cell>
          <table:table-cell office:value-type="float" office:value="97" table:style-name="Default_1">
            <text:p>97</text:p>
          </table:table-cell>
          <table:table-cell office:value-type="float" office:value="11.258333333333301" table:style-name="Default_1">
            <text:p>11.25833333</text:p>
          </table:table-cell>
          <table:table-cell office:value-type="float" office:value="97.089999999999606" table:style-name="Default_1">
            <text:p>97.09</text:p>
          </table:table-cell>
          <table:table-cell office:value-type="float" office:value="9.7249999999999996" table:style-name="Default_1">
            <text:p>9.725</text:p>
          </table:table-cell>
          <table:table-cell office:value-type="float" office:value="119.7" table:style-name="Default_1">
            <text:p>119.7</text:p>
          </table:table-cell>
          <table:table-cell office:value-type="float" office:value="10.3492783882784" table:style-name="Default_1">
            <text:p>10.34927839</text:p>
          </table:table-cell>
          <table:table-cell office:value-type="float" office:value="108.9" table:style-name="Default_1">
            <text:p>108.9</text:p>
          </table:table-cell>
          <table:table-cell office:value-type="float" office:value="10.640619047618999" table:style-name="Default_1">
            <text:p>10.64061905</text:p>
          </table:table-cell>
          <table:table-cell office:value-type="float" office:value="98.099999999999795" table:style-name="Default_1">
            <text:p>98.1</text:p>
          </table:table-cell>
          <table:table-cell office:value-type="float" office:value="10.9591904761905" table:style-name="Default_1">
            <text:p>10.95919048</text:p>
          </table:table-cell>
          <table:table-cell office:value-type="float" office:value="101.799999999999" table:style-name="Default_1">
            <text:p>101.8</text:p>
          </table:table-cell>
          <table:table-cell office:value-type="float" office:value="21.0416666666667" table:style-name="Default_1">
            <text:p>21.04166667</text:p>
          </table:table-cell>
          <table:table-cell office:value-type="float" office:value="169.80999999999401" table:style-name="Default_1">
            <text:p>169.81</text:p>
          </table:table-cell>
          <table:table-cell office:value-type="float" office:value="20.8" table:style-name="Default_1">
            <text:p>20.8</text:p>
          </table:table-cell>
          <table:table-cell office:value-type="float" office:value="177.999999999946" table:style-name="Default_1">
            <text:p>178</text:p>
          </table:table-cell>
          <table:table-cell office:value-type="float" office:value="21.3333333333333" table:style-name="Default_1">
            <text:p>21.33333333</text:p>
          </table:table-cell>
          <table:table-cell office:value-type="float" office:value="167.19999999994599" table:style-name="Default_1">
            <text:p>167.2</text:p>
          </table:table-cell>
          <table:table-cell office:value-type="float" office:value="21.6600000000122" table:style-name="Default_1">
            <text:p>21.66</text:p>
          </table:table-cell>
          <table:table-cell office:value-type="float" office:value="156.39999999984701" table:style-name="Default_1">
            <text:p>156.4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1.6666666666667" table:style-name="Default_1">
            <text:p>11.66666667</text:p>
          </table:table-cell>
          <table:table-cell office:value-type="float" office:value="307.059999999946" table:style-name="Default_1">
            <text:p>307.06</text:p>
          </table:table-cell>
          <table:table-cell office:value-type="float" office:value="11.6666666666667" table:style-name="Default_1">
            <text:p>11.66666667</text:p>
          </table:table-cell>
          <table:table-cell office:value-type="float" office:value="296.259999999922" table:style-name="Default_1">
            <text:p>296.26</text:p>
          </table:table-cell>
          <table:table-cell office:value-type="float" office:value="12.233333333333301" table:style-name="Default_1">
            <text:p>12.23333333</text:p>
          </table:table-cell>
          <table:table-cell office:value-type="float" office:value="279.45999999990403" table:style-name="Default_1">
            <text:p>279.46</text:p>
          </table:table-cell>
          <table:table-cell office:value-type="float" office:value="12.2916666666667" table:style-name="Default_1">
            <text:p>12.29166667</text:p>
          </table:table-cell>
          <table:table-cell office:value-type="float" office:value="272.65999999995199" table:style-name="Default_1">
            <text:p>272.66</text:p>
          </table:table-cell>
          <table:table-cell table:number-columns-repeated="16314"/>
        </table:table-row>
        <table:table-row table:style-name="ro1">
          <table:table-cell office:value-type="float" office:value="18.303000000004602" table:style-name="Default_1">
            <text:p>18.303</text:p>
          </table:table-cell>
          <table:table-cell office:value-type="float" office:value="108.07" table:style-name="Default_1">
            <text:p>108.07</text:p>
          </table:table-cell>
          <table:table-cell office:value-type="float" office:value="18.258666666664698" table:style-name="Default_1">
            <text:p>18.25866667</text:p>
          </table:table-cell>
          <table:table-cell office:value-type="float" office:value="184.649999999946" table:style-name="Default_1">
            <text:p>184.65</text:p>
          </table:table-cell>
          <table:table-cell office:value-type="float" office:value="17.524999999987699" table:style-name="Default_1">
            <text:p>17.525</text:p>
          </table:table-cell>
          <table:table-cell office:value-type="float" office:value="159.84999999994699" table:style-name="Default_1">
            <text:p>159.85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1.3333333333333" table:style-name="Default_1">
            <text:p>21.33333333</text:p>
          </table:table-cell>
          <table:table-cell office:value-type="float" office:value="183.12999999994599" table:style-name="Default_1">
            <text:p>183.13</text:p>
          </table:table-cell>
          <table:table-cell office:value-type="float" office:value="21.6666666666667" table:style-name="Default_1">
            <text:p>21.66666667</text:p>
          </table:table-cell>
          <table:table-cell office:value-type="float" office:value="172.32999999994101" table:style-name="Default_1">
            <text:p>172.33</text:p>
          </table:table-cell>
          <table:table-cell office:value-type="float" office:value="21.991666666666699" table:style-name="Default_1">
            <text:p>21.99166667</text:p>
          </table:table-cell>
          <table:table-cell office:value-type="float" office:value="161.529999999822" table:style-name="Default_1">
            <text:p>161.53</text:p>
          </table:table-cell>
          <table:table-cell office:value-type="float" office:value="22.324999999999999" table:style-name="Default_1">
            <text:p>22.325</text:p>
          </table:table-cell>
          <table:table-cell office:value-type="float" office:value="150.729999999938" table:style-name="Default_1">
            <text:p>150.73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7" table:style-name="Default_1">
            <text:p>97</text:p>
          </table:table-cell>
          <table:table-cell office:value-type="float" office:value="12.25" table:style-name="Default_1">
            <text:p>12.25</text:p>
          </table:table-cell>
          <table:table-cell office:value-type="float" office:value="175.67" table:style-name="Default_1">
            <text:p>175.67</text:p>
          </table:table-cell>
          <table:table-cell office:value-type="float" office:value="10.982000000001801" table:style-name="Default_1">
            <text:p>10.982</text:p>
          </table:table-cell>
          <table:table-cell office:value-type="float" office:value="150.39999999978099" table:style-name="Default_1">
            <text:p>150.4</text:p>
          </table:table-cell>
          <table:table-cell office:value-type="float" office:value="16.251377289377398" table:style-name="Default_1">
            <text:p>16.25137729</text:p>
          </table:table-cell>
          <table:table-cell office:value-type="float" office:value="176.92000000005601" table:style-name="Default_1">
            <text:p>176.92</text:p>
          </table:table-cell>
          <table:table-cell office:value-type="float" office:value="13.594333333333299" table:style-name="Default_1">
            <text:p>13.59433333</text:p>
          </table:table-cell>
          <table:table-cell office:value-type="float" office:value="167.17" table:style-name="Default_1">
            <text:p>167.17</text:p>
          </table:table-cell>
          <table:table-cell office:value-type="float" office:value="10.004472527472499" table:style-name="Default_1">
            <text:p>10.00447253</text:p>
          </table:table-cell>
          <table:table-cell office:value-type="float" office:value="374.020000000001" table:style-name="Default_1">
            <text:p>374.02</text:p>
          </table:table-cell>
          <table:table-cell office:value-type="float" office:value="10.640619047618999" table:style-name="Default_1">
            <text:p>10.64061905</text:p>
          </table:table-cell>
          <table:table-cell office:value-type="float" office:value="374.019999999947" table:style-name="Default_1">
            <text:p>374.02</text:p>
          </table:table-cell>
          <table:table-cell office:value-type="float" office:value="10.943827838827801" table:style-name="Default_1">
            <text:p>10.94382784</text:p>
          </table:table-cell>
          <table:table-cell office:value-type="float" office:value="374.02" table:style-name="Default_1">
            <text:p>374.02</text:p>
          </table:table-cell>
          <table:table-cell office:value-type="float" office:value="11.258333333333301" table:style-name="Default_1">
            <text:p>11.25833333</text:p>
          </table:table-cell>
          <table:table-cell office:value-type="float" office:value="374.02" table:style-name="Default_1">
            <text:p>374.02</text:p>
          </table:table-cell>
          <table:table-cell office:value-type="float" office:value="21.0416666666667" table:style-name="Default_1">
            <text:p>21.04166667</text:p>
          </table:table-cell>
          <table:table-cell office:value-type="float" office:value="169.80999999999401" table:style-name="Default_1">
            <text:p>169.81</text:p>
          </table:table-cell>
          <table:table-cell office:value-type="float" office:value="20.8" table:style-name="Default_1">
            <text:p>20.8</text:p>
          </table:table-cell>
          <table:table-cell office:value-type="float" office:value="177.999999999946" table:style-name="Default_1">
            <text:p>178</text:p>
          </table:table-cell>
          <table:table-cell office:value-type="float" office:value="21.3333333333333" table:style-name="Default_1">
            <text:p>21.33333333</text:p>
          </table:table-cell>
          <table:table-cell office:value-type="float" office:value="167.19999999994599" table:style-name="Default_1">
            <text:p>167.2</text:p>
          </table:table-cell>
          <table:table-cell office:value-type="float" office:value="21.6600000000122" table:style-name="Default_1">
            <text:p>21.66</text:p>
          </table:table-cell>
          <table:table-cell office:value-type="float" office:value="156.39999999984701" table:style-name="Default_1">
            <text:p>156.4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1.6666666666667" table:style-name="Default_1">
            <text:p>11.66666667</text:p>
          </table:table-cell>
          <table:table-cell office:value-type="float" office:value="307.059999999946" table:style-name="Default_1">
            <text:p>307.06</text:p>
          </table:table-cell>
          <table:table-cell office:value-type="float" office:value="11.6666666666667" table:style-name="Default_1">
            <text:p>11.66666667</text:p>
          </table:table-cell>
          <table:table-cell office:value-type="float" office:value="296.259999999922" table:style-name="Default_1">
            <text:p>296.26</text:p>
          </table:table-cell>
          <table:table-cell office:value-type="float" office:value="12.233333333333301" table:style-name="Default_1">
            <text:p>12.23333333</text:p>
          </table:table-cell>
          <table:table-cell office:value-type="float" office:value="279.45999999990403" table:style-name="Default_1">
            <text:p>279.46</text:p>
          </table:table-cell>
          <table:table-cell office:value-type="float" office:value="12.2916666666667" table:style-name="Default_1">
            <text:p>12.29166667</text:p>
          </table:table-cell>
          <table:table-cell office:value-type="float" office:value="272.65999999995199" table:style-name="Default_1">
            <text:p>272.66</text:p>
          </table:table-cell>
          <table:table-cell table:number-columns-repeated="16314"/>
        </table:table-row>
        <table:table-row table:style-name="ro1">
          <table:table-cell office:value-type="float" office:value="19.263553113553101" table:style-name="Default_1">
            <text:p>19.26355311</text:p>
          </table:table-cell>
          <table:table-cell office:value-type="float" office:value="97" table:style-name="Default_1">
            <text:p>97</text:p>
          </table:table-cell>
          <table:table-cell office:value-type="float" office:value="20.858333333333299" table:style-name="Default_1">
            <text:p>20.85833333</text:p>
          </table:table-cell>
          <table:table-cell office:value-type="float" office:value="173.57999999994601" table:style-name="Default_1">
            <text:p>173.58</text:p>
          </table:table-cell>
          <table:table-cell office:value-type="float" office:value="20.149999999999999" table:style-name="Default_1">
            <text:p>20.15</text:p>
          </table:table-cell>
          <table:table-cell office:value-type="float" office:value="148.77999999994699" table:style-name="Default_1">
            <text:p>148.78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3" table:style-name="Default_1">
            <text:p>23</text:p>
          </table:table-cell>
          <table:table-cell office:value-type="float" office:value="129.12999999994599" table:style-name="Default_1">
            <text:p>129.13</text:p>
          </table:table-cell>
          <table:table-cell office:value-type="float" office:value="23" table:style-name="Default_1">
            <text:p>23</text:p>
          </table:table-cell>
          <table:table-cell office:value-type="float" office:value="129.12999999994599" table:style-name="Default_1">
            <text:p>129.13</text:p>
          </table:table-cell>
          <table:table-cell office:value-type="float" office:value="23" table:style-name="Default_1">
            <text:p>23</text:p>
          </table:table-cell>
          <table:table-cell office:value-type="float" office:value="129.12999999994599" table:style-name="Default_1">
            <text:p>129.13</text:p>
          </table:table-cell>
          <table:table-cell office:value-type="float" office:value="23" table:style-name="Default_1">
            <text:p>23</text:p>
          </table:table-cell>
          <table:table-cell office:value-type="float" office:value="129.12999999994599" table:style-name="Default_1">
            <text:p>129.13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8.3826666666594" table:style-name="Default_1">
            <text:p>18.38266667</text:p>
          </table:table-cell>
          <table:table-cell office:value-type="float" office:value="159.74" table:style-name="Default_1">
            <text:p>159.74</text:p>
          </table:table-cell>
          <table:table-cell office:value-type="float" office:value="18.3826666666594" table:style-name="Default_1">
            <text:p>18.38266667</text:p>
          </table:table-cell>
          <table:table-cell office:value-type="float" office:value="134.46999999978101" table:style-name="Default_1">
            <text:p>134.47</text:p>
          </table:table-cell>
          <table:table-cell office:value-type="float" office:value="18.675000000000001" table:style-name="Default_1">
            <text:p>18.675</text:p>
          </table:table-cell>
          <table:table-cell office:value-type="float" office:value="160.99" table:style-name="Default_1">
            <text:p>160.99</text:p>
          </table:table-cell>
          <table:table-cell office:value-type="float" office:value="18.875" table:style-name="Default_1">
            <text:p>18.875</text:p>
          </table:table-cell>
          <table:table-cell office:value-type="float" office:value="151.24" table:style-name="Default_1">
            <text:p>151.24</text:p>
          </table:table-cell>
          <table:table-cell office:value-type="float" office:value="17.524999999987699" table:style-name="Default_1">
            <text:p>17.525</text:p>
          </table:table-cell>
          <table:table-cell office:value-type="float" office:value="151.00000000000099" table:style-name="Default_1">
            <text:p>151</text:p>
          </table:table-cell>
          <table:table-cell office:value-type="float" office:value="18.382666666663098" table:style-name="Default_1">
            <text:p>18.38266667</text:p>
          </table:table-cell>
          <table:table-cell office:value-type="float" office:value="150.99999999994699" table:style-name="Default_1">
            <text:p>151</text:p>
          </table:table-cell>
          <table:table-cell office:value-type="float" office:value="18.382666666663098" table:style-name="Default_1">
            <text:p>18.38266667</text:p>
          </table:table-cell>
          <table:table-cell office:value-type="float" office:value="151" table:style-name="Default_1">
            <text:p>151</text:p>
          </table:table-cell>
          <table:table-cell office:value-type="float" office:value="18.675000000000001" table:style-name="Default_1">
            <text:p>18.675</text:p>
          </table:table-cell>
          <table:table-cell office:value-type="float" office:value="151" table:style-name="Default_1">
            <text:p>151</text:p>
          </table:table-cell>
          <table:table-cell office:value-type="float" office:value="22.691666666666698" table:style-name="Default_1">
            <text:p>22.69166667</text:p>
          </table:table-cell>
          <table:table-cell office:value-type="float" office:value="120.129999999994" table:style-name="Default_1">
            <text:p>120.13</text:p>
          </table:table-cell>
          <table:table-cell office:value-type="float" office:value="23" table:style-name="Default_1">
            <text:p>23</text:p>
          </table:table-cell>
          <table:table-cell office:value-type="float" office:value="129.12999999994599" table:style-name="Default_1">
            <text:p>129.13</text:p>
          </table:table-cell>
          <table:table-cell office:value-type="float" office:value="23" table:style-name="Default_1">
            <text:p>23</text:p>
          </table:table-cell>
          <table:table-cell office:value-type="float" office:value="129.12999999994599" table:style-name="Default_1">
            <text:p>129.13</text:p>
          </table:table-cell>
          <table:table-cell office:value-type="float" office:value="23" table:style-name="Default_1">
            <text:p>23</text:p>
          </table:table-cell>
          <table:table-cell office:value-type="float" office:value="129.12999999994599" table:style-name="Default_1">
            <text:p>129.13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3.174999999997" table:style-name="Default_1">
            <text:p>13.175</text:p>
          </table:table-cell>
          <table:table-cell office:value-type="float" office:value="287.34999999994602" table:style-name="Default_1">
            <text:p>287.35</text:p>
          </table:table-cell>
          <table:table-cell office:value-type="float" office:value="13.508333333333301" table:style-name="Default_1">
            <text:p>13.50833333</text:p>
          </table:table-cell>
          <table:table-cell office:value-type="float" office:value="276.54999999985898" table:style-name="Default_1">
            <text:p>276.55</text:p>
          </table:table-cell>
          <table:table-cell office:value-type="float" office:value="13.841666666666701" table:style-name="Default_1">
            <text:p>13.84166667</text:p>
          </table:table-cell>
          <table:table-cell office:value-type="float" office:value="259.74999999990399" table:style-name="Default_1">
            <text:p>259.75</text:p>
          </table:table-cell>
          <table:table-cell office:value-type="float" office:value="13.841666666666701" table:style-name="Default_1">
            <text:p>13.84166667</text:p>
          </table:table-cell>
          <table:table-cell office:value-type="float" office:value="252.94999999995201" table:style-name="Default_1">
            <text:p>252.95</text:p>
          </table:table-cell>
          <table:table-cell table:number-columns-repeated="16314"/>
        </table:table-row>
        <table:table-row table:style-name="ro1">
          <table:table-cell office:value-type="float" office:value="19.365619047618999" table:style-name="Default_1">
            <text:p>19.36561905</text:p>
          </table:table-cell>
          <table:table-cell office:value-type="float" office:value="189.87999999994599" table:style-name="Default_1">
            <text:p>189.88</text:p>
          </table:table-cell>
          <table:table-cell office:value-type="float" office:value="21.0416666666667" table:style-name="Default_1">
            <text:p>21.04166667</text:p>
          </table:table-cell>
          <table:table-cell office:value-type="float" office:value="179.07999999994701" table:style-name="Default_1">
            <text:p>179.08</text:p>
          </table:table-cell>
          <table:table-cell office:value-type="float" office:value="20.8" table:style-name="Default_1">
            <text:p>20.8</text:p>
          </table:table-cell>
          <table:table-cell office:value-type="float" office:value="168.279999999946" table:style-name="Default_1">
            <text:p>168.28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3" table:style-name="Default_1">
            <text:p>23</text:p>
          </table:table-cell>
          <table:table-cell office:value-type="float" office:value="129.12999999994599" table:style-name="Default_1">
            <text:p>129.13</text:p>
          </table:table-cell>
          <table:table-cell office:value-type="float" office:value="23" table:style-name="Default_1">
            <text:p>23</text:p>
          </table:table-cell>
          <table:table-cell office:value-type="float" office:value="129.12999999994599" table:style-name="Default_1">
            <text:p>129.13</text:p>
          </table:table-cell>
          <table:table-cell office:value-type="float" office:value="23" table:style-name="Default_1">
            <text:p>23</text:p>
          </table:table-cell>
          <table:table-cell office:value-type="float" office:value="129.12999999994599" table:style-name="Default_1">
            <text:p>129.13</text:p>
          </table:table-cell>
          <table:table-cell office:value-type="float" office:value="23" table:style-name="Default_1">
            <text:p>23</text:p>
          </table:table-cell>
          <table:table-cell office:value-type="float" office:value="129.12999999994599" table:style-name="Default_1">
            <text:p>129.13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8.3826666666594" table:style-name="Default_1">
            <text:p>18.38266667</text:p>
          </table:table-cell>
          <table:table-cell office:value-type="float" office:value="159.74" table:style-name="Default_1">
            <text:p>159.74</text:p>
          </table:table-cell>
          <table:table-cell office:value-type="float" office:value="18.675000000000001" table:style-name="Default_1">
            <text:p>18.675</text:p>
          </table:table-cell>
          <table:table-cell office:value-type="float" office:value="143.23999999999899" table:style-name="Default_1">
            <text:p>143.24</text:p>
          </table:table-cell>
          <table:table-cell office:value-type="float" office:value="18.675000000000001" table:style-name="Default_1">
            <text:p>18.675</text:p>
          </table:table-cell>
          <table:table-cell office:value-type="float" office:value="160.99" table:style-name="Default_1">
            <text:p>160.99</text:p>
          </table:table-cell>
          <table:table-cell office:value-type="float" office:value="18.875" table:style-name="Default_1">
            <text:p>18.875</text:p>
          </table:table-cell>
          <table:table-cell office:value-type="float" office:value="151.24" table:style-name="Default_1">
            <text:p>151.24</text:p>
          </table:table-cell>
          <table:table-cell office:value-type="float" office:value="17.524999999987699" table:style-name="Default_1">
            <text:p>17.525</text:p>
          </table:table-cell>
          <table:table-cell office:value-type="float" office:value="151.00000000000099" table:style-name="Default_1">
            <text:p>151</text:p>
          </table:table-cell>
          <table:table-cell office:value-type="float" office:value="18.382666666663098" table:style-name="Default_1">
            <text:p>18.38266667</text:p>
          </table:table-cell>
          <table:table-cell office:value-type="float" office:value="150.99999999994699" table:style-name="Default_1">
            <text:p>151</text:p>
          </table:table-cell>
          <table:table-cell office:value-type="float" office:value="18.382666666663098" table:style-name="Default_1">
            <text:p>18.38266667</text:p>
          </table:table-cell>
          <table:table-cell office:value-type="float" office:value="151" table:style-name="Default_1">
            <text:p>151</text:p>
          </table:table-cell>
          <table:table-cell office:value-type="float" office:value="18.675000000000001" table:style-name="Default_1">
            <text:p>18.675</text:p>
          </table:table-cell>
          <table:table-cell office:value-type="float" office:value="151" table:style-name="Default_1">
            <text:p>151</text:p>
          </table:table-cell>
          <table:table-cell office:value-type="float" office:value="22.991666666666699" table:style-name="Default_1">
            <text:p>22.99166667</text:p>
          </table:table-cell>
          <table:table-cell office:value-type="float" office:value="129.129999999994" table:style-name="Default_1">
            <text:p>129.13</text:p>
          </table:table-cell>
          <table:table-cell office:value-type="float" office:value="23" table:style-name="Default_1">
            <text:p>23</text:p>
          </table:table-cell>
          <table:table-cell office:value-type="float" office:value="129.12999999994599" table:style-name="Default_1">
            <text:p>129.13</text:p>
          </table:table-cell>
          <table:table-cell office:value-type="float" office:value="23" table:style-name="Default_1">
            <text:p>23</text:p>
          </table:table-cell>
          <table:table-cell office:value-type="float" office:value="129.12999999994599" table:style-name="Default_1">
            <text:p>129.13</text:p>
          </table:table-cell>
          <table:table-cell office:value-type="float" office:value="23" table:style-name="Default_1">
            <text:p>23</text:p>
          </table:table-cell>
          <table:table-cell office:value-type="float" office:value="129.12999999994599" table:style-name="Default_1">
            <text:p>129.13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3.174999999997" table:style-name="Default_1">
            <text:p>13.175</text:p>
          </table:table-cell>
          <table:table-cell office:value-type="float" office:value="287.34999999994602" table:style-name="Default_1">
            <text:p>287.35</text:p>
          </table:table-cell>
          <table:table-cell office:value-type="float" office:value="13.508333333333301" table:style-name="Default_1">
            <text:p>13.50833333</text:p>
          </table:table-cell>
          <table:table-cell office:value-type="float" office:value="276.54999999985898" table:style-name="Default_1">
            <text:p>276.55</text:p>
          </table:table-cell>
          <table:table-cell office:value-type="float" office:value="13.841666666666701" table:style-name="Default_1">
            <text:p>13.84166667</text:p>
          </table:table-cell>
          <table:table-cell office:value-type="float" office:value="259.74999999990399" table:style-name="Default_1">
            <text:p>259.75</text:p>
          </table:table-cell>
          <table:table-cell office:value-type="float" office:value="13.841666666666701" table:style-name="Default_1">
            <text:p>13.84166667</text:p>
          </table:table-cell>
          <table:table-cell office:value-type="float" office:value="252.94999999995201" table:style-name="Default_1">
            <text:p>252.95</text:p>
          </table:table-cell>
          <table:table-cell table:number-columns-repeated="16314"/>
        </table:table-row>
        <table:table-row table:style-name="ro1">
          <table:table-cell office:value-type="float" office:value="23" table:style-name="Default_1">
            <text:p>23</text:p>
          </table:table-cell>
          <table:table-cell office:value-type="float" office:value="129.12999999994599" table:style-name="Default_1">
            <text:p>129.13</text:p>
          </table:table-cell>
          <table:table-cell office:value-type="float" office:value="23" table:style-name="Default_1">
            <text:p>23</text:p>
          </table:table-cell>
          <table:table-cell office:value-type="float" office:value="129.12999999994599" table:style-name="Default_1">
            <text:p>129.13</text:p>
          </table:table-cell>
          <table:table-cell office:value-type="float" office:value="23" table:style-name="Default_1">
            <text:p>23</text:p>
          </table:table-cell>
          <table:table-cell office:value-type="float" office:value="129.12999999994599" table:style-name="Default_1">
            <text:p>129.13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6.9999999999463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6.9999999999463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6.9999999999463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6.999999999946397" table:style-name="Default_1">
            <text:p>97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9.441666666666698" table:style-name="Default_1">
            <text:p>19.44166667</text:p>
          </table:table-cell>
          <table:table-cell office:value-type="float" office:value="141.11000000000001" table:style-name="Default_1">
            <text:p>141.11</text:p>
          </table:table-cell>
          <table:table-cell office:value-type="float" office:value="19.441666666666698" table:style-name="Default_1">
            <text:p>19.44166667</text:p>
          </table:table-cell>
          <table:table-cell office:value-type="float" office:value="124.609999999999" table:style-name="Default_1">
            <text:p>124.61</text:p>
          </table:table-cell>
          <table:table-cell office:value-type="float" office:value="19.908333333333299" table:style-name="Default_1">
            <text:p>19.90833333</text:p>
          </table:table-cell>
          <table:table-cell office:value-type="float" office:value="142.36000000000001" table:style-name="Default_1">
            <text:p>142.36</text:p>
          </table:table-cell>
          <table:table-cell office:value-type="float" office:value="20.108333333333299" table:style-name="Default_1">
            <text:p>20.10833333</text:p>
          </table:table-cell>
          <table:table-cell office:value-type="float" office:value="132.61000000000001" table:style-name="Default_1">
            <text:p>132.61</text:p>
          </table:table-cell>
          <table:table-cell office:value-type="float" office:value="18.675000000000001" table:style-name="Default_1">
            <text:p>18.675</text:p>
          </table:table-cell>
          <table:table-cell office:value-type="float" office:value="136.69000000000099" table:style-name="Default_1">
            <text:p>136.69</text:p>
          </table:table-cell>
          <table:table-cell office:value-type="float" office:value="18.875" table:style-name="Default_1">
            <text:p>18.875</text:p>
          </table:table-cell>
          <table:table-cell office:value-type="float" office:value="136.68999999994699" table:style-name="Default_1">
            <text:p>136.69</text:p>
          </table:table-cell>
          <table:table-cell office:value-type="float" office:value="19.925000000000001" table:style-name="Default_1">
            <text:p>19.925</text:p>
          </table:table-cell>
          <table:table-cell office:value-type="float" office:value="136.69" table:style-name="Default_1">
            <text:p>136.69</text:p>
          </table:table-cell>
          <table:table-cell office:value-type="float" office:value="19.733333333333299" table:style-name="Default_1">
            <text:p>19.73333333</text:p>
          </table:table-cell>
          <table:table-cell office:value-type="float" office:value="136.69" table:style-name="Default_1">
            <text:p>136.69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6.9999999999463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6.9999999999463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6.999999999946397" table:style-name="Default_1">
            <text:p>97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3.841666666666701" table:style-name="Default_1">
            <text:p>13.84166667</text:p>
          </table:table-cell>
          <table:table-cell office:value-type="float" office:value="268.44999999994599" table:style-name="Default_1">
            <text:p>268.45</text:p>
          </table:table-cell>
          <table:table-cell office:value-type="float" office:value="14.0946666666566" table:style-name="Default_1">
            <text:p>14.09466667</text:p>
          </table:table-cell>
          <table:table-cell office:value-type="float" office:value="257.64999999985901" table:style-name="Default_1">
            <text:p>257.65</text:p>
          </table:table-cell>
          <table:table-cell office:value-type="float" office:value="14.8353333333351" table:style-name="Default_1">
            <text:p>14.83533333</text:p>
          </table:table-cell>
          <table:table-cell office:value-type="float" office:value="240.84999999994699" table:style-name="Default_1">
            <text:p>240.85</text:p>
          </table:table-cell>
          <table:table-cell office:value-type="float" office:value="15.108333333333301" table:style-name="Default_1">
            <text:p>15.10833333</text:p>
          </table:table-cell>
          <table:table-cell office:value-type="float" office:value="234.049999999953" table:style-name="Default_1">
            <text:p>234.05</text:p>
          </table:table-cell>
          <table:table-cell table:number-columns-repeated="16314"/>
        </table:table-row>
        <table:table-row table:style-name="ro1">
          <table:table-cell office:value-type="float" office:value="23" table:style-name="Default_1">
            <text:p>23</text:p>
          </table:table-cell>
          <table:table-cell office:value-type="float" office:value="129.12999999994599" table:style-name="Default_1">
            <text:p>129.13</text:p>
          </table:table-cell>
          <table:table-cell office:value-type="float" office:value="23" table:style-name="Default_1">
            <text:p>23</text:p>
          </table:table-cell>
          <table:table-cell office:value-type="float" office:value="129.12999999994599" table:style-name="Default_1">
            <text:p>129.13</text:p>
          </table:table-cell>
          <table:table-cell office:value-type="float" office:value="23" table:style-name="Default_1">
            <text:p>23</text:p>
          </table:table-cell>
          <table:table-cell office:value-type="float" office:value="129.12999999994599" table:style-name="Default_1">
            <text:p>129.13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6.9999999999463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6.9999999999463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6.9999999999463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6.999999999946397" table:style-name="Default_1">
            <text:p>97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9.441666666666698" table:style-name="Default_1">
            <text:p>19.44166667</text:p>
          </table:table-cell>
          <table:table-cell office:value-type="float" office:value="141.11000000000001" table:style-name="Default_1">
            <text:p>141.11</text:p>
          </table:table-cell>
          <table:table-cell office:value-type="float" office:value="19.733333333333299" table:style-name="Default_1">
            <text:p>19.73333333</text:p>
          </table:table-cell>
          <table:table-cell office:value-type="float" office:value="133.36000000000001" table:style-name="Default_1">
            <text:p>133.36</text:p>
          </table:table-cell>
          <table:table-cell office:value-type="float" office:value="19.908333333333299" table:style-name="Default_1">
            <text:p>19.90833333</text:p>
          </table:table-cell>
          <table:table-cell office:value-type="float" office:value="142.36000000000001" table:style-name="Default_1">
            <text:p>142.36</text:p>
          </table:table-cell>
          <table:table-cell office:value-type="float" office:value="20.108333333333299" table:style-name="Default_1">
            <text:p>20.10833333</text:p>
          </table:table-cell>
          <table:table-cell office:value-type="float" office:value="132.61000000000001" table:style-name="Default_1">
            <text:p>132.61</text:p>
          </table:table-cell>
          <table:table-cell office:value-type="float" office:value="18.675000000000001" table:style-name="Default_1">
            <text:p>18.675</text:p>
          </table:table-cell>
          <table:table-cell office:value-type="float" office:value="136.69000000000099" table:style-name="Default_1">
            <text:p>136.69</text:p>
          </table:table-cell>
          <table:table-cell office:value-type="float" office:value="18.875" table:style-name="Default_1">
            <text:p>18.875</text:p>
          </table:table-cell>
          <table:table-cell office:value-type="float" office:value="136.68999999994699" table:style-name="Default_1">
            <text:p>136.69</text:p>
          </table:table-cell>
          <table:table-cell office:value-type="float" office:value="19.925000000000001" table:style-name="Default_1">
            <text:p>19.925</text:p>
          </table:table-cell>
          <table:table-cell office:value-type="float" office:value="136.69" table:style-name="Default_1">
            <text:p>136.69</text:p>
          </table:table-cell>
          <table:table-cell office:value-type="float" office:value="19.733333333333299" table:style-name="Default_1">
            <text:p>19.73333333</text:p>
          </table:table-cell>
          <table:table-cell office:value-type="float" office:value="136.69" table:style-name="Default_1">
            <text:p>136.69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6.9999999999463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6.9999999999463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6.999999999946397" table:style-name="Default_1">
            <text:p>97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3.841666666666701" table:style-name="Default_1">
            <text:p>13.84166667</text:p>
          </table:table-cell>
          <table:table-cell office:value-type="float" office:value="268.44999999994599" table:style-name="Default_1">
            <text:p>268.45</text:p>
          </table:table-cell>
          <table:table-cell office:value-type="float" office:value="14.0946666666566" table:style-name="Default_1">
            <text:p>14.09466667</text:p>
          </table:table-cell>
          <table:table-cell office:value-type="float" office:value="257.64999999985901" table:style-name="Default_1">
            <text:p>257.65</text:p>
          </table:table-cell>
          <table:table-cell office:value-type="float" office:value="14.8353333333351" table:style-name="Default_1">
            <text:p>14.83533333</text:p>
          </table:table-cell>
          <table:table-cell office:value-type="float" office:value="240.84999999994699" table:style-name="Default_1">
            <text:p>240.85</text:p>
          </table:table-cell>
          <table:table-cell office:value-type="float" office:value="15.108333333333301" table:style-name="Default_1">
            <text:p>15.10833333</text:p>
          </table:table-cell>
          <table:table-cell office:value-type="float" office:value="234.049999999953" table:style-name="Default_1">
            <text:p>234.05</text:p>
          </table:table-cell>
          <table:table-cell table:number-columns-repeated="16314"/>
        </table:table-row>
        <table:table-row table:style-name="ro1">
          <table:table-cell office:value-type="float" office:value="23.991666666666699" table:style-name="Default_1">
            <text:p>23.99166667</text:p>
          </table:table-cell>
          <table:table-cell office:value-type="float" office:value="96.9999999999463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6.9999999999463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6.999999999946397" table:style-name="Default_1">
            <text:p>97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0.108333333333299" table:style-name="Default_1">
            <text:p>20.10833333</text:p>
          </table:table-cell>
          <table:table-cell office:value-type="float" office:value="129.77000000000001" table:style-name="Default_1">
            <text:p>129.77</text:p>
          </table:table-cell>
          <table:table-cell office:value-type="float" office:value="20.8" table:style-name="Default_1">
            <text:p>20.8</text:p>
          </table:table-cell>
          <table:table-cell office:value-type="float" office:value="122.02" table:style-name="Default_1">
            <text:p>122.02</text:p>
          </table:table-cell>
          <table:table-cell office:value-type="float" office:value="20.8" table:style-name="Default_1">
            <text:p>20.8</text:p>
          </table:table-cell>
          <table:table-cell office:value-type="float" office:value="131.02000000000001" table:style-name="Default_1">
            <text:p>131.02</text:p>
          </table:table-cell>
          <table:table-cell office:value-type="float" office:value="21.3333333333333" table:style-name="Default_1">
            <text:p>21.33333333</text:p>
          </table:table-cell>
          <table:table-cell office:value-type="float" office:value="121.27" table:style-name="Default_1">
            <text:p>121.27</text:p>
          </table:table-cell>
          <table:table-cell office:value-type="float" office:value="19.441666666666698" table:style-name="Default_1">
            <text:p>19.44166667</text:p>
          </table:table-cell>
          <table:table-cell office:value-type="float" office:value="130.75000000000099" table:style-name="Default_1">
            <text:p>130.75</text:p>
          </table:table-cell>
          <table:table-cell office:value-type="float" office:value="19.925000000000001" table:style-name="Default_1">
            <text:p>19.925</text:p>
          </table:table-cell>
          <table:table-cell office:value-type="float" office:value="130.74999999994699" table:style-name="Default_1">
            <text:p>130.75</text:p>
          </table:table-cell>
          <table:table-cell office:value-type="float" office:value="20.108333333333299" table:style-name="Default_1">
            <text:p>20.10833333</text:p>
          </table:table-cell>
          <table:table-cell office:value-type="float" office:value="130.75" table:style-name="Default_1">
            <text:p>130.75</text:p>
          </table:table-cell>
          <table:table-cell office:value-type="float" office:value="20.8" table:style-name="Default_1">
            <text:p>20.8</text:p>
          </table:table-cell>
          <table:table-cell office:value-type="float" office:value="130.75" table:style-name="Default_1">
            <text:p>130.75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5.6203333333267" table:style-name="Default_1">
            <text:p>15.62033333</text:p>
          </table:table-cell>
          <table:table-cell office:value-type="float" office:value="249.279999999946" table:style-name="Default_1">
            <text:p>249.28</text:p>
          </table:table-cell>
          <table:table-cell office:value-type="float" office:value="16.024999999998499" table:style-name="Default_1">
            <text:p>16.025</text:p>
          </table:table-cell>
          <table:table-cell office:value-type="float" office:value="238.47999999985899" table:style-name="Default_1">
            <text:p>238.48</text:p>
          </table:table-cell>
          <table:table-cell office:value-type="float" office:value="16.183333333333302" table:style-name="Default_1">
            <text:p>16.18333333</text:p>
          </table:table-cell>
          <table:table-cell office:value-type="float" office:value="221.679999999947" table:style-name="Default_1">
            <text:p>221.68</text:p>
          </table:table-cell>
          <table:table-cell office:value-type="float" office:value="16.183333333333302" table:style-name="Default_1">
            <text:p>16.18333333</text:p>
          </table:table-cell>
          <table:table-cell office:value-type="float" office:value="214.87999999995199" table:style-name="Default_1">
            <text:p>214.88</text:p>
          </table:table-cell>
          <table:table-cell table:number-columns-repeated="16314"/>
        </table:table-row>
        <table:table-row table:style-name="ro1">
          <table:table-cell office:value-type="float" office:value="23.991666666666699" table:style-name="Default_1">
            <text:p>23.99166667</text:p>
          </table:table-cell>
          <table:table-cell office:value-type="float" office:value="96.9999999999463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6.9999999999463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6.999999999946397" table:style-name="Default_1">
            <text:p>97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0.149999999999999" table:style-name="Default_1">
            <text:p>20.15</text:p>
          </table:table-cell>
          <table:table-cell office:value-type="float" office:value="131.02000000000001" table:style-name="Default_1">
            <text:p>131.02</text:p>
          </table:table-cell>
          <table:table-cell office:value-type="float" office:value="20.8" table:style-name="Default_1">
            <text:p>20.8</text:p>
          </table:table-cell>
          <table:table-cell office:value-type="float" office:value="122.02" table:style-name="Default_1">
            <text:p>122.02</text:p>
          </table:table-cell>
          <table:table-cell office:value-type="float" office:value="20.8" table:style-name="Default_1">
            <text:p>20.8</text:p>
          </table:table-cell>
          <table:table-cell office:value-type="float" office:value="131.02000000000001" table:style-name="Default_1">
            <text:p>131.02</text:p>
          </table:table-cell>
          <table:table-cell office:value-type="float" office:value="21.3333333333333" table:style-name="Default_1">
            <text:p>21.33333333</text:p>
          </table:table-cell>
          <table:table-cell office:value-type="float" office:value="121.27" table:style-name="Default_1">
            <text:p>121.27</text:p>
          </table:table-cell>
          <table:table-cell office:value-type="float" office:value="19.441666666666698" table:style-name="Default_1">
            <text:p>19.44166667</text:p>
          </table:table-cell>
          <table:table-cell office:value-type="float" office:value="130.75000000000099" table:style-name="Default_1">
            <text:p>130.75</text:p>
          </table:table-cell>
          <table:table-cell office:value-type="float" office:value="19.925000000000001" table:style-name="Default_1">
            <text:p>19.925</text:p>
          </table:table-cell>
          <table:table-cell office:value-type="float" office:value="130.74999999994699" table:style-name="Default_1">
            <text:p>130.75</text:p>
          </table:table-cell>
          <table:table-cell office:value-type="float" office:value="20.108333333333299" table:style-name="Default_1">
            <text:p>20.10833333</text:p>
          </table:table-cell>
          <table:table-cell office:value-type="float" office:value="130.75" table:style-name="Default_1">
            <text:p>130.75</text:p>
          </table:table-cell>
          <table:table-cell office:value-type="float" office:value="20.8" table:style-name="Default_1">
            <text:p>20.8</text:p>
          </table:table-cell>
          <table:table-cell office:value-type="float" office:value="130.75" table:style-name="Default_1">
            <text:p>130.75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5.6203333333267" table:style-name="Default_1">
            <text:p>15.62033333</text:p>
          </table:table-cell>
          <table:table-cell office:value-type="float" office:value="249.279999999946" table:style-name="Default_1">
            <text:p>249.28</text:p>
          </table:table-cell>
          <table:table-cell office:value-type="float" office:value="16.024999999998499" table:style-name="Default_1">
            <text:p>16.025</text:p>
          </table:table-cell>
          <table:table-cell office:value-type="float" office:value="238.47999999985899" table:style-name="Default_1">
            <text:p>238.48</text:p>
          </table:table-cell>
          <table:table-cell office:value-type="float" office:value="16.183333333333302" table:style-name="Default_1">
            <text:p>16.18333333</text:p>
          </table:table-cell>
          <table:table-cell office:value-type="float" office:value="221.679999999947" table:style-name="Default_1">
            <text:p>221.68</text:p>
          </table:table-cell>
          <table:table-cell office:value-type="float" office:value="16.183333333333302" table:style-name="Default_1">
            <text:p>16.18333333</text:p>
          </table:table-cell>
          <table:table-cell office:value-type="float" office:value="214.87999999995199" table:style-name="Default_1">
            <text:p>214.88</text:p>
          </table:table-cell>
          <table:table-cell table:number-columns-repeated="16314"/>
        </table:table-row>
        <table:table-row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1.633333333333301" table:style-name="Default_1">
            <text:p>21.63333333</text:p>
          </table:table-cell>
          <table:table-cell office:value-type="float" office:value="129.13" table:style-name="Default_1">
            <text:p>129.13</text:p>
          </table:table-cell>
          <table:table-cell office:value-type="float" office:value="21.3333333333333" table:style-name="Default_1">
            <text:p>21.33333333</text:p>
          </table:table-cell>
          <table:table-cell office:value-type="float" office:value="120.13" table:style-name="Default_1">
            <text:p>120.13</text:p>
          </table:table-cell>
          <table:table-cell office:value-type="float" office:value="21.633333333333301" table:style-name="Default_1">
            <text:p>21.63333333</text:p>
          </table:table-cell>
          <table:table-cell office:value-type="float" office:value="129.13" table:style-name="Default_1">
            <text:p>129.13</text:p>
          </table:table-cell>
          <table:table-cell office:value-type="float" office:value="21.6666666666667" table:style-name="Default_1">
            <text:p>21.66666667</text:p>
          </table:table-cell>
          <table:table-cell office:value-type="float" office:value="119.38" table:style-name="Default_1">
            <text:p>119.38</text:p>
          </table:table-cell>
          <table:table-cell office:value-type="float" office:value="20.108333333333299" table:style-name="Default_1">
            <text:p>20.10833333</text:p>
          </table:table-cell>
          <table:table-cell office:value-type="float" office:value="129.13" table:style-name="Default_1">
            <text:p>129.13</text:p>
          </table:table-cell>
          <table:table-cell office:value-type="float" office:value="20.8" table:style-name="Default_1">
            <text:p>20.8</text:p>
          </table:table-cell>
          <table:table-cell office:value-type="float" office:value="129.12999999994801" table:style-name="Default_1">
            <text:p>129.13</text:p>
          </table:table-cell>
          <table:table-cell office:value-type="float" office:value="20.8" table:style-name="Default_1">
            <text:p>20.8</text:p>
          </table:table-cell>
          <table:table-cell office:value-type="float" office:value="129.13" table:style-name="Default_1">
            <text:p>129.13</text:p>
          </table:table-cell>
          <table:table-cell office:value-type="float" office:value="21.633333333333301" table:style-name="Default_1">
            <text:p>21.63333333</text:p>
          </table:table-cell>
          <table:table-cell office:value-type="float" office:value="129.13" table:style-name="Default_1">
            <text:p>129.13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7.024999999999999" table:style-name="Default_1">
            <text:p>17.025</text:p>
          </table:table-cell>
          <table:table-cell office:value-type="float" office:value="231.189999999946" table:style-name="Default_1">
            <text:p>231.19</text:p>
          </table:table-cell>
          <table:table-cell office:value-type="float" office:value="17.175000000000001" table:style-name="Default_1">
            <text:p>17.175</text:p>
          </table:table-cell>
          <table:table-cell office:value-type="float" office:value="220.38999999985899" table:style-name="Default_1">
            <text:p>220.39</text:p>
          </table:table-cell>
          <table:table-cell office:value-type="float" office:value="17.175000000000001" table:style-name="Default_1">
            <text:p>17.175</text:p>
          </table:table-cell>
          <table:table-cell office:value-type="float" office:value="203.589999999947" table:style-name="Default_1">
            <text:p>203.59</text:p>
          </table:table-cell>
          <table:table-cell office:value-type="float" office:value="17.524999999999999" table:style-name="Default_1">
            <text:p>17.525</text:p>
          </table:table-cell>
          <table:table-cell office:value-type="float" office:value="196.78999999995199" table:style-name="Default_1">
            <text:p>196.79</text:p>
          </table:table-cell>
          <table:table-cell table:number-columns-repeated="16314"/>
        </table:table-row>
        <table:table-row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1.633333333333301" table:style-name="Default_1">
            <text:p>21.63333333</text:p>
          </table:table-cell>
          <table:table-cell office:value-type="float" office:value="129.13" table:style-name="Default_1">
            <text:p>129.13</text:p>
          </table:table-cell>
          <table:table-cell office:value-type="float" office:value="21.633333333333301" table:style-name="Default_1">
            <text:p>21.63333333</text:p>
          </table:table-cell>
          <table:table-cell office:value-type="float" office:value="129.13" table:style-name="Default_1">
            <text:p>129.13</text:p>
          </table:table-cell>
          <table:table-cell office:value-type="float" office:value="21.633333333333301" table:style-name="Default_1">
            <text:p>21.63333333</text:p>
          </table:table-cell>
          <table:table-cell office:value-type="float" office:value="129.13" table:style-name="Default_1">
            <text:p>129.13</text:p>
          </table:table-cell>
          <table:table-cell office:value-type="float" office:value="21.991666666666699" table:style-name="Default_1">
            <text:p>21.99166667</text:p>
          </table:table-cell>
          <table:table-cell office:value-type="float" office:value="129.13" table:style-name="Default_1">
            <text:p>129.13</text:p>
          </table:table-cell>
          <table:table-cell office:value-type="float" office:value="20.108333333333299" table:style-name="Default_1">
            <text:p>20.10833333</text:p>
          </table:table-cell>
          <table:table-cell office:value-type="float" office:value="129.13" table:style-name="Default_1">
            <text:p>129.13</text:p>
          </table:table-cell>
          <table:table-cell office:value-type="float" office:value="20.8" table:style-name="Default_1">
            <text:p>20.8</text:p>
          </table:table-cell>
          <table:table-cell office:value-type="float" office:value="129.12999999994801" table:style-name="Default_1">
            <text:p>129.13</text:p>
          </table:table-cell>
          <table:table-cell office:value-type="float" office:value="20.8" table:style-name="Default_1">
            <text:p>20.8</text:p>
          </table:table-cell>
          <table:table-cell office:value-type="float" office:value="129.13" table:style-name="Default_1">
            <text:p>129.13</text:p>
          </table:table-cell>
          <table:table-cell office:value-type="float" office:value="21.633333333333301" table:style-name="Default_1">
            <text:p>21.63333333</text:p>
          </table:table-cell>
          <table:table-cell office:value-type="float" office:value="129.13" table:style-name="Default_1">
            <text:p>129.13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7.024999999999999" table:style-name="Default_1">
            <text:p>17.025</text:p>
          </table:table-cell>
          <table:table-cell office:value-type="float" office:value="231.189999999946" table:style-name="Default_1">
            <text:p>231.19</text:p>
          </table:table-cell>
          <table:table-cell office:value-type="float" office:value="17.175000000000001" table:style-name="Default_1">
            <text:p>17.175</text:p>
          </table:table-cell>
          <table:table-cell office:value-type="float" office:value="220.38999999985899" table:style-name="Default_1">
            <text:p>220.39</text:p>
          </table:table-cell>
          <table:table-cell office:value-type="float" office:value="17.175000000000001" table:style-name="Default_1">
            <text:p>17.175</text:p>
          </table:table-cell>
          <table:table-cell office:value-type="float" office:value="203.589999999947" table:style-name="Default_1">
            <text:p>203.59</text:p>
          </table:table-cell>
          <table:table-cell office:value-type="float" office:value="17.524999999999999" table:style-name="Default_1">
            <text:p>17.525</text:p>
          </table:table-cell>
          <table:table-cell office:value-type="float" office:value="196.78999999995199" table:style-name="Default_1">
            <text:p>196.79</text:p>
          </table:table-cell>
          <table:table-cell table:number-columns-repeated="16314"/>
        </table:table-row>
        <table:table-row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7.0000000000004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7.0000000000004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7" table:style-name="Default_1">
            <text:p>97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7.524999999999999" table:style-name="Default_1">
            <text:p>17.525</text:p>
          </table:table-cell>
          <table:table-cell office:value-type="float" office:value="214.98999999994601" table:style-name="Default_1">
            <text:p>214.99</text:p>
          </table:table-cell>
          <table:table-cell office:value-type="float" office:value="18.382666666663098" table:style-name="Default_1">
            <text:p>18.38266667</text:p>
          </table:table-cell>
          <table:table-cell office:value-type="float" office:value="204.189999999859" table:style-name="Default_1">
            <text:p>204.19</text:p>
          </table:table-cell>
          <table:table-cell office:value-type="float" office:value="18.3826666666594" table:style-name="Default_1">
            <text:p>18.38266667</text:p>
          </table:table-cell>
          <table:table-cell office:value-type="float" office:value="187.38999999994701" table:style-name="Default_1">
            <text:p>187.39</text:p>
          </table:table-cell>
          <table:table-cell office:value-type="float" office:value="18.875" table:style-name="Default_1">
            <text:p>18.875</text:p>
          </table:table-cell>
          <table:table-cell office:value-type="float" office:value="180.589999999952" table:style-name="Default_1">
            <text:p>180.59</text:p>
          </table:table-cell>
          <table:table-cell table:number-columns-repeated="16314"/>
        </table:table-row>
        <table:table-row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7.0000000000004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7.0000000000004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7" table:style-name="Default_1">
            <text:p>97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7.524999999999999" table:style-name="Default_1">
            <text:p>17.525</text:p>
          </table:table-cell>
          <table:table-cell office:value-type="float" office:value="214.98999999994601" table:style-name="Default_1">
            <text:p>214.99</text:p>
          </table:table-cell>
          <table:table-cell office:value-type="float" office:value="18.382666666663098" table:style-name="Default_1">
            <text:p>18.38266667</text:p>
          </table:table-cell>
          <table:table-cell office:value-type="float" office:value="204.189999999859" table:style-name="Default_1">
            <text:p>204.19</text:p>
          </table:table-cell>
          <table:table-cell office:value-type="float" office:value="18.3826666666594" table:style-name="Default_1">
            <text:p>18.38266667</text:p>
          </table:table-cell>
          <table:table-cell office:value-type="float" office:value="187.38999999994701" table:style-name="Default_1">
            <text:p>187.39</text:p>
          </table:table-cell>
          <table:table-cell office:value-type="float" office:value="18.941666666666698" table:style-name="Default_1">
            <text:p>18.94166667</text:p>
          </table:table-cell>
          <table:table-cell office:value-type="float" office:value="182.589999999952" table:style-name="Default_1">
            <text:p>182.59</text:p>
          </table:table-cell>
          <table:table-cell table:number-columns-repeated="16314"/>
        </table:table-row>
        <table:table-row table:number-rows-repeated="2"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8.875" table:style-name="Default_1">
            <text:p>18.875</text:p>
          </table:table-cell>
          <table:table-cell office:value-type="float" office:value="198.78999999994599" table:style-name="Default_1">
            <text:p>198.79</text:p>
          </table:table-cell>
          <table:table-cell office:value-type="float" office:value="19.274999999999999" table:style-name="Default_1">
            <text:p>19.275</text:p>
          </table:table-cell>
          <table:table-cell office:value-type="float" office:value="187.98999999985901" table:style-name="Default_1">
            <text:p>187.99</text:p>
          </table:table-cell>
          <table:table-cell office:value-type="float" office:value="19.733333333333299" table:style-name="Default_1">
            <text:p>19.73333333</text:p>
          </table:table-cell>
          <table:table-cell office:value-type="float" office:value="171.18999999994699" table:style-name="Default_1">
            <text:p>171.19</text:p>
          </table:table-cell>
          <table:table-cell office:value-type="float" office:value="20.108333333333299" table:style-name="Default_1">
            <text:p>20.10833333</text:p>
          </table:table-cell>
          <table:table-cell office:value-type="float" office:value="166.38999999995201" table:style-name="Default_1">
            <text:p>166.39</text:p>
          </table:table-cell>
          <table:table-cell table:number-columns-repeated="16314"/>
        </table:table-row>
        <table:table-row table:number-rows-repeated="2"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0.108333333333299" table:style-name="Default_1">
            <text:p>20.10833333</text:p>
          </table:table-cell>
          <table:table-cell office:value-type="float" office:value="189.87999999994599" table:style-name="Default_1">
            <text:p>189.88</text:p>
          </table:table-cell>
          <table:table-cell office:value-type="float" office:value="20.108333333333299" table:style-name="Default_1">
            <text:p>20.10833333</text:p>
          </table:table-cell>
          <table:table-cell office:value-type="float" office:value="179.07999999987101" table:style-name="Default_1">
            <text:p>179.08</text:p>
          </table:table-cell>
          <table:table-cell office:value-type="float" office:value="20.8" table:style-name="Default_1">
            <text:p>20.8</text:p>
          </table:table-cell>
          <table:table-cell office:value-type="float" office:value="162.27999999994699" table:style-name="Default_1">
            <text:p>162.28</text:p>
          </table:table-cell>
          <table:table-cell office:value-type="float" office:value="20.8" table:style-name="Default_1">
            <text:p>20.8</text:p>
          </table:table-cell>
          <table:table-cell office:value-type="float" office:value="157.47999999995201" table:style-name="Default_1">
            <text:p>157.48</text:p>
          </table:table-cell>
          <table:table-cell table:number-columns-repeated="16314"/>
        </table:table-row>
        <table:table-row table:number-rows-repeated="2"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1.0416666666667" table:style-name="Default_1">
            <text:p>21.04166667</text:p>
          </table:table-cell>
          <table:table-cell office:value-type="float" office:value="177.72999999994599" table:style-name="Default_1">
            <text:p>177.73</text:p>
          </table:table-cell>
          <table:table-cell office:value-type="float" office:value="21.633333333333301" table:style-name="Default_1">
            <text:p>21.63333333</text:p>
          </table:table-cell>
          <table:table-cell office:value-type="float" office:value="166.92999999988501" table:style-name="Default_1">
            <text:p>166.93</text:p>
          </table:table-cell>
          <table:table-cell office:value-type="float" office:value="21.6666666666667" table:style-name="Default_1">
            <text:p>21.66666667</text:p>
          </table:table-cell>
          <table:table-cell office:value-type="float" office:value="150.12999999994699" table:style-name="Default_1">
            <text:p>150.13</text:p>
          </table:table-cell>
          <table:table-cell office:value-type="float" office:value="21.991666666666699" table:style-name="Default_1">
            <text:p>21.99166667</text:p>
          </table:table-cell>
          <table:table-cell office:value-type="float" office:value="145.32999999995201" table:style-name="Default_1">
            <text:p>145.33</text:p>
          </table:table-cell>
          <table:table-cell table:number-columns-repeated="16314"/>
        </table:table-row>
        <table:table-row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1.991666666666699" table:style-name="Default_1">
            <text:p>21.99166667</text:p>
          </table:table-cell>
          <table:table-cell office:value-type="float" office:value="161.79999999994601" table:style-name="Default_1">
            <text:p>161.8</text:p>
          </table:table-cell>
          <table:table-cell office:value-type="float" office:value="22.324999999999999" table:style-name="Default_1">
            <text:p>22.325</text:p>
          </table:table-cell>
          <table:table-cell office:value-type="float" office:value="150.999999999946" table:style-name="Default_1">
            <text:p>151</text:p>
          </table:table-cell>
          <table:table-cell office:value-type="float" office:value="22.4583333333333" table:style-name="Default_1">
            <text:p>22.45833333</text:p>
          </table:table-cell>
          <table:table-cell office:value-type="float" office:value="134.19999999994599" table:style-name="Default_1">
            <text:p>134.2</text:p>
          </table:table-cell>
          <table:table-cell office:value-type="float" office:value="22.991666666666699" table:style-name="Default_1">
            <text:p>22.99166667</text:p>
          </table:table-cell>
          <table:table-cell office:value-type="float" office:value="129.399999999952" table:style-name="Default_1">
            <text:p>129.4</text:p>
          </table:table-cell>
          <table:table-cell table:number-columns-repeated="16314"/>
        </table:table-row>
        <table:table-row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1.991666666666699" table:style-name="Default_1">
            <text:p>21.99166667</text:p>
          </table:table-cell>
          <table:table-cell office:value-type="float" office:value="161.79999999994601" table:style-name="Default_1">
            <text:p>161.8</text:p>
          </table:table-cell>
          <table:table-cell office:value-type="float" office:value="22.324999999999999" table:style-name="Default_1">
            <text:p>22.325</text:p>
          </table:table-cell>
          <table:table-cell office:value-type="float" office:value="150.999999999946" table:style-name="Default_1">
            <text:p>151</text:p>
          </table:table-cell>
          <table:table-cell office:value-type="float" office:value="22.658333333333299" table:style-name="Default_1">
            <text:p>22.65833333</text:p>
          </table:table-cell>
          <table:table-cell office:value-type="float" office:value="140.19999999994701" table:style-name="Default_1">
            <text:p>140.2</text:p>
          </table:table-cell>
          <table:table-cell office:value-type="float" office:value="22.991666666666699" table:style-name="Default_1">
            <text:p>22.99166667</text:p>
          </table:table-cell>
          <table:table-cell office:value-type="float" office:value="129.399999999952" table:style-name="Default_1">
            <text:p>129.4</text:p>
          </table:table-cell>
          <table:table-cell table:number-columns-repeated="16314"/>
        </table:table-row>
        <table:table-row table:number-rows-repeated="2"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3" table:style-name="Default_1">
            <text:p>23</text:p>
          </table:table-cell>
          <table:table-cell office:value-type="float" office:value="129.12999999994599" table:style-name="Default_1">
            <text:p>129.13</text:p>
          </table:table-cell>
          <table:table-cell office:value-type="float" office:value="23" table:style-name="Default_1">
            <text:p>23</text:p>
          </table:table-cell>
          <table:table-cell office:value-type="float" office:value="129.12999999994599" table:style-name="Default_1">
            <text:p>129.13</text:p>
          </table:table-cell>
          <table:table-cell office:value-type="float" office:value="23" table:style-name="Default_1">
            <text:p>23</text:p>
          </table:table-cell>
          <table:table-cell office:value-type="float" office:value="129.12999999994599" table:style-name="Default_1">
            <text:p>129.13</text:p>
          </table:table-cell>
          <table:table-cell office:value-type="float" office:value="23" table:style-name="Default_1">
            <text:p>23</text:p>
          </table:table-cell>
          <table:table-cell office:value-type="float" office:value="129.12999999995199" table:style-name="Default_1">
            <text:p>129.13</text:p>
          </table:table-cell>
          <table:table-cell table:number-columns-repeated="16314"/>
        </table:table-row>
        <table:table-row table:number-rows-repeated="2"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6.9999999999463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6.9999999999463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6.999999999946397" table:style-name="Default_1">
            <text:p>97</text:p>
          </table:table-cell>
          <table:table-cell office:value-type="float" office:value="23.991666666666699" table:style-name="Default_1">
            <text:p>23.99166667</text:p>
          </table:table-cell>
          <table:table-cell office:value-type="float" office:value="96.999999999952493" table:style-name="Default_1">
            <text:p>97</text:p>
          </table:table-cell>
          <table:table-cell table:number-columns-repeated="16314"/>
        </table:table-row>
        <table:table-row table:number-rows-repeated="640"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table:number-columns-repeated="16314"/>
        </table:table-row>
        <table:table-row table:number-rows-repeated="1047899" table:style-name="ro1">
          <table:table-cell table:number-columns-repeated="16384"/>
        </table:table-row>
      </table:table>
      <table:table table:name="qm-charge" table:style-name="ta1">
        <table:table-column table:style-name="co9" table:default-cell-style-name="ce1"/>
        <table:table-column table:style-name="co10" table:default-cell-style-name="ce1"/>
        <table:table-column table:style-name="co9" table:number-columns-repeated="13" table:default-cell-style-name="ce1"/>
        <table:table-column table:style-name="co10" table:default-cell-style-name="ce1"/>
        <table:table-column table:style-name="co9" table:default-cell-style-name="ce1"/>
        <table:table-column table:style-name="co10" table:default-cell-style-name="ce1"/>
        <table:table-column table:style-name="co9" table:number-columns-repeated="5" table:default-cell-style-name="ce1"/>
        <table:table-column table:style-name="co10" table:default-cell-style-name="ce1"/>
        <table:table-column table:style-name="co9" table:default-cell-style-name="ce1"/>
        <table:table-column table:style-name="co10" table:default-cell-style-name="ce1"/>
        <table:table-column table:style-name="co9" table:number-columns-repeated="5" table:default-cell-style-name="ce1"/>
        <table:table-column table:style-name="co8" table:default-cell-style-name="ce1"/>
        <table:table-column table:style-name="co9" table:number-columns-repeated="15" table:default-cell-style-name="ce1"/>
        <table:table-column table:style-name="co10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0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0" table:default-cell-style-name="ce1"/>
        <table:table-column table:style-name="co9" table:number-columns-repeated="10" table:default-cell-style-name="ce1"/>
        <table:table-column table:style-name="co2" table:number-columns-repeated="16314" table:default-cell-style-name="ce1"/>
        <table:table-row table:style-name="ro1">
          <table:table-cell office:value-type="string" table:style-name="ce1">
            <text:p>time0</text:p>
          </table:table-cell>
          <table:table-cell office:value-type="string" table:style-name="ce1">
            <text:p>eta0</text:p>
          </table:table-cell>
          <table:table-cell office:value-type="string" table:style-name="ce1">
            <text:p>time1</text:p>
          </table:table-cell>
          <table:table-cell office:value-type="string" table:style-name="ce1">
            <text:p>eta1</text:p>
          </table:table-cell>
          <table:table-cell office:value-type="string" table:style-name="ce1">
            <text:p>time2</text:p>
          </table:table-cell>
          <table:table-cell office:value-type="string" table:style-name="ce1">
            <text:p>eta2</text:p>
          </table:table-cell>
          <table:table-cell office:value-type="string" table:style-name="ce1">
            <text:p>time3</text:p>
          </table:table-cell>
          <table:table-cell office:value-type="string" table:style-name="ce1">
            <text:p>eta3</text:p>
          </table:table-cell>
          <table:table-cell office:value-type="string" table:style-name="ce1">
            <text:p>time4</text:p>
          </table:table-cell>
          <table:table-cell office:value-type="string" table:style-name="ce1">
            <text:p>eta4</text:p>
          </table:table-cell>
          <table:table-cell office:value-type="string" table:style-name="ce1">
            <text:p>time5</text:p>
          </table:table-cell>
          <table:table-cell office:value-type="string" table:style-name="ce1">
            <text:p>eta5</text:p>
          </table:table-cell>
          <table:table-cell office:value-type="string" table:style-name="ce1">
            <text:p>time6</text:p>
          </table:table-cell>
          <table:table-cell office:value-type="string" table:style-name="ce1">
            <text:p>eta6</text:p>
          </table:table-cell>
          <table:table-cell office:value-type="string" table:style-name="ce1">
            <text:p>time7</text:p>
          </table:table-cell>
          <table:table-cell office:value-type="string" table:style-name="ce1">
            <text:p>eta7</text:p>
          </table:table-cell>
          <table:table-cell office:value-type="string" table:style-name="ce1">
            <text:p>time8</text:p>
          </table:table-cell>
          <table:table-cell office:value-type="string" table:style-name="ce1">
            <text:p>eta8</text:p>
          </table:table-cell>
          <table:table-cell office:value-type="string" table:style-name="ce1">
            <text:p>time9</text:p>
          </table:table-cell>
          <table:table-cell office:value-type="string" table:style-name="ce1">
            <text:p>eta9</text:p>
          </table:table-cell>
          <table:table-cell office:value-type="string" table:style-name="ce1">
            <text:p>time10</text:p>
          </table:table-cell>
          <table:table-cell office:value-type="string" table:style-name="ce1">
            <text:p>eta10</text:p>
          </table:table-cell>
          <table:table-cell office:value-type="string" table:style-name="ce1">
            <text:p>time11</text:p>
          </table:table-cell>
          <table:table-cell office:value-type="string" table:style-name="ce1">
            <text:p>eta11</text:p>
          </table:table-cell>
          <table:table-cell office:value-type="string" table:style-name="ce1">
            <text:p>time12</text:p>
          </table:table-cell>
          <table:table-cell office:value-type="string" table:style-name="ce1">
            <text:p>eta12</text:p>
          </table:table-cell>
          <table:table-cell office:value-type="string" table:style-name="ce1">
            <text:p>time13</text:p>
          </table:table-cell>
          <table:table-cell office:value-type="string" table:style-name="ce1">
            <text:p>eta13</text:p>
          </table:table-cell>
          <table:table-cell office:value-type="string" table:style-name="ce1">
            <text:p>time14</text:p>
          </table:table-cell>
          <table:table-cell office:value-type="string" table:style-name="ce1">
            <text:p>eta14</text:p>
          </table:table-cell>
          <table:table-cell office:value-type="string" table:style-name="ce1">
            <text:p>time15</text:p>
          </table:table-cell>
          <table:table-cell office:value-type="string" table:style-name="ce1">
            <text:p>eta15</text:p>
          </table:table-cell>
          <table:table-cell office:value-type="string" table:style-name="ce1">
            <text:p>time16</text:p>
          </table:table-cell>
          <table:table-cell office:value-type="string" table:style-name="ce1">
            <text:p>eta16</text:p>
          </table:table-cell>
          <table:table-cell office:value-type="string" table:style-name="ce1">
            <text:p>time17</text:p>
          </table:table-cell>
          <table:table-cell office:value-type="string" table:style-name="ce1">
            <text:p>eta17</text:p>
          </table:table-cell>
          <table:table-cell office:value-type="string" table:style-name="ce1">
            <text:p>time18</text:p>
          </table:table-cell>
          <table:table-cell office:value-type="string" table:style-name="ce1">
            <text:p>eta18</text:p>
          </table:table-cell>
          <table:table-cell office:value-type="string" table:style-name="ce1">
            <text:p>time19</text:p>
          </table:table-cell>
          <table:table-cell office:value-type="string" table:style-name="ce1">
            <text:p>eta19</text:p>
          </table:table-cell>
          <table:table-cell office:value-type="string" table:style-name="ce1">
            <text:p>time20</text:p>
          </table:table-cell>
          <table:table-cell office:value-type="string" table:style-name="ce1">
            <text:p>eta20</text:p>
          </table:table-cell>
          <table:table-cell office:value-type="string" table:style-name="ce1">
            <text:p>time21</text:p>
          </table:table-cell>
          <table:table-cell office:value-type="string" table:style-name="ce1">
            <text:p>eta21</text:p>
          </table:table-cell>
          <table:table-cell office:value-type="string" table:style-name="ce1">
            <text:p>time22</text:p>
          </table:table-cell>
          <table:table-cell office:value-type="string" table:style-name="ce1">
            <text:p>eta22</text:p>
          </table:table-cell>
          <table:table-cell office:value-type="string" table:style-name="ce1">
            <text:p>time23</text:p>
          </table:table-cell>
          <table:table-cell office:value-type="string" table:style-name="ce1">
            <text:p>eta23</text:p>
          </table:table-cell>
          <table:table-cell office:value-type="string" table:style-name="ce1">
            <text:p>time24</text:p>
          </table:table-cell>
          <table:table-cell office:value-type="string" table:style-name="ce1">
            <text:p>eta24</text:p>
          </table:table-cell>
          <table:table-cell office:value-type="string" table:style-name="ce1">
            <text:p>time25</text:p>
          </table:table-cell>
          <table:table-cell office:value-type="string" table:style-name="ce1">
            <text:p>eta25</text:p>
          </table:table-cell>
          <table:table-cell office:value-type="string" table:style-name="ce1">
            <text:p>time26</text:p>
          </table:table-cell>
          <table:table-cell office:value-type="string" table:style-name="ce1">
            <text:p>eta26</text:p>
          </table:table-cell>
          <table:table-cell office:value-type="string" table:style-name="ce1">
            <text:p>time27</text:p>
          </table:table-cell>
          <table:table-cell office:value-type="string" table:style-name="ce1">
            <text:p>eta27</text:p>
          </table:table-cell>
          <table:table-cell office:value-type="string" table:style-name="ce1">
            <text:p>time28</text:p>
          </table:table-cell>
          <table:table-cell office:value-type="string" table:style-name="ce1">
            <text:p>eta28</text:p>
          </table:table-cell>
          <table:table-cell office:value-type="string" table:style-name="ce1">
            <text:p>time29</text:p>
          </table:table-cell>
          <table:table-cell office:value-type="string" table:style-name="ce1">
            <text:p>eta29</text:p>
          </table:table-cell>
          <table:table-cell office:value-type="string" table:style-name="ce1">
            <text:p>time30</text:p>
          </table:table-cell>
          <table:table-cell office:value-type="string" table:style-name="ce1">
            <text:p>eta30</text:p>
          </table:table-cell>
          <table:table-cell office:value-type="string" table:style-name="ce1">
            <text:p>time31</text:p>
          </table:table-cell>
          <table:table-cell office:value-type="string" table:style-name="ce1">
            <text:p>eta31</text:p>
          </table:table-cell>
          <table:table-cell office:value-type="string" table:style-name="ce1">
            <text:p>time32</text:p>
          </table:table-cell>
          <table:table-cell office:value-type="string" table:style-name="ce1">
            <text:p>eta32</text:p>
          </table:table-cell>
          <table:table-cell office:value-type="string" table:style-name="ce1">
            <text:p>time33</text:p>
          </table:table-cell>
          <table:table-cell office:value-type="string" table:style-name="ce1">
            <text:p>eta33</text:p>
          </table:table-cell>
          <table:table-cell office:value-type="string" table:style-name="ce1">
            <text:p>time34</text:p>
          </table:table-cell>
          <table:table-cell office:value-type="string" table:style-name="ce1">
            <text:p>eta34</text:p>
          </table:table-cell>
          <table:table-cell table:number-columns-repeated="16314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office:value-type="float" office:value="349.2" table:style-name="ce1">
            <text:p>349.2</text:p>
          </table:table-cell>
          <table:table-cell office:value-type="float" office:value="0" table:style-name="ce1">
            <text:p>0</text:p>
          </table:table-cell>
          <table:table-cell office:value-type="float" office:value="349.2" table:style-name="ce1">
            <text:p>349.2</text:p>
          </table:table-cell>
          <table:table-cell office:value-type="float" office:value="0" table:style-name="ce1">
            <text:p>0</text:p>
          </table:table-cell>
          <table:table-cell office:value-type="float" office:value="349.2" table:style-name="ce1">
            <text:p>349.2</text:p>
          </table:table-cell>
          <table:table-cell office:value-type="float" office:value="0" table:style-name="ce1">
            <text:p>0</text:p>
          </table:table-cell>
          <table:table-cell office:value-type="float" office:value="349.2" table:style-name="ce1">
            <text:p>349.2</text:p>
          </table:table-cell>
          <table:table-cell office:value-type="float" office:value="0" table:style-name="ce1">
            <text:p>0</text:p>
          </table:table-cell>
          <table:table-cell office:value-type="float" office:value="349.2" table:style-name="ce1">
            <text:p>349.2</text:p>
          </table:table-cell>
          <table:table-cell office:value-type="float" office:value="0" table:style-name="ce1">
            <text:p>0</text:p>
          </table:table-cell>
          <table:table-cell office:value-type="float" office:value="349.2" table:style-name="ce1">
            <text:p>349.2</text:p>
          </table:table-cell>
          <table:table-cell office:value-type="float" office:value="0" table:style-name="ce1">
            <text:p>0</text:p>
          </table:table-cell>
          <table:table-cell office:value-type="float" office:value="349.2" table:style-name="ce1">
            <text:p>349.2</text:p>
          </table:table-cell>
          <table:table-cell office:value-type="float" office:value="0" table:style-name="ce1">
            <text:p>0</text:p>
          </table:table-cell>
          <table:table-cell office:value-type="float" office:value="349.2" table:style-name="ce1">
            <text:p>349.2</text:p>
          </table:table-cell>
          <table:table-cell office:value-type="float" office:value="0" table:style-name="ce1">
            <text:p>0</text:p>
          </table:table-cell>
          <table:table-cell office:value-type="float" office:value="349.2" table:style-name="ce1">
            <text:p>349.2</text:p>
          </table:table-cell>
          <table:table-cell office:value-type="float" office:value="0" table:style-name="ce1">
            <text:p>0</text:p>
          </table:table-cell>
          <table:table-cell office:value-type="float" office:value="349.2" table:style-name="ce1">
            <text:p>349.2</text:p>
          </table:table-cell>
          <table:table-cell office:value-type="float" office:value="0" table:style-name="ce1">
            <text:p>0</text:p>
          </table:table-cell>
          <table:table-cell office:value-type="float" office:value="349.2" table:style-name="ce1">
            <text:p>349.2</text:p>
          </table:table-cell>
          <table:table-cell office:value-type="float" office:value="0" table:style-name="ce1">
            <text:p>0</text:p>
          </table:table-cell>
          <table:table-cell office:value-type="float" office:value="349.2" table:style-name="ce1">
            <text:p>349.2</text:p>
          </table:table-cell>
          <table:table-cell office:value-type="float" office:value="0" table:style-name="ce1">
            <text:p>0</text:p>
          </table:table-cell>
          <table:table-cell office:value-type="float" office:value="349.2" table:style-name="ce1">
            <text:p>349.2</text:p>
          </table:table-cell>
          <table:table-cell office:value-type="float" office:value="0" table:style-name="ce1">
            <text:p>0</text:p>
          </table:table-cell>
          <table:table-cell office:value-type="float" office:value="349.2" table:style-name="ce1">
            <text:p>349.2</text:p>
          </table:table-cell>
          <table:table-cell office:value-type="float" office:value="0" table:style-name="ce1">
            <text:p>0</text:p>
          </table:table-cell>
          <table:table-cell office:value-type="float" office:value="349.2" table:style-name="ce1">
            <text:p>349.2</text:p>
          </table:table-cell>
          <table:table-cell office:value-type="float" office:value="0" table:style-name="ce1">
            <text:p>0</text:p>
          </table:table-cell>
          <table:table-cell office:value-type="float" office:value="349.2" table:style-name="ce1">
            <text:p>349.2</text:p>
          </table:table-cell>
          <table:table-cell office:value-type="float" office:value="0" table:style-name="ce1">
            <text:p>0</text:p>
          </table:table-cell>
          <table:table-cell office:value-type="float" office:value="349.2" table:style-name="ce1">
            <text:p>349.2</text:p>
          </table:table-cell>
          <table:table-cell office:value-type="float" office:value="0" table:style-name="ce1">
            <text:p>0</text:p>
          </table:table-cell>
          <table:table-cell office:value-type="float" office:value="349.2" table:style-name="ce1">
            <text:p>349.2</text:p>
          </table:table-cell>
          <table:table-cell office:value-type="float" office:value="0" table:style-name="ce1">
            <text:p>0</text:p>
          </table:table-cell>
          <table:table-cell office:value-type="float" office:value="349.2" table:style-name="ce1">
            <text:p>349.2</text:p>
          </table:table-cell>
          <table:table-cell office:value-type="float" office:value="0" table:style-name="ce1">
            <text:p>0</text:p>
          </table:table-cell>
          <table:table-cell office:value-type="float" office:value="349.2" table:style-name="ce1">
            <text:p>349.2</text:p>
          </table:table-cell>
          <table:table-cell office:value-type="float" office:value="0" table:style-name="ce1">
            <text:p>0</text:p>
          </table:table-cell>
          <table:table-cell office:value-type="float" office:value="349.2" table:style-name="ce1">
            <text:p>349.2</text:p>
          </table:table-cell>
          <table:table-cell office:value-type="float" office:value="0" table:style-name="ce1">
            <text:p>0</text:p>
          </table:table-cell>
          <table:table-cell office:value-type="float" office:value="349.2" table:style-name="ce1">
            <text:p>349.2</text:p>
          </table:table-cell>
          <table:table-cell office:value-type="float" office:value="0" table:style-name="ce1">
            <text:p>0</text:p>
          </table:table-cell>
          <table:table-cell office:value-type="float" office:value="349.2" table:style-name="ce1">
            <text:p>349.2</text:p>
          </table:table-cell>
          <table:table-cell office:value-type="float" office:value="0" table:style-name="ce1">
            <text:p>0</text:p>
          </table:table-cell>
          <table:table-cell office:value-type="float" office:value="349.2" table:style-name="ce1">
            <text:p>349.2</text:p>
          </table:table-cell>
          <table:table-cell office:value-type="float" office:value="0" table:style-name="ce1">
            <text:p>0</text:p>
          </table:table-cell>
          <table:table-cell office:value-type="float" office:value="349.2" table:style-name="ce1">
            <text:p>349.2</text:p>
          </table:table-cell>
          <table:table-cell office:value-type="float" office:value="0" table:style-name="ce1">
            <text:p>0</text:p>
          </table:table-cell>
          <table:table-cell office:value-type="float" office:value="349.2" table:style-name="ce1">
            <text:p>349.2</text:p>
          </table:table-cell>
          <table:table-cell office:value-type="float" office:value="0" table:style-name="ce1">
            <text:p>0</text:p>
          </table:table-cell>
          <table:table-cell office:value-type="float" office:value="349.2" table:style-name="ce1">
            <text:p>349.2</text:p>
          </table:table-cell>
          <table:table-cell office:value-type="float" office:value="0" table:style-name="ce1">
            <text:p>0</text:p>
          </table:table-cell>
          <table:table-cell office:value-type="float" office:value="349.2" table:style-name="ce1">
            <text:p>349.2</text:p>
          </table:table-cell>
          <table:table-cell office:value-type="float" office:value="0" table:style-name="ce1">
            <text:p>0</text:p>
          </table:table-cell>
          <table:table-cell office:value-type="float" office:value="349.2" table:style-name="ce1">
            <text:p>349.2</text:p>
          </table:table-cell>
          <table:table-cell office:value-type="float" office:value="0" table:style-name="ce1">
            <text:p>0</text:p>
          </table:table-cell>
          <table:table-cell office:value-type="float" office:value="349.2" table:style-name="ce1">
            <text:p>349.2</text:p>
          </table:table-cell>
          <table:table-cell office:value-type="float" office:value="0" table:style-name="ce1">
            <text:p>0</text:p>
          </table:table-cell>
          <table:table-cell office:value-type="float" office:value="349.2" table:style-name="ce1">
            <text:p>349.2</text:p>
          </table:table-cell>
          <table:table-cell office:value-type="float" office:value="0" table:style-name="ce1">
            <text:p>0</text:p>
          </table:table-cell>
          <table:table-cell office:value-type="float" office:value="349.2" table:style-name="ce1">
            <text:p>349.2</text:p>
          </table:table-cell>
          <table:table-cell office:value-type="float" office:value="0" table:style-name="ce1">
            <text:p>0</text:p>
          </table:table-cell>
          <table:table-cell office:value-type="float" office:value="349.2" table:style-name="ce1">
            <text:p>349.2</text:p>
          </table:table-cell>
          <table:table-cell office:value-type="float" office:value="0" table:style-name="ce1">
            <text:p>0</text:p>
          </table:table-cell>
          <table:table-cell office:value-type="float" office:value="349.2" table:style-name="ce1">
            <text:p>349.2</text:p>
          </table:table-cell>
          <table:table-cell office:value-type="float" office:value="0" table:style-name="ce1">
            <text:p>0</text:p>
          </table:table-cell>
          <table:table-cell office:value-type="float" office:value="349.2" table:style-name="ce1">
            <text:p>349.2</text:p>
          </table:table-cell>
          <table:table-cell table:number-columns-repeated="16314"/>
        </table:table-row>
        <table:table-row table:style-name="ro1">
          <table:table-cell office:value-type="string" table:style-name="ce3">
            <text:p>5.333333333333333</text:p>
          </table:table-cell>
          <table:table-cell office:value-type="float" office:value="176.4" table:style-name="ce1">
            <text:p>176.4</text:p>
          </table:table-cell>
          <table:table-cell office:value-type="string" table:style-name="ce3">
            <text:p>5.666666666666667</text:p>
          </table:table-cell>
          <table:table-cell office:value-type="float" office:value="165.6" table:style-name="ce1">
            <text:p>165.6</text:p>
          </table:table-cell>
          <table:table-cell office:value-type="float" office:value="6" table:style-name="ce1">
            <text:p>6</text:p>
          </table:table-cell>
          <table:table-cell office:value-type="float" office:value="154.80000000000001" table:style-name="ce1">
            <text:p>154.8</text:p>
          </table:table-cell>
          <table:table-cell office:value-type="float" office:value="5" table:style-name="ce1">
            <text:p>5</text:p>
          </table:table-cell>
          <table:table-cell office:value-type="float" office:value="187.2" table:style-name="ce1">
            <text:p>187.2</text:p>
          </table:table-cell>
          <table:table-cell office:value-type="string" table:style-name="ce3">
            <text:p>5.333333333333333</text:p>
          </table:table-cell>
          <table:table-cell office:value-type="float" office:value="176.4" table:style-name="ce1">
            <text:p>176.4</text:p>
          </table:table-cell>
          <table:table-cell office:value-type="string" table:style-name="ce3">
            <text:p>5.666666666666667</text:p>
          </table:table-cell>
          <table:table-cell office:value-type="float" office:value="165.6" table:style-name="ce1">
            <text:p>165.6</text:p>
          </table:table-cell>
          <table:table-cell office:value-type="float" office:value="6" table:style-name="ce1">
            <text:p>6</text:p>
          </table:table-cell>
          <table:table-cell office:value-type="float" office:value="154.80000000000001" table:style-name="ce1">
            <text:p>154.8</text:p>
          </table:table-cell>
          <table:table-cell office:value-type="float" office:value="5" table:style-name="ce1">
            <text:p>5</text:p>
          </table:table-cell>
          <table:table-cell office:value-type="float" office:value="187.2" table:style-name="ce1">
            <text:p>187.2</text:p>
          </table:table-cell>
          <table:table-cell office:value-type="string" table:style-name="ce3">
            <text:p>9.741666666666667</text:p>
          </table:table-cell>
          <table:table-cell office:value-type="float" office:value="176.4" table:style-name="ce1">
            <text:p>176.4</text:p>
          </table:table-cell>
          <table:table-cell office:value-type="string" table:style-name="ce3">
            <text:p>10.541666666666666</text:p>
          </table:table-cell>
          <table:table-cell office:value-type="float" office:value="165.6" table:style-name="ce1">
            <text:p>165.6</text:p>
          </table:table-cell>
          <table:table-cell office:value-type="float" office:value="6" table:style-name="ce1">
            <text:p>6</text:p>
          </table:table-cell>
          <table:table-cell office:value-type="float" office:value="154.80000000000001" table:style-name="ce1">
            <text:p>154.8</text:p>
          </table:table-cell>
          <table:table-cell office:value-type="float" office:value="5" table:style-name="ce1">
            <text:p>5</text:p>
          </table:table-cell>
          <table:table-cell office:value-type="float" office:value="187.2" table:style-name="ce1">
            <text:p>187.2</text:p>
          </table:table-cell>
          <table:table-cell office:value-type="string" table:style-name="ce3">
            <text:p>5.333333333333333</text:p>
          </table:table-cell>
          <table:table-cell office:value-type="float" office:value="176.4" table:style-name="ce1">
            <text:p>176.4</text:p>
          </table:table-cell>
          <table:table-cell office:value-type="string" table:style-name="ce3">
            <text:p>5.666666666666667</text:p>
          </table:table-cell>
          <table:table-cell office:value-type="float" office:value="165.6" table:style-name="ce1">
            <text:p>165.6</text:p>
          </table:table-cell>
          <table:table-cell office:value-type="float" office:value="6" table:style-name="ce1">
            <text:p>6</text:p>
          </table:table-cell>
          <table:table-cell office:value-type="float" office:value="154.80000000000001" table:style-name="ce1">
            <text:p>154.8</text:p>
          </table:table-cell>
          <table:table-cell office:value-type="float" office:value="5" table:style-name="ce1">
            <text:p>5</text:p>
          </table:table-cell>
          <table:table-cell office:value-type="float" office:value="187.2" table:style-name="ce1">
            <text:p>187.2</text:p>
          </table:table-cell>
          <table:table-cell office:value-type="string" table:style-name="ce3">
            <text:p>5.333333333333333</text:p>
          </table:table-cell>
          <table:table-cell office:value-type="float" office:value="176.4" table:style-name="ce1">
            <text:p>176.4</text:p>
          </table:table-cell>
          <table:table-cell office:value-type="string" table:style-name="ce3">
            <text:p>5.666666666666667</text:p>
          </table:table-cell>
          <table:table-cell office:value-type="float" office:value="165.6" table:style-name="ce1">
            <text:p>165.6</text:p>
          </table:table-cell>
          <table:table-cell office:value-type="string" table:style-name="ce3">
            <text:p>6.213403589659147</text:p>
          </table:table-cell>
          <table:table-cell office:value-type="float" office:value="154.80000000000001" table:style-name="ce1">
            <text:p>154.8</text:p>
          </table:table-cell>
          <table:table-cell office:value-type="float" office:value="5" table:style-name="ce1">
            <text:p>5</text:p>
          </table:table-cell>
          <table:table-cell office:value-type="float" office:value="187.2" table:style-name="ce1">
            <text:p>187.2</text:p>
          </table:table-cell>
          <table:table-cell office:value-type="string" table:style-name="ce3">
            <text:p>5.333333333333333</text:p>
          </table:table-cell>
          <table:table-cell office:value-type="float" office:value="176.4" table:style-name="ce1">
            <text:p>176.4</text:p>
          </table:table-cell>
          <table:table-cell office:value-type="string" table:style-name="ce3">
            <text:p>5.666666666666667</text:p>
          </table:table-cell>
          <table:table-cell office:value-type="float" office:value="165.6" table:style-name="ce1">
            <text:p>165.6</text:p>
          </table:table-cell>
          <table:table-cell office:value-type="float" office:value="6" table:style-name="ce1">
            <text:p>6</text:p>
          </table:table-cell>
          <table:table-cell office:value-type="float" office:value="154.80000000000001" table:style-name="ce1">
            <text:p>154.8</text:p>
          </table:table-cell>
          <table:table-cell office:value-type="float" office:value="5.375" table:style-name="ce1">
            <text:p>5.375</text:p>
          </table:table-cell>
          <table:table-cell office:value-type="float" office:value="187.2" table:style-name="ce1">
            <text:p>187.2</text:p>
          </table:table-cell>
          <table:table-cell office:value-type="string" table:style-name="ce3">
            <text:p>5.741666666666666</text:p>
          </table:table-cell>
          <table:table-cell office:value-type="float" office:value="176.4" table:style-name="ce1">
            <text:p>176.4</text:p>
          </table:table-cell>
          <table:table-cell office:value-type="float" office:value="6.0750000000000002" table:style-name="ce1">
            <text:p>6.075</text:p>
          </table:table-cell>
          <table:table-cell office:value-type="float" office:value="165.6" table:style-name="ce1">
            <text:p>165.6</text:p>
          </table:table-cell>
          <table:table-cell office:value-type="float" office:value="6.375" table:style-name="ce1">
            <text:p>6.375</text:p>
          </table:table-cell>
          <table:table-cell office:value-type="float" office:value="154.80000000000001" table:style-name="ce1">
            <text:p>154.8</text:p>
          </table:table-cell>
          <table:table-cell office:value-type="string" table:style-name="ce3">
            <text:p>10.208333333333334</text:p>
          </table:table-cell>
          <table:table-cell office:value-type="float" office:value="187.2" table:style-name="ce1">
            <text:p>187.2</text:p>
          </table:table-cell>
          <table:table-cell office:value-type="string" table:style-name="ce3">
            <text:p>15.608333333333334</text:p>
          </table:table-cell>
          <table:table-cell office:value-type="float" office:value="176.4" table:style-name="ce1">
            <text:p>176.4</text:p>
          </table:table-cell>
          <table:table-cell office:value-type="string" table:style-name="ce3">
            <text:p>21.368333333333332</text:p>
          </table:table-cell>
          <table:table-cell office:value-type="float" office:value="165.6" table:style-name="ce1">
            <text:p>165.6</text:p>
          </table:table-cell>
          <table:table-cell office:value-type="string" table:style-name="ce3">
            <text:p>6.588403589659147</text:p>
          </table:table-cell>
          <table:table-cell office:value-type="float" office:value="154.80000000000001" table:style-name="ce1">
            <text:p>154.8</text:p>
          </table:table-cell>
          <table:table-cell office:value-type="float" office:value="5" table:style-name="ce1">
            <text:p>5</text:p>
          </table:table-cell>
          <table:table-cell office:value-type="float" office:value="187.2" table:style-name="ce1">
            <text:p>187.2</text:p>
          </table:table-cell>
          <table:table-cell office:value-type="string" table:style-name="ce3">
            <text:p>5.333333333333333</text:p>
          </table:table-cell>
          <table:table-cell office:value-type="float" office:value="176.4" table:style-name="ce1">
            <text:p>176.4</text:p>
          </table:table-cell>
          <table:table-cell office:value-type="string" table:style-name="ce3">
            <text:p>5.666666666666667</text:p>
          </table:table-cell>
          <table:table-cell office:value-type="float" office:value="165.6" table:style-name="ce1">
            <text:p>165.6</text:p>
          </table:table-cell>
          <table:table-cell office:value-type="float" office:value="6" table:style-name="ce1">
            <text:p>6</text:p>
          </table:table-cell>
          <table:table-cell office:value-type="float" office:value="154.80000000000001" table:style-name="ce1">
            <text:p>154.8</text:p>
          </table:table-cell>
          <table:table-cell table:number-columns-repeated="16314"/>
        </table:table-row>
        <table:table-row table:style-name="ro1">
          <table:table-cell office:value-type="string" table:style-name="ce3">
            <text:p>5.333333333333333</text:p>
          </table:table-cell>
          <table:table-cell office:value-type="float" office:value="176.4" table:style-name="ce1">
            <text:p>176.4</text:p>
          </table:table-cell>
          <table:table-cell office:value-type="string" table:style-name="ce3">
            <text:p>5.666666666666667</text:p>
          </table:table-cell>
          <table:table-cell office:value-type="float" office:value="165.6" table:style-name="ce1">
            <text:p>165.6</text:p>
          </table:table-cell>
          <table:table-cell office:value-type="float" office:value="6" table:style-name="ce1">
            <text:p>6</text:p>
          </table:table-cell>
          <table:table-cell office:value-type="float" office:value="154.80000000000001" table:style-name="ce1">
            <text:p>154.8</text:p>
          </table:table-cell>
          <table:table-cell office:value-type="float" office:value="5" table:style-name="ce1">
            <text:p>5</text:p>
          </table:table-cell>
          <table:table-cell office:value-type="float" office:value="187.2" table:style-name="ce1">
            <text:p>187.2</text:p>
          </table:table-cell>
          <table:table-cell office:value-type="string" table:style-name="ce3">
            <text:p>5.333333333333333</text:p>
          </table:table-cell>
          <table:table-cell office:value-type="float" office:value="176.4" table:style-name="ce1">
            <text:p>176.4</text:p>
          </table:table-cell>
          <table:table-cell office:value-type="string" table:style-name="ce3">
            <text:p>5.666666666666667</text:p>
          </table:table-cell>
          <table:table-cell office:value-type="float" office:value="165.6" table:style-name="ce1">
            <text:p>165.6</text:p>
          </table:table-cell>
          <table:table-cell office:value-type="float" office:value="6" table:style-name="ce1">
            <text:p>6</text:p>
          </table:table-cell>
          <table:table-cell office:value-type="float" office:value="154.80000000000001" table:style-name="ce1">
            <text:p>154.8</text:p>
          </table:table-cell>
          <table:table-cell office:value-type="string" table:style-name="ce3">
            <text:p>10.208333333333334</text:p>
          </table:table-cell>
          <table:table-cell office:value-type="string" table:style-name="ce3">
            <text:p>343.45000000000005</text:p>
          </table:table-cell>
          <table:table-cell office:value-type="string" table:style-name="ce3">
            <text:p>10.541666666666666</text:p>
          </table:table-cell>
          <table:table-cell office:value-type="string" table:style-name="ce3">
            <text:p>200.39999999999998</text:p>
          </table:table-cell>
          <table:table-cell office:value-type="float" office:value="10.875" table:style-name="ce1">
            <text:p>10.875</text:p>
          </table:table-cell>
          <table:table-cell office:value-type="string" table:style-name="ce3">
            <text:p>175.60000000000002</text:p>
          </table:table-cell>
          <table:table-cell office:value-type="string" table:style-name="ce3">
            <text:p>6.213403589659147</text:p>
          </table:table-cell>
          <table:table-cell office:value-type="string" table:style-name="ce3">
            <text:p>348.99726658982365</text:p>
          </table:table-cell>
          <table:table-cell office:value-type="float" office:value="5" table:style-name="ce1">
            <text:p>5</text:p>
          </table:table-cell>
          <table:table-cell office:value-type="float" office:value="187.2" table:style-name="ce1">
            <text:p>187.2</text:p>
          </table:table-cell>
          <table:table-cell office:value-type="string" table:style-name="ce3">
            <text:p>5.333333333333333</text:p>
          </table:table-cell>
          <table:table-cell office:value-type="float" office:value="176.4" table:style-name="ce1">
            <text:p>176.4</text:p>
          </table:table-cell>
          <table:table-cell office:value-type="string" table:style-name="ce3">
            <text:p>5.666666666666667</text:p>
          </table:table-cell>
          <table:table-cell office:value-type="float" office:value="165.6" table:style-name="ce1">
            <text:p>165.6</text:p>
          </table:table-cell>
          <table:table-cell office:value-type="float" office:value="6" table:style-name="ce1">
            <text:p>6</text:p>
          </table:table-cell>
          <table:table-cell office:value-type="float" office:value="154.80000000000001" table:style-name="ce1">
            <text:p>154.8</text:p>
          </table:table-cell>
          <table:table-cell office:value-type="float" office:value="5.375" table:style-name="ce1">
            <text:p>5.375</text:p>
          </table:table-cell>
          <table:table-cell office:value-type="float" office:value="198.45" table:style-name="ce1">
            <text:p>198.45</text:p>
          </table:table-cell>
          <table:table-cell office:value-type="string" table:style-name="ce3">
            <text:p>5.708333333333333</text:p>
          </table:table-cell>
          <table:table-cell office:value-type="float" office:value="187.65" table:style-name="ce1">
            <text:p>187.65</text:p>
          </table:table-cell>
          <table:table-cell office:value-type="string" table:style-name="ce3">
            <text:p>6.041666666666667</text:p>
          </table:table-cell>
          <table:table-cell office:value-type="float" office:value="176.85" table:style-name="ce1">
            <text:p>176.85</text:p>
          </table:table-cell>
          <table:table-cell office:value-type="float" office:value="6.375" table:style-name="ce1">
            <text:p>6.375</text:p>
          </table:table-cell>
          <table:table-cell office:value-type="string" table:style-name="ce3">
            <text:p>301.85273341017637</text:p>
          </table:table-cell>
          <table:table-cell office:value-type="float" office:value="5" table:style-name="ce1">
            <text:p>5</text:p>
          </table:table-cell>
          <table:table-cell office:value-type="float" office:value="187.2" table:style-name="ce1">
            <text:p>187.2</text:p>
          </table:table-cell>
          <table:table-cell office:value-type="string" table:style-name="ce3">
            <text:p>5.333333333333333</text:p>
          </table:table-cell>
          <table:table-cell office:value-type="float" office:value="176.4" table:style-name="ce1">
            <text:p>176.4</text:p>
          </table:table-cell>
          <table:table-cell office:value-type="string" table:style-name="ce3">
            <text:p>5.666666666666667</text:p>
          </table:table-cell>
          <table:table-cell office:value-type="float" office:value="165.6" table:style-name="ce1">
            <text:p>165.6</text:p>
          </table:table-cell>
          <table:table-cell office:value-type="float" office:value="6" table:style-name="ce1">
            <text:p>6</text:p>
          </table:table-cell>
          <table:table-cell office:value-type="float" office:value="154.80000000000001" table:style-name="ce1">
            <text:p>154.8</text:p>
          </table:table-cell>
          <table:table-cell office:value-type="float" office:value="9.25" table:style-name="ce1">
            <text:p>9.25</text:p>
          </table:table-cell>
          <table:table-cell office:value-type="float" office:value="303.45" table:style-name="ce1">
            <text:p>303.45</text:p>
          </table:table-cell>
          <table:table-cell office:value-type="string" table:style-name="ce3">
            <text:p>9.583333333333334</text:p>
          </table:table-cell>
          <table:table-cell office:value-type="string" table:style-name="ce3">
            <text:p>291.65000000000003</text:p>
          </table:table-cell>
          <table:table-cell office:value-type="string" table:style-name="ce3">
            <text:p>9.916666666666666</text:p>
          </table:table-cell>
          <table:table-cell office:value-type="string" table:style-name="ce3">
            <text:p>280.84999999999997</text:p>
          </table:table-cell>
          <table:table-cell office:value-type="string" table:style-name="ce3">
            <text:p>6.588403589659147</text:p>
          </table:table-cell>
          <table:table-cell office:value-type="string" table:style-name="ce3">
            <text:p>348.99726658982365</text:p>
          </table:table-cell>
          <table:table-cell office:value-type="string" table:style-name="ce3">
            <text:p>15.608333333333334</text:p>
          </table:table-cell>
          <table:table-cell office:value-type="float" office:value="349.2" table:style-name="ce1">
            <text:p>349.2</text:p>
          </table:table-cell>
          <table:table-cell office:value-type="string" table:style-name="ce3">
            <text:p>21.368333333333332</text:p>
          </table:table-cell>
          <table:table-cell office:value-type="string" table:style-name="ce3">
            <text:p>349.19999999999993</text:p>
          </table:table-cell>
          <table:table-cell office:value-type="string" table:style-name="ce3">
            <text:p>22.658333333333335</text:p>
          </table:table-cell>
          <table:table-cell office:value-type="string" table:style-name="ce3">
            <text:p>204.30000000000007</text:p>
          </table:table-cell>
          <table:table-cell office:value-type="string" table:style-name="ce3">
            <text:p>6.801807179318294</text:p>
          </table:table-cell>
          <table:table-cell office:value-type="string" table:style-name="ce3">
            <text:p>348.99726658982365</text:p>
          </table:table-cell>
          <table:table-cell office:value-type="float" office:value="5" table:style-name="ce1">
            <text:p>5</text:p>
          </table:table-cell>
          <table:table-cell office:value-type="float" office:value="187.2" table:style-name="ce1">
            <text:p>187.2</text:p>
          </table:table-cell>
          <table:table-cell office:value-type="string" table:style-name="ce3">
            <text:p>5.333333333333333</text:p>
          </table:table-cell>
          <table:table-cell office:value-type="float" office:value="176.4" table:style-name="ce1">
            <text:p>176.4</text:p>
          </table:table-cell>
          <table:table-cell office:value-type="string" table:style-name="ce3">
            <text:p>5.666666666666667</text:p>
          </table:table-cell>
          <table:table-cell office:value-type="float" office:value="165.6" table:style-name="ce1">
            <text:p>165.6</text:p>
          </table:table-cell>
          <table:table-cell office:value-type="float" office:value="6" table:style-name="ce1">
            <text:p>6</text:p>
          </table:table-cell>
          <table:table-cell office:value-type="float" office:value="154.80000000000001" table:style-name="ce1">
            <text:p>154.8</text:p>
          </table:table-cell>
          <table:table-cell table:number-columns-repeated="16314"/>
        </table:table-row>
        <table:table-row table:style-name="ro1">
          <table:table-cell office:value-type="string" table:style-name="ce3">
            <text:p>6.408333333333333</text:p>
          </table:table-cell>
          <table:table-cell office:value-type="float" office:value="176.4" table:style-name="ce1">
            <text:p>176.4</text:p>
          </table:table-cell>
          <table:table-cell office:value-type="float" office:value="8.0749999999999993" table:style-name="ce1">
            <text:p>8.075</text:p>
          </table:table-cell>
          <table:table-cell office:value-type="float" office:value="165.6" table:style-name="ce1">
            <text:p>165.6</text:p>
          </table:table-cell>
          <table:table-cell office:value-type="string" table:style-name="ce3">
            <text:p>7.015210768977441</text:p>
          </table:table-cell>
          <table:table-cell office:value-type="float" office:value="154.80000000000001" table:style-name="ce1">
            <text:p>154.8</text:p>
          </table:table-cell>
          <table:table-cell office:value-type="float" office:value="9.25" table:style-name="ce1">
            <text:p>9.25</text:p>
          </table:table-cell>
          <table:table-cell office:value-type="float" office:value="187.2" table:style-name="ce1">
            <text:p>187.2</text:p>
          </table:table-cell>
          <table:table-cell office:value-type="string" table:style-name="ce3">
            <text:p>9.583333333333334</text:p>
          </table:table-cell>
          <table:table-cell office:value-type="float" office:value="176.4" table:style-name="ce1">
            <text:p>176.4</text:p>
          </table:table-cell>
          <table:table-cell office:value-type="float" office:value="10.074999999999999" table:style-name="ce1">
            <text:p>10.075</text:p>
          </table:table-cell>
          <table:table-cell office:value-type="float" office:value="165.6" table:style-name="ce1">
            <text:p>165.6</text:p>
          </table:table-cell>
          <table:table-cell office:value-type="string" table:style-name="ce3">
            <text:p>6.801807179318294</text:p>
          </table:table-cell>
          <table:table-cell office:value-type="float" office:value="154.80000000000001" table:style-name="ce1">
            <text:p>154.8</text:p>
          </table:table-cell>
          <table:table-cell office:value-type="string" table:style-name="ce3">
            <text:p>12.416666666666666</text:p>
          </table:table-cell>
          <table:table-cell office:value-type="string" table:style-name="ce3">
            <text:p>328.06000000000006</text:p>
          </table:table-cell>
          <table:table-cell office:value-type="string" table:style-name="ce3">
            <text:p>11.016666666666667</text:p>
          </table:table-cell>
          <table:table-cell office:value-type="string" table:style-name="ce3">
            <text:p>185.00999999999993</text:p>
          </table:table-cell>
          <table:table-cell office:value-type="string" table:style-name="ce3">
            <text:p>13.116666666666667</text:p>
          </table:table-cell>
          <table:table-cell office:value-type="string" table:style-name="ce3">
            <text:p>160.21000000000004</text:p>
          </table:table-cell>
          <table:table-cell office:value-type="string" table:style-name="ce3">
            <text:p>13.116666666666667</text:p>
          </table:table-cell>
          <table:table-cell office:value-type="string" table:style-name="ce3">
            <text:p>333.80999999999983</text:p>
          </table:table-cell>
          <table:table-cell office:value-type="string" table:style-name="ce3">
            <text:p>8.408333333333333</text:p>
          </table:table-cell>
          <table:table-cell office:value-type="float" office:value="187.2" table:style-name="ce1">
            <text:p>187.2</text:p>
          </table:table-cell>
          <table:table-cell office:value-type="string" table:style-name="ce3">
            <text:p>9.116666666666667</text:p>
          </table:table-cell>
          <table:table-cell office:value-type="float" office:value="176.4" table:style-name="ce1">
            <text:p>176.4</text:p>
          </table:table-cell>
          <table:table-cell office:value-type="float" office:value="9.4499999999999993" table:style-name="ce1">
            <text:p>9.45</text:p>
          </table:table-cell>
          <table:table-cell office:value-type="float" office:value="165.6" table:style-name="ce1">
            <text:p>165.6</text:p>
          </table:table-cell>
          <table:table-cell office:value-type="string" table:style-name="ce3">
            <text:p>7.886271200395191</text:p>
          </table:table-cell>
          <table:table-cell office:value-type="float" office:value="154.80000000000001" table:style-name="ce1">
            <text:p>154.8</text:p>
          </table:table-cell>
          <table:table-cell office:value-type="string" table:style-name="ce3">
            <text:p>6.041666666666667</text:p>
          </table:table-cell>
          <table:table-cell office:value-type="string" table:style-name="ce3">
            <text:p>184.40999999999997</text:p>
          </table:table-cell>
          <table:table-cell office:value-type="string" table:style-name="ce3">
            <text:p>6.141666666666667</text:p>
          </table:table-cell>
          <table:table-cell office:value-type="float" office:value="173.61" table:style-name="ce1">
            <text:p>173.61</text:p>
          </table:table-cell>
          <table:table-cell office:value-type="string" table:style-name="ce3">
            <text:p>6.858333333333333</text:p>
          </table:table-cell>
          <table:table-cell office:value-type="float" office:value="162.81" table:style-name="ce1">
            <text:p>162.81</text:p>
          </table:table-cell>
          <table:table-cell office:value-type="string" table:style-name="ce3">
            <text:p>6.808333333333334</text:p>
          </table:table-cell>
          <table:table-cell office:value-type="string" table:style-name="ce3">
            <text:p>287.9662500000002</text:p>
          </table:table-cell>
          <table:table-cell office:value-type="float" office:value="5.2249999999999996" table:style-name="ce1">
            <text:p>5.225</text:p>
          </table:table-cell>
          <table:table-cell office:value-type="float" office:value="187.2" table:style-name="ce1">
            <text:p>187.2</text:p>
          </table:table-cell>
          <table:table-cell office:value-type="string" table:style-name="ce3">
            <text:p>5.708333333333333</text:p>
          </table:table-cell>
          <table:table-cell office:value-type="float" office:value="176.4" table:style-name="ce1">
            <text:p>176.4</text:p>
          </table:table-cell>
          <table:table-cell office:value-type="string" table:style-name="ce3">
            <text:p>6.358333333333333</text:p>
          </table:table-cell>
          <table:table-cell office:value-type="float" office:value="165.6" table:style-name="ce1">
            <text:p>165.6</text:p>
          </table:table-cell>
          <table:table-cell office:value-type="float" office:value="6.2249999999999996" table:style-name="ce1">
            <text:p>6.225</text:p>
          </table:table-cell>
          <table:table-cell office:value-type="float" office:value="154.80000000000001" table:style-name="ce1">
            <text:p>154.8</text:p>
          </table:table-cell>
          <table:table-cell office:value-type="string" table:style-name="ce3">
            <text:p>10.616666666666667</text:p>
          </table:table-cell>
          <table:table-cell office:value-type="float" office:value="287.79000000000002" table:style-name="ce1">
            <text:p>287.79</text:p>
          </table:table-cell>
          <table:table-cell office:value-type="float" office:value="11.75" table:style-name="ce1">
            <text:p>11.75</text:p>
          </table:table-cell>
          <table:table-cell office:value-type="string" table:style-name="ce3">
            <text:p>275.99000000000007</text:p>
          </table:table-cell>
          <table:table-cell office:value-type="string" table:style-name="ce3">
            <text:p>12.083333333333334</text:p>
          </table:table-cell>
          <table:table-cell office:value-type="string" table:style-name="ce3">
            <text:p>265.18999999999994</text:p>
          </table:table-cell>
          <table:table-cell office:value-type="string" table:style-name="ce3">
            <text:p>11.416666666666666</text:p>
          </table:table-cell>
          <table:table-cell office:value-type="string" table:style-name="ce3">
            <text:p>333.53999999999985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316.53000000000003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327.3299999999999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193.23000000000013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348.92999999999984</text:p>
          </table:table-cell>
          <table:table-cell office:value-type="float" office:value="7.0250000000000004" table:style-name="ce1">
            <text:p>7.025</text:p>
          </table:table-cell>
          <table:table-cell office:value-type="float" office:value="187.2" table:style-name="ce1">
            <text:p>187.2</text:p>
          </table:table-cell>
          <table:table-cell office:value-type="string" table:style-name="ce3">
            <text:p>7.383333333333334</text:p>
          </table:table-cell>
          <table:table-cell office:value-type="float" office:value="176.4" table:style-name="ce1">
            <text:p>176.4</text:p>
          </table:table-cell>
          <table:table-cell office:value-type="string" table:style-name="ce3">
            <text:p>7.983333333333333</text:p>
          </table:table-cell>
          <table:table-cell office:value-type="float" office:value="165.6" table:style-name="ce1">
            <text:p>165.6</text:p>
          </table:table-cell>
          <table:table-cell office:value-type="string" table:style-name="ce3">
            <text:p>7.672867610736044</text:p>
          </table:table-cell>
          <table:table-cell office:value-type="float" office:value="154.80000000000001" table:style-name="ce1">
            <text:p>154.8</text:p>
          </table:table-cell>
          <table:table-cell table:number-columns-repeated="16314"/>
        </table:table-row>
        <table:table-row table:style-name="ro1">
          <table:table-cell office:value-type="float" office:value="8.0749999999999993" table:style-name="ce1">
            <text:p>8.075</text:p>
          </table:table-cell>
          <table:table-cell office:value-type="string" table:style-name="ce3">
            <text:p>226.39999999999998</text:p>
          </table:table-cell>
          <table:table-cell office:value-type="string" table:style-name="ce3">
            <text:p>8.408333333333333</text:p>
          </table:table-cell>
          <table:table-cell office:value-type="string" table:style-name="ce3">
            <text:p>175.60000000000002</text:p>
          </table:table-cell>
          <table:table-cell office:value-type="string" table:style-name="ce3">
            <text:p>7.228614358636587</text:p>
          </table:table-cell>
          <table:table-cell office:value-type="string" table:style-name="ce3">
            <text:p>348.99726658982365</text:p>
          </table:table-cell>
          <table:table-cell office:value-type="string" table:style-name="ce3">
            <text:p>9.741666666666667</text:p>
          </table:table-cell>
          <table:table-cell office:value-type="float" office:value="201.95" table:style-name="ce1">
            <text:p>201.95</text:p>
          </table:table-cell>
          <table:table-cell office:value-type="float" office:value="10.074999999999999" table:style-name="ce1">
            <text:p>10.075</text:p>
          </table:table-cell>
          <table:table-cell office:value-type="string" table:style-name="ce3">
            <text:p>191.14999999999998</text:p>
          </table:table-cell>
          <table:table-cell office:value-type="string" table:style-name="ce3">
            <text:p>10.408333333333333</text:p>
          </table:table-cell>
          <table:table-cell office:value-type="string" table:style-name="ce3">
            <text:p>175.60000000000002</text:p>
          </table:table-cell>
          <table:table-cell office:value-type="string" table:style-name="ce3">
            <text:p>7.015210768977441</text:p>
          </table:table-cell>
          <table:table-cell office:value-type="string" table:style-name="ce3">
            <text:p>348.99726658982365</text:p>
          </table:table-cell>
          <table:table-cell office:value-type="string" table:style-name="ce3">
            <text:p>12.783333333333333</text:p>
          </table:table-cell>
          <table:table-cell office:value-type="string" table:style-name="ce3">
            <text:p>339.06000000000006</text:p>
          </table:table-cell>
          <table:table-cell office:value-type="string" table:style-name="ce3">
            <text:p>13.116666666666667</text:p>
          </table:table-cell>
          <table:table-cell office:value-type="string" table:style-name="ce3">
            <text:p>248.00999999999993</text:p>
          </table:table-cell>
          <table:table-cell office:value-type="float" office:value="13.45" table:style-name="ce1">
            <text:p>13.45</text:p>
          </table:table-cell>
          <table:table-cell office:value-type="float" office:value="170.21" table:style-name="ce1">
            <text:p>170.21</text:p>
          </table:table-cell>
          <table:table-cell office:value-type="string" table:style-name="ce3">
            <text:p>13.783333333333333</text:p>
          </table:table-cell>
          <table:table-cell office:value-type="string" table:style-name="ce3">
            <text:p>353.80999999999983</text:p>
          </table:table-cell>
          <table:table-cell office:value-type="string" table:style-name="ce3">
            <text:p>9.116666666666667</text:p>
          </table:table-cell>
          <table:table-cell office:value-type="string" table:style-name="ce3">
            <text:p>208.45000000000002</text:p>
          </table:table-cell>
          <table:table-cell office:value-type="float" office:value="9.4499999999999993" table:style-name="ce1">
            <text:p>9.45</text:p>
          </table:table-cell>
          <table:table-cell office:value-type="string" table:style-name="ce3">
            <text:p>186.39999999999998</text:p>
          </table:table-cell>
          <table:table-cell office:value-type="string" table:style-name="ce3">
            <text:p>9.783333333333333</text:p>
          </table:table-cell>
          <table:table-cell office:value-type="string" table:style-name="ce3">
            <text:p>175.60000000000002</text:p>
          </table:table-cell>
          <table:table-cell office:value-type="string" table:style-name="ce3">
            <text:p>8.099674790054339</text:p>
          </table:table-cell>
          <table:table-cell office:value-type="string" table:style-name="ce3">
            <text:p>348.99726658982445</text:p>
          </table:table-cell>
          <table:table-cell office:value-type="string" table:style-name="ce3">
            <text:p>6.358333333333333</text:p>
          </table:table-cell>
          <table:table-cell office:value-type="string" table:style-name="ce3">
            <text:p>193.90999999999997</text:p>
          </table:table-cell>
          <table:table-cell office:value-type="string" table:style-name="ce3">
            <text:p>6.691666666666666</text:p>
          </table:table-cell>
          <table:table-cell office:value-type="float" office:value="190.11" table:style-name="ce1">
            <text:p>190.11</text:p>
          </table:table-cell>
          <table:table-cell office:value-type="float" office:value="7.0250000000000004" table:style-name="ce1">
            <text:p>7.025</text:p>
          </table:table-cell>
          <table:table-cell office:value-type="float" office:value="167.81" table:style-name="ce1">
            <text:p>167.81</text:p>
          </table:table-cell>
          <table:table-cell office:value-type="string" table:style-name="ce3">
            <text:p>7.358333333333333</text:p>
          </table:table-cell>
          <table:table-cell office:value-type="string" table:style-name="ce3">
            <text:p>304.4662500000002</text:p>
          </table:table-cell>
          <table:table-cell office:value-type="string" table:style-name="ce3">
            <text:p>5.741666666666666</text:p>
          </table:table-cell>
          <table:table-cell office:value-type="float" office:value="202.7" table:style-name="ce1">
            <text:p>202.7</text:p>
          </table:table-cell>
          <table:table-cell office:value-type="float" office:value="6.0750000000000002" table:style-name="ce1">
            <text:p>6.075</text:p>
          </table:table-cell>
          <table:table-cell office:value-type="string" table:style-name="ce3">
            <text:p>187.40000000000003</text:p>
          </table:table-cell>
          <table:table-cell office:value-type="string" table:style-name="ce3">
            <text:p>6.408333333333333</text:p>
          </table:table-cell>
          <table:table-cell office:value-type="float" office:value="167.1" table:style-name="ce1">
            <text:p>167.1</text:p>
          </table:table-cell>
          <table:table-cell office:value-type="string" table:style-name="ce3">
            <text:p>6.4384035896591465</text:p>
          </table:table-cell>
          <table:table-cell office:value-type="string" table:style-name="ce3">
            <text:p>348.99726658982365</text:p>
          </table:table-cell>
          <table:table-cell office:value-type="float" office:value="11.75" table:style-name="ce1">
            <text:p>11.75</text:p>
          </table:table-cell>
          <table:table-cell office:value-type="float" office:value="321.79000000000002" table:style-name="ce1">
            <text:p>321.79</text:p>
          </table:table-cell>
          <table:table-cell office:value-type="string" table:style-name="ce3">
            <text:p>12.083333333333334</text:p>
          </table:table-cell>
          <table:table-cell office:value-type="string" table:style-name="ce3">
            <text:p>285.99000000000007</text:p>
          </table:table-cell>
          <table:table-cell office:value-type="string" table:style-name="ce3">
            <text:p>12.416666666666666</text:p>
          </table:table-cell>
          <table:table-cell office:value-type="string" table:style-name="ce3">
            <text:p>275.1899999999999</text:p>
          </table:table-cell>
          <table:table-cell office:value-type="string" table:style-name="ce3">
            <text:p>11.93866666666667</text:p>
          </table:table-cell>
          <table:table-cell office:value-type="float" office:value="349.2" table:style-name="ce1">
            <text:p>349.2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316.53000000000003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327.3299999999999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193.23000000000013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348.92999999999984</text:p>
          </table:table-cell>
          <table:table-cell office:value-type="string" table:style-name="ce3">
            <text:p>7.383333333333334</text:p>
          </table:table-cell>
          <table:table-cell office:value-type="float" office:value="197.95" table:style-name="ce1">
            <text:p>197.95</text:p>
          </table:table-cell>
          <table:table-cell office:value-type="string" table:style-name="ce3">
            <text:p>7.716666666666667</text:p>
          </table:table-cell>
          <table:table-cell office:value-type="float" office:value="186.4" table:style-name="ce1">
            <text:p>186.4</text:p>
          </table:table-cell>
          <table:table-cell office:value-type="float" office:value="8.0500000000000007" table:style-name="ce1">
            <text:p>8.05</text:p>
          </table:table-cell>
          <table:table-cell office:value-type="string" table:style-name="ce3">
            <text:p>167.60000000000002</text:p>
          </table:table-cell>
          <table:table-cell office:value-type="string" table:style-name="ce3">
            <text:p>7.886271200395191</text:p>
          </table:table-cell>
          <table:table-cell office:value-type="string" table:style-name="ce3">
            <text:p>348.99726658982365</text:p>
          </table:table-cell>
          <table:table-cell table:number-columns-repeated="16314"/>
        </table:table-row>
        <table:table-row table:style-name="ro1">
          <table:table-cell office:value-type="string" table:style-name="ce3">
            <text:p>10.408333333333333</text:p>
          </table:table-cell>
          <table:table-cell office:value-type="string" table:style-name="ce3">
            <text:p>212.35999999999996</text:p>
          </table:table-cell>
          <table:table-cell office:value-type="float" office:value="10.875" table:style-name="ce1">
            <text:p>10.875</text:p>
          </table:table-cell>
          <table:table-cell office:value-type="float" office:value="161.56" table:style-name="ce1">
            <text:p>161.56</text:p>
          </table:table-cell>
          <table:table-cell office:value-type="float" office:value="10.95" table:style-name="ce1">
            <text:p>10.95</text:p>
          </table:table-cell>
          <table:table-cell office:value-type="string" table:style-name="ce3">
            <text:p>335.1599999999998</text:p>
          </table:table-cell>
          <table:table-cell office:value-type="string" table:style-name="ce3">
            <text:p>15.483333333333333</text:p>
          </table:table-cell>
          <table:table-cell office:value-type="string" table:style-name="ce3">
            <text:p>15.920000000000044</text:p>
          </table:table-cell>
          <table:table-cell office:value-type="string" table:style-name="ce3">
            <text:p>15.849193150008233</text:p>
          </table:table-cell>
          <table:table-cell office:value-type="string" table:style-name="ce3">
            <text:p>5.119999999999976</text:p>
          </table:table-cell>
          <table:table-cell office:value-type="string" table:style-name="ce3">
            <text:p>16.226908721664195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19.016666666666666</text:p>
          </table:table-cell>
          <table:table-cell office:value-type="string" table:style-name="ce3">
            <text:p>163.16999999999982</text:p>
          </table:table-cell>
          <table:table-cell office:value-type="string" table:style-name="ce3">
            <text:p>15.258333333333333</text:p>
          </table:table-cell>
          <table:table-cell office:value-type="string" table:style-name="ce3">
            <text:p>323.13000000000005</text:p>
          </table:table-cell>
          <table:table-cell office:value-type="string" table:style-name="ce3">
            <text:p>16.083333333333332</text:p>
          </table:table-cell>
          <table:table-cell office:value-type="string" table:style-name="ce3">
            <text:p>232.07999999999998</text:p>
          </table:table-cell>
          <table:table-cell office:value-type="string" table:style-name="ce3">
            <text:p>13.941666666666666</text:p>
          </table:table-cell>
          <table:table-cell office:value-type="float" office:value="154.28" table:style-name="ce1">
            <text:p>154.28</text:p>
          </table:table-cell>
          <table:table-cell office:value-type="float" office:value="16.75" table:style-name="ce1">
            <text:p>16.75</text:p>
          </table:table-cell>
          <table:table-cell office:value-type="string" table:style-name="ce3">
            <text:p>337.8799999999998</text:p>
          </table:table-cell>
          <table:table-cell office:value-type="string" table:style-name="ce3">
            <text:p>11.283333333333333</text:p>
          </table:table-cell>
          <table:table-cell office:value-type="string" table:style-name="ce3">
            <text:p>190.63000000000005</text:p>
          </table:table-cell>
          <table:table-cell office:value-type="float" office:value="16.568999999999999" table:style-name="ce1">
            <text:p>16.569</text:p>
          </table:table-cell>
          <table:table-cell office:value-type="string" table:style-name="ce3">
            <text:p>168.57999999999996</text:p>
          </table:table-cell>
          <table:table-cell office:value-type="float" office:value="18.350000000000001" table:style-name="ce1">
            <text:p>18.35</text:p>
          </table:table-cell>
          <table:table-cell office:value-type="float" office:value="157.78" table:style-name="ce1">
            <text:p>157.78</text:p>
          </table:table-cell>
          <table:table-cell office:value-type="string" table:style-name="ce3">
            <text:p>18.683333333333334</text:p>
          </table:table-cell>
          <table:table-cell office:value-type="string" table:style-name="ce3">
            <text:p>331.3800000000007</text:p>
          </table:table-cell>
          <table:table-cell office:value-type="string" table:style-name="ce3">
            <text:p>7.191666666666666</text:p>
          </table:table-cell>
          <table:table-cell office:value-type="string" table:style-name="ce3">
            <text:p>179.86999999999995</text:p>
          </table:table-cell>
          <table:table-cell office:value-type="float" office:value="7.375" table:style-name="ce1">
            <text:p>7.375</text:p>
          </table:table-cell>
          <table:table-cell office:value-type="float" office:value="176.07" table:style-name="ce1">
            <text:p>176.07</text:p>
          </table:table-cell>
          <table:table-cell office:value-type="string" table:style-name="ce3">
            <text:p>7.458333333333333</text:p>
          </table:table-cell>
          <table:table-cell office:value-type="string" table:style-name="ce3">
            <text:p>153.77000000000004</text:p>
          </table:table-cell>
          <table:table-cell office:value-type="string" table:style-name="ce3">
            <text:p>7.858333333333333</text:p>
          </table:table-cell>
          <table:table-cell office:value-type="string" table:style-name="ce3">
            <text:p>290.42625000000015</text:p>
          </table:table-cell>
          <table:table-cell office:value-type="string" table:style-name="ce3">
            <text:p>6.691666666666666</text:p>
          </table:table-cell>
          <table:table-cell office:value-type="string" table:style-name="ce3">
            <text:p>186.76999999999998</text:p>
          </table:table-cell>
          <table:table-cell office:value-type="string" table:style-name="ce3">
            <text:p>6.566666666666666</text:p>
          </table:table-cell>
          <table:table-cell office:value-type="string" table:style-name="ce3">
            <text:p>171.47000000000006</text:p>
          </table:table-cell>
          <table:table-cell office:value-type="string" table:style-name="ce3">
            <text:p>7.228614358636587</text:p>
          </table:table-cell>
          <table:table-cell office:value-type="float" office:value="151.16999999999999" table:style-name="ce1">
            <text:p>151.17</text:p>
          </table:table-cell>
          <table:table-cell office:value-type="string" table:style-name="ce3">
            <text:p>7.708333333333333</text:p>
          </table:table-cell>
          <table:table-cell office:value-type="string" table:style-name="ce3">
            <text:p>333.2699999999998</text:p>
          </table:table-cell>
          <table:table-cell office:value-type="string" table:style-name="ce3">
            <text:p>13.783333333333333</text:p>
          </table:table-cell>
          <table:table-cell office:value-type="float" office:value="305.86" table:style-name="ce1">
            <text:p>305.86</text:p>
          </table:table-cell>
          <table:table-cell office:value-type="string" table:style-name="ce3">
            <text:p>14.258333333333333</text:p>
          </table:table-cell>
          <table:table-cell office:value-type="string" table:style-name="ce3">
            <text:p>270.0600000000001</text:p>
          </table:table-cell>
          <table:table-cell office:value-type="string" table:style-name="ce3">
            <text:p>14.591666666666667</text:p>
          </table:table-cell>
          <table:table-cell office:value-type="string" table:style-name="ce3">
            <text:p>259.2599999999999</text:p>
          </table:table-cell>
          <table:table-cell office:value-type="float" office:value="14.925000000000001" table:style-name="ce1">
            <text:p>14.925</text:p>
          </table:table-cell>
          <table:table-cell office:value-type="float" office:value="333.27" table:style-name="ce1">
            <text:p>333.27</text:p>
          </table:table-cell>
          <table:table-cell office:value-type="string" table:style-name="ce3">
            <text:p>23.991666666666667</text:p>
          </table:table-cell>
          <table:table-cell office:value-type="string" table:style-name="ce3">
            <text:p>316.53000000000003</text:p>
          </table:table-cell>
          <table:table-cell office:value-type="string" table:style-name="ce3">
            <text:p>23.991666666666667</text:p>
          </table:table-cell>
          <table:table-cell office:value-type="string" table:style-name="ce3">
            <text:p>327.3299999999999</text:p>
          </table:table-cell>
          <table:table-cell office:value-type="string" table:style-name="ce3">
            <text:p>23.991666666666667</text:p>
          </table:table-cell>
          <table:table-cell office:value-type="string" table:style-name="ce3">
            <text:p>193.23000000000013</text:p>
          </table:table-cell>
          <table:table-cell office:value-type="string" table:style-name="ce3">
            <text:p>23.991666666666667</text:p>
          </table:table-cell>
          <table:table-cell office:value-type="string" table:style-name="ce3">
            <text:p>348.92999999999984</text:p>
          </table:table-cell>
          <table:table-cell office:value-type="string" table:style-name="ce3">
            <text:p>8.316666666666666</text:p>
          </table:table-cell>
          <table:table-cell office:value-type="string" table:style-name="ce3">
            <text:p>192.01000000000002</text:p>
          </table:table-cell>
          <table:table-cell office:value-type="float" office:value="8.65" table:style-name="ce1">
            <text:p>8.65</text:p>
          </table:table-cell>
          <table:table-cell office:value-type="float" office:value="180.46" table:style-name="ce1">
            <text:p>180.46</text:p>
          </table:table-cell>
          <table:table-cell office:value-type="string" table:style-name="ce3">
            <text:p>8.983333333333333</text:p>
          </table:table-cell>
          <table:table-cell office:value-type="string" table:style-name="ce3">
            <text:p>161.66000000000008</text:p>
          </table:table-cell>
          <table:table-cell office:value-type="string" table:style-name="ce3">
            <text:p>9.216666666666667</text:p>
          </table:table-cell>
          <table:table-cell office:value-type="string" table:style-name="ce3">
            <text:p>343.2599999999998</text:p>
          </table:table-cell>
          <table:table-cell table:number-columns-repeated="16314"/>
        </table:table-row>
        <table:table-row table:style-name="ro1">
          <table:table-cell office:value-type="string" table:style-name="ce3">
            <text:p>10.616666666666667</text:p>
          </table:table-cell>
          <table:table-cell office:value-type="string" table:style-name="ce3">
            <text:p>218.60999999999999</text:p>
          </table:table-cell>
          <table:table-cell office:value-type="float" office:value="10.95" table:style-name="ce1">
            <text:p>10.95</text:p>
          </table:table-cell>
          <table:table-cell office:value-type="string" table:style-name="ce3">
            <text:p>163.80999999999997</text:p>
          </table:table-cell>
          <table:table-cell office:value-type="string" table:style-name="ce3">
            <text:p>11.283333333333333</text:p>
          </table:table-cell>
          <table:table-cell office:value-type="string" table:style-name="ce3">
            <text:p>345.1599999999998</text:p>
          </table:table-cell>
          <table:table-cell office:value-type="string" table:style-name="ce3">
            <text:p>15.849193150008233</text:p>
          </table:table-cell>
          <table:table-cell office:value-type="string" table:style-name="ce3">
            <text:p>348.8524331741595</text:p>
          </table:table-cell>
          <table:table-cell office:value-type="string" table:style-name="ce3">
            <text:p>16.226908721664195</text:p>
          </table:table-cell>
          <table:table-cell office:value-type="string" table:style-name="ce3">
            <text:p>348.8411702069253</text:p>
          </table:table-cell>
          <table:table-cell office:value-type="string" table:style-name="ce3">
            <text:p>16.610244799385256</text:p>
          </table:table-cell>
          <table:table-cell office:value-type="string" table:style-name="ce3">
            <text:p>348.83583072616597</text:p>
          </table:table-cell>
          <table:table-cell office:value-type="string" table:style-name="ce3">
            <text:p>21.908333333333335</text:p>
          </table:table-cell>
          <table:table-cell office:value-type="string" table:style-name="ce3">
            <text:p>249.9199999999999</text:p>
          </table:table-cell>
          <table:table-cell office:value-type="string" table:style-name="ce3">
            <text:p>15.808333333333334</text:p>
          </table:table-cell>
          <table:table-cell office:value-type="string" table:style-name="ce3">
            <text:p>339.63000000000005</text:p>
          </table:table-cell>
          <table:table-cell office:value-type="string" table:style-name="ce3">
            <text:p>16.141666666666666</text:p>
          </table:table-cell>
          <table:table-cell office:value-type="string" table:style-name="ce3">
            <text:p>233.82999999999998</text:p>
          </table:table-cell>
          <table:table-cell office:value-type="string" table:style-name="ce3">
            <text:p>14.15564108897305</text:p>
          </table:table-cell>
          <table:table-cell office:value-type="string" table:style-name="ce3">
            <text:p>348.99672429880945</text:p>
          </table:table-cell>
          <table:table-cell office:value-type="string" table:style-name="ce3">
            <text:p>16.808333333333334</text:p>
          </table:table-cell>
          <table:table-cell office:value-type="string" table:style-name="ce3">
            <text:p>339.6299999999998</text:p>
          </table:table-cell>
          <table:table-cell office:value-type="float" office:value="16.568999999999999" table:style-name="ce1">
            <text:p>16.569</text:p>
          </table:table-cell>
          <table:table-cell office:value-type="string" table:style-name="ce3">
            <text:p>349.20000000000005</text:p>
          </table:table-cell>
          <table:table-cell office:value-type="float" office:value="18.350000000000001" table:style-name="ce1">
            <text:p>18.35</text:p>
          </table:table-cell>
          <table:table-cell office:value-type="string" table:style-name="ce3">
            <text:p>222.01000000000002</text:p>
          </table:table-cell>
          <table:table-cell office:value-type="string" table:style-name="ce3">
            <text:p>18.683333333333334</text:p>
          </table:table-cell>
          <table:table-cell office:value-type="string" table:style-name="ce3">
            <text:p>167.77999999999997</text:p>
          </table:table-cell>
          <table:table-cell office:value-type="string" table:style-name="ce3">
            <text:p>19.016666666666666</text:p>
          </table:table-cell>
          <table:table-cell office:value-type="string" table:style-name="ce3">
            <text:p>341.3800000000006</text:p>
          </table:table-cell>
          <table:table-cell office:value-type="float" office:value="7.375" table:style-name="ce1">
            <text:p>7.375</text:p>
          </table:table-cell>
          <table:table-cell office:value-type="string" table:style-name="ce3">
            <text:p>185.36999999999995</text:p>
          </table:table-cell>
          <table:table-cell office:value-type="string" table:style-name="ce3">
            <text:p>7.708333333333333</text:p>
          </table:table-cell>
          <table:table-cell office:value-type="float" office:value="186.07" table:style-name="ce1">
            <text:p>186.07</text:p>
          </table:table-cell>
          <table:table-cell office:value-type="string" table:style-name="ce3">
            <text:p>7.672867610736044</text:p>
          </table:table-cell>
          <table:table-cell office:value-type="string" table:style-name="ce3">
            <text:p>348.9961924364671</text:p>
          </table:table-cell>
          <table:table-cell office:value-type="float" office:value="8.375" table:style-name="ce1">
            <text:p>8.375</text:p>
          </table:table-cell>
          <table:table-cell office:value-type="string" table:style-name="ce3">
            <text:p>305.92625000000015</text:p>
          </table:table-cell>
          <table:table-cell office:value-type="string" table:style-name="ce3">
            <text:p>6.858333333333333</text:p>
          </table:table-cell>
          <table:table-cell office:value-type="string" table:style-name="ce3">
            <text:p>191.76999999999998</text:p>
          </table:table-cell>
          <table:table-cell office:value-type="string" table:style-name="ce3">
            <text:p>7.191666666666666</text:p>
          </table:table-cell>
          <table:table-cell office:value-type="string" table:style-name="ce3">
            <text:p>190.22000000000006</text:p>
          </table:table-cell>
          <table:table-cell office:value-type="string" table:style-name="ce3">
            <text:p>7.4460027992754805</text:p>
          </table:table-cell>
          <table:table-cell office:value-type="string" table:style-name="ce3">
            <text:p>348.9934809813927</text:p>
          </table:table-cell>
          <table:table-cell office:value-type="string" table:style-name="ce3">
            <text:p>7.858333333333333</text:p>
          </table:table-cell>
          <table:table-cell office:value-type="string" table:style-name="ce3">
            <text:p>337.7699999999998</text:p>
          </table:table-cell>
          <table:table-cell office:value-type="string" table:style-name="ce3">
            <text:p>14.258333333333333</text:p>
          </table:table-cell>
          <table:table-cell office:value-type="float" office:value="320.11" table:style-name="ce1">
            <text:p>320.11</text:p>
          </table:table-cell>
          <table:table-cell office:value-type="string" table:style-name="ce3">
            <text:p>14.591666666666667</text:p>
          </table:table-cell>
          <table:table-cell office:value-type="string" table:style-name="ce3">
            <text:p>280.0600000000001</text:p>
          </table:table-cell>
          <table:table-cell office:value-type="float" office:value="14.925000000000001" table:style-name="ce1">
            <text:p>14.925</text:p>
          </table:table-cell>
          <table:table-cell office:value-type="string" table:style-name="ce3">
            <text:p>269.2599999999999</text:p>
          </table:table-cell>
          <table:table-cell office:value-type="string" table:style-name="ce3">
            <text:p>15.258333333333333</text:p>
          </table:table-cell>
          <table:table-cell office:value-type="string" table:style-name="ce3">
            <text:p>343.2699999999999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316.53000000000003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327.3299999999999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193.23000000000013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348.92999999999984</text:p>
          </table:table-cell>
          <table:table-cell office:value-type="float" office:value="8.35" table:style-name="ce1">
            <text:p>8.35</text:p>
          </table:table-cell>
          <table:table-cell office:value-type="string" table:style-name="ce3">
            <text:p>193.01000000000002</text:p>
          </table:table-cell>
          <table:table-cell office:value-type="string" table:style-name="ce3">
            <text:p>8.683333333333334</text:p>
          </table:table-cell>
          <table:table-cell office:value-type="float" office:value="181.46" table:style-name="ce1">
            <text:p>181.46</text:p>
          </table:table-cell>
          <table:table-cell office:value-type="string" table:style-name="ce3">
            <text:p>9.016666666666667</text:p>
          </table:table-cell>
          <table:table-cell office:value-type="string" table:style-name="ce3">
            <text:p>162.66000000000014</text:p>
          </table:table-cell>
          <table:table-cell office:value-type="float" office:value="9.35" table:style-name="ce1">
            <text:p>9.35</text:p>
          </table:table-cell>
          <table:table-cell office:value-type="string" table:style-name="ce3">
            <text:p>347.2599999999998</text:p>
          </table:table-cell>
          <table:table-cell table:number-columns-repeated="16314"/>
        </table:table-row>
        <table:table-row table:style-name="ro1">
          <table:table-cell office:value-type="string" table:style-name="ce3">
            <text:p>11.93866666666667</text:p>
          </table:table-cell>
          <table:table-cell office:value-type="float" office:value="206.19" table:style-name="ce1">
            <text:p>206.19</text:p>
          </table:table-cell>
          <table:table-cell office:value-type="string" table:style-name="ce3">
            <text:p>11.333333333333334</text:p>
          </table:table-cell>
          <table:table-cell office:value-type="string" table:style-name="ce3">
            <text:p>151.38999999999993</text:p>
          </table:table-cell>
          <table:table-cell office:value-type="float" office:value="13.45" table:style-name="ce1">
            <text:p>13.45</text:p>
          </table:table-cell>
          <table:table-cell office:value-type="string" table:style-name="ce3">
            <text:p>332.73999999999984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281.4300000000008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292.2299999999985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303.03000000000094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214.54999999999995</text:p>
          </table:table-cell>
          <table:table-cell office:value-type="float" office:value="18.25" table:style-name="ce1">
            <text:p>18.25</text:p>
          </table:table-cell>
          <table:table-cell office:value-type="string" table:style-name="ce3">
            <text:p>327.4800000000001</text:p>
          </table:table-cell>
          <table:table-cell office:value-type="float" office:value="17.024999999999999" table:style-name="ce1">
            <text:p>17.025</text:p>
          </table:table-cell>
          <table:table-cell office:value-type="string" table:style-name="ce3">
            <text:p>221.67999999999998</text:p>
          </table:table-cell>
          <table:table-cell office:value-type="float" office:value="18.625" table:style-name="ce1">
            <text:p>18.625</text:p>
          </table:table-cell>
          <table:table-cell office:value-type="string" table:style-name="ce3">
            <text:p>337.0500000000005</text:p>
          </table:table-cell>
          <table:table-cell office:value-type="string" table:style-name="ce3">
            <text:p>18.958333333333332</text:p>
          </table:table-cell>
          <table:table-cell office:value-type="string" table:style-name="ce3">
            <text:p>327.47999999999985</text:p>
          </table:table-cell>
          <table:table-cell office:value-type="string" table:style-name="ce3">
            <text:p>19.291666666666668</text:p>
          </table:table-cell>
          <table:table-cell office:value-type="float" office:value="330.03" table:style-name="ce1">
            <text:p>330.03</text:p>
          </table:table-cell>
          <table:table-cell office:value-type="string" table:style-name="ce3">
            <text:p>19.591666666666665</text:p>
          </table:table-cell>
          <table:table-cell office:value-type="string" table:style-name="ce3">
            <text:p>202.8400000000001</text:p>
          </table:table-cell>
          <table:table-cell office:value-type="float" office:value="19.274999999999999" table:style-name="ce1">
            <text:p>19.275</text:p>
          </table:table-cell>
          <table:table-cell office:value-type="float" office:value="148.61000000000001" table:style-name="ce1">
            <text:p>148.61</text:p>
          </table:table-cell>
          <table:table-cell office:value-type="string" table:style-name="ce3">
            <text:p>20.458333333333332</text:p>
          </table:table-cell>
          <table:table-cell office:value-type="string" table:style-name="ce3">
            <text:p>322.21000000000055</text:p>
          </table:table-cell>
          <table:table-cell office:value-type="float" office:value="8.35" table:style-name="ce1">
            <text:p>8.35</text:p>
          </table:table-cell>
          <table:table-cell office:value-type="string" table:style-name="ce3">
            <text:p>173.75999999999993</text:p>
          </table:table-cell>
          <table:table-cell office:value-type="string" table:style-name="ce3">
            <text:p>8.683333333333334</text:p>
          </table:table-cell>
          <table:table-cell office:value-type="string" table:style-name="ce3">
            <text:p>174.45999999999998</text:p>
          </table:table-cell>
          <table:table-cell office:value-type="string" table:style-name="ce3">
            <text:p>9.016666666666667</text:p>
          </table:table-cell>
          <table:table-cell office:value-type="string" table:style-name="ce3">
            <text:p>337.58999999999963</text:p>
          </table:table-cell>
          <table:table-cell office:value-type="float" office:value="9.35" table:style-name="ce1">
            <text:p>9.35</text:p>
          </table:table-cell>
          <table:table-cell office:value-type="string" table:style-name="ce3">
            <text:p>294.3162500000002</text:p>
          </table:table-cell>
          <table:table-cell office:value-type="string" table:style-name="ce3">
            <text:p>7.716666666666667</text:p>
          </table:table-cell>
          <table:table-cell office:value-type="string" table:style-name="ce3">
            <text:p>180.15999999999997</text:p>
          </table:table-cell>
          <table:table-cell office:value-type="float" office:value="8.0500000000000007" table:style-name="ce1">
            <text:p>8.05</text:p>
          </table:table-cell>
          <table:table-cell office:value-type="string" table:style-name="ce3">
            <text:p>178.61000000000004</text:p>
          </table:table-cell>
          <table:table-cell office:value-type="string" table:style-name="ce3">
            <text:p>8.516666666666667</text:p>
          </table:table-cell>
          <table:table-cell office:value-type="string" table:style-name="ce3">
            <text:p>337.58999999999963</text:p>
          </table:table-cell>
          <table:table-cell office:value-type="float" office:value="8.85" table:style-name="ce1">
            <text:p>8.85</text:p>
          </table:table-cell>
          <table:table-cell office:value-type="string" table:style-name="ce3">
            <text:p>326.1599999999998</text:p>
          </table:table-cell>
          <table:table-cell office:value-type="string" table:style-name="ce3">
            <text:p>16.808333333333334</text:p>
          </table:table-cell>
          <table:table-cell office:value-type="float" office:value="306.33999999999997" table:style-name="ce1">
            <text:p>306.34</text:p>
          </table:table-cell>
          <table:table-cell office:value-type="float" office:value="17.25" table:style-name="ce1">
            <text:p>17.25</text:p>
          </table:table-cell>
          <table:table-cell office:value-type="string" table:style-name="ce3">
            <text:p>266.2900000000001</text:p>
          </table:table-cell>
          <table:table-cell office:value-type="string" table:style-name="ce3">
            <text:p>17.583333333333332</text:p>
          </table:table-cell>
          <table:table-cell office:value-type="string" table:style-name="ce3">
            <text:p>255.48999999999992</text:p>
          </table:table-cell>
          <table:table-cell office:value-type="string" table:style-name="ce3">
            <text:p>17.916666666666668</text:p>
          </table:table-cell>
          <table:table-cell office:value-type="string" table:style-name="ce3">
            <text:p>329.4999999999999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9.5500000000000007" table:style-name="ce1">
            <text:p>9.55</text:p>
          </table:table-cell>
          <table:table-cell office:value-type="string" table:style-name="ce3">
            <text:p>177.89000000000001</text:p>
          </table:table-cell>
          <table:table-cell office:value-type="string" table:style-name="ce3">
            <text:p>9.916666666666666</text:p>
          </table:table-cell>
          <table:table-cell office:value-type="float" office:value="166.34" table:style-name="ce1">
            <text:p>166.34</text:p>
          </table:table-cell>
          <table:table-cell office:value-type="string" table:style-name="ce3">
            <text:p>9.483333333333333</text:p>
          </table:table-cell>
          <table:table-cell office:value-type="string" table:style-name="ce3">
            <text:p>147.5400000000002</text:p>
          </table:table-cell>
          <table:table-cell office:value-type="string" table:style-name="ce3">
            <text:p>10.433333333333334</text:p>
          </table:table-cell>
          <table:table-cell office:value-type="string" table:style-name="ce3">
            <text:p>332.1399999999998</text:p>
          </table:table-cell>
          <table:table-cell table:number-columns-repeated="16314"/>
        </table:table-row>
        <table:table-row table:style-name="ro1">
          <table:table-cell office:value-type="string" table:style-name="ce3">
            <text:p>13.116666666666667</text:p>
          </table:table-cell>
          <table:table-cell office:value-type="string" table:style-name="ce3">
            <text:p>241.52999999999992</text:p>
          </table:table-cell>
          <table:table-cell office:value-type="string" table:style-name="ce3">
            <text:p>11.550480267852242</text:p>
          </table:table-cell>
          <table:table-cell office:value-type="string" table:style-name="ce3">
            <text:p>348.99371041220627</text:p>
          </table:table-cell>
          <table:table-cell office:value-type="string" table:style-name="ce3">
            <text:p>13.783333333333333</text:p>
          </table:table-cell>
          <table:table-cell office:value-type="string" table:style-name="ce3">
            <text:p>342.73999999999984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281.4300000000008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292.2299999999985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303.03000000000094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214.54999999999995</text:p>
          </table:table-cell>
          <table:table-cell office:value-type="string" table:style-name="ce3">
            <text:p>18.291666666666668</text:p>
          </table:table-cell>
          <table:table-cell office:value-type="string" table:style-name="ce3">
            <text:p>328.73000000000013</text:p>
          </table:table-cell>
          <table:table-cell office:value-type="float" office:value="18.625" table:style-name="ce1">
            <text:p>18.625</text:p>
          </table:table-cell>
          <table:table-cell office:value-type="float" office:value="269.68" table:style-name="ce1">
            <text:p>269.68</text:p>
          </table:table-cell>
          <table:table-cell office:value-type="string" table:style-name="ce3">
            <text:p>18.958333333333332</text:p>
          </table:table-cell>
          <table:table-cell office:value-type="string" table:style-name="ce3">
            <text:p>347.05000000000047</text:p>
          </table:table-cell>
          <table:table-cell office:value-type="string" table:style-name="ce3">
            <text:p>19.291666666666668</text:p>
          </table:table-cell>
          <table:table-cell office:value-type="string" table:style-name="ce3">
            <text:p>337.4799999999999</text:p>
          </table:table-cell>
          <table:table-cell office:value-type="float" office:value="20.125" table:style-name="ce1">
            <text:p>20.125</text:p>
          </table:table-cell>
          <table:table-cell office:value-type="string" table:style-name="ce3">
            <text:p>355.0299999999999</text:p>
          </table:table-cell>
          <table:table-cell office:value-type="string" table:style-name="ce3">
            <text:p>20.458333333333332</text:p>
          </table:table-cell>
          <table:table-cell office:value-type="string" table:style-name="ce3">
            <text:p>228.8400000000001</text:p>
          </table:table-cell>
          <table:table-cell office:value-type="string" table:style-name="ce3">
            <text:p>19.49519869367144</text:p>
          </table:table-cell>
          <table:table-cell office:value-type="string" table:style-name="ce3">
            <text:p>348.9908112410122</text:p>
          </table:table-cell>
          <table:table-cell office:value-type="float" office:value="21.125" table:style-name="ce1">
            <text:p>21.125</text:p>
          </table:table-cell>
          <table:table-cell office:value-type="string" table:style-name="ce3">
            <text:p>342.2100000000006</text:p>
          </table:table-cell>
          <table:table-cell office:value-type="string" table:style-name="ce3">
            <text:p>8.516666666666667</text:p>
          </table:table-cell>
          <table:table-cell office:value-type="string" table:style-name="ce3">
            <text:p>178.75999999999996</text:p>
          </table:table-cell>
          <table:table-cell office:value-type="float" office:value="8.85" table:style-name="ce1">
            <text:p>8.85</text:p>
          </table:table-cell>
          <table:table-cell office:value-type="string" table:style-name="ce3">
            <text:p>179.45999999999995</text:p>
          </table:table-cell>
          <table:table-cell office:value-type="string" table:style-name="ce3">
            <text:p>9.183333333333334</text:p>
          </table:table-cell>
          <table:table-cell office:value-type="string" table:style-name="ce3">
            <text:p>342.58999999999963</text:p>
          </table:table-cell>
          <table:table-cell office:value-type="string" table:style-name="ce3">
            <text:p>9.516666666666667</text:p>
          </table:table-cell>
          <table:table-cell office:value-type="string" table:style-name="ce3">
            <text:p>299.31625000000025</text:p>
          </table:table-cell>
          <table:table-cell office:value-type="string" table:style-name="ce3">
            <text:p>7.983333333333333</text:p>
          </table:table-cell>
          <table:table-cell office:value-type="string" table:style-name="ce3">
            <text:p>188.15999999999997</text:p>
          </table:table-cell>
          <table:table-cell office:value-type="string" table:style-name="ce3">
            <text:p>8.316666666666666</text:p>
          </table:table-cell>
          <table:table-cell office:value-type="float" office:value="186.61" table:style-name="ce1">
            <text:p>186.61</text:p>
          </table:table-cell>
          <table:table-cell office:value-type="float" office:value="8.65" table:style-name="ce1">
            <text:p>8.65</text:p>
          </table:table-cell>
          <table:table-cell office:value-type="string" table:style-name="ce3">
            <text:p>341.58999999999963</text:p>
          </table:table-cell>
          <table:table-cell office:value-type="string" table:style-name="ce3">
            <text:p>8.983333333333333</text:p>
          </table:table-cell>
          <table:table-cell office:value-type="string" table:style-name="ce3">
            <text:p>330.1599999999998</text:p>
          </table:table-cell>
          <table:table-cell office:value-type="float" office:value="17.25" table:style-name="ce1">
            <text:p>17.25</text:p>
          </table:table-cell>
          <table:table-cell office:value-type="float" office:value="319.58999999999997" table:style-name="ce1">
            <text:p>319.59</text:p>
          </table:table-cell>
          <table:table-cell office:value-type="string" table:style-name="ce3">
            <text:p>17.583333333333332</text:p>
          </table:table-cell>
          <table:table-cell office:value-type="float" office:value="276.29000000000002" table:style-name="ce1">
            <text:p>276.29</text:p>
          </table:table-cell>
          <table:table-cell office:value-type="string" table:style-name="ce3">
            <text:p>17.916666666666668</text:p>
          </table:table-cell>
          <table:table-cell office:value-type="float" office:value="265.49" table:style-name="ce1">
            <text:p>265.49</text:p>
          </table:table-cell>
          <table:table-cell office:value-type="float" office:value="18.25" table:style-name="ce1">
            <text:p>18.25</text:p>
          </table:table-cell>
          <table:table-cell office:value-type="string" table:style-name="ce3">
            <text:p>339.49999999999983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9.6" table:style-name="ce1">
            <text:p>9.6</text:p>
          </table:table-cell>
          <table:table-cell office:value-type="float" office:value="179.39" table:style-name="ce1">
            <text:p>179.39</text:p>
          </table:table-cell>
          <table:table-cell office:value-type="string" table:style-name="ce3">
            <text:p>9.933333333333334</text:p>
          </table:table-cell>
          <table:table-cell office:value-type="string" table:style-name="ce3">
            <text:p>166.84000000000003</text:p>
          </table:table-cell>
          <table:table-cell office:value-type="string" table:style-name="ce3">
            <text:p>9.704706624951973</text:p>
          </table:table-cell>
          <table:table-cell office:value-type="string" table:style-name="ce3">
            <text:p>348.98969537296273</text:p>
          </table:table-cell>
          <table:table-cell office:value-type="float" office:value="10.6" table:style-name="ce1">
            <text:p>10.6</text:p>
          </table:table-cell>
          <table:table-cell office:value-type="string" table:style-name="ce3">
            <text:p>337.1399999999998</text:p>
          </table:table-cell>
          <table:table-cell table:number-columns-repeated="16314"/>
        </table:table-row>
        <table:table-row table:style-name="ro1">
          <table:table-cell office:value-type="string" table:style-name="ce3">
            <text:p>15.808333333333334</text:p>
          </table:table-cell>
          <table:table-cell office:value-type="string" table:style-name="ce3">
            <text:p>227.75999999999996</text:p>
          </table:table-cell>
          <table:table-cell office:value-type="string" table:style-name="ce3">
            <text:p>16.389124999999996</text:p>
          </table:table-cell>
          <table:table-cell office:value-type="string" table:style-name="ce3">
            <text:p>335.4299999999992</text:p>
          </table:table-cell>
          <table:table-cell office:value-type="string" table:style-name="ce3">
            <text:p>16.416666666666668</text:p>
          </table:table-cell>
          <table:table-cell office:value-type="string" table:style-name="ce3">
            <text:p>328.9699999999998</text:p>
          </table:table-cell>
          <table:table-cell office:value-type="string" table:style-name="ce3">
            <text:p>23.991666666666667</text:p>
          </table:table-cell>
          <table:table-cell office:value-type="string" table:style-name="ce3">
            <text:p>281.4300000000008</text:p>
          </table:table-cell>
          <table:table-cell office:value-type="string" table:style-name="ce3">
            <text:p>23.991666666666667</text:p>
          </table:table-cell>
          <table:table-cell office:value-type="string" table:style-name="ce3">
            <text:p>292.2299999999985</text:p>
          </table:table-cell>
          <table:table-cell office:value-type="string" table:style-name="ce3">
            <text:p>23.991666666666667</text:p>
          </table:table-cell>
          <table:table-cell office:value-type="string" table:style-name="ce3">
            <text:p>303.03000000000094</text:p>
          </table:table-cell>
          <table:table-cell office:value-type="string" table:style-name="ce3">
            <text:p>23.991666666666667</text:p>
          </table:table-cell>
          <table:table-cell office:value-type="string" table:style-name="ce3">
            <text:p>214.54999999999995</text:p>
          </table:table-cell>
          <table:table-cell office:value-type="string" table:style-name="ce3">
            <text:p>20.416666666666668</text:p>
          </table:table-cell>
          <table:table-cell office:value-type="string" table:style-name="ce3">
            <text:p>314.9600000000002</text:p>
          </table:table-cell>
          <table:table-cell office:value-type="float" office:value="20.75" table:style-name="ce1">
            <text:p>20.75</text:p>
          </table:table-cell>
          <table:table-cell office:value-type="float" office:value="255.91" table:style-name="ce1">
            <text:p>255.91</text:p>
          </table:table-cell>
          <table:table-cell office:value-type="string" table:style-name="ce3">
            <text:p>21.116666666666667</text:p>
          </table:table-cell>
          <table:table-cell office:value-type="string" table:style-name="ce3">
            <text:p>333.2800000000004</text:p>
          </table:table-cell>
          <table:table-cell office:value-type="float" office:value="21.45" table:style-name="ce1">
            <text:p>21.45</text:p>
          </table:table-cell>
          <table:table-cell office:value-type="float" office:value="323.70999999999998" table:style-name="ce1">
            <text:p>323.71</text:p>
          </table:table-cell>
          <table:table-cell office:value-type="string" table:style-name="ce3">
            <text:p>21.491666666666667</text:p>
          </table:table-cell>
          <table:table-cell office:value-type="string" table:style-name="ce3">
            <text:p>335.58999999999986</text:p>
          </table:table-cell>
          <table:table-cell office:value-type="string" table:style-name="ce3">
            <text:p>21.333333333333332</text:p>
          </table:table-cell>
          <table:table-cell office:value-type="string" table:style-name="ce3">
            <text:p>209.40000000000003</text:p>
          </table:table-cell>
          <table:table-cell office:value-type="string" table:style-name="ce3">
            <text:p>22.158333333333335</text:p>
          </table:table-cell>
          <table:table-cell office:value-type="string" table:style-name="ce3">
            <text:p>329.7600000000001</text:p>
          </table:table-cell>
          <table:table-cell office:value-type="float" office:value="22" table:style-name="ce1">
            <text:p>22</text:p>
          </table:table-cell>
          <table:table-cell office:value-type="string" table:style-name="ce3">
            <text:p>322.77000000000055</text:p>
          </table:table-cell>
          <table:table-cell office:value-type="float" office:value="9.6" table:style-name="ce1">
            <text:p>9.6</text:p>
          </table:table-cell>
          <table:table-cell office:value-type="float" office:value="163.1" table:style-name="ce1">
            <text:p>163.1</text:p>
          </table:table-cell>
          <table:table-cell office:value-type="string" table:style-name="ce3">
            <text:p>9.933333333333334</text:p>
          </table:table-cell>
          <table:table-cell office:value-type="string" table:style-name="ce3">
            <text:p>163.79999999999993</text:p>
          </table:table-cell>
          <table:table-cell office:value-type="string" table:style-name="ce3">
            <text:p>10.216666666666667</text:p>
          </table:table-cell>
          <table:table-cell office:value-type="string" table:style-name="ce3">
            <text:p>326.92999999999967</text:p>
          </table:table-cell>
          <table:table-cell office:value-type="float" office:value="10.6" table:style-name="ce1">
            <text:p>10.6</text:p>
          </table:table-cell>
          <table:table-cell office:value-type="string" table:style-name="ce3">
            <text:p>283.6562500000003</text:p>
          </table:table-cell>
          <table:table-cell office:value-type="string" table:style-name="ce3">
            <text:p>9.183333333333334</text:p>
          </table:table-cell>
          <table:table-cell office:value-type="float" office:value="171.96" table:style-name="ce1">
            <text:p>171.96</text:p>
          </table:table-cell>
          <table:table-cell office:value-type="string" table:style-name="ce3">
            <text:p>9.516666666666667</text:p>
          </table:table-cell>
          <table:table-cell office:value-type="string" table:style-name="ce3">
            <text:p>170.41000000000003</text:p>
          </table:table-cell>
          <table:table-cell office:value-type="string" table:style-name="ce3">
            <text:p>9.783333333333333</text:p>
          </table:table-cell>
          <table:table-cell office:value-type="string" table:style-name="ce3">
            <text:p>325.38999999999965</text:p>
          </table:table-cell>
          <table:table-cell office:value-type="float" office:value="10.1" table:style-name="ce1">
            <text:p>10.1</text:p>
          </table:table-cell>
          <table:table-cell office:value-type="string" table:style-name="ce3">
            <text:p>313.9599999999998</text:p>
          </table:table-cell>
          <table:table-cell office:value-type="string" table:style-name="ce3">
            <text:p>19.341666666666665</text:p>
          </table:table-cell>
          <table:table-cell office:value-type="float" office:value="303.39" table:style-name="ce1">
            <text:p>303.39</text:p>
          </table:table-cell>
          <table:table-cell office:value-type="float" office:value="19.75" table:style-name="ce1">
            <text:p>19.75</text:p>
          </table:table-cell>
          <table:table-cell office:value-type="string" table:style-name="ce3">
            <text:p>260.09000000000003</text:p>
          </table:table-cell>
          <table:table-cell office:value-type="string" table:style-name="ce3">
            <text:p>20.083333333333332</text:p>
          </table:table-cell>
          <table:table-cell office:value-type="string" table:style-name="ce3">
            <text:p>249.29000000000002</text:p>
          </table:table-cell>
          <table:table-cell office:value-type="float" office:value="20.125" table:style-name="ce1">
            <text:p>20.125</text:p>
          </table:table-cell>
          <table:table-cell office:value-type="string" table:style-name="ce3">
            <text:p>323.29999999999984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3">
            <text:p>10.416666666666666</text:p>
          </table:table-cell>
          <table:table-cell office:value-type="string" table:style-name="ce3">
            <text:p>165.61999999999998</text:p>
          </table:table-cell>
          <table:table-cell office:value-type="string" table:style-name="ce3">
            <text:p>10.487873922827818</text:p>
          </table:table-cell>
          <table:table-cell office:value-type="string" table:style-name="ce3">
            <text:p>153.07000000000008</text:p>
          </table:table-cell>
          <table:table-cell office:value-type="string" table:style-name="ce3">
            <text:p>11.083333333333334</text:p>
          </table:table-cell>
          <table:table-cell office:value-type="string" table:style-name="ce3">
            <text:p>335.4300000000005</text:p>
          </table:table-cell>
          <table:table-cell office:value-type="float" office:value="11.025" table:style-name="ce1">
            <text:p>11.025</text:p>
          </table:table-cell>
          <table:table-cell office:value-type="string" table:style-name="ce3">
            <text:p>323.3699999999998</text:p>
          </table:table-cell>
          <table:table-cell table:number-columns-repeated="16314"/>
        </table:table-row>
        <table:table-row table:style-name="ro1">
          <table:table-cell office:value-type="string" table:style-name="ce3">
            <text:p>16.083333333333332</text:p>
          </table:table-cell>
          <table:table-cell office:value-type="string" table:style-name="ce3">
            <text:p>236.00999999999993</text:p>
          </table:table-cell>
          <table:table-cell office:value-type="string" table:style-name="ce3">
            <text:p>16.416666666666668</text:p>
          </table:table-cell>
          <table:table-cell office:value-type="string" table:style-name="ce3">
            <text:p>336.25624999999934</text:p>
          </table:table-cell>
          <table:table-cell office:value-type="float" office:value="16.75" table:style-name="ce1">
            <text:p>16.75</text:p>
          </table:table-cell>
          <table:table-cell office:value-type="string" table:style-name="ce3">
            <text:p>338.96999999999974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281.4300000000008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292.2299999999985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303.03000000000094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214.54999999999995</text:p>
          </table:table-cell>
          <table:table-cell office:value-type="string" table:style-name="ce3">
            <text:p>20.783333333333335</text:p>
          </table:table-cell>
          <table:table-cell office:value-type="string" table:style-name="ce3">
            <text:p>325.9600000000002</text:p>
          </table:table-cell>
          <table:table-cell office:value-type="string" table:style-name="ce3">
            <text:p>21.116666666666667</text:p>
          </table:table-cell>
          <table:table-cell office:value-type="float" office:value="266.91000000000003" table:style-name="ce1">
            <text:p>266.91</text:p>
          </table:table-cell>
          <table:table-cell office:value-type="float" office:value="21.45" table:style-name="ce1">
            <text:p>21.45</text:p>
          </table:table-cell>
          <table:table-cell office:value-type="string" table:style-name="ce3">
            <text:p>343.28000000000037</text:p>
          </table:table-cell>
          <table:table-cell office:value-type="string" table:style-name="ce3">
            <text:p>21.783333333333335</text:p>
          </table:table-cell>
          <table:table-cell office:value-type="string" table:style-name="ce3">
            <text:p>333.71000000000004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380.83999999999986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259.4000000000001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355.01000000000005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352.77000000000055</text:p>
          </table:table-cell>
          <table:table-cell office:value-type="string" table:style-name="ce3">
            <text:p>9.766666666666667</text:p>
          </table:table-cell>
          <table:table-cell office:value-type="string" table:style-name="ce3">
            <text:p>168.10000000000002</text:p>
          </table:table-cell>
          <table:table-cell office:value-type="float" office:value="10.1" table:style-name="ce1">
            <text:p>10.1</text:p>
          </table:table-cell>
          <table:table-cell office:value-type="string" table:style-name="ce3">
            <text:p>168.7999999999999</text:p>
          </table:table-cell>
          <table:table-cell office:value-type="string" table:style-name="ce3">
            <text:p>10.433333333333334</text:p>
          </table:table-cell>
          <table:table-cell office:value-type="string" table:style-name="ce3">
            <text:p>333.42999999999967</text:p>
          </table:table-cell>
          <table:table-cell office:value-type="string" table:style-name="ce3">
            <text:p>10.766666666666667</text:p>
          </table:table-cell>
          <table:table-cell office:value-type="string" table:style-name="ce3">
            <text:p>288.65625000000034</text:p>
          </table:table-cell>
          <table:table-cell office:value-type="string" table:style-name="ce3">
            <text:p>9.216666666666667</text:p>
          </table:table-cell>
          <table:table-cell office:value-type="float" office:value="172.96" table:style-name="ce1">
            <text:p>172.96</text:p>
          </table:table-cell>
          <table:table-cell office:value-type="float" office:value="9.5500000000000007" table:style-name="ce1">
            <text:p>9.55</text:p>
          </table:table-cell>
          <table:table-cell office:value-type="string" table:style-name="ce3">
            <text:p>171.41000000000003</text:p>
          </table:table-cell>
          <table:table-cell office:value-type="string" table:style-name="ce3">
            <text:p>9.883333333333333</text:p>
          </table:table-cell>
          <table:table-cell office:value-type="string" table:style-name="ce3">
            <text:p>328.38999999999965</text:p>
          </table:table-cell>
          <table:table-cell office:value-type="string" table:style-name="ce3">
            <text:p>10.216666666666667</text:p>
          </table:table-cell>
          <table:table-cell office:value-type="string" table:style-name="ce3">
            <text:p>317.4599999999998</text:p>
          </table:table-cell>
          <table:table-cell office:value-type="float" office:value="19.75" table:style-name="ce1">
            <text:p>19.75</text:p>
          </table:table-cell>
          <table:table-cell office:value-type="string" table:style-name="ce3">
            <text:p>315.64000000000004</text:p>
          </table:table-cell>
          <table:table-cell office:value-type="string" table:style-name="ce3">
            <text:p>20.083333333333332</text:p>
          </table:table-cell>
          <table:table-cell office:value-type="float" office:value="270.08999999999997" table:style-name="ce1">
            <text:p>270.09</text:p>
          </table:table-cell>
          <table:table-cell office:value-type="string" table:style-name="ce3">
            <text:p>20.416666666666668</text:p>
          </table:table-cell>
          <table:table-cell office:value-type="string" table:style-name="ce3">
            <text:p>259.2900000000001</text:p>
          </table:table-cell>
          <table:table-cell office:value-type="float" office:value="20.75" table:style-name="ce1">
            <text:p>20.75</text:p>
          </table:table-cell>
          <table:table-cell office:value-type="string" table:style-name="ce3">
            <text:p>342.04999999999984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3">
            <text:p>10.733333333333333</text:p>
          </table:table-cell>
          <table:table-cell office:value-type="string" table:style-name="ce3">
            <text:p>175.11999999999998</text:p>
          </table:table-cell>
          <table:table-cell office:value-type="string" table:style-name="ce3">
            <text:p>10.703176628794116</text:p>
          </table:table-cell>
          <table:table-cell office:value-type="string" table:style-name="ce3">
            <text:p>348.99546242933144</text:p>
          </table:table-cell>
          <table:table-cell office:value-type="float" office:value="11.4" table:style-name="ce1">
            <text:p>11.4</text:p>
          </table:table-cell>
          <table:table-cell office:value-type="string" table:style-name="ce3">
            <text:p>344.9300000000005</text:p>
          </table:table-cell>
          <table:table-cell office:value-type="string" table:style-name="ce3">
            <text:p>11.733333333333333</text:p>
          </table:table-cell>
          <table:table-cell office:value-type="string" table:style-name="ce3">
            <text:p>344.6199999999997</text:p>
          </table:table-cell>
          <table:table-cell table:number-columns-repeated="16314"/>
        </table:table-row>
        <table:table-row table:style-name="ro1">
          <table:table-cell office:value-type="string" table:style-name="ce3">
            <text:p>18.291666666666668</text:p>
          </table:table-cell>
          <table:table-cell office:value-type="string" table:style-name="ce3">
            <text:p>222.23999999999992</text:p>
          </table:table-cell>
          <table:table-cell office:value-type="float" office:value="18.675000000000001" table:style-name="ce1">
            <text:p>18.675</text:p>
          </table:table-cell>
          <table:table-cell office:value-type="string" table:style-name="ce3">
            <text:p>322.4862499999994</text:p>
          </table:table-cell>
          <table:table-cell office:value-type="string" table:style-name="ce3">
            <text:p>19.008333333333333</text:p>
          </table:table-cell>
          <table:table-cell office:value-type="string" table:style-name="ce3">
            <text:p>325.1999999999997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3">
            <text:p>21.041666666666668</text:p>
          </table:table-cell>
          <table:table-cell office:value-type="string" table:style-name="ce3">
            <text:p>317.5900000000002</text:p>
          </table:table-cell>
          <table:table-cell office:value-type="float" office:value="21.375" table:style-name="ce1">
            <text:p>21.375</text:p>
          </table:table-cell>
          <table:table-cell office:value-type="float" office:value="258.54000000000002" table:style-name="ce1">
            <text:p>258.54</text:p>
          </table:table-cell>
          <table:table-cell office:value-type="string" table:style-name="ce3">
            <text:p>21.708333333333332</text:p>
          </table:table-cell>
          <table:table-cell office:value-type="string" table:style-name="ce3">
            <text:p>334.91000000000037</text:p>
          </table:table-cell>
          <table:table-cell office:value-type="float" office:value="22.3" table:style-name="ce1">
            <text:p>22.3</text:p>
          </table:table-cell>
          <table:table-cell office:value-type="string" table:style-name="ce3">
            <text:p>325.34000000000003</text:p>
          </table:table-cell>
          <table:table-cell office:value-type="string" table:style-name="ce3">
            <text:p>23.991666666666667</text:p>
          </table:table-cell>
          <table:table-cell office:value-type="string" table:style-name="ce3">
            <text:p>348.70999999999987</text:p>
          </table:table-cell>
          <table:table-cell office:value-type="string" table:style-name="ce3">
            <text:p>23.991666666666667</text:p>
          </table:table-cell>
          <table:table-cell office:value-type="string" table:style-name="ce3">
            <text:p>227.27000000000007</text:p>
          </table:table-cell>
          <table:table-cell office:value-type="string" table:style-name="ce3">
            <text:p>23.991666666666667</text:p>
          </table:table-cell>
          <table:table-cell office:value-type="string" table:style-name="ce3">
            <text:p>322.88000000000005</text:p>
          </table:table-cell>
          <table:table-cell office:value-type="string" table:style-name="ce3">
            <text:p>23.991666666666667</text:p>
          </table:table-cell>
          <table:table-cell office:value-type="string" table:style-name="ce3">
            <text:p>320.64000000000055</text:p>
          </table:table-cell>
          <table:table-cell office:value-type="string" table:style-name="ce3">
            <text:p>10.271583237279764</text:p>
          </table:table-cell>
          <table:table-cell office:value-type="string" table:style-name="ce3">
            <text:p>152.17000000000007</text:p>
          </table:table-cell>
          <table:table-cell office:value-type="string" table:style-name="ce3">
            <text:p>10.703176628794116</text:p>
          </table:table-cell>
          <table:table-cell office:value-type="string" table:style-name="ce3">
            <text:p>152.8699999999999</text:p>
          </table:table-cell>
          <table:table-cell office:value-type="string" table:style-name="ce3">
            <text:p>12.783333333333333</text:p>
          </table:table-cell>
          <table:table-cell office:value-type="string" table:style-name="ce3">
            <text:p>317.49999999999966</text:p>
          </table:table-cell>
          <table:table-cell office:value-type="string" table:style-name="ce3">
            <text:p>13.84000000000001</text:p>
          </table:table-cell>
          <table:table-cell office:value-type="string" table:style-name="ce3">
            <text:p>272.7262500000004</text:p>
          </table:table-cell>
          <table:table-cell office:value-type="string" table:style-name="ce3">
            <text:p>9.883333333333333</text:p>
          </table:table-cell>
          <table:table-cell office:value-type="float" office:value="156.49" table:style-name="ce1">
            <text:p>156.49</text:p>
          </table:table-cell>
          <table:table-cell office:value-type="string" table:style-name="ce3">
            <text:p>10.058333333333334</text:p>
          </table:table-cell>
          <table:table-cell office:value-type="string" table:style-name="ce3">
            <text:p>154.94000000000005</text:p>
          </table:table-cell>
          <table:table-cell office:value-type="string" table:style-name="ce3">
            <text:p>10.766666666666667</text:p>
          </table:table-cell>
          <table:table-cell office:value-type="string" table:style-name="ce3">
            <text:p>311.9199999999996</text:p>
          </table:table-cell>
          <table:table-cell office:value-type="float" office:value="11.4" table:style-name="ce1">
            <text:p>11.4</text:p>
          </table:table-cell>
          <table:table-cell office:value-type="string" table:style-name="ce3">
            <text:p>300.98999999999984</text:p>
          </table:table-cell>
          <table:table-cell office:value-type="float" office:value="21.125" table:style-name="ce1">
            <text:p>21.125</text:p>
          </table:table-cell>
          <table:table-cell office:value-type="string" table:style-name="ce3">
            <text:p>301.33000000000004</text:p>
          </table:table-cell>
          <table:table-cell office:value-type="string" table:style-name="ce3">
            <text:p>21.158333333333335</text:p>
          </table:table-cell>
          <table:table-cell office:value-type="string" table:style-name="ce3">
            <text:p>255.77999999999997</text:p>
          </table:table-cell>
          <table:table-cell office:value-type="float" office:value="21.3" table:style-name="ce1">
            <text:p>21.3</text:p>
          </table:table-cell>
          <table:table-cell office:value-type="string" table:style-name="ce3">
            <text:p>244.98000000000008</text:p>
          </table:table-cell>
          <table:table-cell office:value-type="string" table:style-name="ce3">
            <text:p>21.191666666666666</text:p>
          </table:table-cell>
          <table:table-cell office:value-type="string" table:style-name="ce3">
            <text:p>327.73999999999984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3">
            <text:p>11.733333333333333</text:p>
          </table:table-cell>
          <table:table-cell office:value-type="string" table:style-name="ce3">
            <text:p>157.02999999999997</text:p>
          </table:table-cell>
          <table:table-cell office:value-type="float" office:value="11.9" table:style-name="ce1">
            <text:p>11.9</text:p>
          </table:table-cell>
          <table:table-cell office:value-type="string" table:style-name="ce3">
            <text:p>331.1099999999994</text:p>
          </table:table-cell>
          <table:table-cell office:value-type="string" table:style-name="ce3">
            <text:p>12.233333333333333</text:p>
          </table:table-cell>
          <table:table-cell office:value-type="string" table:style-name="ce3">
            <text:p>326.8400000000005</text:p>
          </table:table-cell>
          <table:table-cell office:value-type="string" table:style-name="ce3">
            <text:p>12.566666666666666</text:p>
          </table:table-cell>
          <table:table-cell office:value-type="string" table:style-name="ce3">
            <text:p>326.5299999999997</text:p>
          </table:table-cell>
          <table:table-cell table:number-columns-repeated="16314"/>
        </table:table-row>
        <table:table-row table:style-name="ro1">
          <table:table-cell office:value-type="float" office:value="18.675000000000001" table:style-name="ce1">
            <text:p>18.675</text:p>
          </table:table-cell>
          <table:table-cell office:value-type="string" table:style-name="ce3">
            <text:p>233.7399999999999</text:p>
          </table:table-cell>
          <table:table-cell office:value-type="string" table:style-name="ce3">
            <text:p>19.008333333333333</text:p>
          </table:table-cell>
          <table:table-cell office:value-type="string" table:style-name="ce3">
            <text:p>332.48624999999936</text:p>
          </table:table-cell>
          <table:table-cell office:value-type="string" table:style-name="ce3">
            <text:p>19.341666666666665</text:p>
          </table:table-cell>
          <table:table-cell office:value-type="string" table:style-name="ce3">
            <text:p>335.19999999999965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3">
            <text:p>21.333333333333332</text:p>
          </table:table-cell>
          <table:table-cell office:value-type="string" table:style-name="ce3">
            <text:p>326.34000000000015</text:p>
          </table:table-cell>
          <table:table-cell office:value-type="string" table:style-name="ce3">
            <text:p>21.666666666666668</text:p>
          </table:table-cell>
          <table:table-cell office:value-type="string" table:style-name="ce3">
            <text:p>267.2900000000001</text:p>
          </table:table-cell>
          <table:table-cell office:value-type="float" office:value="22" table:style-name="ce1">
            <text:p>22</text:p>
          </table:table-cell>
          <table:table-cell office:value-type="string" table:style-name="ce3">
            <text:p>343.6600000000004</text:p>
          </table:table-cell>
          <table:table-cell office:value-type="string" table:style-name="ce3">
            <text:p>22.333333333333332</text:p>
          </table:table-cell>
          <table:table-cell office:value-type="float" office:value="326.33999999999997" table:style-name="ce1">
            <text:p>326.34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348.70999999999987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227.27000000000007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322.88000000000005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320.64000000000055</text:p>
          </table:table-cell>
          <table:table-cell office:value-type="string" table:style-name="ce3">
            <text:p>10.487873922827818</text:p>
          </table:table-cell>
          <table:table-cell office:value-type="string" table:style-name="ce3">
            <text:p>348.9945238487298</text:p>
          </table:table-cell>
          <table:table-cell office:value-type="string" table:style-name="ce3">
            <text:p>10.918698885778584</text:p>
          </table:table-cell>
          <table:table-cell office:value-type="string" table:style-name="ce3">
            <text:p>348.99525385586526</text:p>
          </table:table-cell>
          <table:table-cell office:value-type="string" table:style-name="ce3">
            <text:p>13.84000000000001</text:p>
          </table:table-cell>
          <table:table-cell office:value-type="float" office:value="349.2" table:style-name="ce1">
            <text:p>349.2</text:p>
          </table:table-cell>
          <table:table-cell office:value-type="string" table:style-name="ce3">
            <text:p>16.389124999999996</text:p>
          </table:table-cell>
          <table:table-cell office:value-type="string" table:style-name="ce3">
            <text:p>349.19999999999993</text:p>
          </table:table-cell>
          <table:table-cell office:value-type="string" table:style-name="ce3">
            <text:p>10.416666666666666</text:p>
          </table:table-cell>
          <table:table-cell office:value-type="float" office:value="172.49" table:style-name="ce1">
            <text:p>172.49</text:p>
          </table:table-cell>
          <table:table-cell office:value-type="string" table:style-name="ce3">
            <text:p>10.271583237279764</text:p>
          </table:table-cell>
          <table:table-cell office:value-type="string" table:style-name="ce3">
            <text:p>348.9974125912513</text:p>
          </table:table-cell>
          <table:table-cell office:value-type="string" table:style-name="ce3">
            <text:p>11.083333333333334</text:p>
          </table:table-cell>
          <table:table-cell office:value-type="string" table:style-name="ce3">
            <text:p>321.4199999999996</text:p>
          </table:table-cell>
          <table:table-cell office:value-type="string" table:style-name="ce3">
            <text:p>11.416666666666666</text:p>
          </table:table-cell>
          <table:table-cell office:value-type="string" table:style-name="ce3">
            <text:p>301.4899999999998</text:p>
          </table:table-cell>
          <table:table-cell office:value-type="string" table:style-name="ce3">
            <text:p>21.158333333333335</text:p>
          </table:table-cell>
          <table:table-cell office:value-type="string" table:style-name="ce3">
            <text:p>302.3300000000001</text:p>
          </table:table-cell>
          <table:table-cell office:value-type="string" table:style-name="ce3">
            <text:p>21.491666666666667</text:p>
          </table:table-cell>
          <table:table-cell office:value-type="string" table:style-name="ce3">
            <text:p>265.7799999999999</text:p>
          </table:table-cell>
          <table:table-cell office:value-type="float" office:value="21.824999999999999" table:style-name="ce1">
            <text:p>21.825</text:p>
          </table:table-cell>
          <table:table-cell office:value-type="float" office:value="260.73" table:style-name="ce1">
            <text:p>260.73</text:p>
          </table:table-cell>
          <table:table-cell office:value-type="string" table:style-name="ce3">
            <text:p>22.158333333333335</text:p>
          </table:table-cell>
          <table:table-cell office:value-type="string" table:style-name="ce3">
            <text:p>356.7399999999999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1.9" table:style-name="ce1">
            <text:p>11.9</text:p>
          </table:table-cell>
          <table:table-cell office:value-type="float" office:value="162.03" table:style-name="ce1">
            <text:p>162.03</text:p>
          </table:table-cell>
          <table:table-cell office:value-type="string" table:style-name="ce3">
            <text:p>12.233333333333333</text:p>
          </table:table-cell>
          <table:table-cell office:value-type="string" table:style-name="ce3">
            <text:p>341.10999999999933</text:p>
          </table:table-cell>
          <table:table-cell office:value-type="string" table:style-name="ce3">
            <text:p>12.566666666666666</text:p>
          </table:table-cell>
          <table:table-cell office:value-type="string" table:style-name="ce3">
            <text:p>336.8400000000005</text:p>
          </table:table-cell>
          <table:table-cell office:value-type="float" office:value="12.9" table:style-name="ce1">
            <text:p>12.9</text:p>
          </table:table-cell>
          <table:table-cell office:value-type="string" table:style-name="ce3">
            <text:p>336.5299999999997</text:p>
          </table:table-cell>
          <table:table-cell table:number-columns-repeated="16314"/>
        </table:table-row>
        <table:table-row table:style-name="ro1">
          <table:table-cell office:value-type="string" table:style-name="ce3">
            <text:p>20.783333333333335</text:p>
          </table:table-cell>
          <table:table-cell office:value-type="string" table:style-name="ce3">
            <text:p>222.66999999999996</text:p>
          </table:table-cell>
          <table:table-cell office:value-type="float" office:value="21.125" table:style-name="ce1">
            <text:p>21.125</text:p>
          </table:table-cell>
          <table:table-cell office:value-type="string" table:style-name="ce3">
            <text:p>321.4162499999993</text:p>
          </table:table-cell>
          <table:table-cell office:value-type="string" table:style-name="ce3">
            <text:p>21.458333333333332</text:p>
          </table:table-cell>
          <table:table-cell office:value-type="string" table:style-name="ce3">
            <text:p>324.1299999999996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272.3400000000001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224.09000000000012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311.26000000000045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304.73999999999995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8.3" table:style-name="ce1">
            <text:p>18.3</text:p>
          </table:table-cell>
          <table:table-cell office:value-type="string" table:style-name="ce3">
            <text:p>333.27000000000044</text:p>
          </table:table-cell>
          <table:table-cell office:value-type="string" table:style-name="ce3">
            <text:p>18.633333333333333</text:p>
          </table:table-cell>
          <table:table-cell office:value-type="string" table:style-name="ce3">
            <text:p>333.27000000000055</text:p>
          </table:table-cell>
          <table:table-cell office:value-type="string" table:style-name="ce3">
            <text:p>18.966666666666665</text:p>
          </table:table-cell>
          <table:table-cell office:value-type="float" office:value="333.27" table:style-name="ce1">
            <text:p>333.27</text:p>
          </table:table-cell>
          <table:table-cell office:value-type="float" office:value="19.475000000000001" table:style-name="ce1">
            <text:p>19.475</text:p>
          </table:table-cell>
          <table:table-cell office:value-type="string" table:style-name="ce3">
            <text:p>333.2699999999999</text:p>
          </table:table-cell>
          <table:table-cell office:value-type="float" office:value="17.3" table:style-name="ce1">
            <text:p>17.3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17.683336077721062</text:p>
          </table:table-cell>
          <table:table-cell office:value-type="string" table:style-name="ce3">
            <text:p>126.18000000000046</text:p>
          </table:table-cell>
          <table:table-cell office:value-type="string" table:style-name="ce3">
            <text:p>17.966666666666665</text:p>
          </table:table-cell>
          <table:table-cell office:value-type="float" office:value="98.399999999999693" table:style-name="ce1">
            <text:p>98.4</text:p>
          </table:table-cell>
          <table:table-cell office:value-type="float" office:value="18.3" table:style-name="ce1">
            <text:p>18.3</text:p>
          </table:table-cell>
          <table:table-cell office:value-type="string" table:style-name="ce3">
            <text:p>78.46999999999974</text:p>
          </table:table-cell>
          <table:table-cell office:value-type="string" table:style-name="ce3">
            <text:p>22.691666666666666</text:p>
          </table:table-cell>
          <table:table-cell office:value-type="string" table:style-name="ce3">
            <text:p>252.65000000000015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216.90999999999994</text:p>
          </table:table-cell>
          <table:table-cell office:value-type="float" office:value="23" table:style-name="ce1">
            <text:p>23</text:p>
          </table:table-cell>
          <table:table-cell office:value-type="float" office:value="222.66" table:style-name="ce1">
            <text:p>222.66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329.46999999999997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3">
            <text:p>12.508333333333333</text:p>
          </table:table-cell>
          <table:table-cell office:value-type="string" table:style-name="ce3">
            <text:p>142.32000000000002</text:p>
          </table:table-cell>
          <table:table-cell office:value-type="float" office:value="12.9" table:style-name="ce1">
            <text:p>12.9</text:p>
          </table:table-cell>
          <table:table-cell office:value-type="string" table:style-name="ce3">
            <text:p>321.3999999999993</text:p>
          </table:table-cell>
          <table:table-cell office:value-type="string" table:style-name="ce3">
            <text:p>13.783333333333333</text:p>
          </table:table-cell>
          <table:table-cell office:value-type="string" table:style-name="ce3">
            <text:p>317.13000000000045</text:p>
          </table:table-cell>
          <table:table-cell office:value-type="string" table:style-name="ce3">
            <text:p>13.841666666666667</text:p>
          </table:table-cell>
          <table:table-cell office:value-type="string" table:style-name="ce3">
            <text:p>316.8199999999997</text:p>
          </table:table-cell>
          <table:table-cell table:number-columns-repeated="16314"/>
        </table:table-row>
        <table:table-row table:style-name="ro1">
          <table:table-cell office:value-type="float" office:value="21.125" table:style-name="ce1">
            <text:p>21.125</text:p>
          </table:table-cell>
          <table:table-cell office:value-type="string" table:style-name="ce3">
            <text:p>232.9199999999999</text:p>
          </table:table-cell>
          <table:table-cell office:value-type="string" table:style-name="ce3">
            <text:p>21.458333333333332</text:p>
          </table:table-cell>
          <table:table-cell office:value-type="string" table:style-name="ce3">
            <text:p>331.41624999999925</text:p>
          </table:table-cell>
          <table:table-cell office:value-type="string" table:style-name="ce3">
            <text:p>21.791666666666668</text:p>
          </table:table-cell>
          <table:table-cell office:value-type="string" table:style-name="ce3">
            <text:p>334.12999999999965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272.3400000000001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224.09000000000012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311.26000000000045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304.73999999999995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3">
            <text:p>18.491666666666667</text:p>
          </table:table-cell>
          <table:table-cell office:value-type="string" table:style-name="ce3">
            <text:p>339.02000000000044</text:p>
          </table:table-cell>
          <table:table-cell office:value-type="float" office:value="18.824999999999999" table:style-name="ce1">
            <text:p>18.825</text:p>
          </table:table-cell>
          <table:table-cell office:value-type="string" table:style-name="ce3">
            <text:p>339.02000000000055</text:p>
          </table:table-cell>
          <table:table-cell office:value-type="string" table:style-name="ce3">
            <text:p>19.158333333333335</text:p>
          </table:table-cell>
          <table:table-cell office:value-type="string" table:style-name="ce3">
            <text:p>339.0200000000001</text:p>
          </table:table-cell>
          <table:table-cell office:value-type="string" table:style-name="ce3">
            <text:p>19.491666666666667</text:p>
          </table:table-cell>
          <table:table-cell office:value-type="string" table:style-name="ce3">
            <text:p>333.76999999999987</text:p>
          </table:table-cell>
          <table:table-cell office:value-type="string" table:style-name="ce3">
            <text:p>17.683336077721062</text:p>
          </table:table-cell>
          <table:table-cell office:value-type="string" table:style-name="ce3">
            <text:p>348.83583072616597</text:p>
          </table:table-cell>
          <table:table-cell office:value-type="string" table:style-name="ce3">
            <text:p>17.928157418080026</text:p>
          </table:table-cell>
          <table:table-cell office:value-type="string" table:style-name="ce3">
            <text:p>348.9674197266578</text:p>
          </table:table-cell>
          <table:table-cell office:value-type="string" table:style-name="ce3">
            <text:p>18.241983643449146</text:p>
          </table:table-cell>
          <table:table-cell office:value-type="string" table:style-name="ce3">
            <text:p>348.9384488720572</text:p>
          </table:table-cell>
          <table:table-cell office:value-type="string" table:style-name="ce3">
            <text:p>18.597195235742905</text:p>
          </table:table-cell>
          <table:table-cell office:value-type="float" office:value="348.91766452604298" table:style-name="ce1">
            <text:p>348.9176645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261.90000000000015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216.90999999999994</text:p>
          </table:table-cell>
          <table:table-cell office:value-type="float" office:value="23" table:style-name="ce1">
            <text:p>23</text:p>
          </table:table-cell>
          <table:table-cell office:value-type="float" office:value="222.66" table:style-name="ce1">
            <text:p>222.66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329.46999999999997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3">
            <text:p>12.735436906526154</text:p>
          </table:table-cell>
          <table:table-cell office:value-type="string" table:style-name="ce3">
            <text:p>348.98425160546697</text:p>
          </table:table-cell>
          <table:table-cell office:value-type="string" table:style-name="ce3">
            <text:p>13.508333333333333</text:p>
          </table:table-cell>
          <table:table-cell office:value-type="string" table:style-name="ce3">
            <text:p>339.6499999999993</text:p>
          </table:table-cell>
          <table:table-cell office:value-type="string" table:style-name="ce3">
            <text:p>13.841666666666667</text:p>
          </table:table-cell>
          <table:table-cell office:value-type="string" table:style-name="ce3">
            <text:p>318.88000000000045</text:p>
          </table:table-cell>
          <table:table-cell office:value-type="float" office:value="14.175000000000001" table:style-name="ce1">
            <text:p>14.175</text:p>
          </table:table-cell>
          <table:table-cell office:value-type="string" table:style-name="ce3">
            <text:p>326.8199999999997</text:p>
          </table:table-cell>
          <table:table-cell table:number-columns-repeated="1631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3">
            <text:p>172.1699999999999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281.4662499999992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294.9799999999997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3">
            <text:p>23.991666666666667</text:p>
          </table:table-cell>
          <table:table-cell office:value-type="string" table:style-name="ce3">
            <text:p>272.3400000000001</text:p>
          </table:table-cell>
          <table:table-cell office:value-type="string" table:style-name="ce3">
            <text:p>23.991666666666667</text:p>
          </table:table-cell>
          <table:table-cell office:value-type="string" table:style-name="ce3">
            <text:p>224.09000000000012</text:p>
          </table:table-cell>
          <table:table-cell office:value-type="string" table:style-name="ce3">
            <text:p>23.991666666666667</text:p>
          </table:table-cell>
          <table:table-cell office:value-type="string" table:style-name="ce3">
            <text:p>311.26000000000045</text:p>
          </table:table-cell>
          <table:table-cell office:value-type="string" table:style-name="ce3">
            <text:p>23.991666666666667</text:p>
          </table:table-cell>
          <table:table-cell office:value-type="string" table:style-name="ce3">
            <text:p>304.73999999999995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3">
            <text:p>19.066666666666666</text:p>
          </table:table-cell>
          <table:table-cell office:value-type="string" table:style-name="ce3">
            <text:p>320.39000000000044</text:p>
          </table:table-cell>
          <table:table-cell office:value-type="float" office:value="19.925000000000001" table:style-name="ce1">
            <text:p>19.925</text:p>
          </table:table-cell>
          <table:table-cell office:value-type="string" table:style-name="ce3">
            <text:p>320.39000000000055</text:p>
          </table:table-cell>
          <table:table-cell office:value-type="string" table:style-name="ce3">
            <text:p>20.258333333333333</text:p>
          </table:table-cell>
          <table:table-cell office:value-type="string" table:style-name="ce3">
            <text:p>320.3900000000001</text:p>
          </table:table-cell>
          <table:table-cell office:value-type="float" office:value="20.475000000000001" table:style-name="ce1">
            <text:p>20.475</text:p>
          </table:table-cell>
          <table:table-cell office:value-type="string" table:style-name="ce3">
            <text:p>315.1399999999999</text:p>
          </table:table-cell>
          <table:table-cell office:value-type="string" table:style-name="ce3">
            <text:p>18.541666666666668</text:p>
          </table:table-cell>
          <table:table-cell office:value-type="string" table:style-name="ce3">
            <text:p>334.89000000000095</text:p>
          </table:table-cell>
          <table:table-cell office:value-type="string" table:style-name="ce3">
            <text:p>19.491666666666667</text:p>
          </table:table-cell>
          <table:table-cell office:value-type="string" table:style-name="ce3">
            <text:p>334.8899999999988</text:p>
          </table:table-cell>
          <table:table-cell office:value-type="string" table:style-name="ce3">
            <text:p>19.808333333333334</text:p>
          </table:table-cell>
          <table:table-cell office:value-type="string" table:style-name="ce3">
            <text:p>334.8900000000006</text:p>
          </table:table-cell>
          <table:table-cell office:value-type="string" table:style-name="ce3">
            <text:p>20.141666666666666</text:p>
          </table:table-cell>
          <table:table-cell office:value-type="string" table:style-name="ce3">
            <text:p>334.88999999999874</text:p>
          </table:table-cell>
          <table:table-cell office:value-type="string" table:style-name="ce3">
            <text:p>23.991666666666667</text:p>
          </table:table-cell>
          <table:table-cell office:value-type="string" table:style-name="ce3">
            <text:p>229.77000000000012</text:p>
          </table:table-cell>
          <table:table-cell office:value-type="string" table:style-name="ce3">
            <text:p>23.991666666666667</text:p>
          </table:table-cell>
          <table:table-cell office:value-type="string" table:style-name="ce3">
            <text:p>216.90999999999994</text:p>
          </table:table-cell>
          <table:table-cell office:value-type="string" table:style-name="ce3">
            <text:p>23.991666666666667</text:p>
          </table:table-cell>
          <table:table-cell office:value-type="float" office:value="222.66" table:style-name="ce1">
            <text:p>222.66</text:p>
          </table:table-cell>
          <table:table-cell office:value-type="string" table:style-name="ce3">
            <text:p>23.991666666666667</text:p>
          </table:table-cell>
          <table:table-cell office:value-type="string" table:style-name="ce3">
            <text:p>329.46999999999997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4.175000000000001" table:style-name="ce1">
            <text:p>14.175</text:p>
          </table:table-cell>
          <table:table-cell office:value-type="string" table:style-name="ce3">
            <text:p>330.3000000000002</text:p>
          </table:table-cell>
          <table:table-cell office:value-type="string" table:style-name="ce3">
            <text:p>14.441666666666666</text:p>
          </table:table-cell>
          <table:table-cell office:value-type="string" table:style-name="ce3">
            <text:p>320.74999999999926</text:p>
          </table:table-cell>
          <table:table-cell office:value-type="float" office:value="14.775" table:style-name="ce1">
            <text:p>14.775</text:p>
          </table:table-cell>
          <table:table-cell office:value-type="string" table:style-name="ce3">
            <text:p>299.9800000000004</text:p>
          </table:table-cell>
          <table:table-cell office:value-type="string" table:style-name="ce3">
            <text:p>15.108333333333333</text:p>
          </table:table-cell>
          <table:table-cell office:value-type="string" table:style-name="ce3">
            <text:p>307.91999999999973</text:p>
          </table:table-cell>
          <table:table-cell table:number-columns-repeated="1631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3">
            <text:p>172.1699999999999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281.4662499999992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294.9799999999997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272.3400000000001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224.09000000000012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311.26000000000045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304.73999999999995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3">
            <text:p>19.716666666666665</text:p>
          </table:table-cell>
          <table:table-cell office:value-type="string" table:style-name="ce3">
            <text:p>339.8900000000004</text:p>
          </table:table-cell>
          <table:table-cell office:value-type="float" office:value="20.05" table:style-name="ce1">
            <text:p>20.05</text:p>
          </table:table-cell>
          <table:table-cell office:value-type="string" table:style-name="ce3">
            <text:p>324.14000000000055</text:p>
          </table:table-cell>
          <table:table-cell office:value-type="string" table:style-name="ce3">
            <text:p>20.383333333333333</text:p>
          </table:table-cell>
          <table:table-cell office:value-type="string" table:style-name="ce3">
            <text:p>324.1400000000001</text:p>
          </table:table-cell>
          <table:table-cell office:value-type="string" table:style-name="ce3">
            <text:p>20.716666666666665</text:p>
          </table:table-cell>
          <table:table-cell office:value-type="string" table:style-name="ce3">
            <text:p>322.38999999999976</text:p>
          </table:table-cell>
          <table:table-cell office:value-type="string" table:style-name="ce3">
            <text:p>19.018666666666636</text:p>
          </table:table-cell>
          <table:table-cell office:value-type="float" office:value="349.2" table:style-name="ce1">
            <text:p>349.2</text:p>
          </table:table-cell>
          <table:table-cell office:value-type="string" table:style-name="ce3">
            <text:p>19.591666666666665</text:p>
          </table:table-cell>
          <table:table-cell office:value-type="string" table:style-name="ce3">
            <text:p>337.88999999999874</text:p>
          </table:table-cell>
          <table:table-cell office:value-type="float" office:value="19.925000000000001" table:style-name="ce1">
            <text:p>19.925</text:p>
          </table:table-cell>
          <table:table-cell office:value-type="string" table:style-name="ce3">
            <text:p>338.3900000000006</text:p>
          </table:table-cell>
          <table:table-cell office:value-type="string" table:style-name="ce3">
            <text:p>20.258333333333333</text:p>
          </table:table-cell>
          <table:table-cell office:value-type="string" table:style-name="ce3">
            <text:p>338.38999999999874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229.77000000000012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216.90999999999994</text:p>
          </table:table-cell>
          <table:table-cell office:value-type="float" office:value="24" table:style-name="ce1">
            <text:p>24</text:p>
          </table:table-cell>
          <table:table-cell office:value-type="float" office:value="222.66" table:style-name="ce1">
            <text:p>222.66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329.46999999999997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3">
            <text:p>14.441666666666666</text:p>
          </table:table-cell>
          <table:table-cell office:value-type="string" table:style-name="ce3">
            <text:p>338.3000000000002</text:p>
          </table:table-cell>
          <table:table-cell office:value-type="float" office:value="14.775" table:style-name="ce1">
            <text:p>14.775</text:p>
          </table:table-cell>
          <table:table-cell office:value-type="string" table:style-name="ce3">
            <text:p>330.74999999999926</text:p>
          </table:table-cell>
          <table:table-cell office:value-type="string" table:style-name="ce3">
            <text:p>15.108333333333333</text:p>
          </table:table-cell>
          <table:table-cell office:value-type="string" table:style-name="ce3">
            <text:p>309.98000000000036</text:p>
          </table:table-cell>
          <table:table-cell office:value-type="string" table:style-name="ce3">
            <text:p>15.441666666666666</text:p>
          </table:table-cell>
          <table:table-cell office:value-type="string" table:style-name="ce3">
            <text:p>317.91999999999973</text:p>
          </table:table-cell>
          <table:table-cell table:number-columns-repeated="16314"/>
        </table:table-row>
        <table:table-row table:style-name="ro1">
          <table:table-cell office:value-type="string" table:style-name="ce3">
            <text:p>23.991666666666667</text:p>
          </table:table-cell>
          <table:table-cell office:value-type="string" table:style-name="ce3">
            <text:p>172.1699999999999</text:p>
          </table:table-cell>
          <table:table-cell office:value-type="string" table:style-name="ce3">
            <text:p>23.991666666666667</text:p>
          </table:table-cell>
          <table:table-cell office:value-type="string" table:style-name="ce3">
            <text:p>281.4662499999992</text:p>
          </table:table-cell>
          <table:table-cell office:value-type="string" table:style-name="ce3">
            <text:p>23.991666666666667</text:p>
          </table:table-cell>
          <table:table-cell office:value-type="string" table:style-name="ce3">
            <text:p>294.9799999999997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3">
            <text:p>20.391666666666666</text:p>
          </table:table-cell>
          <table:table-cell office:value-type="string" table:style-name="ce3">
            <text:p>328.55000000000035</text:p>
          </table:table-cell>
          <table:table-cell office:value-type="string" table:style-name="ce3">
            <text:p>20.716666666666665</text:p>
          </table:table-cell>
          <table:table-cell office:value-type="string" table:style-name="ce3">
            <text:p>312.80000000000064</text:p>
          </table:table-cell>
          <table:table-cell office:value-type="string" table:style-name="ce3">
            <text:p>21.058333333333334</text:p>
          </table:table-cell>
          <table:table-cell office:value-type="string" table:style-name="ce3">
            <text:p>312.80000000000007</text:p>
          </table:table-cell>
          <table:table-cell office:value-type="string" table:style-name="ce3">
            <text:p>21.066666666666666</text:p>
          </table:table-cell>
          <table:table-cell office:value-type="string" table:style-name="ce3">
            <text:p>311.0499999999997</text:p>
          </table:table-cell>
          <table:table-cell office:value-type="string" table:style-name="ce3">
            <text:p>19.441666666666666</text:p>
          </table:table-cell>
          <table:table-cell office:value-type="float" office:value="343.26" table:style-name="ce1">
            <text:p>343.26</text:p>
          </table:table-cell>
          <table:table-cell office:value-type="float" office:value="19.774999999999999" table:style-name="ce1">
            <text:p>19.775</text:p>
          </table:table-cell>
          <table:table-cell office:value-type="string" table:style-name="ce3">
            <text:p>331.94999999999874</text:p>
          </table:table-cell>
          <table:table-cell office:value-type="float" office:value="20.149999999999999" table:style-name="ce1">
            <text:p>20.15</text:p>
          </table:table-cell>
          <table:table-cell office:value-type="string" table:style-name="ce3">
            <text:p>332.4500000000006</text:p>
          </table:table-cell>
          <table:table-cell office:value-type="float" office:value="20.725000000000001" table:style-name="ce1">
            <text:p>20.725</text:p>
          </table:table-cell>
          <table:table-cell office:value-type="string" table:style-name="ce3">
            <text:p>332.44999999999874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3">
            <text:p>15.441666666666666</text:p>
          </table:table-cell>
          <table:table-cell office:value-type="string" table:style-name="ce3">
            <text:p>319.13000000000017</text:p>
          </table:table-cell>
          <table:table-cell office:value-type="string" table:style-name="ce3">
            <text:p>15.691666666666666</text:p>
          </table:table-cell>
          <table:table-cell office:value-type="string" table:style-name="ce3">
            <text:p>311.57999999999925</text:p>
          </table:table-cell>
          <table:table-cell office:value-type="string" table:style-name="ce3">
            <text:p>16.141666666666666</text:p>
          </table:table-cell>
          <table:table-cell office:value-type="string" table:style-name="ce3">
            <text:p>290.81000000000034</text:p>
          </table:table-cell>
          <table:table-cell office:value-type="string" table:style-name="ce3">
            <text:p>16.358333333333334</text:p>
          </table:table-cell>
          <table:table-cell office:value-type="string" table:style-name="ce3">
            <text:p>298.74999999999966</text:p>
          </table:table-cell>
          <table:table-cell table:number-columns-repeated="1631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3">
            <text:p>172.1699999999999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281.4662499999992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294.9799999999997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3">
            <text:p>20.466666666666665</text:p>
          </table:table-cell>
          <table:table-cell office:value-type="string" table:style-name="ce3">
            <text:p>330.80000000000035</text:p>
          </table:table-cell>
          <table:table-cell office:value-type="float" office:value="20.8" table:style-name="ce1">
            <text:p>20.8</text:p>
          </table:table-cell>
          <table:table-cell office:value-type="string" table:style-name="ce3">
            <text:p>315.3000000000007</text:p>
          </table:table-cell>
          <table:table-cell office:value-type="string" table:style-name="ce3">
            <text:p>21.133333333333333</text:p>
          </table:table-cell>
          <table:table-cell office:value-type="string" table:style-name="ce3">
            <text:p>315.05000000000007</text:p>
          </table:table-cell>
          <table:table-cell office:value-type="string" table:style-name="ce3">
            <text:p>21.466666666666665</text:p>
          </table:table-cell>
          <table:table-cell office:value-type="string" table:style-name="ce3">
            <text:p>323.04999999999967</text:p>
          </table:table-cell>
          <table:table-cell office:value-type="string" table:style-name="ce3">
            <text:p>19.639666666666667</text:p>
          </table:table-cell>
          <table:table-cell office:value-type="float" office:value="349.2" table:style-name="ce1">
            <text:p>349.2</text:p>
          </table:table-cell>
          <table:table-cell office:value-type="float" office:value="20.149999999999999" table:style-name="ce1">
            <text:p>20.15</text:p>
          </table:table-cell>
          <table:table-cell office:value-type="string" table:style-name="ce3">
            <text:p>343.19999999999874</text:p>
          </table:table-cell>
          <table:table-cell office:value-type="string" table:style-name="ce3">
            <text:p>20.483333333333334</text:p>
          </table:table-cell>
          <table:table-cell office:value-type="string" table:style-name="ce3">
            <text:p>342.45000000000067</text:p>
          </table:table-cell>
          <table:table-cell office:value-type="string" table:style-name="ce3">
            <text:p>20.816666666666666</text:p>
          </table:table-cell>
          <table:table-cell office:value-type="string" table:style-name="ce3">
            <text:p>335.1999999999987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3">
            <text:p>15.691666666666666</text:p>
          </table:table-cell>
          <table:table-cell office:value-type="string" table:style-name="ce3">
            <text:p>326.63000000000017</text:p>
          </table:table-cell>
          <table:table-cell office:value-type="float" office:value="16.024999999999999" table:style-name="ce1">
            <text:p>16.025</text:p>
          </table:table-cell>
          <table:table-cell office:value-type="string" table:style-name="ce3">
            <text:p>321.5799999999992</text:p>
          </table:table-cell>
          <table:table-cell office:value-type="string" table:style-name="ce3">
            <text:p>16.358333333333334</text:p>
          </table:table-cell>
          <table:table-cell office:value-type="string" table:style-name="ce3">
            <text:p>297.3100000000004</text:p>
          </table:table-cell>
          <table:table-cell office:value-type="string" table:style-name="ce3">
            <text:p>16.691666666666666</text:p>
          </table:table-cell>
          <table:table-cell office:value-type="string" table:style-name="ce3">
            <text:p>308.7499999999996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3">
            <text:p>21.791666666666668</text:p>
          </table:table-cell>
          <table:table-cell office:value-type="string" table:style-name="ce3">
            <text:p>328.91000000000037</text:p>
          </table:table-cell>
          <table:table-cell office:value-type="string" table:style-name="ce3">
            <text:p>21.391666666666666</text:p>
          </table:table-cell>
          <table:table-cell office:value-type="string" table:style-name="ce3">
            <text:p>313.4100000000007</text:p>
          </table:table-cell>
          <table:table-cell office:value-type="string" table:style-name="ce3">
            <text:p>21.633333333333333</text:p>
          </table:table-cell>
          <table:table-cell office:value-type="string" table:style-name="ce3">
            <text:p>313.1600000000001</text:p>
          </table:table-cell>
          <table:table-cell office:value-type="string" table:style-name="ce3">
            <text:p>21.966666666666665</text:p>
          </table:table-cell>
          <table:table-cell office:value-type="string" table:style-name="ce3">
            <text:p>321.1599999999997</text:p>
          </table:table-cell>
          <table:table-cell office:value-type="string" table:style-name="ce3">
            <text:p>22.658333333333335</text:p>
          </table:table-cell>
          <table:table-cell office:value-type="float" office:value="347.58" table:style-name="ce1">
            <text:p>347.58</text:p>
          </table:table-cell>
          <table:table-cell office:value-type="string" table:style-name="ce3">
            <text:p>21.908333333333335</text:p>
          </table:table-cell>
          <table:table-cell office:value-type="string" table:style-name="ce3">
            <text:p>341.57999999999873</text:p>
          </table:table-cell>
          <table:table-cell office:value-type="string" table:style-name="ce3">
            <text:p>21.783333333333335</text:p>
          </table:table-cell>
          <table:table-cell office:value-type="string" table:style-name="ce3">
            <text:p>340.83000000000067</text:p>
          </table:table-cell>
          <table:table-cell office:value-type="float" office:value="21.824999999999999" table:style-name="ce1">
            <text:p>21.825</text:p>
          </table:table-cell>
          <table:table-cell office:value-type="string" table:style-name="ce3">
            <text:p>333.5799999999987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3">
            <text:p>16.691666666666666</text:p>
          </table:table-cell>
          <table:table-cell office:value-type="string" table:style-name="ce3">
            <text:p>308.54000000000013</text:p>
          </table:table-cell>
          <table:table-cell office:value-type="string" table:style-name="ce3">
            <text:p>16.583333333333332</text:p>
          </table:table-cell>
          <table:table-cell office:value-type="string" table:style-name="ce3">
            <text:p>303.48999999999916</text:p>
          </table:table-cell>
          <table:table-cell office:value-type="string" table:style-name="ce3">
            <text:p>17.358333333333334</text:p>
          </table:table-cell>
          <table:table-cell office:value-type="string" table:style-name="ce3">
            <text:p>279.22000000000037</text:p>
          </table:table-cell>
          <table:table-cell office:value-type="string" table:style-name="ce3">
            <text:p>17.691666666666666</text:p>
          </table:table-cell>
          <table:table-cell office:value-type="string" table:style-name="ce3">
            <text:p>290.65999999999957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365.1600000000003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361.66000000000076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354.1600000000001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352.15999999999974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357.8299999999999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374.3299999999987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377.3300000000006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368.8299999999987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7.024999999999999" table:style-name="ce1">
            <text:p>17.025</text:p>
          </table:table-cell>
          <table:table-cell office:value-type="string" table:style-name="ce3">
            <text:p>318.5400000000001</text:p>
          </table:table-cell>
          <table:table-cell office:value-type="string" table:style-name="ce3">
            <text:p>17.358333333333334</text:p>
          </table:table-cell>
          <table:table-cell office:value-type="string" table:style-name="ce3">
            <text:p>326.7399999999992</text:p>
          </table:table-cell>
          <table:table-cell office:value-type="string" table:style-name="ce3">
            <text:p>17.691666666666666</text:p>
          </table:table-cell>
          <table:table-cell office:value-type="string" table:style-name="ce3">
            <text:p>289.2200000000003</text:p>
          </table:table-cell>
          <table:table-cell office:value-type="float" office:value="18.024999999999999" table:style-name="ce1">
            <text:p>18.025</text:p>
          </table:table-cell>
          <table:table-cell office:value-type="string" table:style-name="ce3">
            <text:p>300.6599999999995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3">
            <text:p>23.991666666666667</text:p>
          </table:table-cell>
          <table:table-cell office:value-type="string" table:style-name="ce3">
            <text:p>333.0300000000003</text:p>
          </table:table-cell>
          <table:table-cell office:value-type="string" table:style-name="ce3">
            <text:p>23.991666666666667</text:p>
          </table:table-cell>
          <table:table-cell office:value-type="string" table:style-name="ce3">
            <text:p>329.53000000000077</text:p>
          </table:table-cell>
          <table:table-cell office:value-type="string" table:style-name="ce3">
            <text:p>23.991666666666667</text:p>
          </table:table-cell>
          <table:table-cell office:value-type="string" table:style-name="ce3">
            <text:p>322.0300000000001</text:p>
          </table:table-cell>
          <table:table-cell office:value-type="string" table:style-name="ce3">
            <text:p>23.991666666666667</text:p>
          </table:table-cell>
          <table:table-cell office:value-type="string" table:style-name="ce3">
            <text:p>320.02999999999975</text:p>
          </table:table-cell>
          <table:table-cell office:value-type="string" table:style-name="ce3">
            <text:p>23.991666666666667</text:p>
          </table:table-cell>
          <table:table-cell office:value-type="string" table:style-name="ce3">
            <text:p>325.69999999999993</text:p>
          </table:table-cell>
          <table:table-cell office:value-type="string" table:style-name="ce3">
            <text:p>23.991666666666667</text:p>
          </table:table-cell>
          <table:table-cell office:value-type="string" table:style-name="ce3">
            <text:p>342.1999999999987</text:p>
          </table:table-cell>
          <table:table-cell office:value-type="string" table:style-name="ce3">
            <text:p>23.991666666666667</text:p>
          </table:table-cell>
          <table:table-cell office:value-type="string" table:style-name="ce3">
            <text:p>345.2000000000006</text:p>
          </table:table-cell>
          <table:table-cell office:value-type="string" table:style-name="ce3">
            <text:p>23.991666666666667</text:p>
          </table:table-cell>
          <table:table-cell office:value-type="string" table:style-name="ce3">
            <text:p>336.6999999999987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8.024999999999999" table:style-name="ce1">
            <text:p>18.025</text:p>
          </table:table-cell>
          <table:table-cell office:value-type="string" table:style-name="ce3">
            <text:p>302.3400000000001</text:p>
          </table:table-cell>
          <table:table-cell office:value-type="string" table:style-name="ce3">
            <text:p>18.491666666666667</text:p>
          </table:table-cell>
          <table:table-cell office:value-type="string" table:style-name="ce3">
            <text:p>310.5399999999992</text:p>
          </table:table-cell>
          <table:table-cell office:value-type="float" office:value="18.824999999999999" table:style-name="ce1">
            <text:p>18.825</text:p>
          </table:table-cell>
          <table:table-cell office:value-type="string" table:style-name="ce3">
            <text:p>273.0200000000003</text:p>
          </table:table-cell>
          <table:table-cell office:value-type="string" table:style-name="ce3">
            <text:p>19.158333333333335</text:p>
          </table:table-cell>
          <table:table-cell office:value-type="string" table:style-name="ce3">
            <text:p>284.4599999999995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333.0300000000003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329.53000000000077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322.0300000000001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320.02999999999975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325.69999999999993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342.1999999999987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345.2000000000006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336.6999999999987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8.3" table:style-name="ce1">
            <text:p>18.3</text:p>
          </table:table-cell>
          <table:table-cell office:value-type="string" table:style-name="ce3">
            <text:p>310.59000000000015</text:p>
          </table:table-cell>
          <table:table-cell office:value-type="string" table:style-name="ce3">
            <text:p>18.633333333333333</text:p>
          </table:table-cell>
          <table:table-cell office:value-type="string" table:style-name="ce3">
            <text:p>314.78999999999917</text:p>
          </table:table-cell>
          <table:table-cell office:value-type="string" table:style-name="ce3">
            <text:p>18.966666666666665</text:p>
          </table:table-cell>
          <table:table-cell office:value-type="string" table:style-name="ce3">
            <text:p>277.2700000000003</text:p>
          </table:table-cell>
          <table:table-cell office:value-type="float" office:value="19.3" table:style-name="ce1">
            <text:p>19.3</text:p>
          </table:table-cell>
          <table:table-cell office:value-type="string" table:style-name="ce3">
            <text:p>288.70999999999947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9.3" table:style-name="ce1">
            <text:p>19.3</text:p>
          </table:table-cell>
          <table:table-cell office:value-type="string" table:style-name="ce3">
            <text:p>294.39000000000016</text:p>
          </table:table-cell>
          <table:table-cell office:value-type="string" table:style-name="ce3">
            <text:p>19.716666666666665</text:p>
          </table:table-cell>
          <table:table-cell office:value-type="string" table:style-name="ce3">
            <text:p>298.5899999999992</text:p>
          </table:table-cell>
          <table:table-cell office:value-type="float" office:value="20.05" table:style-name="ce1">
            <text:p>20.05</text:p>
          </table:table-cell>
          <table:table-cell office:value-type="string" table:style-name="ce3">
            <text:p>261.07000000000033</text:p>
          </table:table-cell>
          <table:table-cell office:value-type="string" table:style-name="ce3">
            <text:p>20.383333333333333</text:p>
          </table:table-cell>
          <table:table-cell office:value-type="string" table:style-name="ce3">
            <text:p>272.5099999999995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9.475000000000001" table:style-name="ce1">
            <text:p>19.475</text:p>
          </table:table-cell>
          <table:table-cell office:value-type="string" table:style-name="ce3">
            <text:p>299.64000000000016</text:p>
          </table:table-cell>
          <table:table-cell office:value-type="string" table:style-name="ce3">
            <text:p>19.808333333333334</text:p>
          </table:table-cell>
          <table:table-cell office:value-type="string" table:style-name="ce3">
            <text:p>301.33999999999924</text:p>
          </table:table-cell>
          <table:table-cell office:value-type="string" table:style-name="ce3">
            <text:p>20.141666666666666</text:p>
          </table:table-cell>
          <table:table-cell office:value-type="string" table:style-name="ce3">
            <text:p>263.8200000000003</text:p>
          </table:table-cell>
          <table:table-cell office:value-type="float" office:value="20.475000000000001" table:style-name="ce1">
            <text:p>20.475</text:p>
          </table:table-cell>
          <table:table-cell office:value-type="string" table:style-name="ce3">
            <text:p>275.25999999999954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9.75" table:style-name="ce1">
            <text:p>19.75</text:p>
          </table:table-cell>
          <table:table-cell office:value-type="string" table:style-name="ce3">
            <text:p>290.7300000000002</text:p>
          </table:table-cell>
          <table:table-cell office:value-type="string" table:style-name="ce3">
            <text:p>20.466666666666665</text:p>
          </table:table-cell>
          <table:table-cell office:value-type="string" table:style-name="ce3">
            <text:p>292.42999999999927</text:p>
          </table:table-cell>
          <table:table-cell office:value-type="float" office:value="20.8" table:style-name="ce1">
            <text:p>20.8</text:p>
          </table:table-cell>
          <table:table-cell office:value-type="string" table:style-name="ce3">
            <text:p>254.9100000000002</text:p>
          </table:table-cell>
          <table:table-cell office:value-type="string" table:style-name="ce3">
            <text:p>21.133333333333333</text:p>
          </table:table-cell>
          <table:table-cell office:value-type="string" table:style-name="ce3">
            <text:p>266.34999999999957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3">
            <text:p>20.391666666666666</text:p>
          </table:table-cell>
          <table:table-cell office:value-type="string" table:style-name="ce3">
            <text:p>309.98000000000013</text:p>
          </table:table-cell>
          <table:table-cell office:value-type="float" office:value="20.725000000000001" table:style-name="ce1">
            <text:p>20.725</text:p>
          </table:table-cell>
          <table:table-cell office:value-type="string" table:style-name="ce3">
            <text:p>300.1799999999994</text:p>
          </table:table-cell>
          <table:table-cell office:value-type="string" table:style-name="ce3">
            <text:p>21.058333333333334</text:p>
          </table:table-cell>
          <table:table-cell office:value-type="string" table:style-name="ce3">
            <text:p>262.6600000000002</text:p>
          </table:table-cell>
          <table:table-cell office:value-type="string" table:style-name="ce3">
            <text:p>21.391666666666666</text:p>
          </table:table-cell>
          <table:table-cell office:value-type="string" table:style-name="ce3">
            <text:p>274.09999999999957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3">
            <text:p>20.816666666666666</text:p>
          </table:table-cell>
          <table:table-cell office:value-type="string" table:style-name="ce3">
            <text:p>297.83000000000015</text:p>
          </table:table-cell>
          <table:table-cell office:value-type="string" table:style-name="ce3">
            <text:p>21.466666666666665</text:p>
          </table:table-cell>
          <table:table-cell office:value-type="string" table:style-name="ce3">
            <text:p>288.0299999999994</text:p>
          </table:table-cell>
          <table:table-cell office:value-type="string" table:style-name="ce3">
            <text:p>21.666666666666668</text:p>
          </table:table-cell>
          <table:table-cell office:value-type="string" table:style-name="ce3">
            <text:p>250.5100000000002</text:p>
          </table:table-cell>
          <table:table-cell office:value-type="string" table:style-name="ce3">
            <text:p>21.766666666666666</text:p>
          </table:table-cell>
          <table:table-cell office:value-type="string" table:style-name="ce3">
            <text:p>261.9499999999996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1.3" table:style-name="ce1">
            <text:p>21.3</text:p>
          </table:table-cell>
          <table:table-cell office:value-type="string" table:style-name="ce3">
            <text:p>312.33000000000015</text:p>
          </table:table-cell>
          <table:table-cell office:value-type="string" table:style-name="ce3">
            <text:p>21.633333333333333</text:p>
          </table:table-cell>
          <table:table-cell office:value-type="string" table:style-name="ce3">
            <text:p>293.02999999999946</text:p>
          </table:table-cell>
          <table:table-cell office:value-type="string" table:style-name="ce3">
            <text:p>21.966666666666665</text:p>
          </table:table-cell>
          <table:table-cell office:value-type="string" table:style-name="ce3">
            <text:p>259.5100000000001</text:p>
          </table:table-cell>
          <table:table-cell office:value-type="float" office:value="22.3" table:style-name="ce1">
            <text:p>22.3</text:p>
          </table:table-cell>
          <table:table-cell office:value-type="string" table:style-name="ce3">
            <text:p>277.94999999999965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3">
            <text:p>21.791666666666668</text:p>
          </table:table-cell>
          <table:table-cell office:value-type="string" table:style-name="ce3">
            <text:p>296.40000000000015</text:p>
          </table:table-cell>
          <table:table-cell office:value-type="float" office:value="22.125" table:style-name="ce1">
            <text:p>22.125</text:p>
          </table:table-cell>
          <table:table-cell office:value-type="string" table:style-name="ce3">
            <text:p>277.09999999999945</text:p>
          </table:table-cell>
          <table:table-cell office:value-type="string" table:style-name="ce3">
            <text:p>22.458333333333332</text:p>
          </table:table-cell>
          <table:table-cell office:value-type="string" table:style-name="ce3">
            <text:p>243.5800000000001</text:p>
          </table:table-cell>
          <table:table-cell office:value-type="string" table:style-name="ce3">
            <text:p>22.791666666666668</text:p>
          </table:table-cell>
          <table:table-cell office:value-type="string" table:style-name="ce3">
            <text:p>262.01999999999964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3">
            <text:p>21.991666666666667</text:p>
          </table:table-cell>
          <table:table-cell office:value-type="string" table:style-name="ce3">
            <text:p>302.40000000000015</text:p>
          </table:table-cell>
          <table:table-cell office:value-type="float" office:value="22.324999999999999" table:style-name="ce1">
            <text:p>22.325</text:p>
          </table:table-cell>
          <table:table-cell office:value-type="string" table:style-name="ce3">
            <text:p>283.09999999999945</text:p>
          </table:table-cell>
          <table:table-cell office:value-type="string" table:style-name="ce3">
            <text:p>22.658333333333335</text:p>
          </table:table-cell>
          <table:table-cell office:value-type="string" table:style-name="ce3">
            <text:p>249.58000000000018</text:p>
          </table:table-cell>
          <table:table-cell office:value-type="string" table:style-name="ce3">
            <text:p>22.991666666666667</text:p>
          </table:table-cell>
          <table:table-cell office:value-type="string" table:style-name="ce3">
            <text:p>268.01999999999964</text:p>
          </table:table-cell>
          <table:table-cell table:number-columns-repeated="16314"/>
        </table:table-row>
        <table:table-row table:number-rows-repeated="2"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269.7300000000002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261.22999999999945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238.51000000000025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267.74999999999966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3">
            <text:p>23.991666666666667</text:p>
          </table:table-cell>
          <table:table-cell office:value-type="string" table:style-name="ce3">
            <text:p>269.7300000000002</text:p>
          </table:table-cell>
          <table:table-cell office:value-type="string" table:style-name="ce3">
            <text:p>23.991666666666667</text:p>
          </table:table-cell>
          <table:table-cell office:value-type="string" table:style-name="ce3">
            <text:p>261.22999999999945</text:p>
          </table:table-cell>
          <table:table-cell office:value-type="string" table:style-name="ce3">
            <text:p>23.991666666666667</text:p>
          </table:table-cell>
          <table:table-cell office:value-type="string" table:style-name="ce3">
            <text:p>238.51000000000025</text:p>
          </table:table-cell>
          <table:table-cell office:value-type="string" table:style-name="ce3">
            <text:p>23.991666666666667</text:p>
          </table:table-cell>
          <table:table-cell office:value-type="string" table:style-name="ce3">
            <text:p>238.51000000000025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269.7300000000002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261.22999999999945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238.51000000000025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238.51000000000025</text:p>
          </table:table-cell>
          <table:table-cell table:number-columns-repeated="16314"/>
        </table:table-row>
        <table:table-row table:number-rows-repeated="640"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table:number-columns-repeated="16314"/>
        </table:table-row>
        <table:table-row table:number-rows-repeated="1047899" table:style-name="ro1">
          <table:table-cell table:number-columns-repeated="16384"/>
        </table:table-row>
      </table:table>
      <table:table table:name="sa-quick-charge" table:style-name="ta1"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5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5" table:default-cell-style-name="ce1"/>
        <table:table-column table:style-name="co7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5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11" table:default-cell-style-name="ce1"/>
        <table:table-column table:style-name="co4" table:default-cell-style-name="ce1"/>
        <table:table-column table:style-name="co7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14" table:default-cell-style-name="ce1"/>
        <table:table-row table:style-name="ro1">
          <table:table-cell office:value-type="string" table:style-name="Default_1">
            <text:p>time0</text:p>
          </table:table-cell>
          <table:table-cell office:value-type="string" table:style-name="Default_1">
            <text:p>eta0</text:p>
          </table:table-cell>
          <table:table-cell office:value-type="string" table:style-name="Default_1">
            <text:p>time1</text:p>
          </table:table-cell>
          <table:table-cell office:value-type="string" table:style-name="Default_1">
            <text:p>eta1</text:p>
          </table:table-cell>
          <table:table-cell office:value-type="string" table:style-name="Default_1">
            <text:p>time2</text:p>
          </table:table-cell>
          <table:table-cell office:value-type="string" table:style-name="Default_1">
            <text:p>eta2</text:p>
          </table:table-cell>
          <table:table-cell office:value-type="string" table:style-name="Default_1">
            <text:p>time3</text:p>
          </table:table-cell>
          <table:table-cell office:value-type="string" table:style-name="Default_1">
            <text:p>eta3</text:p>
          </table:table-cell>
          <table:table-cell office:value-type="string" table:style-name="Default_1">
            <text:p>time4</text:p>
          </table:table-cell>
          <table:table-cell office:value-type="string" table:style-name="Default_1">
            <text:p>eta4</text:p>
          </table:table-cell>
          <table:table-cell office:value-type="string" table:style-name="Default_1">
            <text:p>time5</text:p>
          </table:table-cell>
          <table:table-cell office:value-type="string" table:style-name="Default_1">
            <text:p>eta5</text:p>
          </table:table-cell>
          <table:table-cell office:value-type="string" table:style-name="Default_1">
            <text:p>time6</text:p>
          </table:table-cell>
          <table:table-cell office:value-type="string" table:style-name="Default_1">
            <text:p>eta6</text:p>
          </table:table-cell>
          <table:table-cell office:value-type="string" table:style-name="Default_1">
            <text:p>time7</text:p>
          </table:table-cell>
          <table:table-cell office:value-type="string" table:style-name="Default_1">
            <text:p>eta7</text:p>
          </table:table-cell>
          <table:table-cell office:value-type="string" table:style-name="Default_1">
            <text:p>time8</text:p>
          </table:table-cell>
          <table:table-cell office:value-type="string" table:style-name="Default_1">
            <text:p>eta8</text:p>
          </table:table-cell>
          <table:table-cell office:value-type="string" table:style-name="Default_1">
            <text:p>time9</text:p>
          </table:table-cell>
          <table:table-cell office:value-type="string" table:style-name="Default_1">
            <text:p>eta9</text:p>
          </table:table-cell>
          <table:table-cell office:value-type="string" table:style-name="Default_1">
            <text:p>time10</text:p>
          </table:table-cell>
          <table:table-cell office:value-type="string" table:style-name="Default_1">
            <text:p>eta10</text:p>
          </table:table-cell>
          <table:table-cell office:value-type="string" table:style-name="Default_1">
            <text:p>time11</text:p>
          </table:table-cell>
          <table:table-cell office:value-type="string" table:style-name="Default_1">
            <text:p>eta11</text:p>
          </table:table-cell>
          <table:table-cell office:value-type="string" table:style-name="Default_1">
            <text:p>time12</text:p>
          </table:table-cell>
          <table:table-cell office:value-type="string" table:style-name="Default_1">
            <text:p>eta12</text:p>
          </table:table-cell>
          <table:table-cell office:value-type="string" table:style-name="Default_1">
            <text:p>time13</text:p>
          </table:table-cell>
          <table:table-cell office:value-type="string" table:style-name="Default_1">
            <text:p>eta13</text:p>
          </table:table-cell>
          <table:table-cell office:value-type="string" table:style-name="Default_1">
            <text:p>time14</text:p>
          </table:table-cell>
          <table:table-cell office:value-type="string" table:style-name="Default_1">
            <text:p>eta14</text:p>
          </table:table-cell>
          <table:table-cell office:value-type="string" table:style-name="Default_1">
            <text:p>time15</text:p>
          </table:table-cell>
          <table:table-cell office:value-type="string" table:style-name="Default_1">
            <text:p>eta15</text:p>
          </table:table-cell>
          <table:table-cell office:value-type="string" table:style-name="Default_1">
            <text:p>time16</text:p>
          </table:table-cell>
          <table:table-cell office:value-type="string" table:style-name="Default_1">
            <text:p>eta16</text:p>
          </table:table-cell>
          <table:table-cell office:value-type="string" table:style-name="Default_1">
            <text:p>time17</text:p>
          </table:table-cell>
          <table:table-cell office:value-type="string" table:style-name="Default_1">
            <text:p>eta17</text:p>
          </table:table-cell>
          <table:table-cell office:value-type="string" table:style-name="Default_1">
            <text:p>time18</text:p>
          </table:table-cell>
          <table:table-cell office:value-type="string" table:style-name="Default_1">
            <text:p>eta18</text:p>
          </table:table-cell>
          <table:table-cell office:value-type="string" table:style-name="Default_1">
            <text:p>time19</text:p>
          </table:table-cell>
          <table:table-cell office:value-type="string" table:style-name="Default_1">
            <text:p>eta19</text:p>
          </table:table-cell>
          <table:table-cell office:value-type="string" table:style-name="Default_1">
            <text:p>time20</text:p>
          </table:table-cell>
          <table:table-cell office:value-type="string" table:style-name="Default_1">
            <text:p>eta20</text:p>
          </table:table-cell>
          <table:table-cell office:value-type="string" table:style-name="Default_1">
            <text:p>time21</text:p>
          </table:table-cell>
          <table:table-cell office:value-type="string" table:style-name="Default_1">
            <text:p>eta21</text:p>
          </table:table-cell>
          <table:table-cell office:value-type="string" table:style-name="Default_1">
            <text:p>time22</text:p>
          </table:table-cell>
          <table:table-cell office:value-type="string" table:style-name="Default_1">
            <text:p>eta22</text:p>
          </table:table-cell>
          <table:table-cell office:value-type="string" table:style-name="Default_1">
            <text:p>time23</text:p>
          </table:table-cell>
          <table:table-cell office:value-type="string" table:style-name="Default_1">
            <text:p>eta23</text:p>
          </table:table-cell>
          <table:table-cell office:value-type="string" table:style-name="Default_1">
            <text:p>time24</text:p>
          </table:table-cell>
          <table:table-cell office:value-type="string" table:style-name="Default_1">
            <text:p>eta24</text:p>
          </table:table-cell>
          <table:table-cell office:value-type="string" table:style-name="Default_1">
            <text:p>time25</text:p>
          </table:table-cell>
          <table:table-cell office:value-type="string" table:style-name="Default_1">
            <text:p>eta25</text:p>
          </table:table-cell>
          <table:table-cell office:value-type="string" table:style-name="Default_1">
            <text:p>time26</text:p>
          </table:table-cell>
          <table:table-cell office:value-type="string" table:style-name="Default_1">
            <text:p>eta26</text:p>
          </table:table-cell>
          <table:table-cell office:value-type="string" table:style-name="Default_1">
            <text:p>time27</text:p>
          </table:table-cell>
          <table:table-cell office:value-type="string" table:style-name="Default_1">
            <text:p>eta27</text:p>
          </table:table-cell>
          <table:table-cell office:value-type="string" table:style-name="Default_1">
            <text:p>time28</text:p>
          </table:table-cell>
          <table:table-cell office:value-type="string" table:style-name="Default_1">
            <text:p>eta28</text:p>
          </table:table-cell>
          <table:table-cell office:value-type="string" table:style-name="Default_1">
            <text:p>time29</text:p>
          </table:table-cell>
          <table:table-cell office:value-type="string" table:style-name="Default_1">
            <text:p>eta29</text:p>
          </table:table-cell>
          <table:table-cell office:value-type="string" table:style-name="Default_1">
            <text:p>time30</text:p>
          </table:table-cell>
          <table:table-cell office:value-type="string" table:style-name="Default_1">
            <text:p>eta30</text:p>
          </table:table-cell>
          <table:table-cell office:value-type="string" table:style-name="Default_1">
            <text:p>time31</text:p>
          </table:table-cell>
          <table:table-cell office:value-type="string" table:style-name="Default_1">
            <text:p>eta31</text:p>
          </table:table-cell>
          <table:table-cell office:value-type="string" table:style-name="Default_1">
            <text:p>time32</text:p>
          </table:table-cell>
          <table:table-cell office:value-type="string" table:style-name="Default_1">
            <text:p>eta32</text:p>
          </table:table-cell>
          <table:table-cell office:value-type="string" table:style-name="Default_1">
            <text:p>time33</text:p>
          </table:table-cell>
          <table:table-cell office:value-type="string" table:style-name="Default_1">
            <text:p>eta33</text:p>
          </table:table-cell>
          <table:table-cell office:value-type="string" table:style-name="Default_1">
            <text:p>time34</text:p>
          </table:table-cell>
          <table:table-cell office:value-type="string" table:style-name="Default_1">
            <text:p>eta34</text:p>
          </table:table-cell>
          <table:table-cell table:number-columns-repeated="16314"/>
        </table:table-row>
        <table:table-row table:style-name="ro1">
          <table:table-cell office:value-type="float" office:value="8.2225049999999996E-5" table:style-name="Default_1">
            <text:p>8.22251E-05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4.3454304000000002E-4" table:style-name="Default_1">
            <text:p>0.000434543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9.1969039999999992E-6" table:style-name="Default_1">
            <text:p>9.1969E-06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8.1844830000000004E-4" table:style-name="Default_1">
            <text:p>0.000818448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6.646674E-4" table:style-name="Default_1">
            <text:p>0.000664667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5.1455292E-5" table:style-name="Default_1">
            <text:p>5.14553E-05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6.8803219999999995E-4" table:style-name="Default_1">
            <text:p>0.000688032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4.6535148E-4" table:style-name="Default_1">
            <text:p>0.000465351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1.5205241E-4" table:style-name="Default_1">
            <text:p>0.000152052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8.3428790000000005E-4" table:style-name="Default_1">
            <text:p>0.000834288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8.1988699999999996E-5" table:style-name="Default_1">
            <text:p>8.19887E-05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9.7620929999999993E-7" table:style-name="Default_1">
            <text:p>9.76209E-07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4.0033556000000002E-4" table:style-name="Default_1">
            <text:p>0.000400336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1.3036789E-5" table:style-name="Default_1">
            <text:p>1.30368E-05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1.5565859000000001E-4" table:style-name="Default_1">
            <text:p>0.000155659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1.3658609999999999E-4" table:style-name="Default_1">
            <text:p>0.000136586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1.4111730999999999E-4" table:style-name="Default_1">
            <text:p>0.000141117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4.3568844999999998E-5" table:style-name="Default_1">
            <text:p>4.35688E-05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2.4994456999999999E-4" table:style-name="Default_1">
            <text:p>0.000249945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3.6123676999999998E-4" table:style-name="Default_1">
            <text:p>0.000361237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5.4284866000000004E-4" table:style-name="Default_1">
            <text:p>0.000542849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5.3925380000000002E-6" table:style-name="Default_1">
            <text:p>5.39254E-06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7.9904694999999998E-4" table:style-name="Default_1">
            <text:p>0.000799047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8.0648676000000003E-4" table:style-name="Default_1">
            <text:p>0.000806487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4.1570263999999999E-4" table:style-name="Default_1">
            <text:p>0.000415703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3.0903620000000001E-4" table:style-name="Default_1">
            <text:p>0.000309036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4.5916418000000001E-4" table:style-name="Default_1">
            <text:p>0.000459164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5.1638319999999999E-4" table:style-name="Default_1">
            <text:p>0.000516383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1.8228436E-4" table:style-name="Default_1">
            <text:p>0.000182284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6.4519200000000005E-4" table:style-name="Default_1">
            <text:p>0.000645192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2.2164012000000001E-4" table:style-name="Default_1">
            <text:p>0.00022164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1.5913647000000001E-5" table:style-name="Default_1">
            <text:p>1.59136E-05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8.1452399999999996E-4" table:style-name="Default_1">
            <text:p>0.000814524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5.4763722999999996E-4" table:style-name="Default_1">
            <text:p>0.000547637</text:p>
          </table:table-cell>
          <table:table-cell office:value-type="float" office:value="349.19997999999998" table:style-name="Default_1">
            <text:p>349.19998</text:p>
          </table:table-cell>
          <table:table-cell office:value-type="float" office:value="8.1599679999999999E-4" table:style-name="Default_1">
            <text:p>0.000815997</text:p>
          </table:table-cell>
          <table:table-cell office:value-type="float" office:value="349.19997999999998" table:style-name="Default_1">
            <text:p>349.19998</text:p>
          </table:table-cell>
          <table:table-cell table:number-columns-repeated="16314"/>
        </table:table-row>
        <table:table-row table:style-name="ro1">
          <table:table-cell office:value-type="float" office:value="5.0260280000000005E-4" table:style-name="Default_1">
            <text:p>0.000502603</text:p>
          </table:table-cell>
          <table:table-cell office:value-type="float" office:value="349.21260000000001" table:style-name="Default_1">
            <text:p>349.2126</text:p>
          </table:table-cell>
          <table:table-cell office:value-type="float" office:value="5.897392E-4" table:style-name="Default_1">
            <text:p>0.000589739</text:p>
          </table:table-cell>
          <table:table-cell office:value-type="float" office:value="349.20465000000002" table:style-name="Default_1">
            <text:p>349.20465</text:p>
          </table:table-cell>
          <table:table-cell office:value-type="float" office:value="1.4613156000000001E-4" table:style-name="Default_1">
            <text:p>0.000146132</text:p>
          </table:table-cell>
          <table:table-cell office:value-type="float" office:value="349.20409999999998" table:style-name="Default_1">
            <text:p>349.2041</text:p>
          </table:table-cell>
          <table:table-cell office:value-type="float" office:value="9.5043313999999997E-4" table:style-name="Default_1">
            <text:p>0.000950433</text:p>
          </table:table-cell>
          <table:table-cell office:value-type="float" office:value="349.20395000000002" table:style-name="Default_1">
            <text:p>349.20395</text:p>
          </table:table-cell>
          <table:table-cell office:value-type="float" office:value="7.9429730000000001E-4" table:style-name="Default_1">
            <text:p>0.000794297</text:p>
          </table:table-cell>
          <table:table-cell office:value-type="float" office:value="349.20386000000002" table:style-name="Default_1">
            <text:p>349.20386</text:p>
          </table:table-cell>
          <table:table-cell office:value-type="float" office:value="1.9615208000000001E-4" table:style-name="Default_1">
            <text:p>0.000196152</text:p>
          </table:table-cell>
          <table:table-cell office:value-type="float" office:value="349.20429999999999" table:style-name="Default_1">
            <text:p>349.2043</text:p>
          </table:table-cell>
          <table:table-cell office:value-type="float" office:value="8.4404149999999997E-4" table:style-name="Default_1">
            <text:p>0.000844042</text:p>
          </table:table-cell>
          <table:table-cell office:value-type="float" office:value="349.34210000000002" table:style-name="Default_1">
            <text:p>349.3421</text:p>
          </table:table-cell>
          <table:table-cell office:value-type="float" office:value="9.0403589999999995E-4" table:style-name="Default_1">
            <text:p>0.000904036</text:p>
          </table:table-cell>
          <table:table-cell office:value-type="float" office:value="349.21312999999998" table:style-name="Default_1">
            <text:p>349.21313</text:p>
          </table:table-cell>
          <table:table-cell office:value-type="float" office:value="7.4477199999999999E-4" table:style-name="Default_1">
            <text:p>0.000744772</text:p>
          </table:table-cell>
          <table:table-cell office:value-type="float" office:value="349.21776999999997" table:style-name="Default_1">
            <text:p>349.21777</text:p>
          </table:table-cell>
          <table:table-cell office:value-type="float" office:value="9.7064760000000003E-4" table:style-name="Default_1">
            <text:p>0.000970648</text:p>
          </table:table-cell>
          <table:table-cell office:value-type="float" office:value="349.20407" table:style-name="Default_1">
            <text:p>349.20407</text:p>
          </table:table-cell>
          <table:table-cell office:value-type="float" office:value="4.9453555000000002E-4" table:style-name="Default_1">
            <text:p>0.000494536</text:p>
          </table:table-cell>
          <table:table-cell office:value-type="float" office:value="349.21237000000002" table:style-name="Default_1">
            <text:p>349.21237</text:p>
          </table:table-cell>
          <table:table-cell office:value-type="float" office:value="1.1003078E-4" table:style-name="Default_1">
            <text:p>0.000110031</text:p>
          </table:table-cell>
          <table:table-cell office:value-type="float" office:value="349.20325000000003" table:style-name="Default_1">
            <text:p>349.20325</text:p>
          </table:table-cell>
          <table:table-cell office:value-type="float" office:value="7.3048944000000005E-4" table:style-name="Default_1">
            <text:p>0.000730489</text:p>
          </table:table-cell>
          <table:table-cell office:value-type="float" office:value="349.2099" table:style-name="Default_1">
            <text:p>349.2099</text:p>
          </table:table-cell>
          <table:table-cell office:value-type="float" office:value="3.7398884999999998E-4" table:style-name="Default_1">
            <text:p>0.000373989</text:p>
          </table:table-cell>
          <table:table-cell office:value-type="float" office:value="349.21082000000001" table:style-name="Default_1">
            <text:p>349.21082</text:p>
          </table:table-cell>
          <table:table-cell office:value-type="float" office:value="2.6399794000000001E-4" table:style-name="Default_1">
            <text:p>0.000263998</text:p>
          </table:table-cell>
          <table:table-cell office:value-type="float" office:value="349.20325000000003" table:style-name="Default_1">
            <text:p>349.20325</text:p>
          </table:table-cell>
          <table:table-cell office:value-type="float" office:value="2.8157205000000002E-4" table:style-name="Default_1">
            <text:p>0.000281572</text:p>
          </table:table-cell>
          <table:table-cell office:value-type="float" office:value="349.20434999999998" table:style-name="Default_1">
            <text:p>349.20435</text:p>
          </table:table-cell>
          <table:table-cell office:value-type="float" office:value="3.0283943999999998E-4" table:style-name="Default_1">
            <text:p>0.000302839</text:p>
          </table:table-cell>
          <table:table-cell office:value-type="float" office:value="349.20483000000002" table:style-name="Default_1">
            <text:p>349.20483</text:p>
          </table:table-cell>
          <table:table-cell office:value-type="float" office:value="1.7670085E-4" table:style-name="Default_1">
            <text:p>0.000176701</text:p>
          </table:table-cell>
          <table:table-cell office:value-type="float" office:value="349.32126" table:style-name="Default_1">
            <text:p>349.32126</text:p>
          </table:table-cell>
          <table:table-cell office:value-type="float" office:value="5.2626354999999998E-4" table:style-name="Default_1">
            <text:p>0.000526264</text:p>
          </table:table-cell>
          <table:table-cell office:value-type="float" office:value="349.20828" table:style-name="Default_1">
            <text:p>349.20828</text:p>
          </table:table-cell>
          <table:table-cell office:value-type="float" office:value="4.631247E-4" table:style-name="Default_1">
            <text:p>0.000463125</text:p>
          </table:table-cell>
          <table:table-cell office:value-type="float" office:value="349.20303000000001" table:style-name="Default_1">
            <text:p>349.20303</text:p>
          </table:table-cell>
          <table:table-cell office:value-type="float" office:value="8.2740980000000003E-4" table:style-name="Default_1">
            <text:p>0.00082741</text:p>
          </table:table-cell>
          <table:table-cell office:value-type="float" office:value="349.20853" table:style-name="Default_1">
            <text:p>349.20853</text:p>
          </table:table-cell>
          <table:table-cell office:value-type="float" office:value="3.2118815999999999E-4" table:style-name="Default_1">
            <text:p>0.000321188</text:p>
          </table:table-cell>
          <table:table-cell office:value-type="float" office:value="349.20943999999997" table:style-name="Default_1">
            <text:p>349.20944</text:p>
          </table:table-cell>
          <table:table-cell office:value-type="float" office:value="9.8145359999999996E-4" table:style-name="Default_1">
            <text:p>0.000981454</text:p>
          </table:table-cell>
          <table:table-cell office:value-type="float" office:value="349.36615" table:style-name="Default_1">
            <text:p>349.36615</text:p>
          </table:table-cell>
          <table:table-cell office:value-type="float" office:value="9.7803049999999991E-4" table:style-name="Default_1">
            <text:p>0.000978031</text:p>
          </table:table-cell>
          <table:table-cell office:value-type="float" office:value="349.20513999999997" table:style-name="Default_1">
            <text:p>349.20514</text:p>
          </table:table-cell>
          <table:table-cell office:value-type="float" office:value="8.073062E-4" table:style-name="Default_1">
            <text:p>0.000807306</text:p>
          </table:table-cell>
          <table:table-cell office:value-type="float" office:value="349.21172999999999" table:style-name="Default_1">
            <text:p>349.21173</text:p>
          </table:table-cell>
          <table:table-cell office:value-type="float" office:value="4.2148556999999998E-4" table:style-name="Default_1">
            <text:p>0.000421486</text:p>
          </table:table-cell>
          <table:table-cell office:value-type="float" office:value="349.20337000000001" table:style-name="Default_1">
            <text:p>349.20337</text:p>
          </table:table-cell>
          <table:table-cell office:value-type="float" office:value="7.9002673999999996E-4" table:style-name="Default_1">
            <text:p>0.000790027</text:p>
          </table:table-cell>
          <table:table-cell office:value-type="float" office:value="349.2099" table:style-name="Default_1">
            <text:p>349.2099</text:p>
          </table:table-cell>
          <table:table-cell office:value-type="float" office:value="6.3381874000000005E-4" table:style-name="Default_1">
            <text:p>0.000633819</text:p>
          </table:table-cell>
          <table:table-cell office:value-type="float" office:value="349.20350000000002" table:style-name="Default_1">
            <text:p>349.2035</text:p>
          </table:table-cell>
          <table:table-cell office:value-type="float" office:value="5.7405620000000005E-4" table:style-name="Default_1">
            <text:p>0.000574056</text:p>
          </table:table-cell>
          <table:table-cell office:value-type="float" office:value="349.55685" table:style-name="Default_1">
            <text:p>349.55685</text:p>
          </table:table-cell>
          <table:table-cell office:value-type="float" office:value="9.2097453000000002E-4" table:style-name="Default_1">
            <text:p>0.000920975</text:p>
          </table:table-cell>
          <table:table-cell office:value-type="float" office:value="349.20825000000002" table:style-name="Default_1">
            <text:p>349.20825</text:p>
          </table:table-cell>
          <table:table-cell office:value-type="float" office:value="4.356823E-4" table:style-name="Default_1">
            <text:p>0.000435682</text:p>
          </table:table-cell>
          <table:table-cell office:value-type="float" office:value="349.39496000000003" table:style-name="Default_1">
            <text:p>349.39496</text:p>
          </table:table-cell>
          <table:table-cell office:value-type="float" office:value="1.4651101000000001E-4" table:style-name="Default_1">
            <text:p>0.000146511</text:p>
          </table:table-cell>
          <table:table-cell office:value-type="float" office:value="349.20389999999998" table:style-name="Default_1">
            <text:p>349.2039</text:p>
          </table:table-cell>
          <table:table-cell office:value-type="float" office:value="9.5109000000000003E-4" table:style-name="Default_1">
            <text:p>0.00095109</text:p>
          </table:table-cell>
          <table:table-cell office:value-type="float" office:value="349.20407" table:style-name="Default_1">
            <text:p>349.20407</text:p>
          </table:table-cell>
          <table:table-cell office:value-type="float" office:value="8.5124595000000004E-4" table:style-name="Default_1">
            <text:p>0.000851246</text:p>
          </table:table-cell>
          <table:table-cell office:value-type="float" office:value="349.20907999999997" table:style-name="Default_1">
            <text:p>349.20908</text:p>
          </table:table-cell>
          <table:table-cell office:value-type="float" office:value="9.9138820000000002E-4" table:style-name="Default_1">
            <text:p>0.000991388</text:p>
          </table:table-cell>
          <table:table-cell office:value-type="float" office:value="349.20522999999997" table:style-name="Default_1">
            <text:p>349.20523</text:p>
          </table:table-cell>
          <table:table-cell table:number-columns-repeated="16314"/>
        </table:table-row>
        <table:table-row table:style-name="ro1">
          <table:table-cell office:value-type="float" office:value="5.3333335000000002" table:style-name="Default_1">
            <text:p>5.3333335</text:p>
          </table:table-cell>
          <table:table-cell office:value-type="float" office:value="176.41256999999999" table:style-name="Default_1">
            <text:p>176.41257</text:p>
          </table:table-cell>
          <table:table-cell office:value-type="float" office:value="5.6666664999999998" table:style-name="Default_1">
            <text:p>5.6666665</text:p>
          </table:table-cell>
          <table:table-cell office:value-type="float" office:value="165.60463999999999" table:style-name="Default_1">
            <text:p>165.60464</text:p>
          </table:table-cell>
          <table:table-cell office:value-type="float" office:value="6.0005850000000001" table:style-name="Default_1">
            <text:p>6.000585</text:p>
          </table:table-cell>
          <table:table-cell office:value-type="float" office:value="154.80410000000001" table:style-name="Default_1">
            <text:p>154.8041</text:p>
          </table:table-cell>
          <table:table-cell office:value-type="float" office:value="5" table:style-name="Default_1">
            <text:p>5</text:p>
          </table:table-cell>
          <table:table-cell office:value-type="float" office:value="187.20394999999999" table:style-name="Default_1">
            <text:p>187.20395</text:p>
          </table:table-cell>
          <table:table-cell office:value-type="float" office:value="5.3338485000000002" table:style-name="Default_1">
            <text:p>5.3338485</text:p>
          </table:table-cell>
          <table:table-cell office:value-type="float" office:value="176.40384" table:style-name="Default_1">
            <text:p>176.40384</text:p>
          </table:table-cell>
          <table:table-cell office:value-type="float" office:value="5.6666664999999998" table:style-name="Default_1">
            <text:p>5.6666665</text:p>
          </table:table-cell>
          <table:table-cell office:value-type="float" office:value="165.60431" table:style-name="Default_1">
            <text:p>165.60431</text:p>
          </table:table-cell>
          <table:table-cell office:value-type="float" office:value="6.0002839999999997" table:style-name="Default_1">
            <text:p>6.000284</text:p>
          </table:table-cell>
          <table:table-cell office:value-type="float" office:value="154.94210000000001" table:style-name="Default_1">
            <text:p>154.9421</text:p>
          </table:table-cell>
          <table:table-cell office:value-type="float" office:value="5" table:style-name="Default_1">
            <text:p>5</text:p>
          </table:table-cell>
          <table:table-cell office:value-type="float" office:value="187.21313000000001" table:style-name="Default_1">
            <text:p>187.21313</text:p>
          </table:table-cell>
          <table:table-cell office:value-type="float" office:value="7.2856800000000002" table:style-name="Default_1">
            <text:p>7.28568</text:p>
          </table:table-cell>
          <table:table-cell office:value-type="float" office:value="176.41775999999999" table:style-name="Default_1">
            <text:p>176.41776</text:p>
          </table:table-cell>
          <table:table-cell office:value-type="float" office:value="10.587218" table:style-name="Default_1">
            <text:p>10.587218</text:p>
          </table:table-cell>
          <table:table-cell office:value-type="float" office:value="165.60406" table:style-name="Default_1">
            <text:p>165.60406</text:p>
          </table:table-cell>
          <table:table-cell office:value-type="float" office:value="6" table:style-name="Default_1">
            <text:p>6</text:p>
          </table:table-cell>
          <table:table-cell office:value-type="float" office:value="154.81236000000001" table:style-name="Default_1">
            <text:p>154.81236</text:p>
          </table:table-cell>
          <table:table-cell office:value-type="float" office:value="5" table:style-name="Default_1">
            <text:p>5</text:p>
          </table:table-cell>
          <table:table-cell office:value-type="float" office:value="187.20325" table:style-name="Default_1">
            <text:p>187.20325</text:p>
          </table:table-cell>
          <table:table-cell office:value-type="float" office:value="5.3333335000000002" table:style-name="Default_1">
            <text:p>5.3333335</text:p>
          </table:table-cell>
          <table:table-cell office:value-type="float" office:value="176.40987999999999" table:style-name="Default_1">
            <text:p>176.40988</text:p>
          </table:table-cell>
          <table:table-cell office:value-type="float" office:value="5.6666664999999998" table:style-name="Default_1">
            <text:p>5.6666665</text:p>
          </table:table-cell>
          <table:table-cell office:value-type="float" office:value="165.61080999999999" table:style-name="Default_1">
            <text:p>165.61081</text:p>
          </table:table-cell>
          <table:table-cell office:value-type="float" office:value="6" table:style-name="Default_1">
            <text:p>6</text:p>
          </table:table-cell>
          <table:table-cell office:value-type="float" office:value="154.80323999999999" table:style-name="Default_1">
            <text:p>154.80324</text:p>
          </table:table-cell>
          <table:table-cell office:value-type="float" office:value="5" table:style-name="Default_1">
            <text:p>5</text:p>
          </table:table-cell>
          <table:table-cell office:value-type="float" office:value="187.20435000000001" table:style-name="Default_1">
            <text:p>187.20435</text:p>
          </table:table-cell>
          <table:table-cell office:value-type="float" office:value="5.6387672000000002" table:style-name="Default_1">
            <text:p>5.6387672</text:p>
          </table:table-cell>
          <table:table-cell office:value-type="float" office:value="176.40482" table:style-name="Default_1">
            <text:p>176.40482</text:p>
          </table:table-cell>
          <table:table-cell office:value-type="float" office:value="6.0185328" table:style-name="Default_1">
            <text:p>6.0185328</text:p>
          </table:table-cell>
          <table:table-cell office:value-type="float" office:value="165.72125" table:style-name="Default_1">
            <text:p>165.72125</text:p>
          </table:table-cell>
          <table:table-cell office:value-type="float" office:value="6" table:style-name="Default_1">
            <text:p>6</text:p>
          </table:table-cell>
          <table:table-cell office:value-type="float" office:value="154.80826999999999" table:style-name="Default_1">
            <text:p>154.80827</text:p>
          </table:table-cell>
          <table:table-cell office:value-type="float" office:value="5" table:style-name="Default_1">
            <text:p>5</text:p>
          </table:table-cell>
          <table:table-cell office:value-type="float" office:value="187.20303000000001" table:style-name="Default_1">
            <text:p>187.20303</text:p>
          </table:table-cell>
          <table:table-cell office:value-type="float" office:value="5.3333335000000002" table:style-name="Default_1">
            <text:p>5.3333335</text:p>
          </table:table-cell>
          <table:table-cell office:value-type="float" office:value="176.40851000000001" table:style-name="Default_1">
            <text:p>176.40851</text:p>
          </table:table-cell>
          <table:table-cell office:value-type="float" office:value="5.6671690000000003" table:style-name="Default_1">
            <text:p>5.667169</text:p>
          </table:table-cell>
          <table:table-cell office:value-type="float" office:value="165.60944000000001" table:style-name="Default_1">
            <text:p>165.60944</text:p>
          </table:table-cell>
          <table:table-cell office:value-type="float" office:value="6.0000910000000003" table:style-name="Default_1">
            <text:p>6.000091</text:p>
          </table:table-cell>
          <table:table-cell office:value-type="float" office:value="154.96614" table:style-name="Default_1">
            <text:p>154.96614</text:p>
          </table:table-cell>
          <table:table-cell office:value-type="float" office:value="6.2834015000000001" table:style-name="Default_1">
            <text:p>6.2834015</text:p>
          </table:table-cell>
          <table:table-cell office:value-type="float" office:value="187.20514" table:style-name="Default_1">
            <text:p>187.20514</text:p>
          </table:table-cell>
          <table:table-cell office:value-type="float" office:value="5.7489432999999996" table:style-name="Default_1">
            <text:p>5.7489433</text:p>
          </table:table-cell>
          <table:table-cell office:value-type="float" office:value="176.41171" table:style-name="Default_1">
            <text:p>176.41171</text:p>
          </table:table-cell>
          <table:table-cell office:value-type="float" office:value="6.2316469999999997" table:style-name="Default_1">
            <text:p>6.231647</text:p>
          </table:table-cell>
          <table:table-cell office:value-type="float" office:value="165.60336000000001" table:style-name="Default_1">
            <text:p>165.60336</text:p>
          </table:table-cell>
          <table:table-cell office:value-type="float" office:value="9.2097309999999997" table:style-name="Default_1">
            <text:p>9.209731</text:p>
          </table:table-cell>
          <table:table-cell office:value-type="float" office:value="154.80989" table:style-name="Default_1">
            <text:p>154.80989</text:p>
          </table:table-cell>
          <table:table-cell office:value-type="float" office:value="5" table:style-name="Default_1">
            <text:p>5</text:p>
          </table:table-cell>
          <table:table-cell office:value-type="float" office:value="187.20348999999999" table:style-name="Default_1">
            <text:p>187.20349</text:p>
          </table:table-cell>
          <table:table-cell office:value-type="float" office:value="13.626182999999999" table:style-name="Default_1">
            <text:p>13.626183</text:p>
          </table:table-cell>
          <table:table-cell office:value-type="float" office:value="176.75684000000001" table:style-name="Default_1">
            <text:p>176.75684</text:p>
          </table:table-cell>
          <table:table-cell office:value-type="float" office:value="20.114028999999999" table:style-name="Default_1">
            <text:p>20.114029</text:p>
          </table:table-cell>
          <table:table-cell office:value-type="float" office:value="165.60825" table:style-name="Default_1">
            <text:p>165.60825</text:p>
          </table:table-cell>
          <table:table-cell office:value-type="float" office:value="6" table:style-name="Default_1">
            <text:p>6</text:p>
          </table:table-cell>
          <table:table-cell office:value-type="float" office:value="154.99494999999999" table:style-name="Default_1">
            <text:p>154.99495</text:p>
          </table:table-cell>
          <table:table-cell office:value-type="float" office:value="5" table:style-name="Default_1">
            <text:p>5</text:p>
          </table:table-cell>
          <table:table-cell office:value-type="float" office:value="187.20389" table:style-name="Default_1">
            <text:p>187.20389</text:p>
          </table:table-cell>
          <table:table-cell office:value-type="float" office:value="5.3333335000000002" table:style-name="Default_1">
            <text:p>5.3333335</text:p>
          </table:table-cell>
          <table:table-cell office:value-type="float" office:value="176.40405000000001" table:style-name="Default_1">
            <text:p>176.40405</text:p>
          </table:table-cell>
          <table:table-cell office:value-type="float" office:value="5.6670220000000002" table:style-name="Default_1">
            <text:p>5.667022</text:p>
          </table:table-cell>
          <table:table-cell office:value-type="float" office:value="165.60907" table:style-name="Default_1">
            <text:p>165.60907</text:p>
          </table:table-cell>
          <table:table-cell office:value-type="float" office:value="6" table:style-name="Default_1">
            <text:p>6</text:p>
          </table:table-cell>
          <table:table-cell office:value-type="float" office:value="154.80521999999999" table:style-name="Default_1">
            <text:p>154.80522</text:p>
          </table:table-cell>
          <table:table-cell table:number-columns-repeated="16314"/>
        </table:table-row>
        <table:table-row table:style-name="ro1">
          <table:table-cell office:value-type="float" office:value="5.3343334000000002" table:style-name="Default_1">
            <text:p>5.3343334</text:p>
          </table:table-cell>
          <table:table-cell office:value-type="float" office:value="176.41256999999999" table:style-name="Default_1">
            <text:p>176.41257</text:p>
          </table:table-cell>
          <table:table-cell office:value-type="float" office:value="5.6676663999999999" table:style-name="Default_1">
            <text:p>5.6676664</text:p>
          </table:table-cell>
          <table:table-cell office:value-type="float" office:value="165.60463999999999" table:style-name="Default_1">
            <text:p>165.60464</text:p>
          </table:table-cell>
          <table:table-cell office:value-type="float" office:value="6.0008460000000001" table:style-name="Default_1">
            <text:p>6.000846</text:p>
          </table:table-cell>
          <table:table-cell office:value-type="float" office:value="154.80410000000001" table:style-name="Default_1">
            <text:p>154.8041</text:p>
          </table:table-cell>
          <table:table-cell office:value-type="float" office:value="5.0010000000000003" table:style-name="Default_1">
            <text:p>5.001</text:p>
          </table:table-cell>
          <table:table-cell office:value-type="float" office:value="187.20394999999999" table:style-name="Default_1">
            <text:p>187.20395</text:p>
          </table:table-cell>
          <table:table-cell office:value-type="float" office:value="5.3343239999999996" table:style-name="Default_1">
            <text:p>5.334324</text:p>
          </table:table-cell>
          <table:table-cell office:value-type="float" office:value="176.40384" table:style-name="Default_1">
            <text:p>176.40384</text:p>
          </table:table-cell>
          <table:table-cell office:value-type="float" office:value="5.6676663999999999" table:style-name="Default_1">
            <text:p>5.6676664</text:p>
          </table:table-cell>
          <table:table-cell office:value-type="float" office:value="165.60431" table:style-name="Default_1">
            <text:p>165.60431</text:p>
          </table:table-cell>
          <table:table-cell office:value-type="float" office:value="6.0005889999999997" table:style-name="Default_1">
            <text:p>6.000589</text:p>
          </table:table-cell>
          <table:table-cell office:value-type="float" office:value="154.94210000000001" table:style-name="Default_1">
            <text:p>154.9421</text:p>
          </table:table-cell>
          <table:table-cell office:value-type="float" office:value="10.208333" table:style-name="Default_1">
            <text:p>10.208333</text:p>
          </table:table-cell>
          <table:table-cell office:value-type="float" office:value="187.21313000000001" table:style-name="Default_1">
            <text:p>187.21313</text:p>
          </table:table-cell>
          <table:table-cell office:value-type="float" office:value="7.4221196000000003" table:style-name="Default_1">
            <text:p>7.4221196</text:p>
          </table:table-cell>
          <table:table-cell office:value-type="float" office:value="176.41775999999999" table:style-name="Default_1">
            <text:p>176.41776</text:p>
          </table:table-cell>
          <table:table-cell office:value-type="float" office:value="10.665722000000001" table:style-name="Default_1">
            <text:p>10.665722</text:p>
          </table:table-cell>
          <table:table-cell office:value-type="float" office:value="165.60406" table:style-name="Default_1">
            <text:p>165.60406</text:p>
          </table:table-cell>
          <table:table-cell office:value-type="float" office:value="11.208333" table:style-name="Default_1">
            <text:p>11.208333</text:p>
          </table:table-cell>
          <table:table-cell office:value-type="float" office:value="154.81236000000001" table:style-name="Default_1">
            <text:p>154.81236</text:p>
          </table:table-cell>
          <table:table-cell office:value-type="float" office:value="5.0010000000000003" table:style-name="Default_1">
            <text:p>5.001</text:p>
          </table:table-cell>
          <table:table-cell office:value-type="float" office:value="187.20325" table:style-name="Default_1">
            <text:p>187.20325</text:p>
          </table:table-cell>
          <table:table-cell office:value-type="float" office:value="5.3343334000000002" table:style-name="Default_1">
            <text:p>5.3343334</text:p>
          </table:table-cell>
          <table:table-cell office:value-type="float" office:value="176.40987999999999" table:style-name="Default_1">
            <text:p>176.40988</text:p>
          </table:table-cell>
          <table:table-cell office:value-type="float" office:value="5.6676663999999999" table:style-name="Default_1">
            <text:p>5.6676664</text:p>
          </table:table-cell>
          <table:table-cell office:value-type="float" office:value="165.61080999999999" table:style-name="Default_1">
            <text:p>165.61081</text:p>
          </table:table-cell>
          <table:table-cell office:value-type="float" office:value="6.0010000000000003" table:style-name="Default_1">
            <text:p>6.001</text:p>
          </table:table-cell>
          <table:table-cell office:value-type="float" office:value="154.80323999999999" table:style-name="Default_1">
            <text:p>154.80324</text:p>
          </table:table-cell>
          <table:table-cell office:value-type="float" office:value="5.375" table:style-name="Default_1">
            <text:p>5.375</text:p>
          </table:table-cell>
          <table:table-cell office:value-type="float" office:value="187.20435000000001" table:style-name="Default_1">
            <text:p>187.20435</text:p>
          </table:table-cell>
          <table:table-cell office:value-type="float" office:value="5.6980040000000001" table:style-name="Default_1">
            <text:p>5.698004</text:p>
          </table:table-cell>
          <table:table-cell office:value-type="float" office:value="176.40482" table:style-name="Default_1">
            <text:p>176.40482</text:p>
          </table:table-cell>
          <table:table-cell office:value-type="float" office:value="6.0198817" table:style-name="Default_1">
            <text:p>6.0198817</text:p>
          </table:table-cell>
          <table:table-cell office:value-type="float" office:value="165.72125" table:style-name="Default_1">
            <text:p>165.72125</text:p>
          </table:table-cell>
          <table:table-cell office:value-type="float" office:value="6.375" table:style-name="Default_1">
            <text:p>6.375</text:p>
          </table:table-cell>
          <table:table-cell office:value-type="float" office:value="154.80826999999999" table:style-name="Default_1">
            <text:p>154.80827</text:p>
          </table:table-cell>
          <table:table-cell office:value-type="float" office:value="5.0010000000000003" table:style-name="Default_1">
            <text:p>5.001</text:p>
          </table:table-cell>
          <table:table-cell office:value-type="float" office:value="187.20303000000001" table:style-name="Default_1">
            <text:p>187.20303</text:p>
          </table:table-cell>
          <table:table-cell office:value-type="float" office:value="5.3343334000000002" table:style-name="Default_1">
            <text:p>5.3343334</text:p>
          </table:table-cell>
          <table:table-cell office:value-type="float" office:value="176.40851000000001" table:style-name="Default_1">
            <text:p>176.40851</text:p>
          </table:table-cell>
          <table:table-cell office:value-type="float" office:value="5.6673629999999999" table:style-name="Default_1">
            <text:p>5.667363</text:p>
          </table:table-cell>
          <table:table-cell office:value-type="float" office:value="165.60944000000001" table:style-name="Default_1">
            <text:p>165.60944</text:p>
          </table:table-cell>
          <table:table-cell office:value-type="float" office:value="6.0008816999999999" table:style-name="Default_1">
            <text:p>6.0008817</text:p>
          </table:table-cell>
          <table:table-cell office:value-type="float" office:value="154.96614" table:style-name="Default_1">
            <text:p>154.96614</text:p>
          </table:table-cell>
          <table:table-cell office:value-type="float" office:value="7.2664112999999997" table:style-name="Default_1">
            <text:p>7.2664113</text:p>
          </table:table-cell>
          <table:table-cell office:value-type="float" office:value="216.69542999999999" table:style-name="Default_1">
            <text:p>216.69543</text:p>
          </table:table-cell>
          <table:table-cell office:value-type="float" office:value="6.3563185000000004" table:style-name="Default_1">
            <text:p>6.3563185</text:p>
          </table:table-cell>
          <table:table-cell office:value-type="float" office:value="194.63297" table:style-name="Default_1">
            <text:p>194.63297</text:p>
          </table:table-cell>
          <table:table-cell office:value-type="float" office:value="8.8268009999999997" table:style-name="Default_1">
            <text:p>8.826801</text:p>
          </table:table-cell>
          <table:table-cell office:value-type="float" office:value="243.458" table:style-name="Default_1">
            <text:p>243.458</text:p>
          </table:table-cell>
          <table:table-cell office:value-type="float" office:value="9.8717269999999999" table:style-name="Default_1">
            <text:p>9.871727</text:p>
          </table:table-cell>
          <table:table-cell office:value-type="float" office:value="154.80989" table:style-name="Default_1">
            <text:p>154.80989</text:p>
          </table:table-cell>
          <table:table-cell office:value-type="float" office:value="21.991667" table:style-name="Default_1">
            <text:p>21.991667</text:p>
          </table:table-cell>
          <table:table-cell office:value-type="float" office:value="187.20348999999999" table:style-name="Default_1">
            <text:p>187.20349</text:p>
          </table:table-cell>
          <table:table-cell office:value-type="float" office:value="18.266038999999999" table:style-name="Default_1">
            <text:p>18.266039</text:p>
          </table:table-cell>
          <table:table-cell office:value-type="float" office:value="176.75684000000001" table:style-name="Default_1">
            <text:p>176.75684</text:p>
          </table:table-cell>
          <table:table-cell office:value-type="float" office:value="21.224157000000002" table:style-name="Default_1">
            <text:p>21.224157</text:p>
          </table:table-cell>
          <table:table-cell office:value-type="float" office:value="165.60825" table:style-name="Default_1">
            <text:p>165.60825</text:p>
          </table:table-cell>
          <table:table-cell office:value-type="float" office:value="22.991667" table:style-name="Default_1">
            <text:p>22.991667</text:p>
          </table:table-cell>
          <table:table-cell office:value-type="float" office:value="154.99494999999999" table:style-name="Default_1">
            <text:p>154.99495</text:p>
          </table:table-cell>
          <table:table-cell office:value-type="float" office:value="5.0010000000000003" table:style-name="Default_1">
            <text:p>5.001</text:p>
          </table:table-cell>
          <table:table-cell office:value-type="float" office:value="187.20389" table:style-name="Default_1">
            <text:p>187.20389</text:p>
          </table:table-cell>
          <table:table-cell office:value-type="float" office:value="5.3343334000000002" table:style-name="Default_1">
            <text:p>5.3343334</text:p>
          </table:table-cell>
          <table:table-cell office:value-type="float" office:value="176.40405000000001" table:style-name="Default_1">
            <text:p>176.40405</text:p>
          </table:table-cell>
          <table:table-cell office:value-type="float" office:value="5.6674110000000004" table:style-name="Default_1">
            <text:p>5.667411</text:p>
          </table:table-cell>
          <table:table-cell office:value-type="float" office:value="165.60907" table:style-name="Default_1">
            <text:p>165.60907</text:p>
          </table:table-cell>
          <table:table-cell office:value-type="float" office:value="6.0010000000000003" table:style-name="Default_1">
            <text:p>6.001</text:p>
          </table:table-cell>
          <table:table-cell office:value-type="float" office:value="154.80521999999999" table:style-name="Default_1">
            <text:p>154.80522</text:p>
          </table:table-cell>
          <table:table-cell table:number-columns-repeated="16314"/>
        </table:table-row>
        <table:table-row table:style-name="ro1">
          <table:table-cell office:value-type="float" office:value="7.4363804" table:style-name="Default_1">
            <text:p>7.4363804</text:p>
          </table:table-cell>
          <table:table-cell office:value-type="float" office:value="154.27257" table:style-name="Default_1">
            <text:p>154.27257</text:p>
          </table:table-cell>
          <table:table-cell office:value-type="float" office:value="7.6007433000000004" table:style-name="Default_1">
            <text:p>7.6007433</text:p>
          </table:table-cell>
          <table:table-cell office:value-type="float" office:value="143.46465000000001" table:style-name="Default_1">
            <text:p>143.46465</text:p>
          </table:table-cell>
          <table:table-cell office:value-type="float" office:value="6.6993483999999999" table:style-name="Default_1">
            <text:p>6.6993484</text:p>
          </table:table-cell>
          <table:table-cell office:value-type="float" office:value="132.66409999999999" table:style-name="Default_1">
            <text:p>132.6641</text:p>
          </table:table-cell>
          <table:table-cell office:value-type="float" office:value="8.9058609999999998" table:style-name="Default_1">
            <text:p>8.905861</text:p>
          </table:table-cell>
          <table:table-cell office:value-type="float" office:value="176.94395" table:style-name="Default_1">
            <text:p>176.94395</text:p>
          </table:table-cell>
          <table:table-cell office:value-type="float" office:value="5.65" table:style-name="Default_1">
            <text:p>5.65</text:p>
          </table:table-cell>
          <table:table-cell office:value-type="float" office:value="166.14384000000001" table:style-name="Default_1">
            <text:p>166.14384</text:p>
          </table:table-cell>
          <table:table-cell office:value-type="float" office:value="9.4805309999999992" table:style-name="Default_1">
            <text:p>9.480531</text:p>
          </table:table-cell>
          <table:table-cell office:value-type="float" office:value="155.34431000000001" table:style-name="Default_1">
            <text:p>155.34431</text:p>
          </table:table-cell>
          <table:table-cell office:value-type="float" office:value="7.0791750000000002" table:style-name="Default_1">
            <text:p>7.079175</text:p>
          </table:table-cell>
          <table:table-cell office:value-type="float" office:value="144.68209999999999" table:style-name="Default_1">
            <text:p>144.6821</text:p>
          </table:table-cell>
          <table:table-cell office:value-type="float" office:value="10.683332999999999" table:style-name="Default_1">
            <text:p>10.683333</text:p>
          </table:table-cell>
          <table:table-cell office:value-type="float" office:value="171.82311999999999" table:style-name="Default_1">
            <text:p>171.82312</text:p>
          </table:table-cell>
          <table:table-cell office:value-type="float" office:value="11.016666000000001" table:style-name="Default_1">
            <text:p>11.016666</text:p>
          </table:table-cell>
          <table:table-cell office:value-type="float" office:value="161.02777" table:style-name="Default_1">
            <text:p>161.02777</text:p>
          </table:table-cell>
          <table:table-cell office:value-type="float" office:value="11.35" table:style-name="Default_1">
            <text:p>11.35</text:p>
          </table:table-cell>
          <table:table-cell office:value-type="float" office:value="150.21404999999999" table:style-name="Default_1">
            <text:p>150.21405</text:p>
          </table:table-cell>
          <table:table-cell office:value-type="float" office:value="12.387966" table:style-name="Default_1">
            <text:p>12.387966</text:p>
          </table:table-cell>
          <table:table-cell office:value-type="float" office:value="139.42234999999999" table:style-name="Default_1">
            <text:p>139.42235</text:p>
          </table:table-cell>
          <table:table-cell office:value-type="float" office:value="7.2629523000000002" table:style-name="Default_1">
            <text:p>7.2629523</text:p>
          </table:table-cell>
          <table:table-cell office:value-type="float" office:value="133.47324" table:style-name="Default_1">
            <text:p>133.47324</text:p>
          </table:table-cell>
          <table:table-cell office:value-type="float" office:value="7.1924877" table:style-name="Default_1">
            <text:p>7.1924877</text:p>
          </table:table-cell>
          <table:table-cell office:value-type="float" office:value="122.67988" table:style-name="Default_1">
            <text:p>122.67988</text:p>
          </table:table-cell>
          <table:table-cell office:value-type="float" office:value="7.3250000000000002" table:style-name="Default_1">
            <text:p>7.325</text:p>
          </table:table-cell>
          <table:table-cell office:value-type="float" office:value="111.88080600000001" table:style-name="Default_1">
            <text:p>111.880806</text:p>
          </table:table-cell>
          <table:table-cell office:value-type="float" office:value="8.6888310000000004" table:style-name="Default_1">
            <text:p>8.688831</text:p>
          </table:table-cell>
          <table:table-cell office:value-type="float" office:value="101.073235" table:style-name="Default_1">
            <text:p>101.073235</text:p>
          </table:table-cell>
          <table:table-cell office:value-type="float" office:value="5.8083334000000004" table:style-name="Default_1">
            <text:p>5.8083334</text:p>
          </table:table-cell>
          <table:table-cell office:value-type="float" office:value="173.16434000000001" table:style-name="Default_1">
            <text:p>173.16434</text:p>
          </table:table-cell>
          <table:table-cell office:value-type="float" office:value="6.6465420000000002" table:style-name="Default_1">
            <text:p>6.646542</text:p>
          </table:table-cell>
          <table:table-cell office:value-type="float" office:value="162.3648" table:style-name="Default_1">
            <text:p>162.3648</text:p>
          </table:table-cell>
          <table:table-cell office:value-type="float" office:value="6.4749999999999996" table:style-name="Default_1">
            <text:p>6.475</text:p>
          </table:table-cell>
          <table:table-cell office:value-type="float" office:value="151.68124" table:style-name="Default_1">
            <text:p>151.68124</text:p>
          </table:table-cell>
          <table:table-cell office:value-type="float" office:value="6.8210009999999999" table:style-name="Default_1">
            <text:p>6.821001</text:p>
          </table:table-cell>
          <table:table-cell office:value-type="float" office:value="140.76826" table:style-name="Default_1">
            <text:p>140.76826</text:p>
          </table:table-cell>
          <table:table-cell office:value-type="float" office:value="5.2249999999999996" table:style-name="Default_1">
            <text:p>5.225</text:p>
          </table:table-cell>
          <table:table-cell office:value-type="float" office:value="179.91304" table:style-name="Default_1">
            <text:p>179.91304</text:p>
          </table:table-cell>
          <table:table-cell office:value-type="float" office:value="5.6746863999999997" table:style-name="Default_1">
            <text:p>5.6746864</text:p>
          </table:table-cell>
          <table:table-cell office:value-type="float" office:value="169.11851999999999" table:style-name="Default_1">
            <text:p>169.11852</text:p>
          </table:table-cell>
          <table:table-cell office:value-type="float" office:value="5.9430490000000002" table:style-name="Default_1">
            <text:p>5.943049</text:p>
          </table:table-cell>
          <table:table-cell office:value-type="float" office:value="158.31943000000001" table:style-name="Default_1">
            <text:p>158.31943</text:p>
          </table:table-cell>
          <table:table-cell office:value-type="float" office:value="6.2881559999999999" table:style-name="Default_1">
            <text:p>6.288156</text:p>
          </table:table-cell>
          <table:table-cell office:value-type="float" office:value="147.67615000000001" table:style-name="Default_1">
            <text:p>147.67615</text:p>
          </table:table-cell>
          <table:table-cell office:value-type="float" office:value="9.9389304999999997" table:style-name="Default_1">
            <text:p>9.9389305</text:p>
          </table:table-cell>
          <table:table-cell office:value-type="float" office:value="201.03542999999999" table:style-name="Default_1">
            <text:p>201.03543</text:p>
          </table:table-cell>
          <table:table-cell office:value-type="float" office:value="11.981411" table:style-name="Default_1">
            <text:p>11.981411</text:p>
          </table:table-cell>
          <table:table-cell office:value-type="float" office:value="178.97296" table:style-name="Default_1">
            <text:p>178.97296</text:p>
          </table:table-cell>
          <table:table-cell office:value-type="float" office:value="10.4" table:style-name="Default_1">
            <text:p>10.4</text:p>
          </table:table-cell>
          <table:table-cell office:value-type="float" office:value="227.79802000000001" table:style-name="Default_1">
            <text:p>227.79802</text:p>
          </table:table-cell>
          <table:table-cell office:value-type="float" office:value="10.733333999999999" table:style-name="Default_1">
            <text:p>10.733334</text:p>
          </table:table-cell>
          <table:table-cell office:value-type="float" office:value="139.14989" table:style-name="Default_1">
            <text:p>139.14989</text:p>
          </table:table-cell>
          <table:table-cell office:value-type="float" office:value="23.000693999999999" table:style-name="Default_1">
            <text:p>23.000694</text:p>
          </table:table-cell>
          <table:table-cell office:value-type="float" office:value="154.5335" table:style-name="Default_1">
            <text:p>154.5335</text:p>
          </table:table-cell>
          <table:table-cell office:value-type="float" office:value="23.000312999999998" table:style-name="Default_1">
            <text:p>23.000313</text:p>
          </table:table-cell>
          <table:table-cell office:value-type="float" office:value="154.88686000000001" table:style-name="Default_1">
            <text:p>154.88686</text:p>
          </table:table-cell>
          <table:table-cell office:value-type="float" office:value="23" table:style-name="Default_1">
            <text:p>23</text:p>
          </table:table-cell>
          <table:table-cell office:value-type="float" office:value="154.53822" table:style-name="Default_1">
            <text:p>154.53822</text:p>
          </table:table-cell>
          <table:table-cell office:value-type="float" office:value="23.000456" table:style-name="Default_1">
            <text:p>23.000456</text:p>
          </table:table-cell>
          <table:table-cell office:value-type="float" office:value="154.72496000000001" table:style-name="Default_1">
            <text:p>154.72496</text:p>
          </table:table-cell>
          <table:table-cell office:value-type="float" office:value="6.6489167" table:style-name="Default_1">
            <text:p>6.6489167</text:p>
          </table:table-cell>
          <table:table-cell office:value-type="float" office:value="136.98389" table:style-name="Default_1">
            <text:p>136.98389</text:p>
          </table:table-cell>
          <table:table-cell office:value-type="float" office:value="7.5817766000000004" table:style-name="Default_1">
            <text:p>7.5817766</text:p>
          </table:table-cell>
          <table:table-cell office:value-type="float" office:value="126.18406" table:style-name="Default_1">
            <text:p>126.18406</text:p>
          </table:table-cell>
          <table:table-cell office:value-type="float" office:value="7.4665584999999997" table:style-name="Default_1">
            <text:p>7.4665585</text:p>
          </table:table-cell>
          <table:table-cell office:value-type="float" office:value="115.38906" table:style-name="Default_1">
            <text:p>115.38906</text:p>
          </table:table-cell>
          <table:table-cell office:value-type="float" office:value="8.0062510000000007" table:style-name="Default_1">
            <text:p>8.006251</text:p>
          </table:table-cell>
          <table:table-cell office:value-type="float" office:value="104.58521" table:style-name="Default_1">
            <text:p>104.58521</text:p>
          </table:table-cell>
          <table:table-cell table:number-columns-repeated="16314"/>
        </table:table-row>
        <table:table-row table:style-name="ro1">
          <table:table-cell office:value-type="float" office:value="8.0424220000000002" table:style-name="Default_1">
            <text:p>8.042422</text:p>
          </table:table-cell>
          <table:table-cell office:value-type="float" office:value="154.27257" table:style-name="Default_1">
            <text:p>154.27257</text:p>
          </table:table-cell>
          <table:table-cell office:value-type="float" office:value="7.6233279999999999" table:style-name="Default_1">
            <text:p>7.623328</text:p>
          </table:table-cell>
          <table:table-cell office:value-type="float" office:value="143.46465000000001" table:style-name="Default_1">
            <text:p>143.46465</text:p>
          </table:table-cell>
          <table:table-cell office:value-type="float" office:value="8.3606470000000002" table:style-name="Default_1">
            <text:p>8.360647</text:p>
          </table:table-cell>
          <table:table-cell office:value-type="float" office:value="182.50305" table:style-name="Default_1">
            <text:p>182.50305</text:p>
          </table:table-cell>
          <table:table-cell office:value-type="float" office:value="9.1375159999999997" table:style-name="Default_1">
            <text:p>9.137516</text:p>
          </table:table-cell>
          <table:table-cell office:value-type="float" office:value="387.97" table:style-name="Default_1">
            <text:p>387.97</text:p>
          </table:table-cell>
          <table:table-cell office:value-type="float" office:value="10.074999999999999" table:style-name="Default_1">
            <text:p>10.075</text:p>
          </table:table-cell>
          <table:table-cell office:value-type="float" office:value="298.89382999999998" table:style-name="Default_1">
            <text:p>298.89383</text:p>
          </table:table-cell>
          <table:table-cell office:value-type="float" office:value="9.7351650000000003" table:style-name="Default_1">
            <text:p>9.735165</text:p>
          </table:table-cell>
          <table:table-cell office:value-type="float" office:value="387.30282999999997" table:style-name="Default_1">
            <text:p>387.30283</text:p>
          </table:table-cell>
          <table:table-cell office:value-type="float" office:value="7.3462787000000001" table:style-name="Default_1">
            <text:p>7.3462787</text:p>
          </table:table-cell>
          <table:table-cell office:value-type="float" office:value="388" table:style-name="Default_1">
            <text:p>388</text:p>
          </table:table-cell>
          <table:table-cell office:value-type="float" office:value="12.783334" table:style-name="Default_1">
            <text:p>12.783334</text:p>
          </table:table-cell>
          <table:table-cell office:value-type="float" office:value="171.82311999999999" table:style-name="Default_1">
            <text:p>171.82312</text:p>
          </table:table-cell>
          <table:table-cell office:value-type="float" office:value="13.116667" table:style-name="Default_1">
            <text:p>13.116667</text:p>
          </table:table-cell>
          <table:table-cell office:value-type="float" office:value="161.02777" table:style-name="Default_1">
            <text:p>161.02777</text:p>
          </table:table-cell>
          <table:table-cell office:value-type="float" office:value="13.45" table:style-name="Default_1">
            <text:p>13.45</text:p>
          </table:table-cell>
          <table:table-cell office:value-type="float" office:value="150.21404999999999" table:style-name="Default_1">
            <text:p>150.21405</text:p>
          </table:table-cell>
          <table:table-cell office:value-type="float" office:value="13.217426" table:style-name="Default_1">
            <text:p>13.217426</text:p>
          </table:table-cell>
          <table:table-cell office:value-type="float" office:value="139.42234999999999" table:style-name="Default_1">
            <text:p>139.42235</text:p>
          </table:table-cell>
          <table:table-cell office:value-type="float" office:value="9.0015335000000007" table:style-name="Default_1">
            <text:p>9.0015335</text:p>
          </table:table-cell>
          <table:table-cell office:value-type="float" office:value="185.63068000000001" table:style-name="Default_1">
            <text:p>185.63068</text:p>
          </table:table-cell>
          <table:table-cell office:value-type="float" office:value="7.7116379999999998" table:style-name="Default_1">
            <text:p>7.711638</text:p>
          </table:table-cell>
          <table:table-cell office:value-type="float" office:value="122.67988" table:style-name="Default_1">
            <text:p>122.67988</text:p>
          </table:table-cell>
          <table:table-cell office:value-type="float" office:value="9.783334" table:style-name="Default_1">
            <text:p>9.783334</text:p>
          </table:table-cell>
          <table:table-cell office:value-type="float" office:value="185.63083" table:style-name="Default_1">
            <text:p>185.63083</text:p>
          </table:table-cell>
          <table:table-cell office:value-type="float" office:value="9.997268" table:style-name="Default_1">
            <text:p>9.997268</text:p>
          </table:table-cell>
          <table:table-cell office:value-type="float" office:value="140.32632000000001" table:style-name="Default_1">
            <text:p>140.32632</text:p>
          </table:table-cell>
          <table:table-cell office:value-type="float" office:value="6.358333" table:style-name="Default_1">
            <text:p>6.358333</text:p>
          </table:table-cell>
          <table:table-cell office:value-type="float" office:value="173.16434000000001" table:style-name="Default_1">
            <text:p>173.16434</text:p>
          </table:table-cell>
          <table:table-cell office:value-type="float" office:value="6.653314" table:style-name="Default_1">
            <text:p>6.653314</text:p>
          </table:table-cell>
          <table:table-cell office:value-type="float" office:value="162.3648" table:style-name="Default_1">
            <text:p>162.3648</text:p>
          </table:table-cell>
          <table:table-cell office:value-type="float" office:value="7.0250000000000004" table:style-name="Default_1">
            <text:p>7.025</text:p>
          </table:table-cell>
          <table:table-cell office:value-type="float" office:value="151.68124" table:style-name="Default_1">
            <text:p>151.68124</text:p>
          </table:table-cell>
          <table:table-cell office:value-type="float" office:value="7.3139824999999998" table:style-name="Default_1">
            <text:p>7.3139825</text:p>
          </table:table-cell>
          <table:table-cell office:value-type="float" office:value="155.55770999999999" table:style-name="Default_1">
            <text:p>155.55771</text:p>
          </table:table-cell>
          <table:table-cell office:value-type="float" office:value="5.7416669999999996" table:style-name="Default_1">
            <text:p>5.741667</text:p>
          </table:table-cell>
          <table:table-cell office:value-type="float" office:value="179.91304" table:style-name="Default_1">
            <text:p>179.91304</text:p>
          </table:table-cell>
          <table:table-cell office:value-type="float" office:value="6.0002129999999996" table:style-name="Default_1">
            <text:p>6.000213</text:p>
          </table:table-cell>
          <table:table-cell office:value-type="float" office:value="169.11851999999999" table:style-name="Default_1">
            <text:p>169.11852</text:p>
          </table:table-cell>
          <table:table-cell office:value-type="float" office:value="6.195182" table:style-name="Default_1">
            <text:p>6.195182</text:p>
          </table:table-cell>
          <table:table-cell office:value-type="float" office:value="388" table:style-name="Default_1">
            <text:p>388</text:p>
          </table:table-cell>
          <table:table-cell office:value-type="float" office:value="6.5474256999999998" table:style-name="Default_1">
            <text:p>6.5474257</text:p>
          </table:table-cell>
          <table:table-cell office:value-type="float" office:value="383.85789999999997" table:style-name="Default_1">
            <text:p>383.8579</text:p>
          </table:table-cell>
          <table:table-cell office:value-type="float" office:value="11.235789" table:style-name="Default_1">
            <text:p>11.235789</text:p>
          </table:table-cell>
          <table:table-cell office:value-type="float" office:value="239.94120000000001" table:style-name="Default_1">
            <text:p>239.9412</text:p>
          </table:table-cell>
          <table:table-cell office:value-type="float" office:value="11.984094000000001" table:style-name="Default_1">
            <text:p>11.984094</text:p>
          </table:table-cell>
          <table:table-cell office:value-type="float" office:value="178.97296" table:style-name="Default_1">
            <text:p>178.97296</text:p>
          </table:table-cell>
          <table:table-cell office:value-type="float" office:value="12.416667" table:style-name="Default_1">
            <text:p>12.416667</text:p>
          </table:table-cell>
          <table:table-cell office:value-type="float" office:value="227.79802000000001" table:style-name="Default_1">
            <text:p>227.79802</text:p>
          </table:table-cell>
          <table:table-cell office:value-type="float" office:value="12.75" table:style-name="Default_1">
            <text:p>12.75</text:p>
          </table:table-cell>
          <table:table-cell office:value-type="float" office:value="139.14989" table:style-name="Default_1">
            <text:p>139.14989</text:p>
          </table:table-cell>
          <table:table-cell office:value-type="float" office:value="23.000924999999999" table:style-name="Default_1">
            <text:p>23.000925</text:p>
          </table:table-cell>
          <table:table-cell office:value-type="float" office:value="154.5335" table:style-name="Default_1">
            <text:p>154.5335</text:p>
          </table:table-cell>
          <table:table-cell office:value-type="float" office:value="23.000924999999999" table:style-name="Default_1">
            <text:p>23.000925</text:p>
          </table:table-cell>
          <table:table-cell office:value-type="float" office:value="154.88686000000001" table:style-name="Default_1">
            <text:p>154.88686</text:p>
          </table:table-cell>
          <table:table-cell office:value-type="float" office:value="23.001000000000001" table:style-name="Default_1">
            <text:p>23.001</text:p>
          </table:table-cell>
          <table:table-cell office:value-type="float" office:value="154.53822" table:style-name="Default_1">
            <text:p>154.53822</text:p>
          </table:table-cell>
          <table:table-cell office:value-type="float" office:value="23.000761000000001" table:style-name="Default_1">
            <text:p>23.000761</text:p>
          </table:table-cell>
          <table:table-cell office:value-type="float" office:value="154.72496000000001" table:style-name="Default_1">
            <text:p>154.72496</text:p>
          </table:table-cell>
          <table:table-cell office:value-type="float" office:value="7.2811640000000004" table:style-name="Default_1">
            <text:p>7.281164</text:p>
          </table:table-cell>
          <table:table-cell office:value-type="float" office:value="136.98389" table:style-name="Default_1">
            <text:p>136.98389</text:p>
          </table:table-cell>
          <table:table-cell office:value-type="float" office:value="7.7073406999999996" table:style-name="Default_1">
            <text:p>7.7073407</text:p>
          </table:table-cell>
          <table:table-cell office:value-type="float" office:value="126.18406" table:style-name="Default_1">
            <text:p>126.18406</text:p>
          </table:table-cell>
          <table:table-cell office:value-type="float" office:value="7.7147620000000003" table:style-name="Default_1">
            <text:p>7.714762</text:p>
          </table:table-cell>
          <table:table-cell office:value-type="float" office:value="341.49025999999998" table:style-name="Default_1">
            <text:p>341.49026</text:p>
          </table:table-cell>
          <table:table-cell office:value-type="float" office:value="8.2527895000000004" table:style-name="Default_1">
            <text:p>8.2527895</text:p>
          </table:table-cell>
          <table:table-cell office:value-type="float" office:value="329.16915999999998" table:style-name="Default_1">
            <text:p>329.16916</text:p>
          </table:table-cell>
          <table:table-cell table:number-columns-repeated="16314"/>
        </table:table-row>
        <table:table-row table:style-name="ro1">
          <table:table-cell office:value-type="float" office:value="8.5083330000000004" table:style-name="Default_1">
            <text:p>8.508333</text:p>
          </table:table-cell>
          <table:table-cell office:value-type="float" office:value="140.23256000000001" table:style-name="Default_1">
            <text:p>140.23256</text:p>
          </table:table-cell>
          <table:table-cell office:value-type="float" office:value="8.9312570000000004" table:style-name="Default_1">
            <text:p>8.931257</text:p>
          </table:table-cell>
          <table:table-cell office:value-type="float" office:value="129.42466999999999" table:style-name="Default_1">
            <text:p>129.42467</text:p>
          </table:table-cell>
          <table:table-cell office:value-type="float" office:value="9.1750000000000007" table:style-name="Default_1">
            <text:p>9.175</text:p>
          </table:table-cell>
          <table:table-cell office:value-type="float" office:value="168.46304000000001" table:style-name="Default_1">
            <text:p>168.46304</text:p>
          </table:table-cell>
          <table:table-cell office:value-type="float" office:value="15.483333999999999" table:style-name="Default_1">
            <text:p>15.483334</text:p>
          </table:table-cell>
          <table:table-cell office:value-type="float" office:value="201.93998999999999" table:style-name="Default_1">
            <text:p>201.93999</text:p>
          </table:table-cell>
          <table:table-cell office:value-type="float" office:value="16.328602" table:style-name="Default_1">
            <text:p>16.328602</text:p>
          </table:table-cell>
          <table:table-cell office:value-type="float" office:value="112.863815" table:style-name="Default_1">
            <text:p>112.863815</text:p>
          </table:table-cell>
          <table:table-cell office:value-type="float" office:value="16.149999999999999" table:style-name="Default_1">
            <text:p>16.15</text:p>
          </table:table-cell>
          <table:table-cell office:value-type="float" office:value="201.27284" table:style-name="Default_1">
            <text:p>201.27284</text:p>
          </table:table-cell>
          <table:table-cell office:value-type="float" office:value="17.984144000000001" table:style-name="Default_1">
            <text:p>17.984144</text:p>
          </table:table-cell>
          <table:table-cell office:value-type="float" office:value="201.96999" table:style-name="Default_1">
            <text:p>201.96999</text:p>
          </table:table-cell>
          <table:table-cell office:value-type="float" office:value="14.92704" table:style-name="Default_1">
            <text:p>14.92704</text:p>
          </table:table-cell>
          <table:table-cell office:value-type="float" office:value="155.89313999999999" table:style-name="Default_1">
            <text:p>155.89314</text:p>
          </table:table-cell>
          <table:table-cell office:value-type="float" office:value="15.260729" table:style-name="Default_1">
            <text:p>15.260729</text:p>
          </table:table-cell>
          <table:table-cell office:value-type="float" office:value="145.09775999999999" table:style-name="Default_1">
            <text:p>145.09776</text:p>
          </table:table-cell>
          <table:table-cell office:value-type="float" office:value="14.234491" table:style-name="Default_1">
            <text:p>14.234491</text:p>
          </table:table-cell>
          <table:table-cell office:value-type="float" office:value="134.28404" table:style-name="Default_1">
            <text:p>134.28404</text:p>
          </table:table-cell>
          <table:table-cell office:value-type="float" office:value="14.275" table:style-name="Default_1">
            <text:p>14.275</text:p>
          </table:table-cell>
          <table:table-cell office:value-type="float" office:value="123.49236999999999" table:style-name="Default_1">
            <text:p>123.49237</text:p>
          </table:table-cell>
          <table:table-cell office:value-type="float" office:value="10.026501" table:style-name="Default_1">
            <text:p>10.026501</text:p>
          </table:table-cell>
          <table:table-cell office:value-type="float" office:value="167.81066999999999" table:style-name="Default_1">
            <text:p>167.81067</text:p>
          </table:table-cell>
          <table:table-cell office:value-type="float" office:value="10.221919" table:style-name="Default_1">
            <text:p>10.221919</text:p>
          </table:table-cell>
          <table:table-cell office:value-type="float" office:value="104.85987" table:style-name="Default_1">
            <text:p>104.85987</text:p>
          </table:table-cell>
          <table:table-cell office:value-type="float" office:value="10.333333" table:style-name="Default_1">
            <text:p>10.333333</text:p>
          </table:table-cell>
          <table:table-cell office:value-type="float" office:value="167.81084999999999" table:style-name="Default_1">
            <text:p>167.81085</text:p>
          </table:table-cell>
          <table:table-cell office:value-type="float" office:value="10.666667" table:style-name="Default_1">
            <text:p>10.666667</text:p>
          </table:table-cell>
          <table:table-cell office:value-type="float" office:value="122.50632" table:style-name="Default_1">
            <text:p>122.50632</text:p>
          </table:table-cell>
          <table:table-cell office:value-type="float" office:value="7.1270164999999999" table:style-name="Default_1">
            <text:p>7.1270165</text:p>
          </table:table-cell>
          <table:table-cell office:value-type="float" office:value="159.12432999999999" table:style-name="Default_1">
            <text:p>159.12433</text:p>
          </table:table-cell>
          <table:table-cell office:value-type="float" office:value="7.125" table:style-name="Default_1">
            <text:p>7.125</text:p>
          </table:table-cell>
          <table:table-cell office:value-type="float" office:value="148.32480000000001" table:style-name="Default_1">
            <text:p>148.3248</text:p>
          </table:table-cell>
          <table:table-cell office:value-type="float" office:value="7.6589869999999998" table:style-name="Default_1">
            <text:p>7.658987</text:p>
          </table:table-cell>
          <table:table-cell office:value-type="float" office:value="137.64124000000001" table:style-name="Default_1">
            <text:p>137.64124</text:p>
          </table:table-cell>
          <table:table-cell office:value-type="float" office:value="8.2464289999999991" table:style-name="Default_1">
            <text:p>8.246429</text:p>
          </table:table-cell>
          <table:table-cell office:value-type="float" office:value="141.51769999999999" table:style-name="Default_1">
            <text:p>141.5177</text:p>
          </table:table-cell>
          <table:table-cell office:value-type="float" office:value="6.233333" table:style-name="Default_1">
            <text:p>6.233333</text:p>
          </table:table-cell>
          <table:table-cell office:value-type="float" office:value="163.98304999999999" table:style-name="Default_1">
            <text:p>163.98305</text:p>
          </table:table-cell>
          <table:table-cell office:value-type="float" office:value="6.5790790000000001" table:style-name="Default_1">
            <text:p>6.579079</text:p>
          </table:table-cell>
          <table:table-cell office:value-type="float" office:value="153.1885" table:style-name="Default_1">
            <text:p>153.1885</text:p>
          </table:table-cell>
          <table:table-cell office:value-type="float" office:value="6.9" table:style-name="Default_1">
            <text:p>6.9</text:p>
          </table:table-cell>
          <table:table-cell office:value-type="float" office:value="372.07" table:style-name="Default_1">
            <text:p>372.07</text:p>
          </table:table-cell>
          <table:table-cell office:value-type="float" office:value="7.508858" table:style-name="Default_1">
            <text:p>7.508858</text:p>
          </table:table-cell>
          <table:table-cell office:value-type="float" office:value="367.92791999999997" table:style-name="Default_1">
            <text:p>367.92792</text:p>
          </table:table-cell>
          <table:table-cell office:value-type="float" office:value="13.758937" table:style-name="Default_1">
            <text:p>13.758937</text:p>
          </table:table-cell>
          <table:table-cell office:value-type="float" office:value="224.01118" table:style-name="Default_1">
            <text:p>224.01118</text:p>
          </table:table-cell>
          <table:table-cell office:value-type="float" office:value="12.574999999999999" table:style-name="Default_1">
            <text:p>12.575</text:p>
          </table:table-cell>
          <table:table-cell office:value-type="float" office:value="163.04294999999999" table:style-name="Default_1">
            <text:p>163.04295</text:p>
          </table:table-cell>
          <table:table-cell office:value-type="float" office:value="12.908334" table:style-name="Default_1">
            <text:p>12.908334</text:p>
          </table:table-cell>
          <table:table-cell office:value-type="float" office:value="211.86801" table:style-name="Default_1">
            <text:p>211.86801</text:p>
          </table:table-cell>
          <table:table-cell office:value-type="float" office:value="13.241667" table:style-name="Default_1">
            <text:p>13.241667</text:p>
          </table:table-cell>
          <table:table-cell office:value-type="float" office:value="123.21988" table:style-name="Default_1">
            <text:p>123.21988</text:p>
          </table:table-cell>
          <table:table-cell office:value-type="float" office:value="23.997800000000002" table:style-name="Default_1">
            <text:p>23.9978</text:p>
          </table:table-cell>
          <table:table-cell office:value-type="float" office:value="122.40349000000001" table:style-name="Default_1">
            <text:p>122.40349</text:p>
          </table:table-cell>
          <table:table-cell office:value-type="float" office:value="23.994119999999999" table:style-name="Default_1">
            <text:p>23.99412</text:p>
          </table:table-cell>
          <table:table-cell office:value-type="float" office:value="122.75685" table:style-name="Default_1">
            <text:p>122.75685</text:p>
          </table:table-cell>
          <table:table-cell office:value-type="float" office:value="23.994645999999999" table:style-name="Default_1">
            <text:p>23.994646</text:p>
          </table:table-cell>
          <table:table-cell office:value-type="float" office:value="122.40822" table:style-name="Default_1">
            <text:p>122.40822</text:p>
          </table:table-cell>
          <table:table-cell office:value-type="float" office:value="23.991667" table:style-name="Default_1">
            <text:p>23.991667</text:p>
          </table:table-cell>
          <table:table-cell office:value-type="float" office:value="122.594955" table:style-name="Default_1">
            <text:p>122.594955</text:p>
          </table:table-cell>
          <table:table-cell office:value-type="float" office:value="7.7122820000000001" table:style-name="Default_1">
            <text:p>7.712282</text:p>
          </table:table-cell>
          <table:table-cell office:value-type="float" office:value="131.04388" table:style-name="Default_1">
            <text:p>131.04388</text:p>
          </table:table-cell>
          <table:table-cell office:value-type="float" office:value="8.5044059999999995" table:style-name="Default_1">
            <text:p>8.504406</text:p>
          </table:table-cell>
          <table:table-cell office:value-type="float" office:value="120.24406" table:style-name="Default_1">
            <text:p>120.24406</text:p>
          </table:table-cell>
          <table:table-cell office:value-type="float" office:value="8.9114319999999996" table:style-name="Default_1">
            <text:p>8.911432</text:p>
          </table:table-cell>
          <table:table-cell office:value-type="float" office:value="335.55025999999998" table:style-name="Default_1">
            <text:p>335.55026</text:p>
          </table:table-cell>
          <table:table-cell office:value-type="float" office:value="8.5666670000000007" table:style-name="Default_1">
            <text:p>8.566667</text:p>
          </table:table-cell>
          <table:table-cell office:value-type="float" office:value="323.22915999999998" table:style-name="Default_1">
            <text:p>323.22916</text:p>
          </table:table-cell>
          <table:table-cell table:number-columns-repeated="16314"/>
        </table:table-row>
        <table:table-row table:style-name="ro1">
          <table:table-cell office:value-type="float" office:value="10.616667" table:style-name="Default_1">
            <text:p>10.616667</text:p>
          </table:table-cell>
          <table:table-cell office:value-type="float" office:value="140.23256000000001" table:style-name="Default_1">
            <text:p>140.23256</text:p>
          </table:table-cell>
          <table:table-cell office:value-type="float" office:value="10.840698" table:style-name="Default_1">
            <text:p>10.840698</text:p>
          </table:table-cell>
          <table:table-cell office:value-type="float" office:value="186.7079" table:style-name="Default_1">
            <text:p>186.7079</text:p>
          </table:table-cell>
          <table:table-cell office:value-type="float" office:value="11.283334" table:style-name="Default_1">
            <text:p>11.283334</text:p>
          </table:table-cell>
          <table:table-cell office:value-type="float" office:value="168.46304000000001" table:style-name="Default_1">
            <text:p>168.46304</text:p>
          </table:table-cell>
          <table:table-cell office:value-type="float" office:value="20.908332999999999" table:style-name="Default_1">
            <text:p>20.908333</text:p>
          </table:table-cell>
          <table:table-cell office:value-type="float" office:value="201.93998999999999" table:style-name="Default_1">
            <text:p>201.93999</text:p>
          </table:table-cell>
          <table:table-cell office:value-type="float" office:value="18.772078" table:style-name="Default_1">
            <text:p>18.772078</text:p>
          </table:table-cell>
          <table:table-cell office:value-type="float" office:value="186.16809000000001" table:style-name="Default_1">
            <text:p>186.16809</text:p>
          </table:table-cell>
          <table:table-cell office:value-type="float" office:value="21.574999999999999" table:style-name="Default_1">
            <text:p>21.575</text:p>
          </table:table-cell>
          <table:table-cell office:value-type="float" office:value="201.27284" table:style-name="Default_1">
            <text:p>201.27284</text:p>
          </table:table-cell>
          <table:table-cell office:value-type="float" office:value="20.366516000000001" table:style-name="Default_1">
            <text:p>20.366516</text:p>
          </table:table-cell>
          <table:table-cell office:value-type="float" office:value="201.96999" table:style-name="Default_1">
            <text:p>201.96999</text:p>
          </table:table-cell>
          <table:table-cell office:value-type="float" office:value="14.967158" table:style-name="Default_1">
            <text:p>14.967158</text:p>
          </table:table-cell>
          <table:table-cell office:value-type="float" office:value="155.89313999999999" table:style-name="Default_1">
            <text:p>155.89314</text:p>
          </table:table-cell>
          <table:table-cell office:value-type="float" office:value="15.745843000000001" table:style-name="Default_1">
            <text:p>15.745843</text:p>
          </table:table-cell>
          <table:table-cell office:value-type="float" office:value="145.09775999999999" table:style-name="Default_1">
            <text:p>145.09776</text:p>
          </table:table-cell>
          <table:table-cell office:value-type="float" office:value="16.298538000000001" table:style-name="Default_1">
            <text:p>16.298538</text:p>
          </table:table-cell>
          <table:table-cell office:value-type="float" office:value="196.20544000000001" table:style-name="Default_1">
            <text:p>196.20544</text:p>
          </table:table-cell>
          <table:table-cell office:value-type="float" office:value="16.808332" table:style-name="Default_1">
            <text:p>16.808332</text:p>
          </table:table-cell>
          <table:table-cell office:value-type="float" office:value="123.49236999999999" table:style-name="Default_1">
            <text:p>123.49237</text:p>
          </table:table-cell>
          <table:table-cell office:value-type="float" office:value="10.646155" table:style-name="Default_1">
            <text:p>10.646155</text:p>
          </table:table-cell>
          <table:table-cell office:value-type="float" office:value="167.81066999999999" table:style-name="Default_1">
            <text:p>167.81067</text:p>
          </table:table-cell>
          <table:table-cell office:value-type="float" office:value="12.404893" table:style-name="Default_1">
            <text:p>12.404893</text:p>
          </table:table-cell>
          <table:table-cell office:value-type="float" office:value="170.34908999999999" table:style-name="Default_1">
            <text:p>170.34909</text:p>
          </table:table-cell>
          <table:table-cell office:value-type="float" office:value="18.683332" table:style-name="Default_1">
            <text:p>18.683332</text:p>
          </table:table-cell>
          <table:table-cell office:value-type="float" office:value="167.81084999999999" table:style-name="Default_1">
            <text:p>167.81085</text:p>
          </table:table-cell>
          <table:table-cell office:value-type="float" office:value="19.016666000000001" table:style-name="Default_1">
            <text:p>19.016666</text:p>
          </table:table-cell>
          <table:table-cell office:value-type="float" office:value="122.50632" table:style-name="Default_1">
            <text:p>122.50632</text:p>
          </table:table-cell>
          <table:table-cell office:value-type="float" office:value="7.2319500000000003" table:style-name="Default_1">
            <text:p>7.23195</text:p>
          </table:table-cell>
          <table:table-cell office:value-type="float" office:value="159.12432999999999" table:style-name="Default_1">
            <text:p>159.12433</text:p>
          </table:table-cell>
          <table:table-cell office:value-type="float" office:value="7.7083335000000002" table:style-name="Default_1">
            <text:p>7.7083335</text:p>
          </table:table-cell>
          <table:table-cell office:value-type="float" office:value="148.32480000000001" table:style-name="Default_1">
            <text:p>148.3248</text:p>
          </table:table-cell>
          <table:table-cell office:value-type="float" office:value="7.7501283000000001" table:style-name="Default_1">
            <text:p>7.7501283</text:p>
          </table:table-cell>
          <table:table-cell office:value-type="float" office:value="140.37547000000001" table:style-name="Default_1">
            <text:p>140.37547</text:p>
          </table:table-cell>
          <table:table-cell office:value-type="float" office:value="8.3729209999999998" table:style-name="Default_1">
            <text:p>8.372921</text:p>
          </table:table-cell>
          <table:table-cell office:value-type="float" office:value="141.51769999999999" table:style-name="Default_1">
            <text:p>141.5177</text:p>
          </table:table-cell>
          <table:table-cell office:value-type="float" office:value="6.858333" table:style-name="Default_1">
            <text:p>6.858333</text:p>
          </table:table-cell>
          <table:table-cell office:value-type="float" office:value="163.98304999999999" table:style-name="Default_1">
            <text:p>163.98305</text:p>
          </table:table-cell>
          <table:table-cell office:value-type="float" office:value="6.8367167000000002" table:style-name="Default_1">
            <text:p>6.8367167</text:p>
          </table:table-cell>
          <table:table-cell office:value-type="float" office:value="387.88357999999999" table:style-name="Default_1">
            <text:p>387.88358</text:p>
          </table:table-cell>
          <table:table-cell office:value-type="float" office:value="7.5250000000000004" table:style-name="Default_1">
            <text:p>7.525</text:p>
          </table:table-cell>
          <table:table-cell office:value-type="float" office:value="372.07" table:style-name="Default_1">
            <text:p>372.07</text:p>
          </table:table-cell>
          <table:table-cell office:value-type="float" office:value="7.5197960000000004" table:style-name="Default_1">
            <text:p>7.519796</text:p>
          </table:table-cell>
          <table:table-cell office:value-type="float" office:value="367.92791999999997" table:style-name="Default_1">
            <text:p>367.92792</text:p>
          </table:table-cell>
          <table:table-cell office:value-type="float" office:value="13.928592999999999" table:style-name="Default_1">
            <text:p>13.928593</text:p>
          </table:table-cell>
          <table:table-cell office:value-type="float" office:value="224.01118" table:style-name="Default_1">
            <text:p>224.01118</text:p>
          </table:table-cell>
          <table:table-cell office:value-type="float" office:value="14.591666" table:style-name="Default_1">
            <text:p>14.591666</text:p>
          </table:table-cell>
          <table:table-cell office:value-type="float" office:value="163.04294999999999" table:style-name="Default_1">
            <text:p>163.04295</text:p>
          </table:table-cell>
          <table:table-cell office:value-type="float" office:value="14.925000000000001" table:style-name="Default_1">
            <text:p>14.925</text:p>
          </table:table-cell>
          <table:table-cell office:value-type="float" office:value="211.86801" table:style-name="Default_1">
            <text:p>211.86801</text:p>
          </table:table-cell>
          <table:table-cell office:value-type="float" office:value="15.258333" table:style-name="Default_1">
            <text:p>15.258333</text:p>
          </table:table-cell>
          <table:table-cell office:value-type="float" office:value="183.71987999999999" table:style-name="Default_1">
            <text:p>183.71988</text:p>
          </table:table-cell>
          <table:table-cell office:value-type="float" office:value="23.999544" table:style-name="Default_1">
            <text:p>23.999544</text:p>
          </table:table-cell>
          <table:table-cell office:value-type="float" office:value="122.40349000000001" table:style-name="Default_1">
            <text:p>122.40349</text:p>
          </table:table-cell>
          <table:table-cell office:value-type="float" office:value="23.995080000000002" table:style-name="Default_1">
            <text:p>23.99508</text:p>
          </table:table-cell>
          <table:table-cell office:value-type="float" office:value="122.75685" table:style-name="Default_1">
            <text:p>122.75685</text:p>
          </table:table-cell>
          <table:table-cell office:value-type="float" office:value="23.999102000000001" table:style-name="Default_1">
            <text:p>23.999102</text:p>
          </table:table-cell>
          <table:table-cell office:value-type="float" office:value="122.40822" table:style-name="Default_1">
            <text:p>122.40822</text:p>
          </table:table-cell>
          <table:table-cell office:value-type="float" office:value="24" table:style-name="Default_1">
            <text:p>24</text:p>
          </table:table-cell>
          <table:table-cell office:value-type="float" office:value="122.594955" table:style-name="Default_1">
            <text:p>122.594955</text:p>
          </table:table-cell>
          <table:table-cell office:value-type="float" office:value="7.9630274999999999" table:style-name="Default_1">
            <text:p>7.9630275</text:p>
          </table:table-cell>
          <table:table-cell office:value-type="float" office:value="359.46033" table:style-name="Default_1">
            <text:p>359.46033</text:p>
          </table:table-cell>
          <table:table-cell office:value-type="float" office:value="8.6104559999999992" table:style-name="Default_1">
            <text:p>8.610456</text:p>
          </table:table-cell>
          <table:table-cell office:value-type="float" office:value="120.24406" table:style-name="Default_1">
            <text:p>120.24406</text:p>
          </table:table-cell>
          <table:table-cell office:value-type="float" office:value="9.0101220000000009" table:style-name="Default_1">
            <text:p>9.010122</text:p>
          </table:table-cell>
          <table:table-cell office:value-type="float" office:value="335.55025999999998" table:style-name="Default_1">
            <text:p>335.55026</text:p>
          </table:table-cell>
          <table:table-cell office:value-type="float" office:value="9.35" table:style-name="Default_1">
            <text:p>9.35</text:p>
          </table:table-cell>
          <table:table-cell office:value-type="float" office:value="323.22915999999998" table:style-name="Default_1">
            <text:p>323.22916</text:p>
          </table:table-cell>
          <table:table-cell table:number-columns-repeated="16314"/>
        </table:table-row>
        <table:table-row table:style-name="ro1">
          <table:table-cell office:value-type="float" office:value="11" table:style-name="Default_1">
            <text:p>11</text:p>
          </table:table-cell>
          <table:table-cell office:value-type="float" office:value="127.81256" table:style-name="Default_1">
            <text:p>127.81256</text:p>
          </table:table-cell>
          <table:table-cell office:value-type="float" office:value="11.333333" table:style-name="Default_1">
            <text:p>11.333333</text:p>
          </table:table-cell>
          <table:table-cell office:value-type="float" office:value="174.28790000000001" table:style-name="Default_1">
            <text:p>174.2879</text:p>
          </table:table-cell>
          <table:table-cell office:value-type="float" office:value="11.666667" table:style-name="Default_1">
            <text:p>11.666667</text:p>
          </table:table-cell>
          <table:table-cell office:value-type="float" office:value="156.04304999999999" table:style-name="Default_1">
            <text:p>156.04305</text:p>
          </table:table-cell>
          <table:table-cell office:value-type="float" office:value="23" table:style-name="Default_1">
            <text:p>23</text:p>
          </table:table-cell>
          <table:table-cell office:value-type="float" office:value="134.16997000000001" table:style-name="Default_1">
            <text:p>134.16997</text:p>
          </table:table-cell>
          <table:table-cell office:value-type="float" office:value="23.000516999999999" table:style-name="Default_1">
            <text:p>23.000517</text:p>
          </table:table-cell>
          <table:table-cell office:value-type="float" office:value="129.19809000000001" table:style-name="Default_1">
            <text:p>129.19809</text:p>
          </table:table-cell>
          <table:table-cell office:value-type="float" office:value="23.000139999999998" table:style-name="Default_1">
            <text:p>23.00014</text:p>
          </table:table-cell>
          <table:table-cell office:value-type="float" office:value="155.10285999999999" table:style-name="Default_1">
            <text:p>155.10286</text:p>
          </table:table-cell>
          <table:table-cell office:value-type="float" office:value="23" table:style-name="Default_1">
            <text:p>23</text:p>
          </table:table-cell>
          <table:table-cell office:value-type="float" office:value="166.59997999999999" table:style-name="Default_1">
            <text:p>166.59998</text:p>
          </table:table-cell>
          <table:table-cell office:value-type="float" office:value="16.183332" table:style-name="Default_1">
            <text:p>16.183332</text:p>
          </table:table-cell>
          <table:table-cell office:value-type="float" office:value="143.74318" table:style-name="Default_1">
            <text:p>143.74318</text:p>
          </table:table-cell>
          <table:table-cell office:value-type="float" office:value="16.516666000000001" table:style-name="Default_1">
            <text:p>16.516666</text:p>
          </table:table-cell>
          <table:table-cell office:value-type="float" office:value="132.94776999999999" table:style-name="Default_1">
            <text:p>132.94777</text:p>
          </table:table-cell>
          <table:table-cell office:value-type="float" office:value="17.124403000000001" table:style-name="Default_1">
            <text:p>17.124403</text:p>
          </table:table-cell>
          <table:table-cell office:value-type="float" office:value="184.05545000000001" table:style-name="Default_1">
            <text:p>184.05545</text:p>
          </table:table-cell>
          <table:table-cell office:value-type="float" office:value="17.183332" table:style-name="Default_1">
            <text:p>17.183332</text:p>
          </table:table-cell>
          <table:table-cell office:value-type="float" office:value="111.34237" table:style-name="Default_1">
            <text:p>111.34237</text:p>
          </table:table-cell>
          <table:table-cell office:value-type="float" office:value="18.608333999999999" table:style-name="Default_1">
            <text:p>18.608334</text:p>
          </table:table-cell>
          <table:table-cell office:value-type="float" office:value="148.64066" table:style-name="Default_1">
            <text:p>148.64066</text:p>
          </table:table-cell>
          <table:table-cell office:value-type="float" office:value="20.027387999999998" table:style-name="Default_1">
            <text:p>20.027388</text:p>
          </table:table-cell>
          <table:table-cell office:value-type="float" office:value="151.17908" table:style-name="Default_1">
            <text:p>151.17908</text:p>
          </table:table-cell>
          <table:table-cell office:value-type="float" office:value="19.274999999999999" table:style-name="Default_1">
            <text:p>19.275</text:p>
          </table:table-cell>
          <table:table-cell office:value-type="float" office:value="148.64084" table:style-name="Default_1">
            <text:p>148.64084</text:p>
          </table:table-cell>
          <table:table-cell office:value-type="float" office:value="19.608333999999999" table:style-name="Default_1">
            <text:p>19.608334</text:p>
          </table:table-cell>
          <table:table-cell office:value-type="float" office:value="103.33629999999999" table:style-name="Default_1">
            <text:p>103.3363</text:p>
          </table:table-cell>
          <table:table-cell office:value-type="float" office:value="7.733333" table:style-name="Default_1">
            <text:p>7.733333</text:p>
          </table:table-cell>
          <table:table-cell office:value-type="float" office:value="147.51434" table:style-name="Default_1">
            <text:p>147.51434</text:p>
          </table:table-cell>
          <table:table-cell office:value-type="float" office:value="8.0666670000000007" table:style-name="Default_1">
            <text:p>8.066667</text:p>
          </table:table-cell>
          <table:table-cell office:value-type="float" office:value="136.71481" table:style-name="Default_1">
            <text:p>136.71481</text:p>
          </table:table-cell>
          <table:table-cell office:value-type="float" office:value="8.6235210000000002" table:style-name="Default_1">
            <text:p>8.623521</text:p>
          </table:table-cell>
          <table:table-cell office:value-type="float" office:value="128.7655" table:style-name="Default_1">
            <text:p>128.7655</text:p>
          </table:table-cell>
          <table:table-cell office:value-type="float" office:value="8.7333339999999993" table:style-name="Default_1">
            <text:p>8.733334</text:p>
          </table:table-cell>
          <table:table-cell office:value-type="float" office:value="129.90768" table:style-name="Default_1">
            <text:p>129.90768</text:p>
          </table:table-cell>
          <table:table-cell office:value-type="float" office:value="7.2166667000000002" table:style-name="Default_1">
            <text:p>7.2166667</text:p>
          </table:table-cell>
          <table:table-cell office:value-type="float" office:value="152.37303" table:style-name="Default_1">
            <text:p>152.37303</text:p>
          </table:table-cell>
          <table:table-cell office:value-type="float" office:value="7.780513" table:style-name="Default_1">
            <text:p>7.780513</text:p>
          </table:table-cell>
          <table:table-cell office:value-type="float" office:value="376.27355999999997" table:style-name="Default_1">
            <text:p>376.27356</text:p>
          </table:table-cell>
          <table:table-cell office:value-type="float" office:value="7.8833330000000004" table:style-name="Default_1">
            <text:p>7.883333</text:p>
          </table:table-cell>
          <table:table-cell office:value-type="float" office:value="360.46001999999999" table:style-name="Default_1">
            <text:p>360.46002</text:p>
          </table:table-cell>
          <table:table-cell office:value-type="float" office:value="8.216666" table:style-name="Default_1">
            <text:p>8.216666</text:p>
          </table:table-cell>
          <table:table-cell office:value-type="float" office:value="356.31792999999999" table:style-name="Default_1">
            <text:p>356.31793</text:p>
          </table:table-cell>
          <table:table-cell office:value-type="float" office:value="14.683332999999999" table:style-name="Default_1">
            <text:p>14.683333</text:p>
          </table:table-cell>
          <table:table-cell office:value-type="float" office:value="210.24118000000001" table:style-name="Default_1">
            <text:p>210.24118</text:p>
          </table:table-cell>
          <table:table-cell office:value-type="float" office:value="15.016666000000001" table:style-name="Default_1">
            <text:p>15.016666</text:p>
          </table:table-cell>
          <table:table-cell office:value-type="float" office:value="149.27295000000001" table:style-name="Default_1">
            <text:p>149.27295</text:p>
          </table:table-cell>
          <table:table-cell office:value-type="float" office:value="16.644434" table:style-name="Default_1">
            <text:p>16.644434</text:p>
          </table:table-cell>
          <table:table-cell office:value-type="float" office:value="198.09800000000001" table:style-name="Default_1">
            <text:p>198.098</text:p>
          </table:table-cell>
          <table:table-cell office:value-type="float" office:value="15.683332999999999" table:style-name="Default_1">
            <text:p>15.683333</text:p>
          </table:table-cell>
          <table:table-cell office:value-type="float" office:value="169.94987" table:style-name="Default_1">
            <text:p>169.94987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9.2612249999999996" table:style-name="Default_1">
            <text:p>9.261225</text:p>
          </table:table-cell>
          <table:table-cell office:value-type="float" office:value="344.34032999999999" table:style-name="Default_1">
            <text:p>344.34033</text:p>
          </table:table-cell>
          <table:table-cell office:value-type="float" office:value="9.6163530000000002" table:style-name="Default_1">
            <text:p>9.616353</text:p>
          </table:table-cell>
          <table:table-cell office:value-type="float" office:value="105.12407" table:style-name="Default_1">
            <text:p>105.12407</text:p>
          </table:table-cell>
          <table:table-cell office:value-type="float" office:value="9.9909700000000008" table:style-name="Default_1">
            <text:p>9.99097</text:p>
          </table:table-cell>
          <table:table-cell office:value-type="float" office:value="320.43024000000003" table:style-name="Default_1">
            <text:p>320.43024</text:p>
          </table:table-cell>
          <table:table-cell office:value-type="float" office:value="10.565756" table:style-name="Default_1">
            <text:p>10.565756</text:p>
          </table:table-cell>
          <table:table-cell office:value-type="float" office:value="308.10915999999997" table:style-name="Default_1">
            <text:p>308.10916</text:p>
          </table:table-cell>
          <table:table-cell table:number-columns-repeated="16314"/>
        </table:table-row>
        <table:table-row table:style-name="ro1">
          <table:table-cell office:value-type="float" office:value="13.116667" table:style-name="Default_1">
            <text:p>13.116667</text:p>
          </table:table-cell>
          <table:table-cell office:value-type="float" office:value="127.81256" table:style-name="Default_1">
            <text:p>127.81256</text:p>
          </table:table-cell>
          <table:table-cell office:value-type="float" office:value="13.45" table:style-name="Default_1">
            <text:p>13.45</text:p>
          </table:table-cell>
          <table:table-cell office:value-type="float" office:value="174.28790000000001" table:style-name="Default_1">
            <text:p>174.2879</text:p>
          </table:table-cell>
          <table:table-cell office:value-type="float" office:value="13.783334" table:style-name="Default_1">
            <text:p>13.783334</text:p>
          </table:table-cell>
          <table:table-cell office:value-type="float" office:value="156.04304999999999" table:style-name="Default_1">
            <text:p>156.04305</text:p>
          </table:table-cell>
          <table:table-cell office:value-type="float" office:value="23.001000000000001" table:style-name="Default_1">
            <text:p>23.001</text:p>
          </table:table-cell>
          <table:table-cell office:value-type="float" office:value="134.16997000000001" table:style-name="Default_1">
            <text:p>134.16997</text:p>
          </table:table-cell>
          <table:table-cell office:value-type="float" office:value="23.000672999999999" table:style-name="Default_1">
            <text:p>23.000673</text:p>
          </table:table-cell>
          <table:table-cell office:value-type="float" office:value="129.19809000000001" table:style-name="Default_1">
            <text:p>129.19809</text:p>
          </table:table-cell>
          <table:table-cell office:value-type="float" office:value="23.000917000000001" table:style-name="Default_1">
            <text:p>23.000917</text:p>
          </table:table-cell>
          <table:table-cell office:value-type="float" office:value="155.10285999999999" table:style-name="Default_1">
            <text:p>155.10286</text:p>
          </table:table-cell>
          <table:table-cell office:value-type="float" office:value="23.001000000000001" table:style-name="Default_1">
            <text:p>23.001</text:p>
          </table:table-cell>
          <table:table-cell office:value-type="float" office:value="166.59997999999999" table:style-name="Default_1">
            <text:p>166.59998</text:p>
          </table:table-cell>
          <table:table-cell office:value-type="float" office:value="18.291665999999999" table:style-name="Default_1">
            <text:p>18.291666</text:p>
          </table:table-cell>
          <table:table-cell office:value-type="float" office:value="206.9932" table:style-name="Default_1">
            <text:p>206.9932</text:p>
          </table:table-cell>
          <table:table-cell office:value-type="float" office:value="18.625" table:style-name="Default_1">
            <text:p>18.625</text:p>
          </table:table-cell>
          <table:table-cell office:value-type="float" office:value="196.19777999999999" table:style-name="Default_1">
            <text:p>196.19778</text:p>
          </table:table-cell>
          <table:table-cell office:value-type="float" office:value="17.323955999999999" table:style-name="Default_1">
            <text:p>17.323956</text:p>
          </table:table-cell>
          <table:table-cell office:value-type="float" office:value="184.05545000000001" table:style-name="Default_1">
            <text:p>184.05545</text:p>
          </table:table-cell>
          <table:table-cell office:value-type="float" office:value="19.291665999999999" table:style-name="Default_1">
            <text:p>19.291666</text:p>
          </table:table-cell>
          <table:table-cell office:value-type="float" office:value="111.34237" table:style-name="Default_1">
            <text:p>111.34237</text:p>
          </table:table-cell>
          <table:table-cell office:value-type="float" office:value="20.125" table:style-name="Default_1">
            <text:p>20.125</text:p>
          </table:table-cell>
          <table:table-cell office:value-type="float" office:value="148.64066" table:style-name="Default_1">
            <text:p>148.64066</text:p>
          </table:table-cell>
          <table:table-cell office:value-type="float" office:value="20.107786000000001" table:style-name="Default_1">
            <text:p>20.107786</text:p>
          </table:table-cell>
          <table:table-cell office:value-type="float" office:value="151.17908" table:style-name="Default_1">
            <text:p>151.17908</text:p>
          </table:table-cell>
          <table:table-cell office:value-type="float" office:value="20.791665999999999" table:style-name="Default_1">
            <text:p>20.791666</text:p>
          </table:table-cell>
          <table:table-cell office:value-type="float" office:value="148.64084" table:style-name="Default_1">
            <text:p>148.64084</text:p>
          </table:table-cell>
          <table:table-cell office:value-type="float" office:value="21.125" table:style-name="Default_1">
            <text:p>21.125</text:p>
          </table:table-cell>
          <table:table-cell office:value-type="float" office:value="148.83629999999999" table:style-name="Default_1">
            <text:p>148.8363</text:p>
          </table:table-cell>
          <table:table-cell office:value-type="float" office:value="8.5166660000000007" table:style-name="Default_1">
            <text:p>8.516666</text:p>
          </table:table-cell>
          <table:table-cell office:value-type="float" office:value="147.51434" table:style-name="Default_1">
            <text:p>147.51434</text:p>
          </table:table-cell>
          <table:table-cell office:value-type="float" office:value="8.85" table:style-name="Default_1">
            <text:p>8.85</text:p>
          </table:table-cell>
          <table:table-cell office:value-type="float" office:value="136.71481" table:style-name="Default_1">
            <text:p>136.71481</text:p>
          </table:table-cell>
          <table:table-cell office:value-type="float" office:value="8.9929799999999993" table:style-name="Default_1">
            <text:p>8.99298</text:p>
          </table:table-cell>
          <table:table-cell office:value-type="float" office:value="128.7655" table:style-name="Default_1">
            <text:p>128.7655</text:p>
          </table:table-cell>
          <table:table-cell office:value-type="float" office:value="9.5166660000000007" table:style-name="Default_1">
            <text:p>9.516666</text:p>
          </table:table-cell>
          <table:table-cell office:value-type="float" office:value="153.40767" table:style-name="Default_1">
            <text:p>153.40767</text:p>
          </table:table-cell>
          <table:table-cell office:value-type="float" office:value="7.983333" table:style-name="Default_1">
            <text:p>7.983333</text:p>
          </table:table-cell>
          <table:table-cell office:value-type="float" office:value="152.37303" table:style-name="Default_1">
            <text:p>152.37303</text:p>
          </table:table-cell>
          <table:table-cell office:value-type="float" office:value="8.1639850000000003" table:style-name="Default_1">
            <text:p>8.163985</text:p>
          </table:table-cell>
          <table:table-cell office:value-type="float" office:value="387.77773999999999" table:style-name="Default_1">
            <text:p>387.77774</text:p>
          </table:table-cell>
          <table:table-cell office:value-type="float" office:value="8.65" table:style-name="Default_1">
            <text:p>8.65</text:p>
          </table:table-cell>
          <table:table-cell office:value-type="float" office:value="360.46001999999999" table:style-name="Default_1">
            <text:p>360.46002</text:p>
          </table:table-cell>
          <table:table-cell office:value-type="float" office:value="8.9833339999999993" table:style-name="Default_1">
            <text:p>8.983334</text:p>
          </table:table-cell>
          <table:table-cell office:value-type="float" office:value="379.31796000000003" table:style-name="Default_1">
            <text:p>379.31796</text:p>
          </table:table-cell>
          <table:table-cell office:value-type="float" office:value="17.25" table:style-name="Default_1">
            <text:p>17.25</text:p>
          </table:table-cell>
          <table:table-cell office:value-type="float" office:value="210.24118000000001" table:style-name="Default_1">
            <text:p>210.24118</text:p>
          </table:table-cell>
          <table:table-cell office:value-type="float" office:value="17.583334000000001" table:style-name="Default_1">
            <text:p>17.583334</text:p>
          </table:table-cell>
          <table:table-cell office:value-type="float" office:value="149.27295000000001" table:style-name="Default_1">
            <text:p>149.27295</text:p>
          </table:table-cell>
          <table:table-cell office:value-type="float" office:value="17.844639000000001" table:style-name="Default_1">
            <text:p>17.844639</text:p>
          </table:table-cell>
          <table:table-cell office:value-type="float" office:value="198.09800000000001" table:style-name="Default_1">
            <text:p>198.098</text:p>
          </table:table-cell>
          <table:table-cell office:value-type="float" office:value="18.25" table:style-name="Default_1">
            <text:p>18.25</text:p>
          </table:table-cell>
          <table:table-cell office:value-type="float" office:value="169.94987" table:style-name="Default_1">
            <text:p>169.94987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9.2772699999999997" table:style-name="Default_1">
            <text:p>9.27727</text:p>
          </table:table-cell>
          <table:table-cell office:value-type="float" office:value="344.34032999999999" table:style-name="Default_1">
            <text:p>344.34033</text:p>
          </table:table-cell>
          <table:table-cell office:value-type="float" office:value="9.8668329999999997" table:style-name="Default_1">
            <text:p>9.866833</text:p>
          </table:table-cell>
          <table:table-cell office:value-type="float" office:value="333.29854999999998" table:style-name="Default_1">
            <text:p>333.29855</text:p>
          </table:table-cell>
          <table:table-cell office:value-type="float" office:value="10.00686" table:style-name="Default_1">
            <text:p>10.00686</text:p>
          </table:table-cell>
          <table:table-cell office:value-type="float" office:value="320.43024000000003" table:style-name="Default_1">
            <text:p>320.43024</text:p>
          </table:table-cell>
          <table:table-cell office:value-type="float" office:value="10.594443999999999" table:style-name="Default_1">
            <text:p>10.594444</text:p>
          </table:table-cell>
          <table:table-cell office:value-type="float" office:value="308.10915999999997" table:style-name="Default_1">
            <text:p>308.10916</text:p>
          </table:table-cell>
          <table:table-cell table:number-columns-repeated="16314"/>
        </table:table-row>
        <table:table-row table:style-name="ro1">
          <table:table-cell office:value-type="float" office:value="15.725139" table:style-name="Default_1">
            <text:p>15.725139</text:p>
          </table:table-cell>
          <table:table-cell office:value-type="float" office:value="114.04255999999999" table:style-name="Default_1">
            <text:p>114.04256</text:p>
          </table:table-cell>
          <table:table-cell office:value-type="float" office:value="15.940913999999999" table:style-name="Default_1">
            <text:p>15.940914</text:p>
          </table:table-cell>
          <table:table-cell office:value-type="float" office:value="160.5179" table:style-name="Default_1">
            <text:p>160.5179</text:p>
          </table:table-cell>
          <table:table-cell office:value-type="float" office:value="14.795468" table:style-name="Default_1">
            <text:p>14.795468</text:p>
          </table:table-cell>
          <table:table-cell office:value-type="float" office:value="142.27306999999999" table:style-name="Default_1">
            <text:p>142.27307</text:p>
          </table:table-cell>
          <table:table-cell office:value-type="float" office:value="23.998657000000001" table:style-name="Default_1">
            <text:p>23.998657</text:p>
          </table:table-cell>
          <table:table-cell office:value-type="float" office:value="102.03995999999999" table:style-name="Default_1">
            <text:p>102.03996</text:p>
          </table:table-cell>
          <table:table-cell office:value-type="float" office:value="23.991667" table:style-name="Default_1">
            <text:p>23.991667</text:p>
          </table:table-cell>
          <table:table-cell office:value-type="float" office:value="97.068084999999996" table:style-name="Default_1">
            <text:p>97.068085</text:p>
          </table:table-cell>
          <table:table-cell office:value-type="float" office:value="23.991667" table:style-name="Default_1">
            <text:p>23.991667</text:p>
          </table:table-cell>
          <table:table-cell office:value-type="float" office:value="122.972855" table:style-name="Default_1">
            <text:p>122.972855</text:p>
          </table:table-cell>
          <table:table-cell office:value-type="float" office:value="23.991667" table:style-name="Default_1">
            <text:p>23.991667</text:p>
          </table:table-cell>
          <table:table-cell office:value-type="float" office:value="134.46996999999999" table:style-name="Default_1">
            <text:p>134.46997</text:p>
          </table:table-cell>
          <table:table-cell office:value-type="float" office:value="19.430548000000002" table:style-name="Default_1">
            <text:p>19.430548</text:p>
          </table:table-cell>
          <table:table-cell office:value-type="float" office:value="193.22316000000001" table:style-name="Default_1">
            <text:p>193.22316</text:p>
          </table:table-cell>
          <table:table-cell office:value-type="float" office:value="19.05" table:style-name="Default_1">
            <text:p>19.05</text:p>
          </table:table-cell>
          <table:table-cell office:value-type="float" office:value="182.42780999999999" table:style-name="Default_1">
            <text:p>182.42781</text:p>
          </table:table-cell>
          <table:table-cell office:value-type="float" office:value="19.383333" table:style-name="Default_1">
            <text:p>19.383333</text:p>
          </table:table-cell>
          <table:table-cell office:value-type="float" office:value="170.28548000000001" table:style-name="Default_1">
            <text:p>170.28548</text:p>
          </table:table-cell>
          <table:table-cell office:value-type="float" office:value="19.716667000000001" table:style-name="Default_1">
            <text:p>19.716667</text:p>
          </table:table-cell>
          <table:table-cell office:value-type="float" office:value="97.572333999999998" table:style-name="Default_1">
            <text:p>97.572334</text:p>
          </table:table-cell>
          <table:table-cell office:value-type="float" office:value="20.725000000000001" table:style-name="Default_1">
            <text:p>20.725</text:p>
          </table:table-cell>
          <table:table-cell office:value-type="float" office:value="129.20063999999999" table:style-name="Default_1">
            <text:p>129.20064</text:p>
          </table:table-cell>
          <table:table-cell office:value-type="float" office:value="21.634720000000002" table:style-name="Default_1">
            <text:p>21.63472</text:p>
          </table:table-cell>
          <table:table-cell office:value-type="float" office:value="131.73912000000001" table:style-name="Default_1">
            <text:p>131.73912</text:p>
          </table:table-cell>
          <table:table-cell office:value-type="float" office:value="21.391666000000001" table:style-name="Default_1">
            <text:p>21.391666</text:p>
          </table:table-cell>
          <table:table-cell office:value-type="float" office:value="129.20081999999999" table:style-name="Default_1">
            <text:p>129.20082</text:p>
          </table:table-cell>
          <table:table-cell office:value-type="float" office:value="21.921728000000002" table:style-name="Default_1">
            <text:p>21.921728</text:p>
          </table:table-cell>
          <table:table-cell office:value-type="float" office:value="129.39628999999999" table:style-name="Default_1">
            <text:p>129.39629</text:p>
          </table:table-cell>
          <table:table-cell office:value-type="float" office:value="9" table:style-name="Default_1">
            <text:p>9</text:p>
          </table:table-cell>
          <table:table-cell office:value-type="float" office:value="131.85434000000001" table:style-name="Default_1">
            <text:p>131.85434</text:p>
          </table:table-cell>
          <table:table-cell office:value-type="float" office:value="9.369434" table:style-name="Default_1">
            <text:p>9.369434</text:p>
          </table:table-cell>
          <table:table-cell office:value-type="float" office:value="121.05483" table:style-name="Default_1">
            <text:p>121.05483</text:p>
          </table:table-cell>
          <table:table-cell office:value-type="float" office:value="9.7203590000000002" table:style-name="Default_1">
            <text:p>9.720359</text:p>
          </table:table-cell>
          <table:table-cell office:value-type="float" office:value="113.10549" table:style-name="Default_1">
            <text:p>113.10549</text:p>
          </table:table-cell>
          <table:table-cell office:value-type="float" office:value="10" table:style-name="Default_1">
            <text:p>10</text:p>
          </table:table-cell>
          <table:table-cell office:value-type="float" office:value="137.74767" table:style-name="Default_1">
            <text:p>137.74767</text:p>
          </table:table-cell>
          <table:table-cell office:value-type="float" office:value="8.5736480000000004" table:style-name="Default_1">
            <text:p>8.573648</text:p>
          </table:table-cell>
          <table:table-cell office:value-type="float" office:value="136.17302000000001" table:style-name="Default_1">
            <text:p>136.17302</text:p>
          </table:table-cell>
          <table:table-cell office:value-type="float" office:value="8.8166670000000007" table:style-name="Default_1">
            <text:p>8.816667</text:p>
          </table:table-cell>
          <table:table-cell office:value-type="float" office:value="371.57772999999997" table:style-name="Default_1">
            <text:p>371.57773</text:p>
          </table:table-cell>
          <table:table-cell office:value-type="float" office:value="9.1717049999999993" table:style-name="Default_1">
            <text:p>9.171705</text:p>
          </table:table-cell>
          <table:table-cell office:value-type="float" office:value="344.26" table:style-name="Default_1">
            <text:p>344.26</text:p>
          </table:table-cell>
          <table:table-cell office:value-type="float" office:value="9.7124190000000006" table:style-name="Default_1">
            <text:p>9.712419</text:p>
          </table:table-cell>
          <table:table-cell office:value-type="float" office:value="363.11795000000001" table:style-name="Default_1">
            <text:p>363.11795</text:p>
          </table:table-cell>
          <table:table-cell office:value-type="float" office:value="18.024239999999999" table:style-name="Default_1">
            <text:p>18.02424</text:p>
          </table:table-cell>
          <table:table-cell office:value-type="float" office:value="194.04118" table:style-name="Default_1">
            <text:p>194.04118</text:p>
          </table:table-cell>
          <table:table-cell office:value-type="float" office:value="18.083334000000001" table:style-name="Default_1">
            <text:p>18.083334</text:p>
          </table:table-cell>
          <table:table-cell office:value-type="float" office:value="133.07294999999999" table:style-name="Default_1">
            <text:p>133.07295</text:p>
          </table:table-cell>
          <table:table-cell office:value-type="float" office:value="19.498016" table:style-name="Default_1">
            <text:p>19.498016</text:p>
          </table:table-cell>
          <table:table-cell office:value-type="float" office:value="181.89801" table:style-name="Default_1">
            <text:p>181.89801</text:p>
          </table:table-cell>
          <table:table-cell office:value-type="float" office:value="19.806799000000002" table:style-name="Default_1">
            <text:p>19.806799</text:p>
          </table:table-cell>
          <table:table-cell office:value-type="float" office:value="153.74987999999999" table:style-name="Default_1">
            <text:p>153.74988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0.025" table:style-name="Default_1">
            <text:p>10.025</text:p>
          </table:table-cell>
          <table:table-cell office:value-type="float" office:value="330.57033999999999" table:style-name="Default_1">
            <text:p>330.57034</text:p>
          </table:table-cell>
          <table:table-cell office:value-type="float" office:value="10.358333999999999" table:style-name="Default_1">
            <text:p>10.358334</text:p>
          </table:table-cell>
          <table:table-cell office:value-type="float" office:value="319.52852999999999" table:style-name="Default_1">
            <text:p>319.52853</text:p>
          </table:table-cell>
          <table:table-cell office:value-type="float" office:value="11.20656" table:style-name="Default_1">
            <text:p>11.20656</text:p>
          </table:table-cell>
          <table:table-cell office:value-type="float" office:value="306.66021999999998" table:style-name="Default_1">
            <text:p>306.66022</text:p>
          </table:table-cell>
          <table:table-cell office:value-type="float" office:value="11.40117" table:style-name="Default_1">
            <text:p>11.40117</text:p>
          </table:table-cell>
          <table:table-cell office:value-type="float" office:value="294.33917000000002" table:style-name="Default_1">
            <text:p>294.33917</text:p>
          </table:table-cell>
          <table:table-cell table:number-columns-repeated="16314"/>
        </table:table-row>
        <table:table-row table:style-name="ro1">
          <table:table-cell office:value-type="float" office:value="15.97683" table:style-name="Default_1">
            <text:p>15.97683</text:p>
          </table:table-cell>
          <table:table-cell office:value-type="float" office:value="114.04255999999999" table:style-name="Default_1">
            <text:p>114.04256</text:p>
          </table:table-cell>
          <table:table-cell office:value-type="float" office:value="16.408373000000001" table:style-name="Default_1">
            <text:p>16.408373</text:p>
          </table:table-cell>
          <table:table-cell office:value-type="float" office:value="160.5179" table:style-name="Default_1">
            <text:p>160.5179</text:p>
          </table:table-cell>
          <table:table-cell office:value-type="float" office:value="16.490228999999999" table:style-name="Default_1">
            <text:p>16.490229</text:p>
          </table:table-cell>
          <table:table-cell office:value-type="float" office:value="193.11588" table:style-name="Default_1">
            <text:p>193.11588</text:p>
          </table:table-cell>
          <table:table-cell office:value-type="float" office:value="23.999345999999999" table:style-name="Default_1">
            <text:p>23.999346</text:p>
          </table:table-cell>
          <table:table-cell office:value-type="float" office:value="102.03995999999999" table:style-name="Default_1">
            <text:p>102.03996</text:p>
          </table:table-cell>
          <table:table-cell office:value-type="float" office:value="24" table:style-name="Default_1">
            <text:p>24</text:p>
          </table:table-cell>
          <table:table-cell office:value-type="float" office:value="97.068084999999996" table:style-name="Default_1">
            <text:p>97.068085</text:p>
          </table:table-cell>
          <table:table-cell office:value-type="float" office:value="24" table:style-name="Default_1">
            <text:p>24</text:p>
          </table:table-cell>
          <table:table-cell office:value-type="float" office:value="122.972855" table:style-name="Default_1">
            <text:p>122.972855</text:p>
          </table:table-cell>
          <table:table-cell office:value-type="float" office:value="24" table:style-name="Default_1">
            <text:p>24</text:p>
          </table:table-cell>
          <table:table-cell office:value-type="float" office:value="134.46996999999999" table:style-name="Default_1">
            <text:p>134.46997</text:p>
          </table:table-cell>
          <table:table-cell office:value-type="float" office:value="20.671316000000001" table:style-name="Default_1">
            <text:p>20.671316</text:p>
          </table:table-cell>
          <table:table-cell office:value-type="float" office:value="193.22316000000001" table:style-name="Default_1">
            <text:p>193.22316</text:p>
          </table:table-cell>
          <table:table-cell office:value-type="float" office:value="21.116667" table:style-name="Default_1">
            <text:p>21.116667</text:p>
          </table:table-cell>
          <table:table-cell office:value-type="float" office:value="182.42780999999999" table:style-name="Default_1">
            <text:p>182.42781</text:p>
          </table:table-cell>
          <table:table-cell office:value-type="float" office:value="21.45" table:style-name="Default_1">
            <text:p>21.45</text:p>
          </table:table-cell>
          <table:table-cell office:value-type="float" office:value="170.28548000000001" table:style-name="Default_1">
            <text:p>170.28548</text:p>
          </table:table-cell>
          <table:table-cell office:value-type="float" office:value="21.783332999999999" table:style-name="Default_1">
            <text:p>21.783333</text:p>
          </table:table-cell>
          <table:table-cell office:value-type="float" office:value="159.57230000000001" table:style-name="Default_1">
            <text:p>159.5723</text:p>
          </table:table-cell>
          <table:table-cell office:value-type="float" office:value="23" table:style-name="Default_1">
            <text:p>23</text:p>
          </table:table-cell>
          <table:table-cell office:value-type="float" office:value="129.20063999999999" table:style-name="Default_1">
            <text:p>129.20064</text:p>
          </table:table-cell>
          <table:table-cell office:value-type="float" office:value="21.680706000000001" table:style-name="Default_1">
            <text:p>21.680706</text:p>
          </table:table-cell>
          <table:table-cell office:value-type="float" office:value="131.73912000000001" table:style-name="Default_1">
            <text:p>131.73912</text:p>
          </table:table-cell>
          <table:table-cell office:value-type="float" office:value="23" table:style-name="Default_1">
            <text:p>23</text:p>
          </table:table-cell>
          <table:table-cell office:value-type="float" office:value="129.20081999999999" table:style-name="Default_1">
            <text:p>129.20082</text:p>
          </table:table-cell>
          <table:table-cell office:value-type="float" office:value="22.198350000000001" table:style-name="Default_1">
            <text:p>22.19835</text:p>
          </table:table-cell>
          <table:table-cell office:value-type="float" office:value="129.39628999999999" table:style-name="Default_1">
            <text:p>129.39629</text:p>
          </table:table-cell>
          <table:table-cell office:value-type="float" office:value="9.7666660000000007" table:style-name="Default_1">
            <text:p>9.766666</text:p>
          </table:table-cell>
          <table:table-cell office:value-type="float" office:value="131.85434000000001" table:style-name="Default_1">
            <text:p>131.85434</text:p>
          </table:table-cell>
          <table:table-cell office:value-type="float" office:value="9.731719" table:style-name="Default_1">
            <text:p>9.731719</text:p>
          </table:table-cell>
          <table:table-cell office:value-type="float" office:value="121.05483" table:style-name="Default_1">
            <text:p>121.05483</text:p>
          </table:table-cell>
          <table:table-cell office:value-type="float" office:value="9.9099389999999996" table:style-name="Default_1">
            <text:p>9.909939</text:p>
          </table:table-cell>
          <table:table-cell office:value-type="float" office:value="113.10549" table:style-name="Default_1">
            <text:p>113.10549</text:p>
          </table:table-cell>
          <table:table-cell office:value-type="float" office:value="10.766666000000001" table:style-name="Default_1">
            <text:p>10.766666</text:p>
          </table:table-cell>
          <table:table-cell office:value-type="float" office:value="160.74764999999999" table:style-name="Default_1">
            <text:p>160.74765</text:p>
          </table:table-cell>
          <table:table-cell office:value-type="float" office:value="8.841037" table:style-name="Default_1">
            <text:p>8.841037</text:p>
          </table:table-cell>
          <table:table-cell office:value-type="float" office:value="379.75042999999999" table:style-name="Default_1">
            <text:p>379.75043</text:p>
          </table:table-cell>
          <table:table-cell office:value-type="float" office:value="9.5500000000000007" table:style-name="Default_1">
            <text:p>9.55</text:p>
          </table:table-cell>
          <table:table-cell office:value-type="float" office:value="371.57772999999997" table:style-name="Default_1">
            <text:p>371.57773</text:p>
          </table:table-cell>
          <table:table-cell office:value-type="float" office:value="9.6420689999999993" table:style-name="Default_1">
            <text:p>9.642069</text:p>
          </table:table-cell>
          <table:table-cell office:value-type="float" office:value="358.37090000000001" table:style-name="Default_1">
            <text:p>358.3709</text:p>
          </table:table-cell>
          <table:table-cell office:value-type="float" office:value="10.195086999999999" table:style-name="Default_1">
            <text:p>10.195087</text:p>
          </table:table-cell>
          <table:table-cell office:value-type="float" office:value="363.11795000000001" table:style-name="Default_1">
            <text:p>363.11795</text:p>
          </table:table-cell>
          <table:table-cell office:value-type="float" office:value="19.240024999999999" table:style-name="Default_1">
            <text:p>19.240025</text:p>
          </table:table-cell>
          <table:table-cell office:value-type="float" office:value="194.04118" table:style-name="Default_1">
            <text:p>194.04118</text:p>
          </table:table-cell>
          <table:table-cell office:value-type="float" office:value="20.083334000000001" table:style-name="Default_1">
            <text:p>20.083334</text:p>
          </table:table-cell>
          <table:table-cell office:value-type="float" office:value="193.07294999999999" table:style-name="Default_1">
            <text:p>193.07295</text:p>
          </table:table-cell>
          <table:table-cell office:value-type="float" office:value="20.227246999999998" table:style-name="Default_1">
            <text:p>20.227247</text:p>
          </table:table-cell>
          <table:table-cell office:value-type="float" office:value="181.89801" table:style-name="Default_1">
            <text:p>181.89801</text:p>
          </table:table-cell>
          <table:table-cell office:value-type="float" office:value="20.122017" table:style-name="Default_1">
            <text:p>20.122017</text:p>
          </table:table-cell>
          <table:table-cell office:value-type="float" office:value="153.74987999999999" table:style-name="Default_1">
            <text:p>153.74988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0.733333999999999" table:style-name="Default_1">
            <text:p>10.733334</text:p>
          </table:table-cell>
          <table:table-cell office:value-type="float" office:value="330.57033999999999" table:style-name="Default_1">
            <text:p>330.57034</text:p>
          </table:table-cell>
          <table:table-cell office:value-type="float" office:value="11.066667000000001" table:style-name="Default_1">
            <text:p>11.066667</text:p>
          </table:table-cell>
          <table:table-cell office:value-type="float" office:value="319.52852999999999" table:style-name="Default_1">
            <text:p>319.52853</text:p>
          </table:table-cell>
          <table:table-cell office:value-type="float" office:value="11.252871499999999" table:style-name="Default_1">
            <text:p>11.2528715</text:p>
          </table:table-cell>
          <table:table-cell office:value-type="float" office:value="306.66021999999998" table:style-name="Default_1">
            <text:p>306.66022</text:p>
          </table:table-cell>
          <table:table-cell office:value-type="float" office:value="11.673006000000001" table:style-name="Default_1">
            <text:p>11.673006</text:p>
          </table:table-cell>
          <table:table-cell office:value-type="float" office:value="294.33917000000002" table:style-name="Default_1">
            <text:p>294.33917</text:p>
          </table:table-cell>
          <table:table-cell table:number-columns-repeated="16314"/>
        </table:table-row>
        <table:table-row table:style-name="ro1">
          <table:table-cell office:value-type="float" office:value="16.53087" table:style-name="Default_1">
            <text:p>16.53087</text:p>
          </table:table-cell>
          <table:table-cell office:value-type="float" office:value="100.27258" table:style-name="Default_1">
            <text:p>100.27258</text:p>
          </table:table-cell>
          <table:table-cell office:value-type="float" office:value="16.841667000000001" table:style-name="Default_1">
            <text:p>16.841667</text:p>
          </table:table-cell>
          <table:table-cell office:value-type="float" office:value="146.74786" table:style-name="Default_1">
            <text:p>146.74786</text:p>
          </table:table-cell>
          <table:table-cell office:value-type="float" office:value="17.175000000000001" table:style-name="Default_1">
            <text:p>17.175</text:p>
          </table:table-cell>
          <table:table-cell office:value-type="float" office:value="179.3459" table:style-name="Default_1">
            <text:p>179.3459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1.298594999999999" table:style-name="Default_1">
            <text:p>21.298595</text:p>
          </table:table-cell>
          <table:table-cell office:value-type="float" office:value="184.85316" table:style-name="Default_1">
            <text:p>184.85316</text:p>
          </table:table-cell>
          <table:table-cell office:value-type="float" office:value="21.375" table:style-name="Default_1">
            <text:p>21.375</text:p>
          </table:table-cell>
          <table:table-cell office:value-type="float" office:value="174.05781999999999" table:style-name="Default_1">
            <text:p>174.05782</text:p>
          </table:table-cell>
          <table:table-cell office:value-type="float" office:value="21.708334000000001" table:style-name="Default_1">
            <text:p>21.708334</text:p>
          </table:table-cell>
          <table:table-cell office:value-type="float" office:value="161.91548" table:style-name="Default_1">
            <text:p>161.91548</text:p>
          </table:table-cell>
          <table:table-cell office:value-type="float" office:value="22.243068999999998" table:style-name="Default_1">
            <text:p>22.243069</text:p>
          </table:table-cell>
          <table:table-cell office:value-type="float" office:value="151.20230000000001" table:style-name="Default_1">
            <text:p>151.2023</text:p>
          </table:table-cell>
          <table:table-cell office:value-type="float" office:value="23.991667" table:style-name="Default_1">
            <text:p>23.991667</text:p>
          </table:table-cell>
          <table:table-cell office:value-type="float" office:value="97.070629999999994" table:style-name="Default_1">
            <text:p>97.07063</text:p>
          </table:table-cell>
          <table:table-cell office:value-type="float" office:value="23.992308000000001" table:style-name="Default_1">
            <text:p>23.992308</text:p>
          </table:table-cell>
          <table:table-cell office:value-type="float" office:value="99.609116" table:style-name="Default_1">
            <text:p>99.609116</text:p>
          </table:table-cell>
          <table:table-cell office:value-type="float" office:value="23.991667" table:style-name="Default_1">
            <text:p>23.991667</text:p>
          </table:table-cell>
          <table:table-cell office:value-type="float" office:value="97.070815999999994" table:style-name="Default_1">
            <text:p>97.070816</text:p>
          </table:table-cell>
          <table:table-cell office:value-type="float" office:value="23.994067999999999" table:style-name="Default_1">
            <text:p>23.994068</text:p>
          </table:table-cell>
          <table:table-cell office:value-type="float" office:value="97.266279999999995" table:style-name="Default_1">
            <text:p>97.26628</text:p>
          </table:table-cell>
          <table:table-cell office:value-type="float" office:value="13.2281" table:style-name="Default_1">
            <text:p>13.2281</text:p>
          </table:table-cell>
          <table:table-cell office:value-type="float" office:value="115.92433" table:style-name="Default_1">
            <text:p>115.92433</text:p>
          </table:table-cell>
          <table:table-cell office:value-type="float" office:value="11.337437" table:style-name="Default_1">
            <text:p>11.337437</text:p>
          </table:table-cell>
          <table:table-cell office:value-type="float" office:value="105.12486" table:style-name="Default_1">
            <text:p>105.12486</text:p>
          </table:table-cell>
          <table:table-cell office:value-type="float" office:value="11.416048" table:style-name="Default_1">
            <text:p>11.416048</text:p>
          </table:table-cell>
          <table:table-cell office:value-type="float" office:value="97.175479999999993" table:style-name="Default_1">
            <text:p>97.17548</text:p>
          </table:table-cell>
          <table:table-cell office:value-type="float" office:value="11.258333" table:style-name="Default_1">
            <text:p>11.258333</text:p>
          </table:table-cell>
          <table:table-cell office:value-type="float" office:value="144.81764000000001" table:style-name="Default_1">
            <text:p>144.81764</text:p>
          </table:table-cell>
          <table:table-cell office:value-type="float" office:value="9.7249999999999996" table:style-name="Default_1">
            <text:p>9.725</text:p>
          </table:table-cell>
          <table:table-cell office:value-type="float" office:value="363.28039999999999" table:style-name="Default_1">
            <text:p>363.2804</text:p>
          </table:table-cell>
          <table:table-cell office:value-type="float" office:value="10.618569000000001" table:style-name="Default_1">
            <text:p>10.618569</text:p>
          </table:table-cell>
          <table:table-cell office:value-type="float" office:value="355.10773" table:style-name="Default_1">
            <text:p>355.10773</text:p>
          </table:table-cell>
          <table:table-cell office:value-type="float" office:value="10.391666000000001" table:style-name="Default_1">
            <text:p>10.391666</text:p>
          </table:table-cell>
          <table:table-cell office:value-type="float" office:value="341.90089999999998" table:style-name="Default_1">
            <text:p>341.9009</text:p>
          </table:table-cell>
          <table:table-cell office:value-type="float" office:value="10.725" table:style-name="Default_1">
            <text:p>10.725</text:p>
          </table:table-cell>
          <table:table-cell office:value-type="float" office:value="346.64792" table:style-name="Default_1">
            <text:p>346.64792</text:p>
          </table:table-cell>
          <table:table-cell office:value-type="float" office:value="20.191668" table:style-name="Default_1">
            <text:p>20.191668</text:p>
          </table:table-cell>
          <table:table-cell office:value-type="float" office:value="179.73115999999999" table:style-name="Default_1">
            <text:p>179.73116</text:p>
          </table:table-cell>
          <table:table-cell office:value-type="float" office:value="21.332702999999999" table:style-name="Default_1">
            <text:p>21.332703</text:p>
          </table:table-cell>
          <table:table-cell office:value-type="float" office:value="178.76299" table:style-name="Default_1">
            <text:p>178.76299</text:p>
          </table:table-cell>
          <table:table-cell office:value-type="float" office:value="20.858333999999999" table:style-name="Default_1">
            <text:p>20.858334</text:p>
          </table:table-cell>
          <table:table-cell office:value-type="float" office:value="167.58797999999999" table:style-name="Default_1">
            <text:p>167.58798</text:p>
          </table:table-cell>
          <table:table-cell office:value-type="float" office:value="21.503240000000002" table:style-name="Default_1">
            <text:p>21.50324</text:p>
          </table:table-cell>
          <table:table-cell office:value-type="float" office:value="139.43985000000001" table:style-name="Default_1">
            <text:p>139.43985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1.291667" table:style-name="Default_1">
            <text:p>11.291667</text:p>
          </table:table-cell>
          <table:table-cell office:value-type="float" office:value="312.48034999999999" table:style-name="Default_1">
            <text:p>312.48035</text:p>
          </table:table-cell>
          <table:table-cell office:value-type="float" office:value="11.625" table:style-name="Default_1">
            <text:p>11.625</text:p>
          </table:table-cell>
          <table:table-cell office:value-type="float" office:value="301.43853999999999" table:style-name="Default_1">
            <text:p>301.43854</text:p>
          </table:table-cell>
          <table:table-cell office:value-type="float" office:value="11.990087000000001" table:style-name="Default_1">
            <text:p>11.990087</text:p>
          </table:table-cell>
          <table:table-cell office:value-type="float" office:value="288.57022000000001" table:style-name="Default_1">
            <text:p>288.57022</text:p>
          </table:table-cell>
          <table:table-cell office:value-type="float" office:value="12.291667" table:style-name="Default_1">
            <text:p>12.291667</text:p>
          </table:table-cell>
          <table:table-cell office:value-type="float" office:value="276.24918000000002" table:style-name="Default_1">
            <text:p>276.24918</text:p>
          </table:table-cell>
          <table:table-cell table:number-columns-repeated="16314"/>
        </table:table-row>
        <table:table-row table:style-name="ro1">
          <table:table-cell office:value-type="float" office:value="18.640180000000001" table:style-name="Default_1">
            <text:p>18.64018</text:p>
          </table:table-cell>
          <table:table-cell office:value-type="float" office:value="163.55188000000001" table:style-name="Default_1">
            <text:p>163.55188</text:p>
          </table:table-cell>
          <table:table-cell office:value-type="float" office:value="19.008333" table:style-name="Default_1">
            <text:p>19.008333</text:p>
          </table:table-cell>
          <table:table-cell office:value-type="float" office:value="146.74786" table:style-name="Default_1">
            <text:p>146.74786</text:p>
          </table:table-cell>
          <table:table-cell office:value-type="float" office:value="19.341667000000001" table:style-name="Default_1">
            <text:p>19.341667</text:p>
          </table:table-cell>
          <table:table-cell office:value-type="float" office:value="179.3459" table:style-name="Default_1">
            <text:p>179.3459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1.320024" table:style-name="Default_1">
            <text:p>21.320024</text:p>
          </table:table-cell>
          <table:table-cell office:value-type="float" office:value="184.85316" table:style-name="Default_1">
            <text:p>184.85316</text:p>
          </table:table-cell>
          <table:table-cell office:value-type="float" office:value="21.666665999999999" table:style-name="Default_1">
            <text:p>21.666666</text:p>
          </table:table-cell>
          <table:table-cell office:value-type="float" office:value="174.05781999999999" table:style-name="Default_1">
            <text:p>174.05782</text:p>
          </table:table-cell>
          <table:table-cell office:value-type="float" office:value="22" table:style-name="Default_1">
            <text:p>22</text:p>
          </table:table-cell>
          <table:table-cell office:value-type="float" office:value="161.91548" table:style-name="Default_1">
            <text:p>161.91548</text:p>
          </table:table-cell>
          <table:table-cell office:value-type="float" office:value="22.328253" table:style-name="Default_1">
            <text:p>22.328253</text:p>
          </table:table-cell>
          <table:table-cell office:value-type="float" office:value="151.20230000000001" table:style-name="Default_1">
            <text:p>151.2023</text:p>
          </table:table-cell>
          <table:table-cell office:value-type="float" office:value="24" table:style-name="Default_1">
            <text:p>24</text:p>
          </table:table-cell>
          <table:table-cell office:value-type="float" office:value="97.070629999999994" table:style-name="Default_1">
            <text:p>97.07063</text:p>
          </table:table-cell>
          <table:table-cell office:value-type="float" office:value="23.996855" table:style-name="Default_1">
            <text:p>23.996855</text:p>
          </table:table-cell>
          <table:table-cell office:value-type="float" office:value="99.609116" table:style-name="Default_1">
            <text:p>99.609116</text:p>
          </table:table-cell>
          <table:table-cell office:value-type="float" office:value="24" table:style-name="Default_1">
            <text:p>24</text:p>
          </table:table-cell>
          <table:table-cell office:value-type="float" office:value="97.070815999999994" table:style-name="Default_1">
            <text:p>97.070816</text:p>
          </table:table-cell>
          <table:table-cell office:value-type="float" office:value="23.995080000000002" table:style-name="Default_1">
            <text:p>23.99508</text:p>
          </table:table-cell>
          <table:table-cell office:value-type="float" office:value="97.266279999999995" table:style-name="Default_1">
            <text:p>97.26628</text:p>
          </table:table-cell>
          <table:table-cell office:value-type="float" office:value="15.395388000000001" table:style-name="Default_1">
            <text:p>15.395388</text:p>
          </table:table-cell>
          <table:table-cell office:value-type="float" office:value="180.94296" table:style-name="Default_1">
            <text:p>180.94296</text:p>
          </table:table-cell>
          <table:table-cell office:value-type="float" office:value="13.836171" table:style-name="Default_1">
            <text:p>13.836171</text:p>
          </table:table-cell>
          <table:table-cell office:value-type="float" office:value="180.08690000000001" table:style-name="Default_1">
            <text:p>180.0869</text:p>
          </table:table-cell>
          <table:table-cell office:value-type="float" office:value="15.682896" table:style-name="Default_1">
            <text:p>15.682896</text:p>
          </table:table-cell>
          <table:table-cell office:value-type="float" office:value="225.18091000000001" table:style-name="Default_1">
            <text:p>225.18091</text:p>
          </table:table-cell>
          <table:table-cell office:value-type="float" office:value="18.333334000000001" table:style-name="Default_1">
            <text:p>18.333334</text:p>
          </table:table-cell>
          <table:table-cell office:value-type="float" office:value="144.81764000000001" table:style-name="Default_1">
            <text:p>144.81764</text:p>
          </table:table-cell>
          <table:table-cell office:value-type="float" office:value="10.416667" table:style-name="Default_1">
            <text:p>10.416667</text:p>
          </table:table-cell>
          <table:table-cell office:value-type="float" office:value="363.28039999999999" table:style-name="Default_1">
            <text:p>363.2804</text:p>
          </table:table-cell>
          <table:table-cell office:value-type="float" office:value="10.644176" table:style-name="Default_1">
            <text:p>10.644176</text:p>
          </table:table-cell>
          <table:table-cell office:value-type="float" office:value="355.10773" table:style-name="Default_1">
            <text:p>355.10773</text:p>
          </table:table-cell>
          <table:table-cell office:value-type="float" office:value="11.083333" table:style-name="Default_1">
            <text:p>11.083333</text:p>
          </table:table-cell>
          <table:table-cell office:value-type="float" office:value="341.90089999999998" table:style-name="Default_1">
            <text:p>341.9009</text:p>
          </table:table-cell>
          <table:table-cell office:value-type="float" office:value="11.416667" table:style-name="Default_1">
            <text:p>11.416667</text:p>
          </table:table-cell>
          <table:table-cell office:value-type="float" office:value="346.64792" table:style-name="Default_1">
            <text:p>346.64792</text:p>
          </table:table-cell>
          <table:table-cell office:value-type="float" office:value="21.158332999999999" table:style-name="Default_1">
            <text:p>21.158333</text:p>
          </table:table-cell>
          <table:table-cell office:value-type="float" office:value="179.73115999999999" table:style-name="Default_1">
            <text:p>179.73116</text:p>
          </table:table-cell>
          <table:table-cell office:value-type="float" office:value="21.402618" table:style-name="Default_1">
            <text:p>21.402618</text:p>
          </table:table-cell>
          <table:table-cell office:value-type="float" office:value="178.76299" table:style-name="Default_1">
            <text:p>178.76299</text:p>
          </table:table-cell>
          <table:table-cell office:value-type="float" office:value="21.824999999999999" table:style-name="Default_1">
            <text:p>21.825</text:p>
          </table:table-cell>
          <table:table-cell office:value-type="float" office:value="167.58797999999999" table:style-name="Default_1">
            <text:p>167.58798</text:p>
          </table:table-cell>
          <table:table-cell office:value-type="float" office:value="22.069942000000001" table:style-name="Default_1">
            <text:p>22.069942</text:p>
          </table:table-cell>
          <table:table-cell office:value-type="float" office:value="156.4409" table:style-name="Default_1">
            <text:p>156.4409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1.9" table:style-name="Default_1">
            <text:p>11.9</text:p>
          </table:table-cell>
          <table:table-cell office:value-type="float" office:value="312.48034999999999" table:style-name="Default_1">
            <text:p>312.48035</text:p>
          </table:table-cell>
          <table:table-cell office:value-type="float" office:value="12.233333999999999" table:style-name="Default_1">
            <text:p>12.233334</text:p>
          </table:table-cell>
          <table:table-cell office:value-type="float" office:value="301.43853999999999" table:style-name="Default_1">
            <text:p>301.43854</text:p>
          </table:table-cell>
          <table:table-cell office:value-type="float" office:value="12.026433000000001" table:style-name="Default_1">
            <text:p>12.026433</text:p>
          </table:table-cell>
          <table:table-cell office:value-type="float" office:value="288.57022000000001" table:style-name="Default_1">
            <text:p>288.57022</text:p>
          </table:table-cell>
          <table:table-cell office:value-type="float" office:value="12.9" table:style-name="Default_1">
            <text:p>12.9</text:p>
          </table:table-cell>
          <table:table-cell office:value-type="float" office:value="276.24918000000002" table:style-name="Default_1">
            <text:p>276.24918</text:p>
          </table:table-cell>
          <table:table-cell table:number-columns-repeated="16314"/>
        </table:table-row>
        <table:table-row table:style-name="ro1">
          <table:table-cell office:value-type="float" office:value="19.26773" table:style-name="Default_1">
            <text:p>19.26773</text:p>
          </table:table-cell>
          <table:table-cell office:value-type="float" office:value="152.48186000000001" table:style-name="Default_1">
            <text:p>152.48186</text:p>
          </table:table-cell>
          <table:table-cell office:value-type="float" office:value="19.447482999999998" table:style-name="Default_1">
            <text:p>19.447483</text:p>
          </table:table-cell>
          <table:table-cell office:value-type="float" office:value="135.67784" table:style-name="Default_1">
            <text:p>135.67784</text:p>
          </table:table-cell>
          <table:table-cell office:value-type="float" office:value="19.683332" table:style-name="Default_1">
            <text:p>19.683332</text:p>
          </table:table-cell>
          <table:table-cell office:value-type="float" office:value="168.27593999999999" table:style-name="Default_1">
            <text:p>168.27594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3" table:style-name="Default_1">
            <text:p>23</text:p>
          </table:table-cell>
          <table:table-cell office:value-type="float" office:value="130.85318000000001" table:style-name="Default_1">
            <text:p>130.85318</text:p>
          </table:table-cell>
          <table:table-cell office:value-type="float" office:value="23.000715" table:style-name="Default_1">
            <text:p>23.000715</text:p>
          </table:table-cell>
          <table:table-cell office:value-type="float" office:value="130.85778999999999" table:style-name="Default_1">
            <text:p>130.85779</text:p>
          </table:table-cell>
          <table:table-cell office:value-type="float" office:value="23.000295999999999" table:style-name="Default_1">
            <text:p>23.000296</text:p>
          </table:table-cell>
          <table:table-cell office:value-type="float" office:value="129.51546999999999" table:style-name="Default_1">
            <text:p>129.51547</text:p>
          </table:table-cell>
          <table:table-cell office:value-type="float" office:value="23" table:style-name="Default_1">
            <text:p>23</text:p>
          </table:table-cell>
          <table:table-cell office:value-type="float" office:value="129.60232999999999" table:style-name="Default_1">
            <text:p>129.60233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7.824999999999999" table:style-name="Default_1">
            <text:p>17.825</text:p>
          </table:table-cell>
          <table:table-cell office:value-type="float" office:value="165.01294999999999" table:style-name="Default_1">
            <text:p>165.01295</text:p>
          </table:table-cell>
          <table:table-cell office:value-type="float" office:value="18.158332999999999" table:style-name="Default_1">
            <text:p>18.158333</text:p>
          </table:table-cell>
          <table:table-cell office:value-type="float" office:value="164.15689" table:style-name="Default_1">
            <text:p>164.15689</text:p>
          </table:table-cell>
          <table:table-cell office:value-type="float" office:value="18.491667" table:style-name="Default_1">
            <text:p>18.491667</text:p>
          </table:table-cell>
          <table:table-cell office:value-type="float" office:value="209.2509" table:style-name="Default_1">
            <text:p>209.2509</text:p>
          </table:table-cell>
          <table:table-cell office:value-type="float" office:value="18.824999999999999" table:style-name="Default_1">
            <text:p>18.825</text:p>
          </table:table-cell>
          <table:table-cell office:value-type="float" office:value="128.88763" table:style-name="Default_1">
            <text:p>128.88763</text:p>
          </table:table-cell>
          <table:table-cell office:value-type="float" office:value="17.3" table:style-name="Default_1">
            <text:p>17.3</text:p>
          </table:table-cell>
          <table:table-cell office:value-type="float" office:value="140.26042000000001" table:style-name="Default_1">
            <text:p>140.26042</text:p>
          </table:table-cell>
          <table:table-cell office:value-type="float" office:value="17.633333" table:style-name="Default_1">
            <text:p>17.633333</text:p>
          </table:table-cell>
          <table:table-cell office:value-type="float" office:value="132.08771999999999" table:style-name="Default_1">
            <text:p>132.08772</text:p>
          </table:table-cell>
          <table:table-cell office:value-type="float" office:value="18.009471999999999" table:style-name="Default_1">
            <text:p>18.009472</text:p>
          </table:table-cell>
          <table:table-cell office:value-type="float" office:value="118.880875" table:style-name="Default_1">
            <text:p>118.880875</text:p>
          </table:table-cell>
          <table:table-cell office:value-type="float" office:value="18.372496000000002" table:style-name="Default_1">
            <text:p>18.372496</text:p>
          </table:table-cell>
          <table:table-cell office:value-type="float" office:value="123.627945" table:style-name="Default_1">
            <text:p>123.627945</text:p>
          </table:table-cell>
          <table:table-cell office:value-type="float" office:value="22.946860999999998" table:style-name="Default_1">
            <text:p>22.946861</text:p>
          </table:table-cell>
          <table:table-cell office:value-type="float" office:value="130.05112" table:style-name="Default_1">
            <text:p>130.05112</text:p>
          </table:table-cell>
          <table:table-cell office:value-type="float" office:value="23.000156" table:style-name="Default_1">
            <text:p>23.000156</text:p>
          </table:table-cell>
          <table:table-cell office:value-type="float" office:value="129.89299" table:style-name="Default_1">
            <text:p>129.89299</text:p>
          </table:table-cell>
          <table:table-cell office:value-type="float" office:value="23" table:style-name="Default_1">
            <text:p>23</text:p>
          </table:table-cell>
          <table:table-cell office:value-type="float" office:value="129.518" table:style-name="Default_1">
            <text:p>129.518</text:p>
          </table:table-cell>
          <table:table-cell office:value-type="float" office:value="23" table:style-name="Default_1">
            <text:p>23</text:p>
          </table:table-cell>
          <table:table-cell office:value-type="float" office:value="129.17088000000001" table:style-name="Default_1">
            <text:p>129.17088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3.031141" table:style-name="Default_1">
            <text:p>13.031141</text:p>
          </table:table-cell>
          <table:table-cell office:value-type="float" office:value="292.77032000000003" table:style-name="Default_1">
            <text:p>292.77032</text:p>
          </table:table-cell>
          <table:table-cell office:value-type="float" office:value="12.841666" table:style-name="Default_1">
            <text:p>12.841666</text:p>
          </table:table-cell>
          <table:table-cell office:value-type="float" office:value="281.72854999999998" table:style-name="Default_1">
            <text:p>281.72855</text:p>
          </table:table-cell>
          <table:table-cell office:value-type="float" office:value="13.175000000000001" table:style-name="Default_1">
            <text:p>13.175</text:p>
          </table:table-cell>
          <table:table-cell office:value-type="float" office:value="268.86020000000002" table:style-name="Default_1">
            <text:p>268.8602</text:p>
          </table:table-cell>
          <table:table-cell office:value-type="float" office:value="13.543302000000001" table:style-name="Default_1">
            <text:p>13.543302</text:p>
          </table:table-cell>
          <table:table-cell office:value-type="float" office:value="256.53915000000001" table:style-name="Default_1">
            <text:p>256.53915</text:p>
          </table:table-cell>
          <table:table-cell table:number-columns-repeated="16314"/>
        </table:table-row>
        <table:table-row table:style-name="ro1">
          <table:table-cell office:value-type="float" office:value="20.641748" table:style-name="Default_1">
            <text:p>20.641748</text:p>
          </table:table-cell>
          <table:table-cell office:value-type="float" office:value="193.70240000000001" table:style-name="Default_1">
            <text:p>193.7024</text:p>
          </table:table-cell>
          <table:table-cell office:value-type="float" office:value="20.896243999999999" table:style-name="Default_1">
            <text:p>20.896244</text:p>
          </table:table-cell>
          <table:table-cell office:value-type="float" office:value="179.14067" table:style-name="Default_1">
            <text:p>179.14067</text:p>
          </table:table-cell>
          <table:table-cell office:value-type="float" office:value="21.791665999999999" table:style-name="Default_1">
            <text:p>21.791666</text:p>
          </table:table-cell>
          <table:table-cell office:value-type="float" office:value="168.27593999999999" table:style-name="Default_1">
            <text:p>168.27594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3.001000000000001" table:style-name="Default_1">
            <text:p>23.001</text:p>
          </table:table-cell>
          <table:table-cell office:value-type="float" office:value="130.85318000000001" table:style-name="Default_1">
            <text:p>130.85318</text:p>
          </table:table-cell>
          <table:table-cell office:value-type="float" office:value="23.000937" table:style-name="Default_1">
            <text:p>23.000937</text:p>
          </table:table-cell>
          <table:table-cell office:value-type="float" office:value="130.85778999999999" table:style-name="Default_1">
            <text:p>130.85779</text:p>
          </table:table-cell>
          <table:table-cell office:value-type="float" office:value="23.000965000000001" table:style-name="Default_1">
            <text:p>23.000965</text:p>
          </table:table-cell>
          <table:table-cell office:value-type="float" office:value="129.51546999999999" table:style-name="Default_1">
            <text:p>129.51547</text:p>
          </table:table-cell>
          <table:table-cell office:value-type="float" office:value="23.001000000000001" table:style-name="Default_1">
            <text:p>23.001</text:p>
          </table:table-cell>
          <table:table-cell office:value-type="float" office:value="129.60232999999999" table:style-name="Default_1">
            <text:p>129.60233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8.491667" table:style-name="Default_1">
            <text:p>18.491667</text:p>
          </table:table-cell>
          <table:table-cell office:value-type="float" office:value="165.01294999999999" table:style-name="Default_1">
            <text:p>165.01295</text:p>
          </table:table-cell>
          <table:table-cell office:value-type="float" office:value="18.824999999999999" table:style-name="Default_1">
            <text:p>18.825</text:p>
          </table:table-cell>
          <table:table-cell office:value-type="float" office:value="164.15689" table:style-name="Default_1">
            <text:p>164.15689</text:p>
          </table:table-cell>
          <table:table-cell office:value-type="float" office:value="19.158332999999999" table:style-name="Default_1">
            <text:p>19.158333</text:p>
          </table:table-cell>
          <table:table-cell office:value-type="float" office:value="209.2509" table:style-name="Default_1">
            <text:p>209.2509</text:p>
          </table:table-cell>
          <table:table-cell office:value-type="float" office:value="19.491667" table:style-name="Default_1">
            <text:p>19.491667</text:p>
          </table:table-cell>
          <table:table-cell office:value-type="float" office:value="128.88763" table:style-name="Default_1">
            <text:p>128.88763</text:p>
          </table:table-cell>
          <table:table-cell office:value-type="float" office:value="18.100000000000001" table:style-name="Default_1">
            <text:p>18.1</text:p>
          </table:table-cell>
          <table:table-cell office:value-type="float" office:value="140.26042000000001" table:style-name="Default_1">
            <text:p>140.26042</text:p>
          </table:table-cell>
          <table:table-cell office:value-type="float" office:value="18.433332" table:style-name="Default_1">
            <text:p>18.433332</text:p>
          </table:table-cell>
          <table:table-cell office:value-type="float" office:value="132.08771999999999" table:style-name="Default_1">
            <text:p>132.08772</text:p>
          </table:table-cell>
          <table:table-cell office:value-type="float" office:value="18.064841999999999" table:style-name="Default_1">
            <text:p>18.064842</text:p>
          </table:table-cell>
          <table:table-cell office:value-type="float" office:value="118.880875" table:style-name="Default_1">
            <text:p>118.880875</text:p>
          </table:table-cell>
          <table:table-cell office:value-type="float" office:value="19.013855" table:style-name="Default_1">
            <text:p>19.013855</text:p>
          </table:table-cell>
          <table:table-cell office:value-type="float" office:value="142.86873" table:style-name="Default_1">
            <text:p>142.86873</text:p>
          </table:table-cell>
          <table:table-cell office:value-type="float" office:value="22.947113000000002" table:style-name="Default_1">
            <text:p>22.947113</text:p>
          </table:table-cell>
          <table:table-cell office:value-type="float" office:value="130.05112" table:style-name="Default_1">
            <text:p>130.05112</text:p>
          </table:table-cell>
          <table:table-cell office:value-type="float" office:value="23.000837000000001" table:style-name="Default_1">
            <text:p>23.000837</text:p>
          </table:table-cell>
          <table:table-cell office:value-type="float" office:value="129.89299" table:style-name="Default_1">
            <text:p>129.89299</text:p>
          </table:table-cell>
          <table:table-cell office:value-type="float" office:value="23.001000000000001" table:style-name="Default_1">
            <text:p>23.001</text:p>
          </table:table-cell>
          <table:table-cell office:value-type="float" office:value="129.518" table:style-name="Default_1">
            <text:p>129.518</text:p>
          </table:table-cell>
          <table:table-cell office:value-type="float" office:value="23.001000000000001" table:style-name="Default_1">
            <text:p>23.001</text:p>
          </table:table-cell>
          <table:table-cell office:value-type="float" office:value="129.17088000000001" table:style-name="Default_1">
            <text:p>129.17088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3.147757" table:style-name="Default_1">
            <text:p>13.147757</text:p>
          </table:table-cell>
          <table:table-cell office:value-type="float" office:value="292.77032000000003" table:style-name="Default_1">
            <text:p>292.77032</text:p>
          </table:table-cell>
          <table:table-cell office:value-type="float" office:value="13.508333" table:style-name="Default_1">
            <text:p>13.508333</text:p>
          </table:table-cell>
          <table:table-cell office:value-type="float" office:value="281.72854999999998" table:style-name="Default_1">
            <text:p>281.72855</text:p>
          </table:table-cell>
          <table:table-cell office:value-type="float" office:value="13.841666" table:style-name="Default_1">
            <text:p>13.841666</text:p>
          </table:table-cell>
          <table:table-cell office:value-type="float" office:value="268.86020000000002" table:style-name="Default_1">
            <text:p>268.8602</text:p>
          </table:table-cell>
          <table:table-cell office:value-type="float" office:value="13.721949" table:style-name="Default_1">
            <text:p>13.721949</text:p>
          </table:table-cell>
          <table:table-cell office:value-type="float" office:value="256.53915000000001" table:style-name="Default_1">
            <text:p>256.53915</text:p>
          </table:table-cell>
          <table:table-cell table:number-columns-repeated="16314"/>
        </table:table-row>
        <table:table-row table:style-name="ro1">
          <table:table-cell office:value-type="float" office:value="23" table:style-name="Default_1">
            <text:p>23</text:p>
          </table:table-cell>
          <table:table-cell office:value-type="float" office:value="132.95240000000001" table:style-name="Default_1">
            <text:p>132.9524</text:p>
          </table:table-cell>
          <table:table-cell office:value-type="float" office:value="23" table:style-name="Default_1">
            <text:p>23</text:p>
          </table:table-cell>
          <table:table-cell office:value-type="float" office:value="129.19068999999999" table:style-name="Default_1">
            <text:p>129.19069</text:p>
          </table:table-cell>
          <table:table-cell office:value-type="float" office:value="23.000554999999999" table:style-name="Default_1">
            <text:p>23.000555</text:p>
          </table:table-cell>
          <table:table-cell office:value-type="float" office:value="129.12592000000001" table:style-name="Default_1">
            <text:p>129.12592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3.991667" table:style-name="Default_1">
            <text:p>23.991667</text:p>
          </table:table-cell>
          <table:table-cell office:value-type="float" office:value="98.723174999999998" table:style-name="Default_1">
            <text:p>98.723175</text:p>
          </table:table-cell>
          <table:table-cell office:value-type="float" office:value="23.991667" table:style-name="Default_1">
            <text:p>23.991667</text:p>
          </table:table-cell>
          <table:table-cell office:value-type="float" office:value="98.727779999999996" table:style-name="Default_1">
            <text:p>98.72778</text:p>
          </table:table-cell>
          <table:table-cell office:value-type="float" office:value="23.993416" table:style-name="Default_1">
            <text:p>23.993416</text:p>
          </table:table-cell>
          <table:table-cell office:value-type="float" office:value="97.385469999999998" table:style-name="Default_1">
            <text:p>97.38547</text:p>
          </table:table-cell>
          <table:table-cell office:value-type="float" office:value="23.992405000000002" table:style-name="Default_1">
            <text:p>23.992405</text:p>
          </table:table-cell>
          <table:table-cell office:value-type="float" office:value="97.472319999999996" table:style-name="Default_1">
            <text:p>97.47232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9.066668" table:style-name="Default_1">
            <text:p>19.066668</text:p>
          </table:table-cell>
          <table:table-cell office:value-type="float" office:value="146.38292999999999" table:style-name="Default_1">
            <text:p>146.38293</text:p>
          </table:table-cell>
          <table:table-cell office:value-type="float" office:value="19.399999999999999" table:style-name="Default_1">
            <text:p>19.4</text:p>
          </table:table-cell>
          <table:table-cell office:value-type="float" office:value="145.52692999999999" table:style-name="Default_1">
            <text:p>145.52693</text:p>
          </table:table-cell>
          <table:table-cell office:value-type="float" office:value="19.733333999999999" table:style-name="Default_1">
            <text:p>19.733334</text:p>
          </table:table-cell>
          <table:table-cell office:value-type="float" office:value="190.62088" table:style-name="Default_1">
            <text:p>190.62088</text:p>
          </table:table-cell>
          <table:table-cell office:value-type="float" office:value="20.066668" table:style-name="Default_1">
            <text:p>20.066668</text:p>
          </table:table-cell>
          <table:table-cell office:value-type="float" office:value="110.25761" table:style-name="Default_1">
            <text:p>110.25761</text:p>
          </table:table-cell>
          <table:table-cell office:value-type="float" office:value="18.728134000000001" table:style-name="Default_1">
            <text:p>18.728134</text:p>
          </table:table-cell>
          <table:table-cell office:value-type="float" office:value="125.95045500000001" table:style-name="Default_1">
            <text:p>125.950455</text:p>
          </table:table-cell>
          <table:table-cell office:value-type="float" office:value="18.875" table:style-name="Default_1">
            <text:p>18.875</text:p>
          </table:table-cell>
          <table:table-cell office:value-type="float" office:value="117.77769499999999" table:style-name="Default_1">
            <text:p>117.777695</text:p>
          </table:table-cell>
          <table:table-cell office:value-type="float" office:value="19.716301000000001" table:style-name="Default_1">
            <text:p>19.716301</text:p>
          </table:table-cell>
          <table:table-cell office:value-type="float" office:value="104.57084999999999" table:style-name="Default_1">
            <text:p>104.57085</text:p>
          </table:table-cell>
          <table:table-cell office:value-type="float" office:value="19.541665999999999" table:style-name="Default_1">
            <text:p>19.541666</text:p>
          </table:table-cell>
          <table:table-cell office:value-type="float" office:value="128.55876000000001" table:style-name="Default_1">
            <text:p>128.55876</text:p>
          </table:table-cell>
          <table:table-cell office:value-type="float" office:value="23.991667" table:style-name="Default_1">
            <text:p>23.991667</text:p>
          </table:table-cell>
          <table:table-cell office:value-type="float" office:value="97.921109999999999" table:style-name="Default_1">
            <text:p>97.92111</text:p>
          </table:table-cell>
          <table:table-cell office:value-type="float" office:value="23.991667" table:style-name="Default_1">
            <text:p>23.991667</text:p>
          </table:table-cell>
          <table:table-cell office:value-type="float" office:value="97.762985" table:style-name="Default_1">
            <text:p>97.762985</text:p>
          </table:table-cell>
          <table:table-cell office:value-type="float" office:value="23.991667" table:style-name="Default_1">
            <text:p>23.991667</text:p>
          </table:table-cell>
          <table:table-cell office:value-type="float" office:value="97.388000000000005" table:style-name="Default_1">
            <text:p>97.388</text:p>
          </table:table-cell>
          <table:table-cell office:value-type="float" office:value="23.991667" table:style-name="Default_1">
            <text:p>23.991667</text:p>
          </table:table-cell>
          <table:table-cell office:value-type="float" office:value="97.040880000000001" table:style-name="Default_1">
            <text:p>97.04088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3.758333" table:style-name="Default_1">
            <text:p>13.758333</text:p>
          </table:table-cell>
          <table:table-cell office:value-type="float" office:value="273.87033000000002" table:style-name="Default_1">
            <text:p>273.87033</text:p>
          </table:table-cell>
          <table:table-cell office:value-type="float" office:value="14.279472" table:style-name="Default_1">
            <text:p>14.279472</text:p>
          </table:table-cell>
          <table:table-cell office:value-type="float" office:value="262.82855000000001" table:style-name="Default_1">
            <text:p>262.82855</text:p>
          </table:table-cell>
          <table:table-cell office:value-type="float" office:value="14.425000000000001" table:style-name="Default_1">
            <text:p>14.425</text:p>
          </table:table-cell>
          <table:table-cell office:value-type="float" office:value="249.96017000000001" table:style-name="Default_1">
            <text:p>249.96017</text:p>
          </table:table-cell>
          <table:table-cell office:value-type="float" office:value="14.758333" table:style-name="Default_1">
            <text:p>14.758333</text:p>
          </table:table-cell>
          <table:table-cell office:value-type="float" office:value="237.63916" table:style-name="Default_1">
            <text:p>237.63916</text:p>
          </table:table-cell>
          <table:table-cell table:number-columns-repeated="16314"/>
        </table:table-row>
        <table:table-row table:style-name="ro1">
          <table:table-cell office:value-type="float" office:value="23.001000000000001" table:style-name="Default_1">
            <text:p>23.001</text:p>
          </table:table-cell>
          <table:table-cell office:value-type="float" office:value="132.95240000000001" table:style-name="Default_1">
            <text:p>132.9524</text:p>
          </table:table-cell>
          <table:table-cell office:value-type="float" office:value="23.001000000000001" table:style-name="Default_1">
            <text:p>23.001</text:p>
          </table:table-cell>
          <table:table-cell office:value-type="float" office:value="129.19068999999999" table:style-name="Default_1">
            <text:p>129.19069</text:p>
          </table:table-cell>
          <table:table-cell office:value-type="float" office:value="23.000821999999999" table:style-name="Default_1">
            <text:p>23.000822</text:p>
          </table:table-cell>
          <table:table-cell office:value-type="float" office:value="129.12592000000001" table:style-name="Default_1">
            <text:p>129.12592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4" table:style-name="Default_1">
            <text:p>24</text:p>
          </table:table-cell>
          <table:table-cell office:value-type="float" office:value="98.723174999999998" table:style-name="Default_1">
            <text:p>98.723175</text:p>
          </table:table-cell>
          <table:table-cell office:value-type="float" office:value="24" table:style-name="Default_1">
            <text:p>24</text:p>
          </table:table-cell>
          <table:table-cell office:value-type="float" office:value="98.727779999999996" table:style-name="Default_1">
            <text:p>98.72778</text:p>
          </table:table-cell>
          <table:table-cell office:value-type="float" office:value="23.995961999999999" table:style-name="Default_1">
            <text:p>23.995962</text:p>
          </table:table-cell>
          <table:table-cell office:value-type="float" office:value="97.385469999999998" table:style-name="Default_1">
            <text:p>97.38547</text:p>
          </table:table-cell>
          <table:table-cell office:value-type="float" office:value="23.996034999999999" table:style-name="Default_1">
            <text:p>23.996035</text:p>
          </table:table-cell>
          <table:table-cell office:value-type="float" office:value="97.472319999999996" table:style-name="Default_1">
            <text:p>97.47232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9.716667000000001" table:style-name="Default_1">
            <text:p>19.716667</text:p>
          </table:table-cell>
          <table:table-cell office:value-type="float" office:value="146.38292999999999" table:style-name="Default_1">
            <text:p>146.38293</text:p>
          </table:table-cell>
          <table:table-cell office:value-type="float" office:value="20.05" table:style-name="Default_1">
            <text:p>20.05</text:p>
          </table:table-cell>
          <table:table-cell office:value-type="float" office:value="145.52692999999999" table:style-name="Default_1">
            <text:p>145.52693</text:p>
          </table:table-cell>
          <table:table-cell office:value-type="float" office:value="20.383333" table:style-name="Default_1">
            <text:p>20.383333</text:p>
          </table:table-cell>
          <table:table-cell office:value-type="float" office:value="190.62088" table:style-name="Default_1">
            <text:p>190.62088</text:p>
          </table:table-cell>
          <table:table-cell office:value-type="float" office:value="20.716667000000001" table:style-name="Default_1">
            <text:p>20.716667</text:p>
          </table:table-cell>
          <table:table-cell office:value-type="float" office:value="110.25761" table:style-name="Default_1">
            <text:p>110.25761</text:p>
          </table:table-cell>
          <table:table-cell office:value-type="float" office:value="19.088573" table:style-name="Default_1">
            <text:p>19.088573</text:p>
          </table:table-cell>
          <table:table-cell office:value-type="float" office:value="136.76364000000001" table:style-name="Default_1">
            <text:p>136.76364</text:p>
          </table:table-cell>
          <table:table-cell office:value-type="float" office:value="19.591667000000001" table:style-name="Default_1">
            <text:p>19.591667</text:p>
          </table:table-cell>
          <table:table-cell office:value-type="float" office:value="139.27771000000001" table:style-name="Default_1">
            <text:p>139.27771</text:p>
          </table:table-cell>
          <table:table-cell office:value-type="float" office:value="19.726538000000001" table:style-name="Default_1">
            <text:p>19.726538</text:p>
          </table:table-cell>
          <table:table-cell office:value-type="float" office:value="104.57084999999999" table:style-name="Default_1">
            <text:p>104.57085</text:p>
          </table:table-cell>
          <table:table-cell office:value-type="float" office:value="20.258333" table:style-name="Default_1">
            <text:p>20.258333</text:p>
          </table:table-cell>
          <table:table-cell office:value-type="float" office:value="128.55876000000001" table:style-name="Default_1">
            <text:p>128.55876</text:p>
          </table:table-cell>
          <table:table-cell office:value-type="float" office:value="24" table:style-name="Default_1">
            <text:p>24</text:p>
          </table:table-cell>
          <table:table-cell office:value-type="float" office:value="97.921109999999999" table:style-name="Default_1">
            <text:p>97.92111</text:p>
          </table:table-cell>
          <table:table-cell office:value-type="float" office:value="24" table:style-name="Default_1">
            <text:p>24</text:p>
          </table:table-cell>
          <table:table-cell office:value-type="float" office:value="97.762985" table:style-name="Default_1">
            <text:p>97.762985</text:p>
          </table:table-cell>
          <table:table-cell office:value-type="float" office:value="24" table:style-name="Default_1">
            <text:p>24</text:p>
          </table:table-cell>
          <table:table-cell office:value-type="float" office:value="97.388000000000005" table:style-name="Default_1">
            <text:p>97.388</text:p>
          </table:table-cell>
          <table:table-cell office:value-type="float" office:value="24" table:style-name="Default_1">
            <text:p>24</text:p>
          </table:table-cell>
          <table:table-cell office:value-type="float" office:value="97.040880000000001" table:style-name="Default_1">
            <text:p>97.04088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4.441667000000001" table:style-name="Default_1">
            <text:p>14.441667</text:p>
          </table:table-cell>
          <table:table-cell office:value-type="float" office:value="273.87033000000002" table:style-name="Default_1">
            <text:p>273.87033</text:p>
          </table:table-cell>
          <table:table-cell office:value-type="float" office:value="14.706756" table:style-name="Default_1">
            <text:p>14.706756</text:p>
          </table:table-cell>
          <table:table-cell office:value-type="float" office:value="262.82855000000001" table:style-name="Default_1">
            <text:p>262.82855</text:p>
          </table:table-cell>
          <table:table-cell office:value-type="float" office:value="15.108333999999999" table:style-name="Default_1">
            <text:p>15.108334</text:p>
          </table:table-cell>
          <table:table-cell office:value-type="float" office:value="249.96017000000001" table:style-name="Default_1">
            <text:p>249.96017</text:p>
          </table:table-cell>
          <table:table-cell office:value-type="float" office:value="15.441667000000001" table:style-name="Default_1">
            <text:p>15.441667</text:p>
          </table:table-cell>
          <table:table-cell office:value-type="float" office:value="237.63916" table:style-name="Default_1">
            <text:p>237.63916</text:p>
          </table:table-cell>
          <table:table-cell table:number-columns-repeated="16314"/>
        </table:table-row>
        <table:table-row table:style-name="ro1">
          <table:table-cell office:value-type="float" office:value="23.991667" table:style-name="Default_1">
            <text:p>23.991667</text:p>
          </table:table-cell>
          <table:table-cell office:value-type="float" office:value="100.82239" table:style-name="Default_1">
            <text:p>100.82239</text:p>
          </table:table-cell>
          <table:table-cell office:value-type="float" office:value="23.995932" table:style-name="Default_1">
            <text:p>23.995932</text:p>
          </table:table-cell>
          <table:table-cell office:value-type="float" office:value="97.060683999999995" table:style-name="Default_1">
            <text:p>97.060684</text:p>
          </table:table-cell>
          <table:table-cell office:value-type="float" office:value="23.998180000000001" table:style-name="Default_1">
            <text:p>23.99818</text:p>
          </table:table-cell>
          <table:table-cell office:value-type="float" office:value="96.995909999999995" table:style-name="Default_1">
            <text:p>96.99591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0.397532999999999" table:style-name="Default_1">
            <text:p>20.397533</text:p>
          </table:table-cell>
          <table:table-cell office:value-type="float" office:value="135.04292000000001" table:style-name="Default_1">
            <text:p>135.04292</text:p>
          </table:table-cell>
          <table:table-cell office:value-type="float" office:value="20.399999999999999" table:style-name="Default_1">
            <text:p>20.4</text:p>
          </table:table-cell>
          <table:table-cell office:value-type="float" office:value="134.18691999999999" table:style-name="Default_1">
            <text:p>134.18692</text:p>
          </table:table-cell>
          <table:table-cell office:value-type="float" office:value="20.733333999999999" table:style-name="Default_1">
            <text:p>20.733334</text:p>
          </table:table-cell>
          <table:table-cell office:value-type="float" office:value="179.28086999999999" table:style-name="Default_1">
            <text:p>179.28087</text:p>
          </table:table-cell>
          <table:table-cell office:value-type="float" office:value="21.370533000000002" table:style-name="Default_1">
            <text:p>21.370533</text:p>
          </table:table-cell>
          <table:table-cell office:value-type="float" office:value="98.917595000000006" table:style-name="Default_1">
            <text:p>98.917595</text:p>
          </table:table-cell>
          <table:table-cell office:value-type="float" office:value="19.441668" table:style-name="Default_1">
            <text:p>19.441668</text:p>
          </table:table-cell>
          <table:table-cell office:value-type="float" office:value="130.82361" table:style-name="Default_1">
            <text:p>130.82361</text:p>
          </table:table-cell>
          <table:table-cell office:value-type="float" office:value="19.774999999999999" table:style-name="Default_1">
            <text:p>19.775</text:p>
          </table:table-cell>
          <table:table-cell office:value-type="float" office:value="133.33774" table:style-name="Default_1">
            <text:p>133.33774</text:p>
          </table:table-cell>
          <table:table-cell office:value-type="float" office:value="20.108333999999999" table:style-name="Default_1">
            <text:p>20.108334</text:p>
          </table:table-cell>
          <table:table-cell office:value-type="float" office:value="98.630809999999997" table:style-name="Default_1">
            <text:p>98.63081</text:p>
          </table:table-cell>
          <table:table-cell office:value-type="float" office:value="20.672432000000001" table:style-name="Default_1">
            <text:p>20.672432</text:p>
          </table:table-cell>
          <table:table-cell office:value-type="float" office:value="122.61873" table:style-name="Default_1">
            <text:p>122.61873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5.200453" table:style-name="Default_1">
            <text:p>15.200453</text:p>
          </table:table-cell>
          <table:table-cell office:value-type="float" office:value="254.70032" table:style-name="Default_1">
            <text:p>254.70032</text:p>
          </table:table-cell>
          <table:table-cell office:value-type="float" office:value="15.366667" table:style-name="Default_1">
            <text:p>15.366667</text:p>
          </table:table-cell>
          <table:table-cell office:value-type="float" office:value="243.65853999999999" table:style-name="Default_1">
            <text:p>243.65854</text:p>
          </table:table-cell>
          <table:table-cell office:value-type="float" office:value="16.226268999999998" table:style-name="Default_1">
            <text:p>16.226269</text:p>
          </table:table-cell>
          <table:table-cell office:value-type="float" office:value="230.79019" table:style-name="Default_1">
            <text:p>230.79019</text:p>
          </table:table-cell>
          <table:table-cell office:value-type="float" office:value="16.033332999999999" table:style-name="Default_1">
            <text:p>16.033333</text:p>
          </table:table-cell>
          <table:table-cell office:value-type="float" office:value="218.46917999999999" table:style-name="Default_1">
            <text:p>218.46918</text:p>
          </table:table-cell>
          <table:table-cell table:number-columns-repeated="16314"/>
        </table:table-row>
        <table:table-row table:style-name="ro1">
          <table:table-cell office:value-type="float" office:value="24" table:style-name="Default_1">
            <text:p>24</text:p>
          </table:table-cell>
          <table:table-cell office:value-type="float" office:value="100.82239" table:style-name="Default_1">
            <text:p>100.82239</text:p>
          </table:table-cell>
          <table:table-cell office:value-type="float" office:value="23.99708" table:style-name="Default_1">
            <text:p>23.99708</text:p>
          </table:table-cell>
          <table:table-cell office:value-type="float" office:value="97.060683999999995" table:style-name="Default_1">
            <text:p>97.060684</text:p>
          </table:table-cell>
          <table:table-cell office:value-type="float" office:value="23.999424000000001" table:style-name="Default_1">
            <text:p>23.999424</text:p>
          </table:table-cell>
          <table:table-cell office:value-type="float" office:value="96.995909999999995" table:style-name="Default_1">
            <text:p>96.99591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0.400372999999998" table:style-name="Default_1">
            <text:p>20.400373</text:p>
          </table:table-cell>
          <table:table-cell office:value-type="float" office:value="135.04292000000001" table:style-name="Default_1">
            <text:p>135.04292</text:p>
          </table:table-cell>
          <table:table-cell office:value-type="float" office:value="20.8" table:style-name="Default_1">
            <text:p>20.8</text:p>
          </table:table-cell>
          <table:table-cell office:value-type="float" office:value="134.18691999999999" table:style-name="Default_1">
            <text:p>134.18692</text:p>
          </table:table-cell>
          <table:table-cell office:value-type="float" office:value="21.133333" table:style-name="Default_1">
            <text:p>21.133333</text:p>
          </table:table-cell>
          <table:table-cell office:value-type="float" office:value="179.28086999999999" table:style-name="Default_1">
            <text:p>179.28087</text:p>
          </table:table-cell>
          <table:table-cell office:value-type="float" office:value="21.461088" table:style-name="Default_1">
            <text:p>21.461088</text:p>
          </table:table-cell>
          <table:table-cell office:value-type="float" office:value="98.917595000000006" table:style-name="Default_1">
            <text:p>98.917595</text:p>
          </table:table-cell>
          <table:table-cell office:value-type="float" office:value="19.816668" table:style-name="Default_1">
            <text:p>19.816668</text:p>
          </table:table-cell>
          <table:table-cell office:value-type="float" office:value="130.82361" table:style-name="Default_1">
            <text:p>130.82361</text:p>
          </table:table-cell>
          <table:table-cell office:value-type="float" office:value="20.149999999999999" table:style-name="Default_1">
            <text:p>20.15</text:p>
          </table:table-cell>
          <table:table-cell office:value-type="float" office:value="133.33774" table:style-name="Default_1">
            <text:p>133.33774</text:p>
          </table:table-cell>
          <table:table-cell office:value-type="float" office:value="20.483333999999999" table:style-name="Default_1">
            <text:p>20.483334</text:p>
          </table:table-cell>
          <table:table-cell office:value-type="float" office:value="98.630809999999997" table:style-name="Default_1">
            <text:p>98.63081</text:p>
          </table:table-cell>
          <table:table-cell office:value-type="float" office:value="20.79684" table:style-name="Default_1">
            <text:p>20.79684</text:p>
          </table:table-cell>
          <table:table-cell office:value-type="float" office:value="122.61873" table:style-name="Default_1">
            <text:p>122.61873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5.251587000000001" table:style-name="Default_1">
            <text:p>15.251587</text:p>
          </table:table-cell>
          <table:table-cell office:value-type="float" office:value="254.70032" table:style-name="Default_1">
            <text:p>254.70032</text:p>
          </table:table-cell>
          <table:table-cell office:value-type="float" office:value="16.024999999999999" table:style-name="Default_1">
            <text:p>16.025</text:p>
          </table:table-cell>
          <table:table-cell office:value-type="float" office:value="243.65853999999999" table:style-name="Default_1">
            <text:p>243.65854</text:p>
          </table:table-cell>
          <table:table-cell office:value-type="float" office:value="16.357063" table:style-name="Default_1">
            <text:p>16.357063</text:p>
          </table:table-cell>
          <table:table-cell office:value-type="float" office:value="230.79019" table:style-name="Default_1">
            <text:p>230.79019</text:p>
          </table:table-cell>
          <table:table-cell office:value-type="float" office:value="16.691668" table:style-name="Default_1">
            <text:p>16.691668</text:p>
          </table:table-cell>
          <table:table-cell office:value-type="float" office:value="218.46917999999999" table:style-name="Default_1">
            <text:p>218.46918</text:p>
          </table:table-cell>
          <table:table-cell table:number-columns-repeated="16314"/>
        </table:table-row>
        <table:table-row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1.718239000000001" table:style-name="Default_1">
            <text:p>21.718239</text:p>
          </table:table-cell>
          <table:table-cell office:value-type="float" office:value="133.15295" table:style-name="Default_1">
            <text:p>133.15295</text:p>
          </table:table-cell>
          <table:table-cell office:value-type="float" office:value="21.415434000000001" table:style-name="Default_1">
            <text:p>21.415434</text:p>
          </table:table-cell>
          <table:table-cell office:value-type="float" office:value="132.29688999999999" table:style-name="Default_1">
            <text:p>132.29689</text:p>
          </table:table-cell>
          <table:table-cell office:value-type="float" office:value="21.191668" table:style-name="Default_1">
            <text:p>21.191668</text:p>
          </table:table-cell>
          <table:table-cell office:value-type="float" office:value="177.39084" table:style-name="Default_1">
            <text:p>177.39084</text:p>
          </table:table-cell>
          <table:table-cell office:value-type="float" office:value="21.717061999999999" table:style-name="Default_1">
            <text:p>21.717062</text:p>
          </table:table-cell>
          <table:table-cell office:value-type="float" office:value="97.027625999999998" table:style-name="Default_1">
            <text:p>97.027626</text:p>
          </table:table-cell>
          <table:table-cell office:value-type="float" office:value="19.866667" table:style-name="Default_1">
            <text:p>19.866667</text:p>
          </table:table-cell>
          <table:table-cell office:value-type="float" office:value="129.20363" table:style-name="Default_1">
            <text:p>129.20363</text:p>
          </table:table-cell>
          <table:table-cell office:value-type="float" office:value="20.2" table:style-name="Default_1">
            <text:p>20.2</text:p>
          </table:table-cell>
          <table:table-cell office:value-type="float" office:value="131.71770000000001" table:style-name="Default_1">
            <text:p>131.7177</text:p>
          </table:table-cell>
          <table:table-cell office:value-type="float" office:value="21.380756000000002" table:style-name="Default_1">
            <text:p>21.380756</text:p>
          </table:table-cell>
          <table:table-cell office:value-type="float" office:value="97.010840000000002" table:style-name="Default_1">
            <text:p>97.01084</text:p>
          </table:table-cell>
          <table:table-cell office:value-type="float" office:value="22.611249999999998" table:style-name="Default_1">
            <text:p>22.61125</text:p>
          </table:table-cell>
          <table:table-cell office:value-type="float" office:value="120.99876" table:style-name="Default_1">
            <text:p>120.99876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6.674202000000001" table:style-name="Default_1">
            <text:p>16.674202</text:p>
          </table:table-cell>
          <table:table-cell office:value-type="float" office:value="236.61032" table:style-name="Default_1">
            <text:p>236.61032</text:p>
          </table:table-cell>
          <table:table-cell office:value-type="float" office:value="16.583334000000001" table:style-name="Default_1">
            <text:p>16.583334</text:p>
          </table:table-cell>
          <table:table-cell office:value-type="float" office:value="225.56851" table:style-name="Default_1">
            <text:p>225.56851</text:p>
          </table:table-cell>
          <table:table-cell office:value-type="float" office:value="17.277555" table:style-name="Default_1">
            <text:p>17.277555</text:p>
          </table:table-cell>
          <table:table-cell office:value-type="float" office:value="212.70023" table:style-name="Default_1">
            <text:p>212.70023</text:p>
          </table:table-cell>
          <table:table-cell office:value-type="float" office:value="17.25" table:style-name="Default_1">
            <text:p>17.25</text:p>
          </table:table-cell>
          <table:table-cell office:value-type="float" office:value="200.37921" table:style-name="Default_1">
            <text:p>200.37921</text:p>
          </table:table-cell>
          <table:table-cell table:number-columns-repeated="16314"/>
        </table:table-row>
        <table:table-row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2.830168" table:style-name="Default_1">
            <text:p>22.830168</text:p>
          </table:table-cell>
          <table:table-cell office:value-type="float" office:value="133.15295" table:style-name="Default_1">
            <text:p>133.15295</text:p>
          </table:table-cell>
          <table:table-cell office:value-type="float" office:value="22.336849999999998" table:style-name="Default_1">
            <text:p>22.33685</text:p>
          </table:table-cell>
          <table:table-cell office:value-type="float" office:value="132.29688999999999" table:style-name="Default_1">
            <text:p>132.29689</text:p>
          </table:table-cell>
          <table:table-cell office:value-type="float" office:value="23" table:style-name="Default_1">
            <text:p>23</text:p>
          </table:table-cell>
          <table:table-cell office:value-type="float" office:value="177.39084" table:style-name="Default_1">
            <text:p>177.39084</text:p>
          </table:table-cell>
          <table:table-cell office:value-type="float" office:value="22.796675" table:style-name="Default_1">
            <text:p>22.796675</text:p>
          </table:table-cell>
          <table:table-cell office:value-type="float" office:value="129.41602" table:style-name="Default_1">
            <text:p>129.41602</text:p>
          </table:table-cell>
          <table:table-cell office:value-type="float" office:value="23" table:style-name="Default_1">
            <text:p>23</text:p>
          </table:table-cell>
          <table:table-cell office:value-type="float" office:value="129.20363" table:style-name="Default_1">
            <text:p>129.20363</text:p>
          </table:table-cell>
          <table:table-cell office:value-type="float" office:value="23" table:style-name="Default_1">
            <text:p>23</text:p>
          </table:table-cell>
          <table:table-cell office:value-type="float" office:value="131.71770000000001" table:style-name="Default_1">
            <text:p>131.7177</text:p>
          </table:table-cell>
          <table:table-cell office:value-type="float" office:value="22.573678999999998" table:style-name="Default_1">
            <text:p>22.573679</text:p>
          </table:table-cell>
          <table:table-cell office:value-type="float" office:value="132.79852" table:style-name="Default_1">
            <text:p>132.79852</text:p>
          </table:table-cell>
          <table:table-cell office:value-type="float" office:value="22.900971999999999" table:style-name="Default_1">
            <text:p>22.900972</text:p>
          </table:table-cell>
          <table:table-cell office:value-type="float" office:value="129.69042999999999" table:style-name="Default_1">
            <text:p>129.69043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6.966449999999998" table:style-name="Default_1">
            <text:p>16.96645</text:p>
          </table:table-cell>
          <table:table-cell office:value-type="float" office:value="236.61032" table:style-name="Default_1">
            <text:p>236.61032</text:p>
          </table:table-cell>
          <table:table-cell office:value-type="float" office:value="17.358333999999999" table:style-name="Default_1">
            <text:p>17.358334</text:p>
          </table:table-cell>
          <table:table-cell office:value-type="float" office:value="225.56851" table:style-name="Default_1">
            <text:p>225.56851</text:p>
          </table:table-cell>
          <table:table-cell office:value-type="float" office:value="17.432417000000001" table:style-name="Default_1">
            <text:p>17.432417</text:p>
          </table:table-cell>
          <table:table-cell office:value-type="float" office:value="212.70023" table:style-name="Default_1">
            <text:p>212.70023</text:p>
          </table:table-cell>
          <table:table-cell office:value-type="float" office:value="18.024999999999999" table:style-name="Default_1">
            <text:p>18.025</text:p>
          </table:table-cell>
          <table:table-cell office:value-type="float" office:value="200.37921" table:style-name="Default_1">
            <text:p>200.37921</text:p>
          </table:table-cell>
          <table:table-cell table:number-columns-repeated="16314"/>
        </table:table-row>
        <table:table-row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3.992939" table:style-name="Default_1">
            <text:p>23.992939</text:p>
          </table:table-cell>
          <table:table-cell office:value-type="float" office:value="101.02294999999999" table:style-name="Default_1">
            <text:p>101.02295</text:p>
          </table:table-cell>
          <table:table-cell office:value-type="float" office:value="23.991667" table:style-name="Default_1">
            <text:p>23.991667</text:p>
          </table:table-cell>
          <table:table-cell office:value-type="float" office:value="100.16688499999999" table:style-name="Default_1">
            <text:p>100.166885</text:p>
          </table:table-cell>
          <table:table-cell office:value-type="float" office:value="23.991667" table:style-name="Default_1">
            <text:p>23.991667</text:p>
          </table:table-cell>
          <table:table-cell office:value-type="float" office:value="145.26083" table:style-name="Default_1">
            <text:p>145.26083</text:p>
          </table:table-cell>
          <table:table-cell office:value-type="float" office:value="23.993113999999998" table:style-name="Default_1">
            <text:p>23.993114</text:p>
          </table:table-cell>
          <table:table-cell office:value-type="float" office:value="97.286010000000005" table:style-name="Default_1">
            <text:p>97.28601</text:p>
          </table:table-cell>
          <table:table-cell office:value-type="float" office:value="23.995578999999999" table:style-name="Default_1">
            <text:p>23.995579</text:p>
          </table:table-cell>
          <table:table-cell office:value-type="float" office:value="97.073620000000005" table:style-name="Default_1">
            <text:p>97.07362</text:p>
          </table:table-cell>
          <table:table-cell office:value-type="float" office:value="23.998322999999999" table:style-name="Default_1">
            <text:p>23.998323</text:p>
          </table:table-cell>
          <table:table-cell office:value-type="float" office:value="99.587689999999995" table:style-name="Default_1">
            <text:p>99.58769</text:p>
          </table:table-cell>
          <table:table-cell office:value-type="float" office:value="23.995643999999999" table:style-name="Default_1">
            <text:p>23.995644</text:p>
          </table:table-cell>
          <table:table-cell office:value-type="float" office:value="100.66852" table:style-name="Default_1">
            <text:p>100.66852</text:p>
          </table:table-cell>
          <table:table-cell office:value-type="float" office:value="23.997195999999999" table:style-name="Default_1">
            <text:p>23.997196</text:p>
          </table:table-cell>
          <table:table-cell office:value-type="float" office:value="97.560424999999995" table:style-name="Default_1">
            <text:p>97.560425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7.524999999999999" table:style-name="Default_1">
            <text:p>17.525</text:p>
          </table:table-cell>
          <table:table-cell office:value-type="float" office:value="220.41032000000001" table:style-name="Default_1">
            <text:p>220.41032</text:p>
          </table:table-cell>
          <table:table-cell office:value-type="float" office:value="18.089303999999998" table:style-name="Default_1">
            <text:p>18.089304</text:p>
          </table:table-cell>
          <table:table-cell office:value-type="float" office:value="209.36851999999999" table:style-name="Default_1">
            <text:p>209.36852</text:p>
          </table:table-cell>
          <table:table-cell office:value-type="float" office:value="18.191668" table:style-name="Default_1">
            <text:p>18.191668</text:p>
          </table:table-cell>
          <table:table-cell office:value-type="float" office:value="196.50022999999999" table:style-name="Default_1">
            <text:p>196.50023</text:p>
          </table:table-cell>
          <table:table-cell office:value-type="float" office:value="18.524999999999999" table:style-name="Default_1">
            <text:p>18.525</text:p>
          </table:table-cell>
          <table:table-cell office:value-type="float" office:value="184.17921000000001" table:style-name="Default_1">
            <text:p>184.17921</text:p>
          </table:table-cell>
          <table:table-cell table:number-columns-repeated="16314"/>
        </table:table-row>
        <table:table-row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3.994387" table:style-name="Default_1">
            <text:p>23.994387</text:p>
          </table:table-cell>
          <table:table-cell office:value-type="float" office:value="101.02294999999999" table:style-name="Default_1">
            <text:p>101.02295</text:p>
          </table:table-cell>
          <table:table-cell office:value-type="float" office:value="24" table:style-name="Default_1">
            <text:p>24</text:p>
          </table:table-cell>
          <table:table-cell office:value-type="float" office:value="100.16688499999999" table:style-name="Default_1">
            <text:p>100.166885</text:p>
          </table:table-cell>
          <table:table-cell office:value-type="float" office:value="24" table:style-name="Default_1">
            <text:p>24</text:p>
          </table:table-cell>
          <table:table-cell office:value-type="float" office:value="145.26083" table:style-name="Default_1">
            <text:p>145.26083</text:p>
          </table:table-cell>
          <table:table-cell office:value-type="float" office:value="23.999884000000002" table:style-name="Default_1">
            <text:p>23.999884</text:p>
          </table:table-cell>
          <table:table-cell office:value-type="float" office:value="97.286010000000005" table:style-name="Default_1">
            <text:p>97.28601</text:p>
          </table:table-cell>
          <table:table-cell office:value-type="float" office:value="23.995895000000001" table:style-name="Default_1">
            <text:p>23.995895</text:p>
          </table:table-cell>
          <table:table-cell office:value-type="float" office:value="97.073620000000005" table:style-name="Default_1">
            <text:p>97.07362</text:p>
          </table:table-cell>
          <table:table-cell office:value-type="float" office:value="23.998557999999999" table:style-name="Default_1">
            <text:p>23.998558</text:p>
          </table:table-cell>
          <table:table-cell office:value-type="float" office:value="99.587689999999995" table:style-name="Default_1">
            <text:p>99.58769</text:p>
          </table:table-cell>
          <table:table-cell office:value-type="float" office:value="23.996344000000001" table:style-name="Default_1">
            <text:p>23.996344</text:p>
          </table:table-cell>
          <table:table-cell office:value-type="float" office:value="100.66852" table:style-name="Default_1">
            <text:p>100.66852</text:p>
          </table:table-cell>
          <table:table-cell office:value-type="float" office:value="23.998455" table:style-name="Default_1">
            <text:p>23.998455</text:p>
          </table:table-cell>
          <table:table-cell office:value-type="float" office:value="97.560424999999995" table:style-name="Default_1">
            <text:p>97.560425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8.3" table:style-name="Default_1">
            <text:p>18.3</text:p>
          </table:table-cell>
          <table:table-cell office:value-type="float" office:value="220.41032000000001" table:style-name="Default_1">
            <text:p>220.41032</text:p>
          </table:table-cell>
          <table:table-cell office:value-type="float" office:value="18.157250000000001" table:style-name="Default_1">
            <text:p>18.15725</text:p>
          </table:table-cell>
          <table:table-cell office:value-type="float" office:value="209.36851999999999" table:style-name="Default_1">
            <text:p>209.36852</text:p>
          </table:table-cell>
          <table:table-cell office:value-type="float" office:value="18.966667000000001" table:style-name="Default_1">
            <text:p>18.966667</text:p>
          </table:table-cell>
          <table:table-cell office:value-type="float" office:value="196.50022999999999" table:style-name="Default_1">
            <text:p>196.50023</text:p>
          </table:table-cell>
          <table:table-cell office:value-type="float" office:value="19.3" table:style-name="Default_1">
            <text:p>19.3</text:p>
          </table:table-cell>
          <table:table-cell office:value-type="float" office:value="184.17921000000001" table:style-name="Default_1">
            <text:p>184.17921</text:p>
          </table:table-cell>
          <table:table-cell table:number-columns-repeated="16314"/>
        </table:table-row>
        <table:table-row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8.990310000000001" table:style-name="Default_1">
            <text:p>18.99031</text:p>
          </table:table-cell>
          <table:table-cell office:value-type="float" office:value="204.21033" table:style-name="Default_1">
            <text:p>204.21033</text:p>
          </table:table-cell>
          <table:table-cell office:value-type="float" office:value="19.672606999999999" table:style-name="Default_1">
            <text:p>19.672607</text:p>
          </table:table-cell>
          <table:table-cell office:value-type="float" office:value="193.16852" table:style-name="Default_1">
            <text:p>193.16852</text:p>
          </table:table-cell>
          <table:table-cell office:value-type="float" office:value="19.802697999999999" table:style-name="Default_1">
            <text:p>19.802698</text:p>
          </table:table-cell>
          <table:table-cell office:value-type="float" office:value="180.30023" table:style-name="Default_1">
            <text:p>180.30023</text:p>
          </table:table-cell>
          <table:table-cell office:value-type="float" office:value="19.8" table:style-name="Default_1">
            <text:p>19.8</text:p>
          </table:table-cell>
          <table:table-cell office:value-type="float" office:value="167.97922" table:style-name="Default_1">
            <text:p>167.97922</text:p>
          </table:table-cell>
          <table:table-cell table:number-columns-repeated="16314"/>
        </table:table-row>
        <table:table-row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9.332148" table:style-name="Default_1">
            <text:p>19.332148</text:p>
          </table:table-cell>
          <table:table-cell office:value-type="float" office:value="204.21033" table:style-name="Default_1">
            <text:p>204.21033</text:p>
          </table:table-cell>
          <table:table-cell office:value-type="float" office:value="19.751514" table:style-name="Default_1">
            <text:p>19.751514</text:p>
          </table:table-cell>
          <table:table-cell office:value-type="float" office:value="193.16852" table:style-name="Default_1">
            <text:p>193.16852</text:p>
          </table:table-cell>
          <table:table-cell office:value-type="float" office:value="19.918520000000001" table:style-name="Default_1">
            <text:p>19.91852</text:p>
          </table:table-cell>
          <table:table-cell office:value-type="float" office:value="180.30023" table:style-name="Default_1">
            <text:p>180.30023</text:p>
          </table:table-cell>
          <table:table-cell office:value-type="float" office:value="20.475000000000001" table:style-name="Default_1">
            <text:p>20.475</text:p>
          </table:table-cell>
          <table:table-cell office:value-type="float" office:value="167.97922" table:style-name="Default_1">
            <text:p>167.97922</text:p>
          </table:table-cell>
          <table:table-cell table:number-columns-repeated="16314"/>
        </table:table-row>
        <table:table-row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19.75" table:style-name="Default_1">
            <text:p>19.75</text:p>
          </table:table-cell>
          <table:table-cell office:value-type="float" office:value="195.30034000000001" table:style-name="Default_1">
            <text:p>195.30034</text:p>
          </table:table-cell>
          <table:table-cell office:value-type="float" office:value="20.462033999999999" table:style-name="Default_1">
            <text:p>20.462034</text:p>
          </table:table-cell>
          <table:table-cell office:value-type="float" office:value="184.25846999999999" table:style-name="Default_1">
            <text:p>184.25847</text:p>
          </table:table-cell>
          <table:table-cell office:value-type="float" office:value="20.856573000000001" table:style-name="Default_1">
            <text:p>20.856573</text:p>
          </table:table-cell>
          <table:table-cell office:value-type="float" office:value="171.39024000000001" table:style-name="Default_1">
            <text:p>171.39024</text:p>
          </table:table-cell>
          <table:table-cell office:value-type="float" office:value="20.75" table:style-name="Default_1">
            <text:p>20.75</text:p>
          </table:table-cell>
          <table:table-cell office:value-type="float" office:value="159.06923" table:style-name="Default_1">
            <text:p>159.06923</text:p>
          </table:table-cell>
          <table:table-cell table:number-columns-repeated="16314"/>
        </table:table-row>
        <table:table-row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0.391666000000001" table:style-name="Default_1">
            <text:p>20.391666</text:p>
          </table:table-cell>
          <table:table-cell office:value-type="float" office:value="195.30034000000001" table:style-name="Default_1">
            <text:p>195.30034</text:p>
          </table:table-cell>
          <table:table-cell office:value-type="float" office:value="20.561381999999998" table:style-name="Default_1">
            <text:p>20.561382</text:p>
          </table:table-cell>
          <table:table-cell office:value-type="float" office:value="184.25846999999999" table:style-name="Default_1">
            <text:p>184.25847</text:p>
          </table:table-cell>
          <table:table-cell office:value-type="float" office:value="20.882362000000001" table:style-name="Default_1">
            <text:p>20.882362</text:p>
          </table:table-cell>
          <table:table-cell office:value-type="float" office:value="171.39024000000001" table:style-name="Default_1">
            <text:p>171.39024</text:p>
          </table:table-cell>
          <table:table-cell office:value-type="float" office:value="21.391666000000001" table:style-name="Default_1">
            <text:p>21.391666</text:p>
          </table:table-cell>
          <table:table-cell office:value-type="float" office:value="159.06923" table:style-name="Default_1">
            <text:p>159.06923</text:p>
          </table:table-cell>
          <table:table-cell table:number-columns-repeated="16314"/>
        </table:table-row>
        <table:table-row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1.296683999999999" table:style-name="Default_1">
            <text:p>21.296684</text:p>
          </table:table-cell>
          <table:table-cell office:value-type="float" office:value="183.15034" table:style-name="Default_1">
            <text:p>183.15034</text:p>
          </table:table-cell>
          <table:table-cell office:value-type="float" office:value="21.518550000000001" table:style-name="Default_1">
            <text:p>21.51855</text:p>
          </table:table-cell>
          <table:table-cell office:value-type="float" office:value="172.10847000000001" table:style-name="Default_1">
            <text:p>172.10847</text:p>
          </table:table-cell>
          <table:table-cell office:value-type="float" office:value="21.433332" table:style-name="Default_1">
            <text:p>21.433332</text:p>
          </table:table-cell>
          <table:table-cell office:value-type="float" office:value="159.24025" table:style-name="Default_1">
            <text:p>159.24025</text:p>
          </table:table-cell>
          <table:table-cell office:value-type="float" office:value="21.766666000000001" table:style-name="Default_1">
            <text:p>21.766666</text:p>
          </table:table-cell>
          <table:table-cell office:value-type="float" office:value="146.91924" table:style-name="Default_1">
            <text:p>146.91924</text:p>
          </table:table-cell>
          <table:table-cell table:number-columns-repeated="16314"/>
        </table:table-row>
        <table:table-row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1.298887000000001" table:style-name="Default_1">
            <text:p>21.298887</text:p>
          </table:table-cell>
          <table:table-cell office:value-type="float" office:value="183.15034" table:style-name="Default_1">
            <text:p>183.15034</text:p>
          </table:table-cell>
          <table:table-cell office:value-type="float" office:value="21.549275999999999" table:style-name="Default_1">
            <text:p>21.549276</text:p>
          </table:table-cell>
          <table:table-cell office:value-type="float" office:value="172.10847000000001" table:style-name="Default_1">
            <text:p>172.10847</text:p>
          </table:table-cell>
          <table:table-cell office:value-type="float" office:value="21.966667000000001" table:style-name="Default_1">
            <text:p>21.966667</text:p>
          </table:table-cell>
          <table:table-cell office:value-type="float" office:value="159.24025" table:style-name="Default_1">
            <text:p>159.24025</text:p>
          </table:table-cell>
          <table:table-cell office:value-type="float" office:value="22.3" table:style-name="Default_1">
            <text:p>22.3</text:p>
          </table:table-cell>
          <table:table-cell office:value-type="float" office:value="146.91924" table:style-name="Default_1">
            <text:p>146.91924</text:p>
          </table:table-cell>
          <table:table-cell table:number-columns-repeated="16314"/>
        </table:table-row>
        <table:table-row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1.791665999999999" table:style-name="Default_1">
            <text:p>21.791666</text:p>
          </table:table-cell>
          <table:table-cell office:value-type="float" office:value="167.22033999999999" table:style-name="Default_1">
            <text:p>167.22034</text:p>
          </table:table-cell>
          <table:table-cell office:value-type="float" office:value="22.240303000000001" table:style-name="Default_1">
            <text:p>22.240303</text:p>
          </table:table-cell>
          <table:table-cell office:value-type="float" office:value="156.17847" table:style-name="Default_1">
            <text:p>156.17847</text:p>
          </table:table-cell>
          <table:table-cell office:value-type="float" office:value="22.511016999999999" table:style-name="Default_1">
            <text:p>22.511017</text:p>
          </table:table-cell>
          <table:table-cell office:value-type="float" office:value="143.31023999999999" table:style-name="Default_1">
            <text:p>143.31024</text:p>
          </table:table-cell>
          <table:table-cell office:value-type="float" office:value="22.962589999999999" table:style-name="Default_1">
            <text:p>22.96259</text:p>
          </table:table-cell>
          <table:table-cell office:value-type="float" office:value="130.98922999999999" table:style-name="Default_1">
            <text:p>130.98923</text:p>
          </table:table-cell>
          <table:table-cell table:number-columns-repeated="16314"/>
        </table:table-row>
        <table:table-row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1.991667" table:style-name="Default_1">
            <text:p>21.991667</text:p>
          </table:table-cell>
          <table:table-cell office:value-type="float" office:value="167.22033999999999" table:style-name="Default_1">
            <text:p>167.22034</text:p>
          </table:table-cell>
          <table:table-cell office:value-type="float" office:value="22.25122" table:style-name="Default_1">
            <text:p>22.25122</text:p>
          </table:table-cell>
          <table:table-cell office:value-type="float" office:value="156.17847" table:style-name="Default_1">
            <text:p>156.17847</text:p>
          </table:table-cell>
          <table:table-cell office:value-type="float" office:value="22.541606999999999" table:style-name="Default_1">
            <text:p>22.541607</text:p>
          </table:table-cell>
          <table:table-cell office:value-type="float" office:value="143.31023999999999" table:style-name="Default_1">
            <text:p>143.31024</text:p>
          </table:table-cell>
          <table:table-cell office:value-type="float" office:value="22.964766999999998" table:style-name="Default_1">
            <text:p>22.964767</text:p>
          </table:table-cell>
          <table:table-cell office:value-type="float" office:value="130.98922999999999" table:style-name="Default_1">
            <text:p>130.98923</text:p>
          </table:table-cell>
          <table:table-cell table:number-columns-repeated="16314"/>
        </table:table-row>
        <table:table-row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3" table:style-name="Default_1">
            <text:p>23</text:p>
          </table:table-cell>
          <table:table-cell office:value-type="float" office:value="134.55034000000001" table:style-name="Default_1">
            <text:p>134.55034</text:p>
          </table:table-cell>
          <table:table-cell office:value-type="float" office:value="23" table:style-name="Default_1">
            <text:p>23</text:p>
          </table:table-cell>
          <table:table-cell office:value-type="float" office:value="134.30849000000001" table:style-name="Default_1">
            <text:p>134.30849</text:p>
          </table:table-cell>
          <table:table-cell office:value-type="float" office:value="23" table:style-name="Default_1">
            <text:p>23</text:p>
          </table:table-cell>
          <table:table-cell office:value-type="float" office:value="132.24021999999999" table:style-name="Default_1">
            <text:p>132.24022</text:p>
          </table:table-cell>
          <table:table-cell office:value-type="float" office:value="23" table:style-name="Default_1">
            <text:p>23</text:p>
          </table:table-cell>
          <table:table-cell office:value-type="float" office:value="130.71924000000001" table:style-name="Default_1">
            <text:p>130.71924</text:p>
          </table:table-cell>
          <table:table-cell table:number-columns-repeated="16314"/>
        </table:table-row>
        <table:table-row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3.001000000000001" table:style-name="Default_1">
            <text:p>23.001</text:p>
          </table:table-cell>
          <table:table-cell office:value-type="float" office:value="134.55034000000001" table:style-name="Default_1">
            <text:p>134.55034</text:p>
          </table:table-cell>
          <table:table-cell office:value-type="float" office:value="23.001000000000001" table:style-name="Default_1">
            <text:p>23.001</text:p>
          </table:table-cell>
          <table:table-cell office:value-type="float" office:value="134.30849000000001" table:style-name="Default_1">
            <text:p>134.30849</text:p>
          </table:table-cell>
          <table:table-cell office:value-type="float" office:value="23.001000000000001" table:style-name="Default_1">
            <text:p>23.001</text:p>
          </table:table-cell>
          <table:table-cell office:value-type="float" office:value="132.24021999999999" table:style-name="Default_1">
            <text:p>132.24022</text:p>
          </table:table-cell>
          <table:table-cell office:value-type="float" office:value="23.001000000000001" table:style-name="Default_1">
            <text:p>23.001</text:p>
          </table:table-cell>
          <table:table-cell office:value-type="float" office:value="130.71924000000001" table:style-name="Default_1">
            <text:p>130.71924</text:p>
          </table:table-cell>
          <table:table-cell table:number-columns-repeated="16314"/>
        </table:table-row>
        <table:table-row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3.991667" table:style-name="Default_1">
            <text:p>23.991667</text:p>
          </table:table-cell>
          <table:table-cell office:value-type="float" office:value="102.420334" table:style-name="Default_1">
            <text:p>102.420334</text:p>
          </table:table-cell>
          <table:table-cell office:value-type="float" office:value="23.991667" table:style-name="Default_1">
            <text:p>23.991667</text:p>
          </table:table-cell>
          <table:table-cell office:value-type="float" office:value="102.17847999999999" table:style-name="Default_1">
            <text:p>102.17848</text:p>
          </table:table-cell>
          <table:table-cell office:value-type="float" office:value="23.998805999999998" table:style-name="Default_1">
            <text:p>23.998806</text:p>
          </table:table-cell>
          <table:table-cell office:value-type="float" office:value="100.110214" table:style-name="Default_1">
            <text:p>100.110214</text:p>
          </table:table-cell>
          <table:table-cell office:value-type="float" office:value="23.991667" table:style-name="Default_1">
            <text:p>23.991667</text:p>
          </table:table-cell>
          <table:table-cell office:value-type="float" office:value="98.589230000000001" table:style-name="Default_1">
            <text:p>98.58923</text:p>
          </table:table-cell>
          <table:table-cell table:number-columns-repeated="16314"/>
        </table:table-row>
        <table:table-row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float" office:value="24" table:style-name="Default_1">
            <text:p>24</text:p>
          </table:table-cell>
          <table:table-cell office:value-type="float" office:value="102.420334" table:style-name="Default_1">
            <text:p>102.420334</text:p>
          </table:table-cell>
          <table:table-cell office:value-type="float" office:value="24" table:style-name="Default_1">
            <text:p>24</text:p>
          </table:table-cell>
          <table:table-cell office:value-type="float" office:value="102.17847999999999" table:style-name="Default_1">
            <text:p>102.17848</text:p>
          </table:table-cell>
          <table:table-cell office:value-type="float" office:value="23.999704000000001" table:style-name="Default_1">
            <text:p>23.999704</text:p>
          </table:table-cell>
          <table:table-cell office:value-type="float" office:value="100.110214" table:style-name="Default_1">
            <text:p>100.110214</text:p>
          </table:table-cell>
          <table:table-cell office:value-type="float" office:value="24" table:style-name="Default_1">
            <text:p>24</text:p>
          </table:table-cell>
          <table:table-cell office:value-type="float" office:value="98.589230000000001" table:style-name="Default_1">
            <text:p>98.58923</text:p>
          </table:table-cell>
          <table:table-cell table:number-columns-repeated="16314"/>
        </table:table-row>
        <table:table-row table:number-rows-repeated="640" table:style-name="ro1"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office:value-type="string" table:style-name="Default_1">
            <text:p>nan</text:p>
          </table:table-cell>
          <table:table-cell table:number-columns-repeated="16314"/>
        </table:table-row>
        <table:table-row table:number-rows-repeated="104789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creator>BROWN, ALEXANDER CIV USAF AFMC 518 SWES/MXDEC</dc:creator>
    <dc:date>2024-05-13T17:49:03Z</dc:date>
    <meta:editing-cycles>19</meta:editing-cycles>
    <meta:editing-duration>PT2107S</meta:editing-duration>
  </office:meta>
</office:document-meta>
</file>